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00" draw:opacity="10%"/>
    </style:style>
    <style:style style:name="gr3" style:family="graphic" style:parent-style-name="standard">
      <style:graphic-properties draw:stroke="solid" svg:stroke-width="0.035cm" svg:stroke-color="#808080" draw:stroke-linejoin="miter" svg:stroke-linecap="square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58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9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f0000" draw:opacity="10%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00ff00"/>
    </style:style>
    <style:style style:name="gr10" style:family="graphic" style:parent-style-name="standard">
      <style:graphic-properties draw:stroke="solid" svg:stroke-width="0.035cm" svg:stroke-color="#0000ff" draw:stroke-linejoin="miter" svg:stroke-linecap="square" draw:fill="none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solid" draw:fill-color="#0000ff"/>
    </style:style>
    <style:style style:name="gr12" style:family="graphic" style:parent-style-name="standard">
      <style:graphic-properties draw:stroke="solid" svg:stroke-width="0.035cm" svg:stroke-color="#ffffff" draw:stroke-linejoin="miter" svg:stroke-linecap="square" draw:fill="none" fo:padding-top="0.017cm" fo:padding-bottom="0.017cm" fo:padding-left="0.017cm" fo:padding-right="0.017cm"/>
    </style:style>
    <style:style style:name="gr13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8cm" fo:min-width="1cm"/>
      <style:paragraph-properties style:writing-mode="lr-tb"/>
    </style:style>
    <style:style style:name="gr14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5cm" fo:min-width="0.75cm"/>
      <style:paragraph-properties style:writing-mode="lr-tb"/>
    </style:style>
    <style:style style:name="gr15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1.25cm" fo:min-width="1.5cm"/>
      <style:paragraph-properties style:writing-mode="lr-tb"/>
    </style:style>
    <style:style style:name="gr16" style:family="graphic" style:parent-style-name="standard">
      <style:graphic-properties svg:stroke-color="#ffffd7" draw:fill-color="#ffffd7" draw:textarea-horizontal-align="justify" draw:textarea-vertical-align="middle" draw:auto-grow-height="false" fo:min-height="0.4cm" fo:min-width="1.65cm"/>
    </style:style>
    <style:style style:name="gr17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56cm" fo:min-width="0.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9cm" fo:min-width="1.209cm"/>
      <style:paragraph-properties style:writing-mode="lr-tb"/>
    </style:style>
    <style:style style:name="gr19" style:family="graphic" style:parent-style-name="standard">
      <style:graphic-properties svg:stroke-color="#ffffd7" svg:stroke-opacity="100%" draw:fill-color="#ffffd7" draw:textarea-horizontal-align="justify" draw:textarea-vertical-align="middle" draw:auto-grow-height="false" fo:min-height="0.3cm" fo:min-width="0.75cm"/>
    </style:style>
    <style:style style:name="gr20" style:family="graphic" style:parent-style-name="standard">
      <style:graphic-properties svg:stroke-color="#ffffd7" svg:stroke-opacity="100%" draw:fill-color="#ffffd7" draw:textarea-horizontal-align="justify" draw:textarea-vertical-align="middle" draw:auto-grow-height="false" fo:min-height="0.3cm" fo:min-width="0.75cm"/>
      <style:paragraph-properties style:writing-mode="lr-tb"/>
    </style:style>
    <style:style style:name="gr21" style:family="graphic" style:parent-style-name="standard">
      <style:graphic-properties svg:stroke-color="#ffffd7" svg:stroke-opacity="100%" draw:fill-color="#ffffd7" draw:textarea-horizontal-align="justify" draw:textarea-vertical-align="middle" draw:auto-grow-height="false" fo:min-height="0.4cm" fo:min-width="0.7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00" draw:opacity="10%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ff0000" draw:opacity="10%"/>
    </style:style>
    <style:style style:name="P7" style:family="paragraph">
      <loext:graphic-properties draw:fill="solid" draw:fill-color="#00ff00"/>
    </style:style>
    <style:style style:name="P8" style:family="paragraph">
      <loext:graphic-properties draw:fill="solid" draw:fill-color="#0000ff"/>
    </style:style>
    <style:style style:name="P9" style:family="paragraph">
      <style:paragraph-properties fo:text-align="center" style:writing-mode="lr-tb"/>
      <style:text-properties fo:color="#333333" loext:opacity="100%" style:font-name="Chandas" fo:font-size="18pt" style:font-size-asian="18pt" style:font-size-complex="18pt"/>
    </style:style>
    <style:style style:name="P10" style:family="paragraph">
      <loext:graphic-properties draw:fill-color="#ffffd7" draw:opacity="100%"/>
      <style:paragraph-properties fo:text-align="center" style:writing-mode="lr-tb"/>
      <style:text-properties fo:color="#333333" loext:opacity="100%" style:font-name="Chandas" fo:font-size="18pt" style:font-size-asian="18pt" style:font-size-complex="18pt"/>
    </style:style>
    <style:style style:name="P11" style:family="paragraph">
      <loext:graphic-properties draw:fill-color="#ffffd7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style:font-name="Chandas" fo:font-size="18pt"/>
    </style:style>
    <style:style style:name="P13" style:family="paragraph">
      <style:paragraph-properties fo:text-align="center"/>
    </style:style>
    <style:style style:name="T1" style:family="text">
      <style:text-properties fo:color="#000000" loext:opacity="100%" style:font-name="Helvetica1" fo:font-size="10pt" fo:font-weight="normal" style:font-size-asian="10pt" style:font-weight-asian="normal" style:font-name-complex="Helvetica1" style:font-size-complex="10pt" style:font-weight-complex="normal"/>
    </style:style>
    <style:style style:name="T2" style:family="text">
      <style:text-properties fo:color="#333333" loext:opacity="100%" style:font-name="Chandas" fo:font-size="18pt" style:font-size-asian="18pt" style:font-size-complex="18pt"/>
    </style:style>
    <style:style style:name="T3" style:family="text">
      <style:text-properties fo:color="#000000" loext:opacity="100%" style:font-name="Chandas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52.117cm" svg:height="215.335cm" svg:x="0cm" svg:y="0cm" svg:viewBox="0 0 152118 215336" draw:points="0,0 152118,0 152118,215336 0,215336">
          <text:p/>
        </draw:polygon>
        <draw:polygon draw:style-name="gr1" draw:text-style-name="P1" draw:layer="layout" svg:width="190.817cm" svg:height="270.121cm" svg:x="-0.001cm" svg:y="0.378cm" svg:viewBox="0 0 190818 270122" draw:points="0,0 190818,0 190818,270122 0,270122">
          <text:p/>
        </draw:polygon>
        <draw:polygon draw:style-name="gr2" draw:text-style-name="P2" draw:layer="layout" svg:width="1.412cm" svg:height="1.058cm" svg:x="33.909cm" svg:y="19.826cm" svg:viewBox="0 0 1413 1059" draw:points="1413,529 0,1059 0,0">
          <text:p/>
        </draw:polygon>
        <draw:polygon draw:style-name="gr3" draw:text-style-name="P3" draw:layer="layout" svg:width="1.412cm" svg:height="1.058cm" svg:x="33.909cm" svg:y="19.826cm" svg:viewBox="0 0 1413 1059" draw:points="1413,529 0,1059 0,0">
          <text:p/>
        </draw:polygon>
        <draw:polygon draw:style-name="gr4" draw:text-style-name="P3" draw:layer="layout" svg:width="1.412cm" svg:height="1.058cm" svg:x="33.909cm" svg:y="19.826cm" svg:viewBox="0 0 1413 1059" draw:points="0,0 0,1059 1413,529">
          <text:p/>
        </draw:polygon>
        <draw:polygon draw:style-name="gr2" draw:text-style-name="P2" draw:layer="layout" svg:width="1.412cm" svg:height="1.059cm" svg:x="33.909cm" svg:y="23.353cm" svg:viewBox="0 0 1413 1060" draw:points="1413,531 0,1060 0,0">
          <text:p/>
        </draw:polygon>
        <draw:polygon draw:style-name="gr3" draw:text-style-name="P3" draw:layer="layout" svg:width="1.412cm" svg:height="1.059cm" svg:x="33.909cm" svg:y="23.353cm" svg:viewBox="0 0 1413 1060" draw:points="1413,531 0,1060 0,0">
          <text:p/>
        </draw:polygon>
        <draw:polygon draw:style-name="gr4" draw:text-style-name="P3" draw:layer="layout" svg:width="1.412cm" svg:height="1.059cm" svg:x="33.909cm" svg:y="23.353cm" svg:viewBox="0 0 1413 1060" draw:points="0,0 0,1060 1413,531">
          <text:p/>
        </draw:polygon>
        <draw:frame draw:style-name="gr5" draw:text-style-name="P5" draw:layer="layout" svg:width="0.586cm" svg:height="0.352cm" svg:x="34.008cm" svg:y="20.274cm">
          <draw:text-box>
            <text:p text:style-name="P4"><text:span text:style-name="T1">185</text:span></text:p>
          </draw:text-box>
        </draw:frame>
        <draw:polygon draw:style-name="gr2" draw:text-style-name="P2" draw:layer="layout" svg:width="1.412cm" svg:height="1.058cm" svg:x="33.909cm" svg:y="26.176cm" svg:viewBox="0 0 1413 1059" draw:points="1413,529 0,1059 0,0">
          <text:p/>
        </draw:polygon>
        <draw:polygon draw:style-name="gr3" draw:text-style-name="P3" draw:layer="layout" svg:width="1.412cm" svg:height="1.058cm" svg:x="33.909cm" svg:y="26.176cm" svg:viewBox="0 0 1413 1059" draw:points="1413,529 0,1059 0,0">
          <text:p/>
        </draw:polygon>
        <draw:polygon draw:style-name="gr4" draw:text-style-name="P3" draw:layer="layout" svg:width="1.412cm" svg:height="1.058cm" svg:x="33.909cm" svg:y="26.176cm" svg:viewBox="0 0 1413 1059" draw:points="0,0 0,1059 1413,529">
          <text:p/>
        </draw:polygon>
        <draw:frame draw:style-name="gr5" draw:text-style-name="P5" draw:layer="layout" svg:width="0.586cm" svg:height="0.352cm" svg:x="34.008cm" svg:y="23.802cm">
          <draw:text-box>
            <text:p text:style-name="P4"><text:span text:style-name="T1">18</text:span><text:span text:style-name="T1">4</text:span></text:p>
          </draw:text-box>
        </draw:frame>
        <draw:polygon draw:style-name="gr2" draw:text-style-name="P2" draw:layer="layout" svg:width="1.412cm" svg:height="1.059cm" svg:x="33.909cm" svg:y="31.467cm" svg:viewBox="0 0 1413 1060" draw:points="1413,529 0,1060 0,0">
          <text:p/>
        </draw:polygon>
        <draw:polygon draw:style-name="gr3" draw:text-style-name="P3" draw:layer="layout" svg:width="1.412cm" svg:height="1.059cm" svg:x="33.909cm" svg:y="31.467cm" svg:viewBox="0 0 1413 1060" draw:points="1413,529 0,1060 0,0">
          <text:p/>
        </draw:polygon>
        <draw:polygon draw:style-name="gr4" draw:text-style-name="P3" draw:layer="layout" svg:width="1.412cm" svg:height="1.059cm" svg:x="33.909cm" svg:y="31.467cm" svg:viewBox="0 0 1413 1060" draw:points="0,0 0,1060 1413,529">
          <text:p/>
        </draw:polygon>
        <draw:frame draw:style-name="gr5" draw:text-style-name="P5" draw:layer="layout" svg:width="0.586cm" svg:height="0.352cm" svg:x="34.008cm" svg:y="26.624cm">
          <draw:text-box>
            <text:p text:style-name="P4"><text:span text:style-name="T1">183</text:span></text:p>
          </draw:text-box>
        </draw:frame>
        <draw:polygon draw:style-name="gr2" draw:text-style-name="P2" draw:layer="layout" svg:width="1.411cm" svg:height="1.059cm" svg:x="33.874cm" svg:y="36.935cm" svg:viewBox="0 0 1412 1060" draw:points="1412,530 0,1060 0,0">
          <text:p/>
        </draw:polygon>
        <draw:polygon draw:style-name="gr3" draw:text-style-name="P3" draw:layer="layout" svg:width="1.411cm" svg:height="1.059cm" svg:x="33.874cm" svg:y="36.935cm" svg:viewBox="0 0 1412 1060" draw:points="1412,530 0,1060 0,0">
          <text:p/>
        </draw:polygon>
        <draw:polygon draw:style-name="gr4" draw:text-style-name="P3" draw:layer="layout" svg:width="1.411cm" svg:height="1.059cm" svg:x="33.874cm" svg:y="36.935cm" svg:viewBox="0 0 1412 1060" draw:points="0,0 0,1060 1412,530">
          <text:p/>
        </draw:polygon>
        <draw:frame draw:style-name="gr5" draw:text-style-name="P5" draw:layer="layout" svg:width="0.586cm" svg:height="0.352cm" svg:x="34.008cm" svg:y="31.916cm">
          <draw:text-box>
            <text:p text:style-name="P4"><text:span text:style-name="T1">18</text:span><text:span text:style-name="T1">2</text:span></text:p>
          </draw:text-box>
        </draw:frame>
        <draw:polygon draw:style-name="gr2" draw:text-style-name="P2" draw:layer="layout" svg:width="1.411cm" svg:height="1.058cm" svg:x="33.804cm" svg:y="28.61cm" svg:viewBox="0 0 1412 1059" draw:points="1412,530 0,1059 0,0">
          <text:p/>
        </draw:polygon>
        <draw:polygon draw:style-name="gr3" draw:text-style-name="P3" draw:layer="layout" svg:width="1.411cm" svg:height="1.058cm" svg:x="33.804cm" svg:y="28.61cm" svg:viewBox="0 0 1412 1059" draw:points="1412,530 0,1059 0,0">
          <text:p/>
        </draw:polygon>
        <draw:polygon draw:style-name="gr4" draw:text-style-name="P3" draw:layer="layout" svg:width="1.411cm" svg:height="1.058cm" svg:x="33.804cm" svg:y="28.61cm" svg:viewBox="0 0 1412 1059" draw:points="0,0 0,1059 1412,530">
          <text:p/>
        </draw:polygon>
        <draw:frame draw:style-name="gr5" draw:text-style-name="P5" draw:layer="layout" svg:width="0.586cm" svg:height="0.352cm" svg:x="33.973cm" svg:y="37.384cm">
          <draw:text-box>
            <text:p text:style-name="P4"><text:span text:style-name="T1">18</text:span><text:span text:style-name="T1">1</text:span></text:p>
          </draw:text-box>
        </draw:frame>
        <draw:polygon draw:style-name="gr2" draw:text-style-name="P2" draw:layer="layout" svg:width="1.411cm" svg:height="1.058cm" svg:x="34.156cm" svg:y="34.184cm" svg:viewBox="0 0 1412 1059" draw:points="1412,530 0,1059 0,0">
          <text:p/>
        </draw:polygon>
        <draw:polygon draw:style-name="gr3" draw:text-style-name="P3" draw:layer="layout" svg:width="1.411cm" svg:height="1.058cm" svg:x="34.156cm" svg:y="34.184cm" svg:viewBox="0 0 1412 1059" draw:points="1412,530 0,1059 0,0">
          <text:p/>
        </draw:polygon>
        <draw:polygon draw:style-name="gr4" draw:text-style-name="P3" draw:layer="layout" svg:width="1.411cm" svg:height="1.058cm" svg:x="34.156cm" svg:y="34.184cm" svg:viewBox="0 0 1412 1059" draw:points="0,0 0,1059 1412,530">
          <text:p/>
        </draw:polygon>
        <draw:frame draw:style-name="gr5" draw:text-style-name="P5" draw:layer="layout" svg:width="0.586cm" svg:height="0.352cm" svg:x="33.902cm" svg:y="29.059cm">
          <draw:text-box>
            <text:p text:style-name="P4"><text:span text:style-name="T1">18</text:span><text:span text:style-name="T1">0</text:span></text:p>
          </draw:text-box>
        </draw:frame>
        <draw:polygon draw:style-name="gr2" draw:text-style-name="P2" draw:layer="layout" svg:width="1.412cm" svg:height="1.058cm" svg:x="33.909cm" svg:y="40.922cm" svg:viewBox="0 0 1413 1059" draw:points="1413,529 0,1059 0,0">
          <text:p/>
        </draw:polygon>
        <draw:polygon draw:style-name="gr3" draw:text-style-name="P3" draw:layer="layout" svg:width="1.412cm" svg:height="1.058cm" svg:x="33.909cm" svg:y="40.922cm" svg:viewBox="0 0 1413 1059" draw:points="1413,529 0,1059 0,0">
          <text:p/>
        </draw:polygon>
        <draw:polygon draw:style-name="gr4" draw:text-style-name="P3" draw:layer="layout" svg:width="1.412cm" svg:height="1.058cm" svg:x="33.909cm" svg:y="40.922cm" svg:viewBox="0 0 1413 1059" draw:points="0,0 0,1059 1413,529">
          <text:p/>
        </draw:polygon>
        <draw:frame draw:style-name="gr5" draw:text-style-name="P5" draw:layer="layout" svg:width="0.586cm" svg:height="0.352cm" svg:x="34.255cm" svg:y="34.633cm">
          <draw:text-box>
            <text:p text:style-name="P4"><text:span text:style-name="T1">17</text:span><text:span text:style-name="T1">9</text:span></text:p>
          </draw:text-box>
        </draw:frame>
        <draw:polygon draw:style-name="gr2" draw:text-style-name="P2" draw:layer="layout" svg:width="1.411cm" svg:height="1.058cm" svg:x="33.874cm" svg:y="49.036cm" svg:viewBox="0 0 1412 1059" draw:points="1412,530 0,1059 0,0">
          <text:p/>
        </draw:polygon>
        <draw:polygon draw:style-name="gr3" draw:text-style-name="P3" draw:layer="layout" svg:width="1.411cm" svg:height="1.058cm" svg:x="33.874cm" svg:y="49.036cm" svg:viewBox="0 0 1412 1059" draw:points="1412,530 0,1059 0,0">
          <text:p/>
        </draw:polygon>
        <draw:polygon draw:style-name="gr4" draw:text-style-name="P3" draw:layer="layout" svg:width="1.411cm" svg:height="1.058cm" svg:x="33.874cm" svg:y="49.036cm" svg:viewBox="0 0 1412 1059" draw:points="0,0 0,1059 1412,530">
          <text:p/>
        </draw:polygon>
        <draw:frame draw:style-name="gr5" draw:text-style-name="P5" draw:layer="layout" svg:width="0.586cm" svg:height="0.352cm" svg:x="34.008cm" svg:y="41.371cm">
          <draw:text-box>
            <text:p text:style-name="P4"><text:span text:style-name="T1">17</text:span><text:span text:style-name="T1">8</text:span></text:p>
          </draw:text-box>
        </draw:frame>
        <draw:polygon draw:style-name="gr2" draw:text-style-name="P2" draw:layer="layout" svg:width="1.411cm" svg:height="1.058cm" svg:x="33.804cm" svg:y="11.853cm" svg:viewBox="0 0 1412 1059" draw:points="1412,530 0,1059 0,0">
          <text:p/>
        </draw:polygon>
        <draw:polygon draw:style-name="gr3" draw:text-style-name="P3" draw:layer="layout" svg:width="1.411cm" svg:height="1.058cm" svg:x="33.804cm" svg:y="11.853cm" svg:viewBox="0 0 1412 1059" draw:points="1412,530 0,1059 0,0">
          <text:p/>
        </draw:polygon>
        <draw:polygon draw:style-name="gr4" draw:text-style-name="P3" draw:layer="layout" svg:width="1.411cm" svg:height="1.058cm" svg:x="33.804cm" svg:y="11.853cm" svg:viewBox="0 0 1412 1059" draw:points="0,0 0,1059 1412,530">
          <text:p/>
        </draw:polygon>
        <draw:frame draw:style-name="gr5" draw:text-style-name="P5" draw:layer="layout" svg:width="0.586cm" svg:height="0.352cm" svg:x="33.973cm" svg:y="49.484cm">
          <draw:text-box>
            <text:p text:style-name="P4"><text:span text:style-name="T1">17</text:span><text:span text:style-name="T1">7</text:span></text:p>
          </draw:text-box>
        </draw:frame>
        <draw:polygon draw:style-name="gr2" draw:text-style-name="P2" draw:layer="layout" svg:width="3.389cm" svg:height="1.919cm" svg:x="35.876cm" svg:y="11.521cm" svg:viewBox="0 0 3390 1920" draw:points="0,1920 0,0 3390,0 3390,1920">
          <text:p/>
        </draw:polygon>
        <draw:polygon draw:style-name="gr3" draw:text-style-name="P3" draw:layer="layout" svg:width="3.389cm" svg:height="1.919cm" svg:x="35.876cm" svg:y="11.521cm" svg:viewBox="0 0 3390 1920" draw:points="0,1920 0,0 3390,0 3390,1920">
          <text:p/>
        </draw:polygon>
        <draw:polygon draw:style-name="gr4" draw:text-style-name="P3" draw:layer="layout" svg:width="3.389cm" svg:height="1.919cm" svg:x="35.876cm" svg:y="11.521cm" svg:viewBox="0 0 3390 1920" draw:points="0,0 0,1920 3390,1920 3390,0">
          <text:p/>
        </draw:polygon>
        <draw:frame draw:style-name="gr5" draw:text-style-name="P5" draw:layer="layout" svg:width="0.586cm" svg:height="0.352cm" svg:x="33.902cm" svg:y="12.302cm">
          <draw:text-box>
            <text:p text:style-name="P4"><text:span text:style-name="T1">17</text:span><text:span text:style-name="T1">6</text:span></text:p>
          </draw:text-box>
        </draw:frame>
        <draw:polygon draw:style-name="gr2" draw:text-style-name="P2" draw:layer="layout" svg:width="1.058cm" svg:height="1.411cm" svg:x="37.465cm" svg:y="14.879cm" svg:viewBox="0 0 1059 1412" draw:points="530,0 1059,1412 0,1412">
          <text:p/>
        </draw:polygon>
        <draw:polygon draw:style-name="gr3" draw:text-style-name="P3" draw:layer="layout" svg:width="1.058cm" svg:height="1.411cm" svg:x="37.465cm" svg:y="14.879cm" svg:viewBox="0 0 1059 1412" draw:points="530,0 1059,1412 0,1412">
          <text:p/>
        </draw:polygon>
        <draw:polygon draw:style-name="gr4" draw:text-style-name="P3" draw:layer="layout" svg:width="1.058cm" svg:height="1.411cm" svg:x="37.465cm" svg:y="14.879cm" svg:viewBox="0 0 1059 1412" draw:points="530,0 0,1412 1059,1412">
          <text:p/>
        </draw:polygon>
        <draw:frame draw:style-name="gr5" draw:text-style-name="P5" draw:layer="layout" svg:width="0.586cm" svg:height="0.352cm" svg:x="37.253cm" svg:y="12.443cm">
          <draw:text-box>
            <text:p text:style-name="P4"><text:span text:style-name="T1">17</text:span><text:span text:style-name="T1">3</text:span></text:p>
          </draw:text-box>
        </draw:frame>
        <draw:path draw:style-name="gr2" draw:text-style-name="P2" draw:layer="layout" svg:width="3.389cm" svg:height="26.857cm" svg:x="35.876cm" svg:y="17.522cm" svg:viewBox="0 0 3390 26858" svg:d="M0 26858v-5152h3390v5152zM0 21706v-2759h3390v2759zM0 18947v-2759h3390v2759zM0 16188v-2759h3390v2759zM0 13429v-2759h3390v2759zM0 10670v-2759h3390v2759zM0 7911v-2760h3390v2760zM0 5151v-5151h3390v5151z">
          <text:p/>
        </draw:path>
        <draw:path draw:style-name="gr3" draw:text-style-name="P3" draw:layer="layout" svg:width="3.389cm" svg:height="26.857cm" svg:x="35.876cm" svg:y="17.522cm" svg:viewBox="0 0 3390 26858" svg:d="M0 26858v-5152h3390v5152zM0 21706v-2759h3390v2759zM0 18947v-2759h3390v2759zM0 16188v-2759h3390v2759zM0 13429v-2759h3390v2759zM0 10670v-2759h3390v2759zM0 7911v-2760h3390v2760zM0 5151v-5151h3390v5151z">
          <text:p/>
        </draw:path>
        <draw:polygon draw:style-name="gr4" draw:text-style-name="P3" draw:layer="layout" svg:width="3.389cm" svg:height="26.857cm" svg:x="35.876cm" svg:y="17.522cm" svg:viewBox="0 0 3390 26858" draw:points="0,0 0,5151 0,7911 0,10670 0,13429 0,16188 0,18947 0,21706 0,26858 3390,26858 3390,21706 3390,18947 3390,16188 3390,13429 3390,10670 3390,7911 3390,5151 3390,0">
          <text:p/>
        </draw:polygon>
        <draw:frame draw:style-name="gr5" draw:text-style-name="P5" draw:layer="layout" svg:width="0.586cm" svg:height="0.352cm" svg:x="37.677cm" svg:y="15.935cm">
          <draw:text-box>
            <text:p text:style-name="P4"><text:span text:style-name="T1">174</text:span></text:p>
          </draw:text-box>
        </draw:frame>
        <draw:polygon draw:style-name="gr2" draw:text-style-name="P2" draw:layer="layout" svg:width="1.058cm" svg:height="1.411cm" svg:x="37.465cm" svg:y="45.923cm" svg:viewBox="0 0 1059 1412" draw:points="530,0 1059,1412 0,1412">
          <text:p/>
        </draw:polygon>
        <draw:polygon draw:style-name="gr3" draw:text-style-name="P3" draw:layer="layout" svg:width="1.058cm" svg:height="1.411cm" svg:x="37.465cm" svg:y="45.923cm" svg:viewBox="0 0 1059 1412" draw:points="530,0 1059,1412 0,1412">
          <text:p/>
        </draw:polygon>
        <draw:polygon draw:style-name="gr4" draw:text-style-name="P3" draw:layer="layout" svg:width="1.058cm" svg:height="1.411cm" svg:x="37.465cm" svg:y="45.923cm" svg:viewBox="0 0 1059 1412" draw:points="530,0 0,1412 1059,1412">
          <text:p/>
        </draw:polygon>
        <draw:frame draw:style-name="gr5" draw:text-style-name="P5" draw:layer="layout" svg:width="0.586cm" svg:height="0.352cm" svg:x="37.253cm" svg:y="30.928cm">
          <draw:text-box>
            <text:p text:style-name="P4"><text:span text:style-name="T1">17</text:span><text:span text:style-name="T1">1</text:span></text:p>
          </draw:text-box>
        </draw:frame>
        <draw:polygon draw:style-name="gr2" draw:text-style-name="P2" draw:layer="layout" svg:width="3.389cm" svg:height="1.92cm" svg:x="35.876cm" svg:y="48.915cm" svg:viewBox="0 0 3390 1921" draw:points="0,1921 0,0 3390,0 3390,1921">
          <text:p/>
        </draw:polygon>
        <draw:polygon draw:style-name="gr3" draw:text-style-name="P3" draw:layer="layout" svg:width="3.389cm" svg:height="1.92cm" svg:x="35.876cm" svg:y="48.915cm" svg:viewBox="0 0 3390 1921" draw:points="0,1921 0,0 3390,0 3390,1921">
          <text:p/>
        </draw:polygon>
        <draw:polygon draw:style-name="gr4" draw:text-style-name="P3" draw:layer="layout" svg:width="3.389cm" svg:height="1.92cm" svg:x="35.876cm" svg:y="48.915cm" svg:viewBox="0 0 3390 1921" draw:points="0,0 0,1921 3390,1921 3390,0">
          <text:p/>
        </draw:polygon>
        <draw:frame draw:style-name="gr5" draw:text-style-name="P5" draw:layer="layout" svg:width="0.586cm" svg:height="0.352cm" svg:x="37.677cm" svg:y="46.98cm">
          <draw:text-box>
            <text:p text:style-name="P4"><text:span text:style-name="T1">17</text:span><text:span text:style-name="T1">2</text:span></text:p>
          </draw:text-box>
        </draw:frame>
        <draw:path draw:style-name="gr2" draw:text-style-name="P2" draw:layer="layout" svg:width="3.388cm" svg:height="26.857cm" svg:x="28.468cm" svg:y="17.522cm" svg:viewBox="0 0 3389 26858" svg:d="M0 26858v-5152h3389v5152zM0 21706v-2759h3389v2759zM0 18947v-2759h3389v2759zM0 16188v-2759h3389v2759zM0 13429v-2759h3389v2759zM0 10670v-2759h3389v2759zM0 7911v-2760h3389v2760zM0 5151v-5151h3389v5151z">
          <text:p/>
        </draw:path>
        <draw:path draw:style-name="gr3" draw:text-style-name="P3" draw:layer="layout" svg:width="3.388cm" svg:height="26.857cm" svg:x="28.468cm" svg:y="17.522cm" svg:viewBox="0 0 3389 26858" svg:d="M0 26858v-5152h3389v5152zM0 21706v-2759h3389v2759zM0 18947v-2759h3389v2759zM0 16188v-2759h3389v2759zM0 13429v-2759h3389v2759zM0 10670v-2759h3389v2759zM0 7911v-2760h3389v2760zM0 5151v-5151h3389v5151z">
          <text:p/>
        </draw:path>
        <draw:polygon draw:style-name="gr4" draw:text-style-name="P3" draw:layer="layout" svg:width="3.388cm" svg:height="26.857cm" svg:x="28.468cm" svg:y="17.522cm" svg:viewBox="0 0 3389 26858" draw:points="0,0 0,5151 0,7911 0,10670 0,13429 0,16188 0,18947 0,21706 0,26858 3389,26858 3389,21706 3389,18947 3389,16188 3389,13429 3389,10670 3389,7911 3389,5151 3389,0">
          <text:p/>
        </draw:polygon>
        <draw:frame draw:style-name="gr6" draw:text-style-name="P5" draw:layer="layout" svg:width="0.391cm" svg:height="0.352cm" svg:x="37.359cm" svg:y="49.837cm">
          <draw:text-box>
            <text:p text:style-name="P4"><text:span text:style-name="T1">44</text:span></text:p>
          </draw:text-box>
        </draw:frame>
        <draw:polygon draw:style-name="gr2" draw:text-style-name="P2" draw:layer="layout" svg:width="1.059cm" svg:height="1.411cm" svg:x="30.056cm" svg:y="45.923cm" svg:viewBox="0 0 1060 1412" draw:points="530,0 1060,1412 0,1412">
          <text:p/>
        </draw:polygon>
        <draw:polygon draw:style-name="gr3" draw:text-style-name="P3" draw:layer="layout" svg:width="1.059cm" svg:height="1.411cm" svg:x="30.056cm" svg:y="45.923cm" svg:viewBox="0 0 1060 1412" draw:points="530,0 1060,1412 0,1412">
          <text:p/>
        </draw:polygon>
        <draw:polygon draw:style-name="gr4" draw:text-style-name="P3" draw:layer="layout" svg:width="1.059cm" svg:height="1.411cm" svg:x="30.056cm" svg:y="45.923cm" svg:viewBox="0 0 1060 1412" draw:points="530,0 0,1412 1060,1412">
          <text:p/>
        </draw:polygon>
        <draw:frame draw:style-name="gr5" draw:text-style-name="P5" draw:layer="layout" svg:width="0.586cm" svg:height="0.352cm" svg:x="29.845cm" svg:y="30.928cm">
          <draw:text-box>
            <text:p text:style-name="P4"><text:span text:style-name="T1">16</text:span><text:span text:style-name="T1">9</text:span></text:p>
          </draw:text-box>
        </draw:frame>
        <draw:polygon draw:style-name="gr2" draw:text-style-name="P2" draw:layer="layout" svg:width="3.388cm" svg:height="1.92cm" svg:x="28.468cm" svg:y="48.915cm" svg:viewBox="0 0 3389 1921" draw:points="0,1921 0,0 3389,0 3389,1921">
          <text:p/>
        </draw:polygon>
        <draw:polygon draw:style-name="gr3" draw:text-style-name="P3" draw:layer="layout" svg:width="3.388cm" svg:height="1.92cm" svg:x="28.468cm" svg:y="48.915cm" svg:viewBox="0 0 3389 1921" draw:points="0,1921 0,0 3389,0 3389,1921">
          <text:p/>
        </draw:polygon>
        <draw:polygon draw:style-name="gr4" draw:text-style-name="P3" draw:layer="layout" svg:width="3.388cm" svg:height="1.92cm" svg:x="28.468cm" svg:y="48.915cm" svg:viewBox="0 0 3389 1921" draw:points="0,0 0,1921 3389,1921 3389,0">
          <text:p/>
        </draw:polygon>
        <draw:frame draw:style-name="gr5" draw:text-style-name="P5" draw:layer="layout" svg:width="0.586cm" svg:height="0.352cm" svg:x="30.268cm" svg:y="46.98cm">
          <draw:text-box>
            <text:p text:style-name="P4"><text:span text:style-name="T1">17</text:span><text:span text:style-name="T1">0</text:span></text:p>
          </draw:text-box>
        </draw:frame>
        <draw:polygon draw:style-name="gr2" draw:text-style-name="P2" draw:layer="layout" svg:width="3.388cm" svg:height="1.919cm" svg:x="28.468cm" svg:y="11.521cm" svg:viewBox="0 0 3389 1920" draw:points="0,1920 0,0 3389,0 3389,1920">
          <text:p/>
        </draw:polygon>
        <draw:polygon draw:style-name="gr3" draw:text-style-name="P3" draw:layer="layout" svg:width="3.388cm" svg:height="1.919cm" svg:x="28.468cm" svg:y="11.521cm" svg:viewBox="0 0 3389 1920" draw:points="0,1920 0,0 3389,0 3389,1920">
          <text:p/>
        </draw:polygon>
        <draw:polygon draw:style-name="gr4" draw:text-style-name="P3" draw:layer="layout" svg:width="3.388cm" svg:height="1.919cm" svg:x="28.468cm" svg:y="11.521cm" svg:viewBox="0 0 3389 1920" draw:points="0,0 0,1920 3389,1920 3389,0">
          <text:p/>
        </draw:polygon>
        <draw:frame draw:style-name="gr5" draw:text-style-name="P5" draw:layer="layout" svg:width="0.586cm" svg:height="0.352cm" svg:x="29.845cm" svg:y="49.837cm">
          <draw:text-box>
            <text:p text:style-name="P4"><text:span text:style-name="T1">16</text:span><text:span text:style-name="T1">6</text:span></text:p>
          </draw:text-box>
        </draw:frame>
        <draw:polygon draw:style-name="gr2" draw:text-style-name="P2" draw:layer="layout" svg:width="1.059cm" svg:height="1.411cm" svg:x="30.056cm" svg:y="14.879cm" svg:viewBox="0 0 1060 1412" draw:points="530,0 1060,1412 0,1412">
          <text:p/>
        </draw:polygon>
        <draw:polygon draw:style-name="gr3" draw:text-style-name="P3" draw:layer="layout" svg:width="1.059cm" svg:height="1.411cm" svg:x="30.056cm" svg:y="14.879cm" svg:viewBox="0 0 1060 1412" draw:points="530,0 1060,1412 0,1412">
          <text:p/>
        </draw:polygon>
        <draw:polygon draw:style-name="gr4" draw:text-style-name="P3" draw:layer="layout" svg:width="1.059cm" svg:height="1.411cm" svg:x="30.056cm" svg:y="14.879cm" svg:viewBox="0 0 1060 1412" draw:points="530,0 0,1412 1060,1412">
          <text:p/>
        </draw:polygon>
        <draw:frame draw:style-name="gr5" draw:text-style-name="P5" draw:layer="layout" svg:width="0.586cm" svg:height="0.352cm" svg:x="29.845cm" svg:y="12.443cm">
          <draw:text-box>
            <text:p text:style-name="P4"><text:span text:style-name="T1">16</text:span><text:span text:style-name="T1">7</text:span></text:p>
          </draw:text-box>
        </draw:frame>
        <draw:polygon draw:style-name="gr2" draw:text-style-name="P2" draw:layer="layout" svg:width="0.392cm" svg:height="0.522cm" svg:x="10.775cm" svg:y="38.147cm" svg:viewBox="0 0 393 523" draw:points="196,0 393,523 0,523">
          <text:p/>
        </draw:polygon>
        <draw:polygon draw:style-name="gr3" draw:text-style-name="P3" draw:layer="layout" svg:width="0.392cm" svg:height="0.522cm" svg:x="10.775cm" svg:y="38.147cm" svg:viewBox="0 0 393 523" draw:points="196,0 393,523 0,523">
          <text:p/>
        </draw:polygon>
        <draw:polygon draw:style-name="gr4" draw:text-style-name="P3" draw:layer="layout" svg:width="0.392cm" svg:height="0.522cm" svg:x="10.775cm" svg:y="38.147cm" svg:viewBox="0 0 393 523" draw:points="196,0 0,523 393,523">
          <text:p/>
        </draw:polygon>
        <draw:frame draw:style-name="gr5" draw:text-style-name="P5" draw:layer="layout" svg:width="0.586cm" svg:height="0.352cm" svg:x="30.268cm" svg:y="15.935cm">
          <draw:text-box>
            <text:p text:style-name="P4"><text:span text:style-name="T1">168</text:span></text:p>
          </draw:text-box>
        </draw:frame>
        <draw:polygon draw:style-name="gr2" draw:text-style-name="P2" draw:layer="layout" svg:width="0.392cm" svg:height="0.522cm" svg:x="10.775cm" svg:y="23.683cm" svg:viewBox="0 0 393 523" draw:points="196,0 393,523 0,523">
          <text:p/>
        </draw:polygon>
        <draw:polygon draw:style-name="gr3" draw:text-style-name="P3" draw:layer="layout" svg:width="0.392cm" svg:height="0.522cm" svg:x="10.775cm" svg:y="23.683cm" svg:viewBox="0 0 393 523" draw:points="196,0 393,523 0,523">
          <text:p/>
        </draw:polygon>
        <draw:polygon draw:style-name="gr4" draw:text-style-name="P3" draw:layer="layout" svg:width="0.392cm" svg:height="0.522cm" svg:x="10.775cm" svg:y="23.683cm" svg:viewBox="0 0 393 523" draw:points="196,0 0,523 393,523">
          <text:p/>
        </draw:polygon>
        <draw:frame draw:style-name="gr5" draw:text-style-name="P5" draw:layer="layout" svg:width="0.586cm" svg:height="0.352cm" svg:x="10.654cm" svg:y="38.76cm">
          <draw:text-box>
            <text:p text:style-name="P4"><text:span text:style-name="T1">13</text:span><text:span text:style-name="T1">6</text:span></text:p>
          </draw:text-box>
        </draw:frame>
        <draw:path draw:style-name="gr2" draw:text-style-name="P2" draw:layer="layout" svg:width="0.612cm" svg:height="0.776cm" svg:x="10.806cm" svg:y="22.119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10.806cm" svg:y="22.119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10.806cm" svg:y="22.119cm" svg:viewBox="0 0 613 777" svg:d="M0 0v582c0 195 153 195 153 195h306c154 0 154-195 154-195v-582z">
          <text:p/>
        </draw:path>
        <draw:frame draw:style-name="gr5" draw:text-style-name="P5" draw:layer="layout" svg:width="0.586cm" svg:height="0.352cm" svg:x="10.654cm" svg:y="24.296cm">
          <draw:text-box>
            <text:p text:style-name="P4"><text:span text:style-name="T1">14</text:span><text:span text:style-name="T1">2</text:span></text:p>
          </draw:text-box>
        </draw:frame>
        <draw:path draw:style-name="gr2" draw:text-style-name="P2" draw:layer="layout" svg:width="0.471cm" svg:height="0.861cm" svg:x="10.806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10.806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10.806cm" svg:y="36.568cm" svg:viewBox="0 0 472 862" draw:points="0,0 0,288 0,575 0,862 472,862 472,575 472,288 472,0">
          <text:p/>
        </draw:polygon>
        <draw:frame draw:style-name="gr6" draw:text-style-name="P5" draw:layer="layout" svg:width="0.391cm" svg:height="0.352cm" svg:x="10.901cm" svg:y="22.426cm">
          <draw:text-box>
            <text:p text:style-name="P4"><text:span text:style-name="T1">39</text:span></text:p>
          </draw:text-box>
        </draw:frame>
        <draw:polygon draw:style-name="gr2" draw:text-style-name="P2" draw:layer="layout" svg:width="0.392cm" svg:height="0.522cm" svg:x="10.775cm" svg:y="34.972cm" svg:viewBox="0 0 393 523" draw:points="196,0 393,523 0,523">
          <text:p/>
        </draw:polygon>
        <draw:polygon draw:style-name="gr3" draw:text-style-name="P3" draw:layer="layout" svg:width="0.392cm" svg:height="0.522cm" svg:x="10.775cm" svg:y="34.972cm" svg:viewBox="0 0 393 523" draw:points="196,0 393,523 0,523">
          <text:p/>
        </draw:polygon>
        <draw:polygon draw:style-name="gr4" draw:text-style-name="P3" draw:layer="layout" svg:width="0.392cm" svg:height="0.522cm" svg:x="10.775cm" svg:y="34.972cm" svg:viewBox="0 0 393 523" draw:points="196,0 0,523 393,523">
          <text:p/>
        </draw:polygon>
        <draw:frame draw:style-name="gr5" draw:text-style-name="P5" draw:layer="layout" svg:width="0.586cm" svg:height="0.352cm" svg:x="10.724cm" svg:y="36.961cm">
          <draw:text-box>
            <text:p text:style-name="P4"><text:span text:style-name="T1">12</text:span><text:span text:style-name="T1">0</text:span></text:p>
          </draw:text-box>
        </draw:frame>
        <draw:path draw:style-name="gr7" draw:text-style-name="P6" draw:layer="layout" svg:width="0.471cm" svg:height="4.564cm" svg:x="10.80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10.80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10.806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586cm" svg:height="0.352cm" svg:x="10.654cm" svg:y="35.585cm">
          <draw:text-box>
            <text:p text:style-name="P4"><text:span text:style-name="T1">13</text:span><text:span text:style-name="T1">8</text:span></text:p>
          </draw:text-box>
        </draw:frame>
        <draw:polygon draw:style-name="gr2" draw:text-style-name="P2" draw:layer="layout" svg:width="0.392cm" svg:height="0.522cm" svg:x="10.775cm" svg:y="28.269cm" svg:viewBox="0 0 393 523" draw:points="196,0 393,523 0,523">
          <text:p/>
        </draw:polygon>
        <draw:polygon draw:style-name="gr3" draw:text-style-name="P3" draw:layer="layout" svg:width="0.392cm" svg:height="0.522cm" svg:x="10.775cm" svg:y="28.269cm" svg:viewBox="0 0 393 523" draw:points="196,0 393,523 0,523">
          <text:p/>
        </draw:polygon>
        <draw:polygon draw:style-name="gr4" draw:text-style-name="P3" draw:layer="layout" svg:width="0.392cm" svg:height="0.522cm" svg:x="10.775cm" svg:y="28.269cm" svg:viewBox="0 0 393 523" draw:points="196,0 0,523 393,523">
          <text:p/>
        </draw:polygon>
        <draw:frame draw:style-name="gr8" draw:text-style-name="P5" draw:layer="layout" svg:width="0.352cm" svg:height="0.352cm" svg:x="10.936cm" svg:y="32.128cm">
          <draw:text-box>
            <text:p text:style-name="P4"><text:span text:style-name="T1">9</text:span></text:p>
          </draw:text-box>
        </draw:frame>
        <draw:path draw:style-name="gr2" draw:text-style-name="P2" draw:layer="layout" svg:width="0.471cm" svg:height="1.42cm" svg:x="10.806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10.806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10.806cm" svg:y="24.932cm" svg:viewBox="0 0 472 1421" draw:points="0,0 0,473 0,947 0,1421 472,1421 472,947 472,473 472,0">
          <text:p/>
        </draw:polygon>
        <draw:frame draw:style-name="gr5" draw:text-style-name="P5" draw:layer="layout" svg:width="0.586cm" svg:height="0.352cm" svg:x="10.654cm" svg:y="28.882cm">
          <draw:text-box>
            <text:p text:style-name="P4"><text:span text:style-name="T1">14</text:span><text:span text:style-name="T1">0</text:span></text:p>
          </draw:text-box>
        </draw:frame>
        <draw:path draw:style-name="gr2" draw:text-style-name="P2" draw:layer="layout" svg:width="0.612cm" svg:height="0.776cm" svg:x="10.806cm" svg:y="40.11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10.806cm" svg:y="40.11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10.806cm" svg:y="40.11cm" svg:viewBox="0 0 613 777" svg:d="M0 0v582c0 195 153 195 153 195h306c154 0 154-195 154-195v-582z">
          <text:p/>
        </draw:path>
        <draw:frame draw:style-name="gr5" draw:text-style-name="P5" draw:layer="layout" svg:width="0.586cm" svg:height="0.352cm" svg:x="10.724cm" svg:y="25.601cm">
          <draw:text-box>
            <text:p text:style-name="P4"><text:span text:style-name="T1">12</text:span><text:span text:style-name="T1">2</text:span></text:p>
          </draw:text-box>
        </draw:frame>
        <draw:path draw:style-name="gr2" draw:text-style-name="P2" draw:layer="layout" svg:width="3.459cm" svg:height="0.776cm" svg:x="12.24cm" svg:y="42.933cm" svg:viewBox="0 0 3460 777" svg:d="M0 583c0 194 865 194 865 194h1729c866 0 866-194 866-194v-583h-3460z">
          <text:p/>
        </draw:path>
        <draw:path draw:style-name="gr3" draw:text-style-name="P3" draw:layer="layout" svg:width="3.459cm" svg:height="0.776cm" svg:x="12.24cm" svg:y="42.933cm" svg:viewBox="0 0 3460 777" svg:d="M0 583c0 194 865 194 865 194h1729c866 0 866-194 866-194v-583h-3460z">
          <text:p/>
        </draw:path>
        <draw:path draw:style-name="gr4" draw:text-style-name="P3" draw:layer="layout" svg:width="3.459cm" svg:height="0.776cm" svg:x="12.24cm" svg:y="42.933cm" svg:viewBox="0 0 3460 777" svg:d="M0 0v583c0 194 865 194 865 194h1729c866 0 866-194 866-194v-583z">
          <text:p/>
        </draw:path>
        <draw:frame draw:style-name="gr5" draw:text-style-name="P5" draw:layer="layout" svg:width="0.586cm" svg:height="0.352cm" svg:x="10.795cm" svg:y="40.418cm">
          <draw:text-box>
            <text:p text:style-name="P4"><text:span text:style-name="T1">10</text:span><text:span text:style-name="T1">3</text:span></text:p>
          </draw:text-box>
        </draw:frame>
        <draw:path draw:style-name="gr2" draw:text-style-name="P2" draw:layer="layout" svg:width="3.459cm" svg:height="0.777cm" svg:x="11.887cm" svg:y="19.296cm" svg:viewBox="0 0 3460 778" svg:d="M0 584c0 194 866 194 866 194h1730c864 0 864-194 864-194v-584h-3460z">
          <text:p/>
        </draw:path>
        <draw:path draw:style-name="gr3" draw:text-style-name="P3" draw:layer="layout" svg:width="3.459cm" svg:height="0.777cm" svg:x="11.887cm" svg:y="19.296cm" svg:viewBox="0 0 3460 778" svg:d="M0 584c0 194 866 194 866 194h1730c864 0 864-194 864-194v-584h-3460z">
          <text:p/>
        </draw:path>
        <draw:path draw:style-name="gr4" draw:text-style-name="P3" draw:layer="layout" svg:width="3.459cm" svg:height="0.777cm" svg:x="11.887cm" svg:y="19.296cm" svg:viewBox="0 0 3460 778" svg:d="M0 0v584c0 194 866 194 866 194h1730c864 0 864-194 864-194v-584z">
          <text:p/>
        </draw:path>
        <draw:frame draw:style-name="gr5" draw:text-style-name="P5" draw:layer="layout" svg:width="0.586cm" svg:height="0.352cm" svg:x="13.653cm" svg:y="43.24cm">
          <draw:text-box>
            <text:p text:style-name="P4"><text:span text:style-name="T1">10</text:span><text:span text:style-name="T1">4</text:span></text:p>
          </draw:text-box>
        </draw:frame>
        <draw:path draw:style-name="gr2" draw:text-style-name="P2" draw:layer="layout" svg:width="0.613cm" svg:height="0.776cm" svg:x="11.864cm" svg:y="40.11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11.864cm" svg:y="40.11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11.864cm" svg:y="40.11cm" svg:viewBox="0 0 614 777" svg:d="M0 0v582c0 195 154 195 154 195h306c154 0 154-195 154-195v-582z">
          <text:p/>
        </draw:path>
        <draw:frame draw:style-name="gr5" draw:text-style-name="P5" draw:layer="layout" svg:width="0.586cm" svg:height="0.352cm" svg:x="13.3cm" svg:y="19.604cm">
          <draw:text-box>
            <text:p text:style-name="P4"><text:span text:style-name="T1">10</text:span><text:span text:style-name="T1">5</text:span></text:p>
          </draw:text-box>
        </draw:frame>
        <draw:path draw:style-name="gr2" draw:text-style-name="P2" draw:layer="layout" svg:width="0.47cm" svg:height="1.42cm" svg:x="11.865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1.865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1.865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1.853cm" svg:y="40.418cm">
          <draw:text-box>
            <text:p text:style-name="P4"><text:span text:style-name="T1">10</text:span><text:span text:style-name="T1">6</text:span></text:p>
          </draw:text-box>
        </draw:frame>
        <draw:polygon draw:style-name="gr2" draw:text-style-name="P2" draw:layer="layout" svg:width="0.392cm" svg:height="0.522cm" svg:x="11.833cm" svg:y="28.269cm" svg:viewBox="0 0 393 523" draw:points="197,0 393,523 0,523">
          <text:p/>
        </draw:polygon>
        <draw:polygon draw:style-name="gr3" draw:text-style-name="P3" draw:layer="layout" svg:width="0.392cm" svg:height="0.522cm" svg:x="11.833cm" svg:y="28.269cm" svg:viewBox="0 0 393 523" draw:points="197,0 393,523 0,523">
          <text:p/>
        </draw:polygon>
        <draw:polygon draw:style-name="gr4" draw:text-style-name="P3" draw:layer="layout" svg:width="0.392cm" svg:height="0.522cm" svg:x="11.833cm" svg:y="28.269cm" svg:viewBox="0 0 393 523" draw:points="197,0 0,523 393,523">
          <text:p/>
        </draw:polygon>
        <draw:frame draw:style-name="gr5" draw:text-style-name="P5" draw:layer="layout" svg:width="0.586cm" svg:height="0.352cm" svg:x="11.783cm" svg:y="25.601cm">
          <draw:text-box>
            <text:p text:style-name="P4"><text:span text:style-name="T1">12</text:span><text:span text:style-name="T1">3</text:span></text:p>
          </draw:text-box>
        </draw:frame>
        <draw:path draw:style-name="gr7" draw:text-style-name="P6" draw:layer="layout" svg:width="0.47cm" svg:height="4.564cm" svg:x="11.86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1.86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1.86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1.712cm" svg:y="28.882cm">
          <draw:text-box>
            <text:p text:style-name="P4"><text:span text:style-name="T1">14</text:span><text:span text:style-name="T1">1</text:span></text:p>
          </draw:text-box>
        </draw:frame>
        <draw:polygon draw:style-name="gr2" draw:text-style-name="P2" draw:layer="layout" svg:width="0.392cm" svg:height="0.522cm" svg:x="11.833cm" svg:y="34.972cm" svg:viewBox="0 0 393 523" draw:points="197,0 393,523 0,523">
          <text:p/>
        </draw:polygon>
        <draw:polygon draw:style-name="gr3" draw:text-style-name="P3" draw:layer="layout" svg:width="0.392cm" svg:height="0.522cm" svg:x="11.833cm" svg:y="34.972cm" svg:viewBox="0 0 393 523" draw:points="197,0 393,523 0,523">
          <text:p/>
        </draw:polygon>
        <draw:polygon draw:style-name="gr4" draw:text-style-name="P3" draw:layer="layout" svg:width="0.392cm" svg:height="0.522cm" svg:x="11.833cm" svg:y="34.972cm" svg:viewBox="0 0 393 523" draw:points="197,0 0,523 393,523">
          <text:p/>
        </draw:polygon>
        <draw:frame draw:style-name="gr6" draw:text-style-name="P5" draw:layer="layout" svg:width="0.391cm" svg:height="0.352cm" svg:x="11.889cm" svg:y="32.128cm">
          <draw:text-box>
            <text:p text:style-name="P4"><text:span text:style-name="T1">10</text:span></text:p>
          </draw:text-box>
        </draw:frame>
        <draw:path draw:style-name="gr2" draw:text-style-name="P2" draw:layer="layout" svg:width="0.47cm" svg:height="0.861cm" svg:x="11.865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1.865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1.865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1.712cm" svg:y="35.585cm">
          <draw:text-box>
            <text:p text:style-name="P4"><text:span text:style-name="T1">13</text:span><text:span text:style-name="T1">9</text:span></text:p>
          </draw:text-box>
        </draw:frame>
        <draw:path draw:style-name="gr2" draw:text-style-name="P2" draw:layer="layout" svg:width="0.613cm" svg:height="0.776cm" svg:x="11.864cm" svg:y="22.119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11.864cm" svg:y="22.119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11.864cm" svg:y="22.119cm" svg:viewBox="0 0 614 777" svg:d="M0 0v582c0 195 154 195 154 195h306c154 0 154-195 154-195v-582z">
          <text:p/>
        </draw:path>
        <draw:frame draw:style-name="gr5" draw:text-style-name="P5" draw:layer="layout" svg:width="0.586cm" svg:height="0.352cm" svg:x="11.783cm" svg:y="36.961cm">
          <draw:text-box>
            <text:p text:style-name="P4"><text:span text:style-name="T1">12</text:span><text:span text:style-name="T1">1</text:span></text:p>
          </draw:text-box>
        </draw:frame>
        <draw:polygon draw:style-name="gr2" draw:text-style-name="P2" draw:layer="layout" svg:width="0.392cm" svg:height="0.522cm" svg:x="11.833cm" svg:y="23.683cm" svg:viewBox="0 0 393 523" draw:points="197,0 393,523 0,523">
          <text:p/>
        </draw:polygon>
        <draw:polygon draw:style-name="gr3" draw:text-style-name="P3" draw:layer="layout" svg:width="0.392cm" svg:height="0.522cm" svg:x="11.833cm" svg:y="23.683cm" svg:viewBox="0 0 393 523" draw:points="197,0 393,523 0,523">
          <text:p/>
        </draw:polygon>
        <draw:polygon draw:style-name="gr4" draw:text-style-name="P3" draw:layer="layout" svg:width="0.392cm" svg:height="0.522cm" svg:x="11.833cm" svg:y="23.683cm" svg:viewBox="0 0 393 523" draw:points="197,0 0,523 393,523">
          <text:p/>
        </draw:polygon>
        <draw:frame draw:style-name="gr5" draw:text-style-name="P5" draw:layer="layout" svg:width="0.586cm" svg:height="0.352cm" svg:x="11.853cm" svg:y="22.426cm">
          <draw:text-box>
            <text:p text:style-name="P4"><text:span text:style-name="T1">10</text:span><text:span text:style-name="T1">7</text:span></text:p>
          </draw:text-box>
        </draw:frame>
        <draw:polygon draw:style-name="gr2" draw:text-style-name="P2" draw:layer="layout" svg:width="0.392cm" svg:height="0.522cm" svg:x="11.833cm" svg:y="38.147cm" svg:viewBox="0 0 393 523" draw:points="197,0 393,523 0,523">
          <text:p/>
        </draw:polygon>
        <draw:polygon draw:style-name="gr3" draw:text-style-name="P3" draw:layer="layout" svg:width="0.392cm" svg:height="0.522cm" svg:x="11.833cm" svg:y="38.147cm" svg:viewBox="0 0 393 523" draw:points="197,0 393,523 0,523">
          <text:p/>
        </draw:polygon>
        <draw:polygon draw:style-name="gr4" draw:text-style-name="P3" draw:layer="layout" svg:width="0.392cm" svg:height="0.522cm" svg:x="11.833cm" svg:y="38.147cm" svg:viewBox="0 0 393 523" draw:points="197,0 0,523 393,523">
          <text:p/>
        </draw:polygon>
        <draw:frame draw:style-name="gr5" draw:text-style-name="P5" draw:layer="layout" svg:width="0.586cm" svg:height="0.352cm" svg:x="11.712cm" svg:y="24.296cm">
          <draw:text-box>
            <text:p text:style-name="P4"><text:span text:style-name="T1">14</text:span><text:span text:style-name="T1">3</text:span></text:p>
          </draw:text-box>
        </draw:frame>
        <draw:path draw:style-name="gr2" draw:text-style-name="P2" draw:layer="layout" svg:width="0.613cm" svg:height="0.776cm" svg:x="12.922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12.922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12.922cm" svg:y="40.11cm" svg:viewBox="0 0 614 777" svg:d="M0 0v582c0 195 154 195 154 195h307c153 0 153-195 153-195v-582z">
          <text:p/>
        </draw:path>
        <draw:frame draw:style-name="gr5" draw:text-style-name="P5" draw:layer="layout" svg:width="0.586cm" svg:height="0.352cm" svg:x="11.712cm" svg:y="38.76cm">
          <draw:text-box>
            <text:p text:style-name="P4"><text:span text:style-name="T1">13</text:span><text:span text:style-name="T1">7</text:span></text:p>
          </draw:text-box>
        </draw:frame>
        <draw:path draw:style-name="gr2" draw:text-style-name="P2" draw:layer="layout" svg:width="0.47cm" svg:height="1.42cm" svg:x="12.923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2.923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2.923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2.912cm" svg:y="40.418cm">
          <draw:text-box>
            <text:p text:style-name="P4"><text:span text:style-name="T1">10</text:span><text:span text:style-name="T1">8</text:span></text:p>
          </draw:text-box>
        </draw:frame>
        <draw:polygon draw:style-name="gr2" draw:text-style-name="P2" draw:layer="layout" svg:width="0.391cm" svg:height="0.522cm" svg:x="12.892cm" svg:y="28.269cm" svg:viewBox="0 0 392 523" draw:points="196,0 392,523 0,523">
          <text:p/>
        </draw:polygon>
        <draw:polygon draw:style-name="gr3" draw:text-style-name="P3" draw:layer="layout" svg:width="0.391cm" svg:height="0.522cm" svg:x="12.892cm" svg:y="28.269cm" svg:viewBox="0 0 392 523" draw:points="196,0 392,523 0,523">
          <text:p/>
        </draw:polygon>
        <draw:polygon draw:style-name="gr4" draw:text-style-name="P3" draw:layer="layout" svg:width="0.391cm" svg:height="0.522cm" svg:x="12.892cm" svg:y="28.269cm" svg:viewBox="0 0 392 523" draw:points="196,0 0,523 392,523">
          <text:p/>
        </draw:polygon>
        <draw:frame draw:style-name="gr5" draw:text-style-name="P5" draw:layer="layout" svg:width="0.586cm" svg:height="0.352cm" svg:x="12.841cm" svg:y="25.601cm">
          <draw:text-box>
            <text:p text:style-name="P4"><text:span text:style-name="T1">12</text:span><text:span text:style-name="T1">5</text:span></text:p>
          </draw:text-box>
        </draw:frame>
        <draw:path draw:style-name="gr7" draw:text-style-name="P6" draw:layer="layout" svg:width="0.47cm" svg:height="4.564cm" svg:x="12.92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2.92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2.923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2.771cm" svg:y="28.882cm">
          <draw:text-box>
            <text:p text:style-name="P4"><text:span text:style-name="T1">14</text:span><text:span text:style-name="T1">6</text:span></text:p>
          </draw:text-box>
        </draw:frame>
        <draw:polygon draw:style-name="gr2" draw:text-style-name="P2" draw:layer="layout" svg:width="0.391cm" svg:height="0.522cm" svg:x="12.892cm" svg:y="34.972cm" svg:viewBox="0 0 392 523" draw:points="196,0 392,523 0,523">
          <text:p/>
        </draw:polygon>
        <draw:polygon draw:style-name="gr3" draw:text-style-name="P3" draw:layer="layout" svg:width="0.391cm" svg:height="0.522cm" svg:x="12.892cm" svg:y="34.972cm" svg:viewBox="0 0 392 523" draw:points="196,0 392,523 0,523">
          <text:p/>
        </draw:polygon>
        <draw:polygon draw:style-name="gr4" draw:text-style-name="P3" draw:layer="layout" svg:width="0.391cm" svg:height="0.522cm" svg:x="12.892cm" svg:y="34.972cm" svg:viewBox="0 0 392 523" draw:points="196,0 0,523 392,523">
          <text:p/>
        </draw:polygon>
        <draw:frame draw:style-name="gr6" draw:text-style-name="P5" draw:layer="layout" svg:width="0.391cm" svg:height="0.352cm" svg:x="12.947cm" svg:y="32.128cm">
          <draw:text-box>
            <text:p text:style-name="P4"><text:span text:style-name="T1">11</text:span></text:p>
          </draw:text-box>
        </draw:frame>
        <draw:path draw:style-name="gr2" draw:text-style-name="P2" draw:layer="layout" svg:width="0.47cm" svg:height="0.861cm" svg:x="12.923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2.923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2.923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2.771cm" svg:y="35.585cm">
          <draw:text-box>
            <text:p text:style-name="P4"><text:span text:style-name="T1">14</text:span><text:span text:style-name="T1">5</text:span></text:p>
          </draw:text-box>
        </draw:frame>
        <draw:path draw:style-name="gr2" draw:text-style-name="P2" draw:layer="layout" svg:width="0.613cm" svg:height="0.776cm" svg:x="12.922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12.922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12.922cm" svg:y="22.119cm" svg:viewBox="0 0 614 777" svg:d="M0 0v582c0 195 154 195 154 195h307c153 0 153-195 153-195v-582z">
          <text:p/>
        </draw:path>
        <draw:frame draw:style-name="gr5" draw:text-style-name="P5" draw:layer="layout" svg:width="0.586cm" svg:height="0.352cm" svg:x="12.841cm" svg:y="36.961cm">
          <draw:text-box>
            <text:p text:style-name="P4"><text:span text:style-name="T1">12</text:span><text:span text:style-name="T1">4</text:span></text:p>
          </draw:text-box>
        </draw:frame>
        <draw:polygon draw:style-name="gr2" draw:text-style-name="P2" draw:layer="layout" svg:width="0.391cm" svg:height="0.522cm" svg:x="12.892cm" svg:y="23.683cm" svg:viewBox="0 0 392 523" draw:points="196,0 392,523 0,523">
          <text:p/>
        </draw:polygon>
        <draw:polygon draw:style-name="gr3" draw:text-style-name="P3" draw:layer="layout" svg:width="0.391cm" svg:height="0.522cm" svg:x="12.892cm" svg:y="23.683cm" svg:viewBox="0 0 392 523" draw:points="196,0 392,523 0,523">
          <text:p/>
        </draw:polygon>
        <draw:polygon draw:style-name="gr4" draw:text-style-name="P3" draw:layer="layout" svg:width="0.391cm" svg:height="0.522cm" svg:x="12.892cm" svg:y="23.683cm" svg:viewBox="0 0 392 523" draw:points="196,0 0,523 392,523">
          <text:p/>
        </draw:polygon>
        <draw:frame draw:style-name="gr5" draw:text-style-name="P5" draw:layer="layout" svg:width="0.586cm" svg:height="0.352cm" svg:x="12.912cm" svg:y="22.426cm">
          <draw:text-box>
            <text:p text:style-name="P4"><text:span text:style-name="T1">10</text:span><text:span text:style-name="T1">9</text:span></text:p>
          </draw:text-box>
        </draw:frame>
        <draw:polygon draw:style-name="gr2" draw:text-style-name="P2" draw:layer="layout" svg:width="0.391cm" svg:height="0.522cm" svg:x="12.892cm" svg:y="38.147cm" svg:viewBox="0 0 392 523" draw:points="196,0 392,523 0,523">
          <text:p/>
        </draw:polygon>
        <draw:polygon draw:style-name="gr3" draw:text-style-name="P3" draw:layer="layout" svg:width="0.391cm" svg:height="0.522cm" svg:x="12.892cm" svg:y="38.147cm" svg:viewBox="0 0 392 523" draw:points="196,0 392,523 0,523">
          <text:p/>
        </draw:polygon>
        <draw:polygon draw:style-name="gr4" draw:text-style-name="P3" draw:layer="layout" svg:width="0.391cm" svg:height="0.522cm" svg:x="12.892cm" svg:y="38.147cm" svg:viewBox="0 0 392 523" draw:points="196,0 0,523 392,523">
          <text:p/>
        </draw:polygon>
        <draw:frame draw:style-name="gr5" draw:text-style-name="P5" draw:layer="layout" svg:width="0.586cm" svg:height="0.352cm" svg:x="12.771cm" svg:y="24.296cm">
          <draw:text-box>
            <text:p text:style-name="P4"><text:span text:style-name="T1">14</text:span><text:span text:style-name="T1">7</text:span></text:p>
          </draw:text-box>
        </draw:frame>
        <draw:path draw:style-name="gr2" draw:text-style-name="P2" draw:layer="layout" svg:width="0.612cm" svg:height="0.776cm" svg:x="13.981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3.981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3.981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2.771cm" svg:y="38.76cm">
          <draw:text-box>
            <text:p text:style-name="P4"><text:span text:style-name="T1">14</text:span><text:span text:style-name="T1">4</text:span></text:p>
          </draw:text-box>
        </draw:frame>
        <draw:path draw:style-name="gr2" draw:text-style-name="P2" draw:layer="layout" svg:width="0.471cm" svg:height="1.42cm" svg:x="13.981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13.981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13.981cm" svg:y="24.932cm" svg:viewBox="0 0 472 1421" draw:points="0,0 0,473 0,947 0,1421 472,1421 472,947 472,473 472,0">
          <text:p/>
        </draw:polygon>
        <draw:frame draw:style-name="gr5" draw:text-style-name="P5" draw:layer="layout" svg:width="0.586cm" svg:height="0.352cm" svg:x="13.97cm" svg:y="40.418cm">
          <draw:text-box>
            <text:p text:style-name="P4"><text:span text:style-name="T1">11</text:span><text:span text:style-name="T1">0</text:span></text:p>
          </draw:text-box>
        </draw:frame>
        <draw:polygon draw:style-name="gr2" draw:text-style-name="P2" draw:layer="layout" svg:width="0.392cm" svg:height="0.522cm" svg:x="13.95cm" svg:y="28.269cm" svg:viewBox="0 0 393 523" draw:points="196,0 393,523 0,523">
          <text:p/>
        </draw:polygon>
        <draw:polygon draw:style-name="gr3" draw:text-style-name="P3" draw:layer="layout" svg:width="0.392cm" svg:height="0.522cm" svg:x="13.95cm" svg:y="28.269cm" svg:viewBox="0 0 393 523" draw:points="196,0 393,523 0,523">
          <text:p/>
        </draw:polygon>
        <draw:polygon draw:style-name="gr4" draw:text-style-name="P3" draw:layer="layout" svg:width="0.392cm" svg:height="0.522cm" svg:x="13.95cm" svg:y="28.269cm" svg:viewBox="0 0 393 523" draw:points="196,0 0,523 393,523">
          <text:p/>
        </draw:polygon>
        <draw:frame draw:style-name="gr5" draw:text-style-name="P5" draw:layer="layout" svg:width="0.586cm" svg:height="0.352cm" svg:x="13.899cm" svg:y="25.601cm">
          <draw:text-box>
            <text:p text:style-name="P4"><text:span text:style-name="T1">12</text:span><text:span text:style-name="T1">7</text:span></text:p>
          </draw:text-box>
        </draw:frame>
        <draw:path draw:style-name="gr7" draw:text-style-name="P6" draw:layer="layout" svg:width="0.471cm" svg:height="4.564cm" svg:x="13.981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13.981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13.981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586cm" svg:height="0.352cm" svg:x="13.829cm" svg:y="28.882cm">
          <draw:text-box>
            <text:p text:style-name="P4"><text:span text:style-name="T1">15</text:span><text:span text:style-name="T1">0</text:span></text:p>
          </draw:text-box>
        </draw:frame>
        <draw:polygon draw:style-name="gr2" draw:text-style-name="P2" draw:layer="layout" svg:width="0.392cm" svg:height="0.522cm" svg:x="13.95cm" svg:y="34.972cm" svg:viewBox="0 0 393 523" draw:points="196,0 393,523 0,523">
          <text:p/>
        </draw:polygon>
        <draw:polygon draw:style-name="gr3" draw:text-style-name="P3" draw:layer="layout" svg:width="0.392cm" svg:height="0.522cm" svg:x="13.95cm" svg:y="34.972cm" svg:viewBox="0 0 393 523" draw:points="196,0 393,523 0,523">
          <text:p/>
        </draw:polygon>
        <draw:polygon draw:style-name="gr4" draw:text-style-name="P3" draw:layer="layout" svg:width="0.392cm" svg:height="0.522cm" svg:x="13.95cm" svg:y="34.972cm" svg:viewBox="0 0 393 523" draw:points="196,0 0,523 393,523">
          <text:p/>
        </draw:polygon>
        <draw:frame draw:style-name="gr6" draw:text-style-name="P5" draw:layer="layout" svg:width="0.391cm" svg:height="0.352cm" svg:x="14.005cm" svg:y="32.128cm">
          <draw:text-box>
            <text:p text:style-name="P4"><text:span text:style-name="T1">12</text:span></text:p>
          </draw:text-box>
        </draw:frame>
        <draw:path draw:style-name="gr2" draw:text-style-name="P2" draw:layer="layout" svg:width="0.471cm" svg:height="0.861cm" svg:x="13.981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13.981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13.981cm" svg:y="36.568cm" svg:viewBox="0 0 472 862" draw:points="0,0 0,288 0,575 0,862 472,862 472,575 472,288 472,0">
          <text:p/>
        </draw:polygon>
        <draw:frame draw:style-name="gr5" draw:text-style-name="P5" draw:layer="layout" svg:width="0.586cm" svg:height="0.352cm" svg:x="13.829cm" svg:y="35.585cm">
          <draw:text-box>
            <text:p text:style-name="P4"><text:span text:style-name="T1">14</text:span><text:span text:style-name="T1">9</text:span></text:p>
          </draw:text-box>
        </draw:frame>
        <draw:path draw:style-name="gr2" draw:text-style-name="P2" draw:layer="layout" svg:width="0.612cm" svg:height="0.776cm" svg:x="13.981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3.981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3.981cm" svg:y="22.119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3.899cm" svg:y="36.961cm">
          <draw:text-box>
            <text:p text:style-name="P4"><text:span text:style-name="T1">12</text:span><text:span text:style-name="T1">6</text:span></text:p>
          </draw:text-box>
        </draw:frame>
        <draw:polygon draw:style-name="gr2" draw:text-style-name="P2" draw:layer="layout" svg:width="0.392cm" svg:height="0.522cm" svg:x="13.95cm" svg:y="23.683cm" svg:viewBox="0 0 393 523" draw:points="196,0 393,523 0,523">
          <text:p/>
        </draw:polygon>
        <draw:polygon draw:style-name="gr3" draw:text-style-name="P3" draw:layer="layout" svg:width="0.392cm" svg:height="0.522cm" svg:x="13.95cm" svg:y="23.683cm" svg:viewBox="0 0 393 523" draw:points="196,0 393,523 0,523">
          <text:p/>
        </draw:polygon>
        <draw:polygon draw:style-name="gr4" draw:text-style-name="P3" draw:layer="layout" svg:width="0.392cm" svg:height="0.522cm" svg:x="13.95cm" svg:y="23.683cm" svg:viewBox="0 0 393 523" draw:points="196,0 0,523 393,523">
          <text:p/>
        </draw:polygon>
        <draw:frame draw:style-name="gr5" draw:text-style-name="P5" draw:layer="layout" svg:width="0.586cm" svg:height="0.352cm" svg:x="13.97cm" svg:y="22.426cm">
          <draw:text-box>
            <text:p text:style-name="P4"><text:span text:style-name="T1">11</text:span><text:span text:style-name="T1">1</text:span></text:p>
          </draw:text-box>
        </draw:frame>
        <draw:polygon draw:style-name="gr2" draw:text-style-name="P2" draw:layer="layout" svg:width="0.392cm" svg:height="0.522cm" svg:x="13.95cm" svg:y="38.147cm" svg:viewBox="0 0 393 523" draw:points="196,0 393,523 0,523">
          <text:p/>
        </draw:polygon>
        <draw:polygon draw:style-name="gr3" draw:text-style-name="P3" draw:layer="layout" svg:width="0.392cm" svg:height="0.522cm" svg:x="13.95cm" svg:y="38.147cm" svg:viewBox="0 0 393 523" draw:points="196,0 393,523 0,523">
          <text:p/>
        </draw:polygon>
        <draw:polygon draw:style-name="gr4" draw:text-style-name="P3" draw:layer="layout" svg:width="0.392cm" svg:height="0.522cm" svg:x="13.95cm" svg:y="38.147cm" svg:viewBox="0 0 393 523" draw:points="196,0 0,523 393,523">
          <text:p/>
        </draw:polygon>
        <draw:frame draw:style-name="gr5" draw:text-style-name="P5" draw:layer="layout" svg:width="0.586cm" svg:height="0.352cm" svg:x="13.829cm" svg:y="24.296cm">
          <draw:text-box>
            <text:p text:style-name="P4"><text:span text:style-name="T1">15</text:span><text:span text:style-name="T1">1</text:span></text:p>
          </draw:text-box>
        </draw:frame>
        <draw:polygon draw:style-name="gr2" draw:text-style-name="P2" draw:layer="layout" svg:width="0.392cm" svg:height="0.522cm" svg:x="18.183cm" svg:y="38.147cm" svg:viewBox="0 0 393 523" draw:points="196,0 393,523 0,523">
          <text:p/>
        </draw:polygon>
        <draw:polygon draw:style-name="gr3" draw:text-style-name="P3" draw:layer="layout" svg:width="0.392cm" svg:height="0.522cm" svg:x="18.183cm" svg:y="38.147cm" svg:viewBox="0 0 393 523" draw:points="196,0 393,523 0,523">
          <text:p/>
        </draw:polygon>
        <draw:polygon draw:style-name="gr4" draw:text-style-name="P3" draw:layer="layout" svg:width="0.392cm" svg:height="0.522cm" svg:x="18.183cm" svg:y="38.147cm" svg:viewBox="0 0 393 523" draw:points="196,0 0,523 393,523">
          <text:p/>
        </draw:polygon>
        <draw:frame draw:style-name="gr5" draw:text-style-name="P5" draw:layer="layout" svg:width="0.586cm" svg:height="0.352cm" svg:x="13.829cm" svg:y="38.76cm">
          <draw:text-box>
            <text:p text:style-name="P4"><text:span text:style-name="T1">14</text:span><text:span text:style-name="T1">8</text:span></text:p>
          </draw:text-box>
        </draw:frame>
        <draw:polygon draw:style-name="gr2" draw:text-style-name="P2" draw:layer="layout" svg:width="0.392cm" svg:height="0.522cm" svg:x="18.183cm" svg:y="23.683cm" svg:viewBox="0 0 393 523" draw:points="196,0 393,523 0,523">
          <text:p/>
        </draw:polygon>
        <draw:polygon draw:style-name="gr3" draw:text-style-name="P3" draw:layer="layout" svg:width="0.392cm" svg:height="0.522cm" svg:x="18.183cm" svg:y="23.683cm" svg:viewBox="0 0 393 523" draw:points="196,0 393,523 0,523">
          <text:p/>
        </draw:polygon>
        <draw:polygon draw:style-name="gr4" draw:text-style-name="P3" draw:layer="layout" svg:width="0.392cm" svg:height="0.522cm" svg:x="18.183cm" svg:y="23.683cm" svg:viewBox="0 0 393 523" draw:points="196,0 0,523 393,523">
          <text:p/>
        </draw:polygon>
        <draw:frame draw:style-name="gr5" draw:text-style-name="P5" draw:layer="layout" svg:width="0.586cm" svg:height="0.352cm" svg:x="18.062cm" svg:y="38.76cm">
          <draw:text-box>
            <text:p text:style-name="P4"><text:span text:style-name="T1">16</text:span><text:span text:style-name="T1">0</text:span></text:p>
          </draw:text-box>
        </draw:frame>
        <draw:path draw:style-name="gr2" draw:text-style-name="P2" draw:layer="layout" svg:width="0.613cm" svg:height="0.776cm" svg:x="18.214cm" svg:y="22.119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214cm" svg:y="22.119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214cm" svg:y="22.119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8.062cm" svg:y="24.296cm">
          <draw:text-box>
            <text:p text:style-name="P4"><text:span text:style-name="T1">16</text:span><text:span text:style-name="T1">3</text:span></text:p>
          </draw:text-box>
        </draw:frame>
        <draw:path draw:style-name="gr2" draw:text-style-name="P2" draw:layer="layout" svg:width="0.47cm" svg:height="0.861cm" svg:x="18.215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8.215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8.215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8.203cm" svg:y="22.426cm">
          <draw:text-box>
            <text:p text:style-name="P4"><text:span text:style-name="T1">11</text:span><text:span text:style-name="T1">9</text:span></text:p>
          </draw:text-box>
        </draw:frame>
        <draw:polygon draw:style-name="gr2" draw:text-style-name="P2" draw:layer="layout" svg:width="0.392cm" svg:height="0.522cm" svg:x="18.183cm" svg:y="34.972cm" svg:viewBox="0 0 393 523" draw:points="196,0 393,523 0,523">
          <text:p/>
        </draw:polygon>
        <draw:polygon draw:style-name="gr3" draw:text-style-name="P3" draw:layer="layout" svg:width="0.392cm" svg:height="0.522cm" svg:x="18.183cm" svg:y="34.972cm" svg:viewBox="0 0 393 523" draw:points="196,0 393,523 0,523">
          <text:p/>
        </draw:polygon>
        <draw:polygon draw:style-name="gr4" draw:text-style-name="P3" draw:layer="layout" svg:width="0.392cm" svg:height="0.522cm" svg:x="18.183cm" svg:y="34.972cm" svg:viewBox="0 0 393 523" draw:points="196,0 0,523 393,523">
          <text:p/>
        </draw:polygon>
        <draw:frame draw:style-name="gr5" draw:text-style-name="P5" draw:layer="layout" svg:width="0.586cm" svg:height="0.352cm" svg:x="18.133cm" svg:y="36.961cm">
          <draw:text-box>
            <text:p text:style-name="P4"><text:span text:style-name="T1">13</text:span><text:span text:style-name="T1">4</text:span></text:p>
          </draw:text-box>
        </draw:frame>
        <draw:path draw:style-name="gr7" draw:text-style-name="P6" draw:layer="layout" svg:width="0.47cm" svg:height="4.564cm" svg:x="18.21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8.21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8.21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8.062cm" svg:y="35.585cm">
          <draw:text-box>
            <text:p text:style-name="P4"><text:span text:style-name="T1">16</text:span><text:span text:style-name="T1">1</text:span></text:p>
          </draw:text-box>
        </draw:frame>
        <draw:polygon draw:style-name="gr2" draw:text-style-name="P2" draw:layer="layout" svg:width="0.392cm" svg:height="0.522cm" svg:x="18.183cm" svg:y="28.269cm" svg:viewBox="0 0 393 523" draw:points="196,0 393,523 0,523">
          <text:p/>
        </draw:polygon>
        <draw:polygon draw:style-name="gr3" draw:text-style-name="P3" draw:layer="layout" svg:width="0.392cm" svg:height="0.522cm" svg:x="18.183cm" svg:y="28.269cm" svg:viewBox="0 0 393 523" draw:points="196,0 393,523 0,523">
          <text:p/>
        </draw:polygon>
        <draw:polygon draw:style-name="gr4" draw:text-style-name="P3" draw:layer="layout" svg:width="0.392cm" svg:height="0.522cm" svg:x="18.183cm" svg:y="28.269cm" svg:viewBox="0 0 393 523" draw:points="196,0 0,523 393,523">
          <text:p/>
        </draw:polygon>
        <draw:frame draw:style-name="gr6" draw:text-style-name="P5" draw:layer="layout" svg:width="0.391cm" svg:height="0.352cm" svg:x="18.239cm" svg:y="32.128cm">
          <draw:text-box>
            <text:p text:style-name="P4"><text:span text:style-name="T1">16</text:span></text:p>
          </draw:text-box>
        </draw:frame>
        <draw:path draw:style-name="gr2" draw:text-style-name="P2" draw:layer="layout" svg:width="0.47cm" svg:height="1.42cm" svg:x="18.215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8.215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8.215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8.062cm" svg:y="28.882cm">
          <draw:text-box>
            <text:p text:style-name="P4"><text:span text:style-name="T1">16</text:span><text:span text:style-name="T1">2</text:span></text:p>
          </draw:text-box>
        </draw:frame>
        <draw:path draw:style-name="gr2" draw:text-style-name="P2" draw:layer="layout" svg:width="0.613cm" svg:height="0.776cm" svg:x="18.214cm" svg:y="40.11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214cm" svg:y="40.11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214cm" svg:y="40.11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8.133cm" svg:y="25.601cm">
          <draw:text-box>
            <text:p text:style-name="P4"><text:span text:style-name="T1">13</text:span><text:span text:style-name="T1">5</text:span></text:p>
          </draw:text-box>
        </draw:frame>
        <draw:polygon draw:style-name="gr2" draw:text-style-name="P2" draw:layer="layout" svg:width="0.392cm" svg:height="0.522cm" svg:x="17.125cm" svg:y="38.147cm" svg:viewBox="0 0 393 523" draw:points="196,0 393,523 0,523">
          <text:p/>
        </draw:polygon>
        <draw:polygon draw:style-name="gr3" draw:text-style-name="P3" draw:layer="layout" svg:width="0.392cm" svg:height="0.522cm" svg:x="17.125cm" svg:y="38.147cm" svg:viewBox="0 0 393 523" draw:points="196,0 393,523 0,523">
          <text:p/>
        </draw:polygon>
        <draw:polygon draw:style-name="gr4" draw:text-style-name="P3" draw:layer="layout" svg:width="0.392cm" svg:height="0.522cm" svg:x="17.125cm" svg:y="38.147cm" svg:viewBox="0 0 393 523" draw:points="196,0 0,523 393,523">
          <text:p/>
        </draw:polygon>
        <draw:frame draw:style-name="gr5" draw:text-style-name="P5" draw:layer="layout" svg:width="0.586cm" svg:height="0.352cm" svg:x="18.203cm" svg:y="40.418cm">
          <draw:text-box>
            <text:p text:style-name="P4"><text:span text:style-name="T1">11</text:span><text:span text:style-name="T1">8</text:span></text:p>
          </draw:text-box>
        </draw:frame>
        <draw:polygon draw:style-name="gr2" draw:text-style-name="P2" draw:layer="layout" svg:width="0.392cm" svg:height="0.522cm" svg:x="17.125cm" svg:y="23.683cm" svg:viewBox="0 0 393 523" draw:points="196,0 393,523 0,523">
          <text:p/>
        </draw:polygon>
        <draw:polygon draw:style-name="gr3" draw:text-style-name="P3" draw:layer="layout" svg:width="0.392cm" svg:height="0.522cm" svg:x="17.125cm" svg:y="23.683cm" svg:viewBox="0 0 393 523" draw:points="196,0 393,523 0,523">
          <text:p/>
        </draw:polygon>
        <draw:polygon draw:style-name="gr4" draw:text-style-name="P3" draw:layer="layout" svg:width="0.392cm" svg:height="0.522cm" svg:x="17.125cm" svg:y="23.683cm" svg:viewBox="0 0 393 523" draw:points="196,0 0,523 393,523">
          <text:p/>
        </draw:polygon>
        <draw:frame draw:style-name="gr5" draw:text-style-name="P5" draw:layer="layout" svg:width="0.586cm" svg:height="0.352cm" svg:x="17.004cm" svg:y="38.76cm">
          <draw:text-box>
            <text:p text:style-name="P4"><text:span text:style-name="T1">15</text:span><text:span text:style-name="T1">6</text:span></text:p>
          </draw:text-box>
        </draw:frame>
        <draw:path draw:style-name="gr2" draw:text-style-name="P2" draw:layer="layout" svg:width="0.612cm" svg:height="0.776cm" svg:x="17.156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7.156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7.156cm" svg:y="22.119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7.004cm" svg:y="24.296cm">
          <draw:text-box>
            <text:p text:style-name="P4"><text:span text:style-name="T1">15</text:span><text:span text:style-name="T1">9</text:span></text:p>
          </draw:text-box>
        </draw:frame>
        <draw:path draw:style-name="gr2" draw:text-style-name="P2" draw:layer="layout" svg:width="0.471cm" svg:height="0.861cm" svg:x="17.156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17.156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17.156cm" svg:y="36.568cm" svg:viewBox="0 0 472 862" draw:points="0,0 0,288 0,575 0,862 472,862 472,575 472,288 472,0">
          <text:p/>
        </draw:polygon>
        <draw:frame draw:style-name="gr5" draw:text-style-name="P5" draw:layer="layout" svg:width="0.586cm" svg:height="0.352cm" svg:x="17.145cm" svg:y="22.426cm">
          <draw:text-box>
            <text:p text:style-name="P4"><text:span text:style-name="T1">11</text:span><text:span text:style-name="T1">7</text:span></text:p>
          </draw:text-box>
        </draw:frame>
        <draw:polygon draw:style-name="gr2" draw:text-style-name="P2" draw:layer="layout" svg:width="0.392cm" svg:height="0.522cm" svg:x="17.125cm" svg:y="34.972cm" svg:viewBox="0 0 393 523" draw:points="196,0 393,523 0,523">
          <text:p/>
        </draw:polygon>
        <draw:polygon draw:style-name="gr3" draw:text-style-name="P3" draw:layer="layout" svg:width="0.392cm" svg:height="0.522cm" svg:x="17.125cm" svg:y="34.972cm" svg:viewBox="0 0 393 523" draw:points="196,0 393,523 0,523">
          <text:p/>
        </draw:polygon>
        <draw:polygon draw:style-name="gr4" draw:text-style-name="P3" draw:layer="layout" svg:width="0.392cm" svg:height="0.522cm" svg:x="17.125cm" svg:y="34.972cm" svg:viewBox="0 0 393 523" draw:points="196,0 0,523 393,523">
          <text:p/>
        </draw:polygon>
        <draw:frame draw:style-name="gr5" draw:text-style-name="P5" draw:layer="layout" svg:width="0.586cm" svg:height="0.352cm" svg:x="17.074cm" svg:y="36.961cm">
          <draw:text-box>
            <text:p text:style-name="P4"><text:span text:style-name="T1">13</text:span><text:span text:style-name="T1">2</text:span></text:p>
          </draw:text-box>
        </draw:frame>
        <draw:path draw:style-name="gr7" draw:text-style-name="P6" draw:layer="layout" svg:width="0.471cm" svg:height="4.564cm" svg:x="17.15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17.15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17.156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586cm" svg:height="0.352cm" svg:x="17.004cm" svg:y="35.585cm">
          <draw:text-box>
            <text:p text:style-name="P4"><text:span text:style-name="T1">15</text:span><text:span text:style-name="T1">7</text:span></text:p>
          </draw:text-box>
        </draw:frame>
        <draw:polygon draw:style-name="gr2" draw:text-style-name="P2" draw:layer="layout" svg:width="0.392cm" svg:height="0.522cm" svg:x="17.125cm" svg:y="28.269cm" svg:viewBox="0 0 393 523" draw:points="196,0 393,523 0,523">
          <text:p/>
        </draw:polygon>
        <draw:polygon draw:style-name="gr3" draw:text-style-name="P3" draw:layer="layout" svg:width="0.392cm" svg:height="0.522cm" svg:x="17.125cm" svg:y="28.269cm" svg:viewBox="0 0 393 523" draw:points="196,0 393,523 0,523">
          <text:p/>
        </draw:polygon>
        <draw:polygon draw:style-name="gr4" draw:text-style-name="P3" draw:layer="layout" svg:width="0.392cm" svg:height="0.522cm" svg:x="17.125cm" svg:y="28.269cm" svg:viewBox="0 0 393 523" draw:points="196,0 0,523 393,523">
          <text:p/>
        </draw:polygon>
        <draw:frame draw:style-name="gr6" draw:text-style-name="P5" draw:layer="layout" svg:width="0.391cm" svg:height="0.352cm" svg:x="17.18cm" svg:y="32.128cm">
          <draw:text-box>
            <text:p text:style-name="P4"><text:span text:style-name="T1">15</text:span></text:p>
          </draw:text-box>
        </draw:frame>
        <draw:path draw:style-name="gr2" draw:text-style-name="P2" draw:layer="layout" svg:width="0.471cm" svg:height="1.42cm" svg:x="17.156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17.156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17.156cm" svg:y="24.932cm" svg:viewBox="0 0 472 1421" draw:points="0,0 0,473 0,947 0,1421 472,1421 472,947 472,473 472,0">
          <text:p/>
        </draw:polygon>
        <draw:frame draw:style-name="gr5" draw:text-style-name="P5" draw:layer="layout" svg:width="0.586cm" svg:height="0.352cm" svg:x="17.004cm" svg:y="28.882cm">
          <draw:text-box>
            <text:p text:style-name="P4"><text:span text:style-name="T1">15</text:span><text:span text:style-name="T1">8</text:span></text:p>
          </draw:text-box>
        </draw:frame>
        <draw:path draw:style-name="gr2" draw:text-style-name="P2" draw:layer="layout" svg:width="0.612cm" svg:height="0.776cm" svg:x="17.156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7.156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7.156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7.074cm" svg:y="25.601cm">
          <draw:text-box>
            <text:p text:style-name="P4"><text:span text:style-name="T1">13</text:span><text:span text:style-name="T1">3</text:span></text:p>
          </draw:text-box>
        </draw:frame>
        <draw:polygon draw:style-name="gr2" draw:text-style-name="P2" draw:layer="layout" svg:width="0.391cm" svg:height="0.522cm" svg:x="16.314cm" svg:y="38.147cm" svg:viewBox="0 0 392 523" draw:points="196,0 392,523 0,523">
          <text:p/>
        </draw:polygon>
        <draw:polygon draw:style-name="gr3" draw:text-style-name="P3" draw:layer="layout" svg:width="0.391cm" svg:height="0.522cm" svg:x="16.314cm" svg:y="38.147cm" svg:viewBox="0 0 392 523" draw:points="196,0 392,523 0,523">
          <text:p/>
        </draw:polygon>
        <draw:polygon draw:style-name="gr4" draw:text-style-name="P3" draw:layer="layout" svg:width="0.391cm" svg:height="0.522cm" svg:x="16.314cm" svg:y="38.147cm" svg:viewBox="0 0 392 523" draw:points="196,0 0,523 392,523">
          <text:p/>
        </draw:polygon>
        <draw:frame draw:style-name="gr5" draw:text-style-name="P5" draw:layer="layout" svg:width="0.586cm" svg:height="0.352cm" svg:x="17.145cm" svg:y="40.418cm">
          <draw:text-box>
            <text:p text:style-name="P4"><text:span text:style-name="T1">11</text:span><text:span text:style-name="T1">6</text:span></text:p>
          </draw:text-box>
        </draw:frame>
        <draw:polygon draw:style-name="gr2" draw:text-style-name="P2" draw:layer="layout" svg:width="0.392cm" svg:height="0.522cm" svg:x="15.961cm" svg:y="23.683cm" svg:viewBox="0 0 393 523" draw:points="196,0 393,523 0,523">
          <text:p/>
        </draw:polygon>
        <draw:polygon draw:style-name="gr3" draw:text-style-name="P3" draw:layer="layout" svg:width="0.392cm" svg:height="0.522cm" svg:x="15.961cm" svg:y="23.683cm" svg:viewBox="0 0 393 523" draw:points="196,0 393,523 0,523">
          <text:p/>
        </draw:polygon>
        <draw:polygon draw:style-name="gr4" draw:text-style-name="P3" draw:layer="layout" svg:width="0.392cm" svg:height="0.522cm" svg:x="15.961cm" svg:y="23.683cm" svg:viewBox="0 0 393 523" draw:points="196,0 0,523 393,523">
          <text:p/>
        </draw:polygon>
        <draw:frame draw:style-name="gr6" draw:text-style-name="P5" draw:layer="layout" svg:width="0.391cm" svg:height="0.352cm" svg:x="16.298cm" svg:y="38.76cm">
          <draw:text-box>
            <text:p text:style-name="P4"><text:span text:style-name="T1">22</text:span></text:p>
          </draw:text-box>
        </draw:frame>
        <draw:path draw:style-name="gr2" draw:text-style-name="P2" draw:layer="layout" svg:width="0.613cm" svg:height="0.776cm" svg:x="16.097cm" svg:y="22.119cm" svg:viewBox="0 0 614 777" svg:d="M0 582c0 195 155 195 155 195h306c153 0 153-195 153-195v-582h-614z">
          <text:p/>
        </draw:path>
        <draw:path draw:style-name="gr3" draw:text-style-name="P3" draw:layer="layout" svg:width="0.613cm" svg:height="0.776cm" svg:x="16.097cm" svg:y="22.119cm" svg:viewBox="0 0 614 777" svg:d="M0 582c0 195 155 195 155 195h306c153 0 153-195 153-195v-582h-614z">
          <text:p/>
        </draw:path>
        <draw:path draw:style-name="gr4" draw:text-style-name="P3" draw:layer="layout" svg:width="0.613cm" svg:height="0.776cm" svg:x="16.097cm" svg:y="22.119cm" svg:viewBox="0 0 614 777" svg:d="M0 0v582c0 195 155 195 155 195h306c153 0 153-195 153-195v-582z">
          <text:p/>
        </draw:path>
        <draw:frame draw:style-name="gr6" draw:text-style-name="P5" draw:layer="layout" svg:width="0.391cm" svg:height="0.352cm" svg:x="15.946cm" svg:y="24.296cm">
          <draw:text-box>
            <text:p text:style-name="P4"><text:span text:style-name="T1">37</text:span></text:p>
          </draw:text-box>
        </draw:frame>
        <draw:path draw:style-name="gr2" draw:text-style-name="P2" draw:layer="layout" svg:width="0.47cm" svg:height="0.861cm" svg:x="16.098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6.098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6.098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6.087cm" svg:y="22.426cm">
          <draw:text-box>
            <text:p text:style-name="P4"><text:span text:style-name="T1">11</text:span><text:span text:style-name="T1">5</text:span></text:p>
          </draw:text-box>
        </draw:frame>
        <draw:polygon draw:style-name="gr2" draw:text-style-name="P2" draw:layer="layout" svg:width="0.392cm" svg:height="0.522cm" svg:x="15.961cm" svg:y="34.972cm" svg:viewBox="0 0 393 523" draw:points="196,0 393,523 0,523">
          <text:p/>
        </draw:polygon>
        <draw:polygon draw:style-name="gr3" draw:text-style-name="P3" draw:layer="layout" svg:width="0.392cm" svg:height="0.522cm" svg:x="15.961cm" svg:y="34.972cm" svg:viewBox="0 0 393 523" draw:points="196,0 393,523 0,523">
          <text:p/>
        </draw:polygon>
        <draw:polygon draw:style-name="gr4" draw:text-style-name="P3" draw:layer="layout" svg:width="0.392cm" svg:height="0.522cm" svg:x="15.961cm" svg:y="34.972cm" svg:viewBox="0 0 393 523" draw:points="196,0 0,523 393,523">
          <text:p/>
        </draw:polygon>
        <draw:frame draw:style-name="gr5" draw:text-style-name="P5" draw:layer="layout" svg:width="0.586cm" svg:height="0.352cm" svg:x="16.016cm" svg:y="36.961cm">
          <draw:text-box>
            <text:p text:style-name="P4"><text:span text:style-name="T1">12</text:span><text:span text:style-name="T1">9</text:span></text:p>
          </draw:text-box>
        </draw:frame>
        <draw:path draw:style-name="gr7" draw:text-style-name="P6" draw:layer="layout" svg:width="0.47cm" svg:height="4.564cm" svg:x="16.09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6.09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6.098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15.946cm" svg:y="35.585cm">
          <draw:text-box>
            <text:p text:style-name="P4"><text:span text:style-name="T1">27</text:span></text:p>
          </draw:text-box>
        </draw:frame>
        <draw:polygon draw:style-name="gr2" draw:text-style-name="P2" draw:layer="layout" svg:width="0.392cm" svg:height="0.522cm" svg:x="15.961cm" svg:y="28.269cm" svg:viewBox="0 0 393 523" draw:points="196,0 393,523 0,523">
          <text:p/>
        </draw:polygon>
        <draw:polygon draw:style-name="gr3" draw:text-style-name="P3" draw:layer="layout" svg:width="0.392cm" svg:height="0.522cm" svg:x="15.961cm" svg:y="28.269cm" svg:viewBox="0 0 393 523" draw:points="196,0 393,523 0,523">
          <text:p/>
        </draw:polygon>
        <draw:polygon draw:style-name="gr4" draw:text-style-name="P3" draw:layer="layout" svg:width="0.392cm" svg:height="0.522cm" svg:x="15.961cm" svg:y="28.269cm" svg:viewBox="0 0 393 523" draw:points="196,0 0,523 393,523">
          <text:p/>
        </draw:polygon>
        <draw:frame draw:style-name="gr6" draw:text-style-name="P5" draw:layer="layout" svg:width="0.391cm" svg:height="0.352cm" svg:x="16.122cm" svg:y="32.128cm">
          <draw:text-box>
            <text:p text:style-name="P4"><text:span text:style-name="T1">14</text:span></text:p>
          </draw:text-box>
        </draw:frame>
        <draw:path draw:style-name="gr2" draw:text-style-name="P2" draw:layer="layout" svg:width="0.47cm" svg:height="1.42cm" svg:x="16.098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6.098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6.098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15.946cm" svg:y="28.882cm">
          <draw:text-box>
            <text:p text:style-name="P4"><text:span text:style-name="T1">33</text:span></text:p>
          </draw:text-box>
        </draw:frame>
        <draw:path draw:style-name="gr2" draw:text-style-name="P2" draw:layer="layout" svg:width="0.613cm" svg:height="0.776cm" svg:x="16.097cm" svg:y="40.11cm" svg:viewBox="0 0 614 777" svg:d="M0 582c0 195 155 195 155 195h306c153 0 153-195 153-195v-582h-614z">
          <text:p/>
        </draw:path>
        <draw:path draw:style-name="gr3" draw:text-style-name="P3" draw:layer="layout" svg:width="0.613cm" svg:height="0.776cm" svg:x="16.097cm" svg:y="40.11cm" svg:viewBox="0 0 614 777" svg:d="M0 582c0 195 155 195 155 195h306c153 0 153-195 153-195v-582h-614z">
          <text:p/>
        </draw:path>
        <draw:path draw:style-name="gr4" draw:text-style-name="P3" draw:layer="layout" svg:width="0.613cm" svg:height="0.776cm" svg:x="16.097cm" svg:y="40.11cm" svg:viewBox="0 0 614 777" svg:d="M0 0v582c0 195 155 195 155 195h306c153 0 153-195 153-195v-582z">
          <text:p/>
        </draw:path>
        <draw:frame draw:style-name="gr5" draw:text-style-name="P5" draw:layer="layout" svg:width="0.586cm" svg:height="0.352cm" svg:x="16.016cm" svg:y="25.601cm">
          <draw:text-box>
            <text:p text:style-name="P4"><text:span text:style-name="T1">13</text:span><text:span text:style-name="T1">1</text:span></text:p>
          </draw:text-box>
        </draw:frame>
        <draw:path draw:style-name="gr2" draw:text-style-name="P2" draw:layer="layout" svg:width="0.613cm" svg:height="0.776cm" svg:x="14.686cm" svg:y="40.11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4.686cm" svg:y="40.11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4.686cm" svg:y="40.11cm" svg:viewBox="0 0 614 777" svg:d="M0 0v582c0 195 153 195 153 195h308c153 0 153-195 153-195v-582z">
          <text:p/>
        </draw:path>
        <draw:frame draw:style-name="gr5" draw:text-style-name="P5" draw:layer="layout" svg:width="0.586cm" svg:height="0.352cm" svg:x="16.087cm" svg:y="40.418cm">
          <draw:text-box>
            <text:p text:style-name="P4"><text:span text:style-name="T1">11</text:span><text:span text:style-name="T1">4</text:span></text:p>
          </draw:text-box>
        </draw:frame>
        <draw:path draw:style-name="gr2" draw:text-style-name="P2" draw:layer="layout" svg:width="0.47cm" svg:height="1.42cm" svg:x="15.04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5.04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5.04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4.676cm" svg:y="40.418cm">
          <draw:text-box>
            <text:p text:style-name="P4"><text:span text:style-name="T1">11</text:span><text:span text:style-name="T1">2</text:span></text:p>
          </draw:text-box>
        </draw:frame>
        <draw:polygon draw:style-name="gr2" draw:text-style-name="P2" draw:layer="layout" svg:width="0.392cm" svg:height="0.522cm" svg:x="15.008cm" svg:y="28.269cm" svg:viewBox="0 0 393 523" draw:points="197,0 393,523 0,523">
          <text:p/>
        </draw:polygon>
        <draw:polygon draw:style-name="gr3" draw:text-style-name="P3" draw:layer="layout" svg:width="0.392cm" svg:height="0.522cm" svg:x="15.008cm" svg:y="28.269cm" svg:viewBox="0 0 393 523" draw:points="197,0 393,523 0,523">
          <text:p/>
        </draw:polygon>
        <draw:polygon draw:style-name="gr4" draw:text-style-name="P3" draw:layer="layout" svg:width="0.392cm" svg:height="0.522cm" svg:x="15.008cm" svg:y="28.269cm" svg:viewBox="0 0 393 523" draw:points="197,0 0,523 393,523">
          <text:p/>
        </draw:polygon>
        <draw:frame draw:style-name="gr5" draw:text-style-name="P5" draw:layer="layout" svg:width="0.586cm" svg:height="0.352cm" svg:x="14.958cm" svg:y="25.601cm">
          <draw:text-box>
            <text:p text:style-name="P4"><text:span text:style-name="T1">13</text:span><text:span text:style-name="T1">0</text:span></text:p>
          </draw:text-box>
        </draw:frame>
        <draw:path draw:style-name="gr7" draw:text-style-name="P6" draw:layer="layout" svg:width="0.47cm" svg:height="4.564cm" svg:x="15.0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5.0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5.04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4.887cm" svg:y="28.882cm">
          <draw:text-box>
            <text:p text:style-name="P4"><text:span text:style-name="T1">15</text:span><text:span text:style-name="T1">4</text:span></text:p>
          </draw:text-box>
        </draw:frame>
        <draw:polygon draw:style-name="gr2" draw:text-style-name="P2" draw:layer="layout" svg:width="0.392cm" svg:height="0.522cm" svg:x="15.008cm" svg:y="34.972cm" svg:viewBox="0 0 393 523" draw:points="197,0 393,523 0,523">
          <text:p/>
        </draw:polygon>
        <draw:polygon draw:style-name="gr3" draw:text-style-name="P3" draw:layer="layout" svg:width="0.392cm" svg:height="0.522cm" svg:x="15.008cm" svg:y="34.972cm" svg:viewBox="0 0 393 523" draw:points="197,0 393,523 0,523">
          <text:p/>
        </draw:polygon>
        <draw:polygon draw:style-name="gr4" draw:text-style-name="P3" draw:layer="layout" svg:width="0.392cm" svg:height="0.522cm" svg:x="15.008cm" svg:y="34.972cm" svg:viewBox="0 0 393 523" draw:points="197,0 0,523 393,523">
          <text:p/>
        </draw:polygon>
        <draw:frame draw:style-name="gr6" draw:text-style-name="P5" draw:layer="layout" svg:width="0.391cm" svg:height="0.352cm" svg:x="15.064cm" svg:y="32.128cm">
          <draw:text-box>
            <text:p text:style-name="P4"><text:span text:style-name="T1">13</text:span></text:p>
          </draw:text-box>
        </draw:frame>
        <draw:path draw:style-name="gr2" draw:text-style-name="P2" draw:layer="layout" svg:width="0.47cm" svg:height="0.861cm" svg:x="15.04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5.04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5.04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4.887cm" svg:y="35.585cm">
          <draw:text-box>
            <text:p text:style-name="P4"><text:span text:style-name="T1">15</text:span><text:span text:style-name="T1">3</text:span></text:p>
          </draw:text-box>
        </draw:frame>
        <draw:path draw:style-name="gr2" draw:text-style-name="P2" draw:layer="layout" svg:width="0.613cm" svg:height="0.776cm" svg:x="14.686cm" svg:y="22.119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4.686cm" svg:y="22.119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4.686cm" svg:y="22.119cm" svg:viewBox="0 0 614 777" svg:d="M0 0v582c0 195 153 195 153 195h308c153 0 153-195 153-195v-582z">
          <text:p/>
        </draw:path>
        <draw:frame draw:style-name="gr5" draw:text-style-name="P5" draw:layer="layout" svg:width="0.586cm" svg:height="0.352cm" svg:x="14.958cm" svg:y="36.961cm">
          <draw:text-box>
            <text:p text:style-name="P4"><text:span text:style-name="T1">12</text:span><text:span text:style-name="T1">8</text:span></text:p>
          </draw:text-box>
        </draw:frame>
        <draw:polygon draw:style-name="gr2" draw:text-style-name="P2" draw:layer="layout" svg:width="0.392cm" svg:height="0.522cm" svg:x="15.008cm" svg:y="23.683cm" svg:viewBox="0 0 393 523" draw:points="197,0 393,523 0,523">
          <text:p/>
        </draw:polygon>
        <draw:polygon draw:style-name="gr3" draw:text-style-name="P3" draw:layer="layout" svg:width="0.392cm" svg:height="0.522cm" svg:x="15.008cm" svg:y="23.683cm" svg:viewBox="0 0 393 523" draw:points="197,0 393,523 0,523">
          <text:p/>
        </draw:polygon>
        <draw:polygon draw:style-name="gr4" draw:text-style-name="P3" draw:layer="layout" svg:width="0.392cm" svg:height="0.522cm" svg:x="15.008cm" svg:y="23.683cm" svg:viewBox="0 0 393 523" draw:points="197,0 0,523 393,523">
          <text:p/>
        </draw:polygon>
        <draw:frame draw:style-name="gr5" draw:text-style-name="P5" draw:layer="layout" svg:width="0.586cm" svg:height="0.352cm" svg:x="14.676cm" svg:y="22.426cm">
          <draw:text-box>
            <text:p text:style-name="P4"><text:span text:style-name="T1">11</text:span><text:span text:style-name="T1">3</text:span></text:p>
          </draw:text-box>
        </draw:frame>
        <draw:polygon draw:style-name="gr2" draw:text-style-name="P2" draw:layer="layout" svg:width="0.392cm" svg:height="0.522cm" svg:x="15.008cm" svg:y="38.147cm" svg:viewBox="0 0 393 523" draw:points="197,0 393,523 0,523">
          <text:p/>
        </draw:polygon>
        <draw:polygon draw:style-name="gr3" draw:text-style-name="P3" draw:layer="layout" svg:width="0.392cm" svg:height="0.522cm" svg:x="15.008cm" svg:y="38.147cm" svg:viewBox="0 0 393 523" draw:points="197,0 393,523 0,523">
          <text:p/>
        </draw:polygon>
        <draw:polygon draw:style-name="gr4" draw:text-style-name="P3" draw:layer="layout" svg:width="0.392cm" svg:height="0.522cm" svg:x="15.008cm" svg:y="38.147cm" svg:viewBox="0 0 393 523" draw:points="197,0 0,523 393,523">
          <text:p/>
        </draw:polygon>
        <draw:frame draw:style-name="gr5" draw:text-style-name="P5" draw:layer="layout" svg:width="0.586cm" svg:height="0.352cm" svg:x="14.887cm" svg:y="24.296cm">
          <draw:text-box>
            <text:p text:style-name="P4"><text:span text:style-name="T1">15</text:span><text:span text:style-name="T1">5</text:span></text:p>
          </draw:text-box>
        </draw:frame>
        <draw:path draw:style-name="gr2" draw:text-style-name="P2" draw:layer="layout" svg:width="4.892cm" svg:height="0.776cm" svg:x="7.643cm" svg:y="44.344cm" svg:viewBox="0 0 4893 777" svg:d="M0 583c0 194 1223 194 1223 194h2446c1224 0 1224-194 1224-194v-583h-4893z">
          <text:p/>
        </draw:path>
        <draw:path draw:style-name="gr3" draw:text-style-name="P3" draw:layer="layout" svg:width="4.892cm" svg:height="0.776cm" svg:x="7.643cm" svg:y="44.344cm" svg:viewBox="0 0 4893 777" svg:d="M0 583c0 194 1223 194 1223 194h2446c1224 0 1224-194 1224-194v-583h-4893z">
          <text:p/>
        </draw:path>
        <draw:path draw:style-name="gr4" draw:text-style-name="P3" draw:layer="layout" svg:width="4.892cm" svg:height="0.776cm" svg:x="7.643cm" svg:y="44.344cm" svg:viewBox="0 0 4893 777" svg:d="M0 0v583c0 194 1223 194 1223 194h2446c1224 0 1224-194 1224-194v-583z">
          <text:p/>
        </draw:path>
        <draw:frame draw:style-name="gr5" draw:text-style-name="P5" draw:layer="layout" svg:width="0.586cm" svg:height="0.352cm" svg:x="14.887cm" svg:y="38.76cm">
          <draw:text-box>
            <text:p text:style-name="P4"><text:span text:style-name="T1">15</text:span><text:span text:style-name="T1">2</text:span></text:p>
          </draw:text-box>
        </draw:frame>
        <draw:path draw:style-name="gr2" draw:text-style-name="P2" draw:layer="layout" svg:width="4.892cm" svg:height="0.776cm" svg:x="6.937cm" svg:y="17.18cm" svg:viewBox="0 0 4893 777" svg:d="M0 583c0 194 1224 194 1224 194h2446c1223 0 1223-194 1223-194v-583h-4893z">
          <text:p/>
        </draw:path>
        <draw:path draw:style-name="gr3" draw:text-style-name="P3" draw:layer="layout" svg:width="4.892cm" svg:height="0.776cm" svg:x="6.937cm" svg:y="17.18cm" svg:viewBox="0 0 4893 777" svg:d="M0 583c0 194 1224 194 1224 194h2446c1223 0 1223-194 1223-194v-583h-4893z">
          <text:p/>
        </draw:path>
        <draw:path draw:style-name="gr4" draw:text-style-name="P3" draw:layer="layout" svg:width="4.892cm" svg:height="0.776cm" svg:x="6.937cm" svg:y="17.18cm" svg:viewBox="0 0 4893 777" svg:d="M0 0v583c0 194 1224 194 1224 194h2446c1223 0 1223-194 1223-194v-583z">
          <text:p/>
        </draw:path>
        <draw:frame draw:style-name="gr5" draw:text-style-name="P5" draw:layer="layout" svg:width="0.586cm" svg:height="0.352cm" svg:x="9.772cm" svg:y="44.651cm">
          <draw:text-box>
            <text:p text:style-name="P4"><text:span text:style-name="T1">10</text:span><text:span text:style-name="T1">2</text:span></text:p>
          </draw:text-box>
        </draw:frame>
        <draw:polygon draw:style-name="gr2" draw:text-style-name="P2" draw:layer="layout" svg:width="0.391cm" svg:height="0.522cm" svg:x="5.025cm" svg:y="38.147cm" svg:viewBox="0 0 392 523" draw:points="196,0 392,523 0,523">
          <text:p/>
        </draw:polygon>
        <draw:polygon draw:style-name="gr3" draw:text-style-name="P3" draw:layer="layout" svg:width="0.391cm" svg:height="0.522cm" svg:x="5.025cm" svg:y="38.147cm" svg:viewBox="0 0 392 523" draw:points="196,0 392,523 0,523">
          <text:p/>
        </draw:polygon>
        <draw:polygon draw:style-name="gr4" draw:text-style-name="P3" draw:layer="layout" svg:width="0.391cm" svg:height="0.522cm" svg:x="5.025cm" svg:y="38.147cm" svg:viewBox="0 0 392 523" draw:points="196,0 0,523 392,523">
          <text:p/>
        </draw:polygon>
        <draw:frame draw:style-name="gr5" draw:text-style-name="P5" draw:layer="layout" svg:width="0.586cm" svg:height="0.352cm" svg:x="9.066cm" svg:y="17.488cm">
          <draw:text-box>
            <text:p text:style-name="P4"><text:span text:style-name="T1">10</text:span><text:span text:style-name="T1">0</text:span></text:p>
          </draw:text-box>
        </draw:frame>
        <draw:polygon draw:style-name="gr2" draw:text-style-name="P2" draw:layer="layout" svg:width="0.391cm" svg:height="0.522cm" svg:x="5.025cm" svg:y="23.683cm" svg:viewBox="0 0 392 523" draw:points="196,0 392,523 0,523">
          <text:p/>
        </draw:polygon>
        <draw:polygon draw:style-name="gr3" draw:text-style-name="P3" draw:layer="layout" svg:width="0.391cm" svg:height="0.522cm" svg:x="5.025cm" svg:y="23.683cm" svg:viewBox="0 0 392 523" draw:points="196,0 392,523 0,523">
          <text:p/>
        </draw:polygon>
        <draw:polygon draw:style-name="gr4" draw:text-style-name="P3" draw:layer="layout" svg:width="0.391cm" svg:height="0.522cm" svg:x="5.025cm" svg:y="23.683cm" svg:viewBox="0 0 392 523" draw:points="196,0 0,523 392,523">
          <text:p/>
        </draw:polygon>
        <draw:frame draw:style-name="gr6" draw:text-style-name="P5" draw:layer="layout" svg:width="0.391cm" svg:height="0.352cm" svg:x="5.009cm" svg:y="38.76cm">
          <draw:text-box>
            <text:p text:style-name="P4"><text:span text:style-name="T1">88</text:span></text:p>
          </draw:text-box>
        </draw:frame>
        <draw:path draw:style-name="gr2" draw:text-style-name="P2" draw:layer="layout" svg:width="0.613cm" svg:height="0.776cm" svg:x="4.808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4.808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4.808cm" svg:y="22.119cm" svg:viewBox="0 0 614 777" svg:d="M0 0v582c0 195 154 195 154 195h307c153 0 153-195 153-195v-582z">
          <text:p/>
        </draw:path>
        <draw:frame draw:style-name="gr6" draw:text-style-name="P5" draw:layer="layout" svg:width="0.391cm" svg:height="0.352cm" svg:x="5.009cm" svg:y="24.296cm">
          <draw:text-box>
            <text:p text:style-name="P4"><text:span text:style-name="T1">91</text:span></text:p>
          </draw:text-box>
        </draw:frame>
        <draw:path draw:style-name="gr2" draw:text-style-name="P2" draw:layer="layout" svg:width="0.47cm" svg:height="0.861cm" svg:x="5.162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5.162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5.162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4.904cm" svg:y="22.426cm">
          <draw:text-box>
            <text:p text:style-name="P4"><text:span text:style-name="T1">73</text:span></text:p>
          </draw:text-box>
        </draw:frame>
        <draw:polygon draw:style-name="gr2" draw:text-style-name="P2" draw:layer="layout" svg:width="0.391cm" svg:height="0.522cm" svg:x="5.025cm" svg:y="34.972cm" svg:viewBox="0 0 392 523" draw:points="196,0 392,523 0,523">
          <text:p/>
        </draw:polygon>
        <draw:polygon draw:style-name="gr3" draw:text-style-name="P3" draw:layer="layout" svg:width="0.391cm" svg:height="0.522cm" svg:x="5.025cm" svg:y="34.972cm" svg:viewBox="0 0 392 523" draw:points="196,0 392,523 0,523">
          <text:p/>
        </draw:polygon>
        <draw:polygon draw:style-name="gr4" draw:text-style-name="P3" draw:layer="layout" svg:width="0.391cm" svg:height="0.522cm" svg:x="5.025cm" svg:y="34.972cm" svg:viewBox="0 0 392 523" draw:points="196,0 0,523 392,523">
          <text:p/>
        </draw:polygon>
        <draw:frame draw:style-name="gr6" draw:text-style-name="P5" draw:layer="layout" svg:width="0.391cm" svg:height="0.352cm" svg:x="5.186cm" svg:y="36.961cm">
          <draw:text-box>
            <text:p text:style-name="P4"><text:span text:style-name="T1">80</text:span></text:p>
          </draw:text-box>
        </draw:frame>
        <draw:path draw:style-name="gr7" draw:text-style-name="P6" draw:layer="layout" svg:width="0.47cm" svg:height="4.564cm" svg:x="5.16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5.16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5.162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5.009cm" svg:y="35.585cm">
          <draw:text-box>
            <text:p text:style-name="P4"><text:span text:style-name="T1">89</text:span></text:p>
          </draw:text-box>
        </draw:frame>
        <draw:polygon draw:style-name="gr2" draw:text-style-name="P2" draw:layer="layout" svg:width="0.391cm" svg:height="0.522cm" svg:x="5.025cm" svg:y="28.269cm" svg:viewBox="0 0 392 523" draw:points="196,0 392,523 0,523">
          <text:p/>
        </draw:polygon>
        <draw:polygon draw:style-name="gr3" draw:text-style-name="P3" draw:layer="layout" svg:width="0.391cm" svg:height="0.522cm" svg:x="5.025cm" svg:y="28.269cm" svg:viewBox="0 0 392 523" draw:points="196,0 392,523 0,523">
          <text:p/>
        </draw:polygon>
        <draw:polygon draw:style-name="gr4" draw:text-style-name="P3" draw:layer="layout" svg:width="0.391cm" svg:height="0.522cm" svg:x="5.025cm" svg:y="28.269cm" svg:viewBox="0 0 392 523" draw:points="196,0 0,523 392,523">
          <text:p/>
        </draw:polygon>
        <draw:frame draw:style-name="gr8" draw:text-style-name="P5" draw:layer="layout" svg:width="0.352cm" svg:height="0.352cm" svg:x="5.292cm" svg:y="32.128cm">
          <draw:text-box>
            <text:p text:style-name="P4"><text:span text:style-name="T1">5</text:span></text:p>
          </draw:text-box>
        </draw:frame>
        <draw:path draw:style-name="gr2" draw:text-style-name="P2" draw:layer="layout" svg:width="0.47cm" svg:height="1.42cm" svg:x="5.162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5.162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5.162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5.009cm" svg:y="28.882cm">
          <draw:text-box>
            <text:p text:style-name="P4"><text:span text:style-name="T1">90</text:span></text:p>
          </draw:text-box>
        </draw:frame>
        <draw:path draw:style-name="gr2" draw:text-style-name="P2" draw:layer="layout" svg:width="0.613cm" svg:height="0.776cm" svg:x="4.808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4.808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4.808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5.186cm" svg:y="25.601cm">
          <draw:text-box>
            <text:p text:style-name="P4"><text:span text:style-name="T1">82</text:span></text:p>
          </draw:text-box>
        </draw:frame>
        <draw:path draw:style-name="gr2" draw:text-style-name="P2" draw:layer="layout" svg:width="0.612cm" svg:height="0.776cm" svg:x="6.22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6.22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6.22cm" svg:y="40.11cm" svg:viewBox="0 0 613 777" svg:d="M0 0v582c0 195 153 195 153 195h307c153 0 153-195 153-195v-582z">
          <text:p/>
        </draw:path>
        <draw:frame draw:style-name="gr6" draw:text-style-name="P5" draw:layer="layout" svg:width="0.391cm" svg:height="0.352cm" svg:x="4.904cm" svg:y="40.418cm">
          <draw:text-box>
            <text:p text:style-name="P4"><text:span text:style-name="T1">72</text:span></text:p>
          </draw:text-box>
        </draw:frame>
        <draw:path draw:style-name="gr2" draw:text-style-name="P2" draw:layer="layout" svg:width="0.47cm" svg:height="1.42cm" svg:x="6.22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6.22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6.22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6.315cm" svg:y="40.418cm">
          <draw:text-box>
            <text:p text:style-name="P4"><text:span text:style-name="T1">74</text:span></text:p>
          </draw:text-box>
        </draw:frame>
        <draw:polygon draw:style-name="gr2" draw:text-style-name="P2" draw:layer="layout" svg:width="0.392cm" svg:height="0.522cm" svg:x="6.083cm" svg:y="28.269cm" svg:viewBox="0 0 393 523" draw:points="196,0 393,523 0,523">
          <text:p/>
        </draw:polygon>
        <draw:polygon draw:style-name="gr3" draw:text-style-name="P3" draw:layer="layout" svg:width="0.392cm" svg:height="0.522cm" svg:x="6.083cm" svg:y="28.269cm" svg:viewBox="0 0 393 523" draw:points="196,0 393,523 0,523">
          <text:p/>
        </draw:polygon>
        <draw:polygon draw:style-name="gr4" draw:text-style-name="P3" draw:layer="layout" svg:width="0.392cm" svg:height="0.522cm" svg:x="6.083cm" svg:y="28.269cm" svg:viewBox="0 0 393 523" draw:points="196,0 0,523 393,523">
          <text:p/>
        </draw:polygon>
        <draw:frame draw:style-name="gr6" draw:text-style-name="P5" draw:layer="layout" svg:width="0.391cm" svg:height="0.352cm" svg:x="6.244cm" svg:y="25.601cm">
          <draw:text-box>
            <text:p text:style-name="P4"><text:span text:style-name="T1">83</text:span></text:p>
          </draw:text-box>
        </draw:frame>
        <draw:path draw:style-name="gr7" draw:text-style-name="P6" draw:layer="layout" svg:width="0.47cm" svg:height="4.564cm" svg:x="6.2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6.2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6.22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6.068cm" svg:y="28.882cm">
          <draw:text-box>
            <text:p text:style-name="P4"><text:span text:style-name="T1">32</text:span></text:p>
          </draw:text-box>
        </draw:frame>
        <draw:polygon draw:style-name="gr2" draw:text-style-name="P2" draw:layer="layout" svg:width="0.392cm" svg:height="0.522cm" svg:x="6.083cm" svg:y="34.972cm" svg:viewBox="0 0 393 523" draw:points="196,0 393,523 0,523">
          <text:p/>
        </draw:polygon>
        <draw:polygon draw:style-name="gr3" draw:text-style-name="P3" draw:layer="layout" svg:width="0.392cm" svg:height="0.522cm" svg:x="6.083cm" svg:y="34.972cm" svg:viewBox="0 0 393 523" draw:points="196,0 393,523 0,523">
          <text:p/>
        </draw:polygon>
        <draw:polygon draw:style-name="gr4" draw:text-style-name="P3" draw:layer="layout" svg:width="0.392cm" svg:height="0.522cm" svg:x="6.083cm" svg:y="34.972cm" svg:viewBox="0 0 393 523" draw:points="196,0 0,523 393,523">
          <text:p/>
        </draw:polygon>
        <draw:frame draw:style-name="gr8" draw:text-style-name="P5" draw:layer="layout" svg:width="0.352cm" svg:height="0.352cm" svg:x="6.35cm" svg:y="32.128cm">
          <draw:text-box>
            <text:p text:style-name="P4"><text:span text:style-name="T1">6</text:span></text:p>
          </draw:text-box>
        </draw:frame>
        <draw:path draw:style-name="gr2" draw:text-style-name="P2" draw:layer="layout" svg:width="0.47cm" svg:height="0.861cm" svg:x="6.22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6.22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6.22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6.068cm" svg:y="35.585cm">
          <draw:text-box>
            <text:p text:style-name="P4"><text:span text:style-name="T1">26</text:span></text:p>
          </draw:text-box>
        </draw:frame>
        <draw:path draw:style-name="gr2" draw:text-style-name="P2" draw:layer="layout" svg:width="0.612cm" svg:height="0.776cm" svg:x="6.22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6.22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6.22cm" svg:y="22.119cm" svg:viewBox="0 0 613 777" svg:d="M0 0v582c0 195 153 195 153 195h307c153 0 153-195 153-195v-582z">
          <text:p/>
        </draw:path>
        <draw:frame draw:style-name="gr6" draw:text-style-name="P5" draw:layer="layout" svg:width="0.391cm" svg:height="0.352cm" svg:x="6.244cm" svg:y="36.961cm">
          <draw:text-box>
            <text:p text:style-name="P4"><text:span text:style-name="T1">81</text:span></text:p>
          </draw:text-box>
        </draw:frame>
        <draw:polygon draw:style-name="gr2" draw:text-style-name="P2" draw:layer="layout" svg:width="0.392cm" svg:height="0.522cm" svg:x="6.083cm" svg:y="23.683cm" svg:viewBox="0 0 393 523" draw:points="196,0 393,523 0,523">
          <text:p/>
        </draw:polygon>
        <draw:polygon draw:style-name="gr3" draw:text-style-name="P3" draw:layer="layout" svg:width="0.392cm" svg:height="0.522cm" svg:x="6.083cm" svg:y="23.683cm" svg:viewBox="0 0 393 523" draw:points="196,0 393,523 0,523">
          <text:p/>
        </draw:polygon>
        <draw:polygon draw:style-name="gr4" draw:text-style-name="P3" draw:layer="layout" svg:width="0.392cm" svg:height="0.522cm" svg:x="6.083cm" svg:y="23.683cm" svg:viewBox="0 0 393 523" draw:points="196,0 0,523 393,523">
          <text:p/>
        </draw:polygon>
        <draw:frame draw:style-name="gr6" draw:text-style-name="P5" draw:layer="layout" svg:width="0.391cm" svg:height="0.352cm" svg:x="6.315cm" svg:y="22.426cm">
          <draw:text-box>
            <text:p text:style-name="P4"><text:span text:style-name="T1">75</text:span></text:p>
          </draw:text-box>
        </draw:frame>
        <draw:polygon draw:style-name="gr2" draw:text-style-name="P2" draw:layer="layout" svg:width="0.392cm" svg:height="0.522cm" svg:x="6.436cm" svg:y="38.147cm" svg:viewBox="0 0 393 523" draw:points="197,0 393,523 0,523">
          <text:p/>
        </draw:polygon>
        <draw:polygon draw:style-name="gr3" draw:text-style-name="P3" draw:layer="layout" svg:width="0.392cm" svg:height="0.522cm" svg:x="6.436cm" svg:y="38.147cm" svg:viewBox="0 0 393 523" draw:points="197,0 393,523 0,523">
          <text:p/>
        </draw:polygon>
        <draw:polygon draw:style-name="gr4" draw:text-style-name="P3" draw:layer="layout" svg:width="0.392cm" svg:height="0.522cm" svg:x="6.436cm" svg:y="38.147cm" svg:viewBox="0 0 393 523" draw:points="197,0 0,523 393,523">
          <text:p/>
        </draw:polygon>
        <draw:frame draw:style-name="gr6" draw:text-style-name="P5" draw:layer="layout" svg:width="0.391cm" svg:height="0.352cm" svg:x="6.068cm" svg:y="24.296cm">
          <draw:text-box>
            <text:p text:style-name="P4"><text:span text:style-name="T1">36</text:span></text:p>
          </draw:text-box>
        </draw:frame>
        <draw:path draw:style-name="gr2" draw:text-style-name="P2" draw:layer="layout" svg:width="0.613cm" svg:height="0.776cm" svg:x="7.278cm" svg:y="40.11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7.278cm" svg:y="40.11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7.278cm" svg:y="40.11cm" svg:viewBox="0 0 614 777" svg:d="M0 0v582c0 195 153 195 153 195h307c154 0 154-195 154-195v-582z">
          <text:p/>
        </draw:path>
        <draw:frame draw:style-name="gr6" draw:text-style-name="P5" draw:layer="layout" svg:width="0.391cm" svg:height="0.352cm" svg:x="6.421cm" svg:y="38.76cm">
          <draw:text-box>
            <text:p text:style-name="P4"><text:span text:style-name="T1">21</text:span></text:p>
          </draw:text-box>
        </draw:frame>
        <draw:path draw:style-name="gr2" draw:text-style-name="P2" draw:layer="layout" svg:width="0.47cm" svg:height="1.42cm" svg:x="7.279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7.279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7.279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7.373cm" svg:y="40.418cm">
          <draw:text-box>
            <text:p text:style-name="P4"><text:span text:style-name="T1">76</text:span></text:p>
          </draw:text-box>
        </draw:frame>
        <draw:polygon draw:style-name="gr2" draw:text-style-name="P2" draw:layer="layout" svg:width="0.392cm" svg:height="0.522cm" svg:x="7.141cm" svg:y="28.269cm" svg:viewBox="0 0 393 523" draw:points="197,0 393,523 0,523">
          <text:p/>
        </draw:polygon>
        <draw:polygon draw:style-name="gr3" draw:text-style-name="P3" draw:layer="layout" svg:width="0.392cm" svg:height="0.522cm" svg:x="7.141cm" svg:y="28.269cm" svg:viewBox="0 0 393 523" draw:points="197,0 393,523 0,523">
          <text:p/>
        </draw:polygon>
        <draw:polygon draw:style-name="gr4" draw:text-style-name="P3" draw:layer="layout" svg:width="0.392cm" svg:height="0.522cm" svg:x="7.141cm" svg:y="28.269cm" svg:viewBox="0 0 393 523" draw:points="197,0 0,523 393,523">
          <text:p/>
        </draw:polygon>
        <draw:frame draw:style-name="gr6" draw:text-style-name="P5" draw:layer="layout" svg:width="0.391cm" svg:height="0.352cm" svg:x="7.303cm" svg:y="25.601cm">
          <draw:text-box>
            <text:p text:style-name="P4"><text:span text:style-name="T1">85</text:span></text:p>
          </draw:text-box>
        </draw:frame>
        <draw:path draw:style-name="gr7" draw:text-style-name="P6" draw:layer="layout" svg:width="0.47cm" svg:height="4.564cm" svg:x="7.279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7.279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7.279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7.126cm" svg:y="28.882cm">
          <draw:text-box>
            <text:p text:style-name="P4"><text:span text:style-name="T1">94</text:span></text:p>
          </draw:text-box>
        </draw:frame>
        <draw:polygon draw:style-name="gr2" draw:text-style-name="P2" draw:layer="layout" svg:width="0.392cm" svg:height="0.522cm" svg:x="7.141cm" svg:y="34.972cm" svg:viewBox="0 0 393 523" draw:points="197,0 393,523 0,523">
          <text:p/>
        </draw:polygon>
        <draw:polygon draw:style-name="gr3" draw:text-style-name="P3" draw:layer="layout" svg:width="0.392cm" svg:height="0.522cm" svg:x="7.141cm" svg:y="34.972cm" svg:viewBox="0 0 393 523" draw:points="197,0 393,523 0,523">
          <text:p/>
        </draw:polygon>
        <draw:polygon draw:style-name="gr4" draw:text-style-name="P3" draw:layer="layout" svg:width="0.392cm" svg:height="0.522cm" svg:x="7.141cm" svg:y="34.972cm" svg:viewBox="0 0 393 523" draw:points="197,0 0,523 393,523">
          <text:p/>
        </draw:polygon>
        <draw:frame draw:style-name="gr8" draw:text-style-name="P5" draw:layer="layout" svg:width="0.352cm" svg:height="0.352cm" svg:x="7.408cm" svg:y="32.128cm">
          <draw:text-box>
            <text:p text:style-name="P4"><text:span text:style-name="T1">7</text:span></text:p>
          </draw:text-box>
        </draw:frame>
        <draw:path draw:style-name="gr2" draw:text-style-name="P2" draw:layer="layout" svg:width="0.47cm" svg:height="0.861cm" svg:x="7.279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7.279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7.279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7.126cm" svg:y="35.585cm">
          <draw:text-box>
            <text:p text:style-name="P4"><text:span text:style-name="T1">93</text:span></text:p>
          </draw:text-box>
        </draw:frame>
        <draw:path draw:style-name="gr2" draw:text-style-name="P2" draw:layer="layout" svg:width="0.613cm" svg:height="0.776cm" svg:x="7.278cm" svg:y="22.119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7.278cm" svg:y="22.119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7.278cm" svg:y="22.119cm" svg:viewBox="0 0 614 777" svg:d="M0 0v582c0 195 153 195 153 195h307c154 0 154-195 154-195v-582z">
          <text:p/>
        </draw:path>
        <draw:frame draw:style-name="gr6" draw:text-style-name="P5" draw:layer="layout" svg:width="0.391cm" svg:height="0.352cm" svg:x="7.303cm" svg:y="36.961cm">
          <draw:text-box>
            <text:p text:style-name="P4"><text:span text:style-name="T1">84</text:span></text:p>
          </draw:text-box>
        </draw:frame>
        <draw:polygon draw:style-name="gr2" draw:text-style-name="P2" draw:layer="layout" svg:width="0.392cm" svg:height="0.522cm" svg:x="7.141cm" svg:y="23.683cm" svg:viewBox="0 0 393 523" draw:points="197,0 393,523 0,523">
          <text:p/>
        </draw:polygon>
        <draw:polygon draw:style-name="gr3" draw:text-style-name="P3" draw:layer="layout" svg:width="0.392cm" svg:height="0.522cm" svg:x="7.141cm" svg:y="23.683cm" svg:viewBox="0 0 393 523" draw:points="197,0 393,523 0,523">
          <text:p/>
        </draw:polygon>
        <draw:polygon draw:style-name="gr4" draw:text-style-name="P3" draw:layer="layout" svg:width="0.392cm" svg:height="0.522cm" svg:x="7.141cm" svg:y="23.683cm" svg:viewBox="0 0 393 523" draw:points="197,0 0,523 393,523">
          <text:p/>
        </draw:polygon>
        <draw:frame draw:style-name="gr6" draw:text-style-name="P5" draw:layer="layout" svg:width="0.391cm" svg:height="0.352cm" svg:x="7.373cm" svg:y="22.426cm">
          <draw:text-box>
            <text:p text:style-name="P4"><text:span text:style-name="T1">77</text:span></text:p>
          </draw:text-box>
        </draw:frame>
        <draw:polygon draw:style-name="gr2" draw:text-style-name="P2" draw:layer="layout" svg:width="0.392cm" svg:height="0.522cm" svg:x="7.141cm" svg:y="38.147cm" svg:viewBox="0 0 393 523" draw:points="197,0 393,523 0,523">
          <text:p/>
        </draw:polygon>
        <draw:polygon draw:style-name="gr3" draw:text-style-name="P3" draw:layer="layout" svg:width="0.392cm" svg:height="0.522cm" svg:x="7.141cm" svg:y="38.147cm" svg:viewBox="0 0 393 523" draw:points="197,0 393,523 0,523">
          <text:p/>
        </draw:polygon>
        <draw:polygon draw:style-name="gr4" draw:text-style-name="P3" draw:layer="layout" svg:width="0.392cm" svg:height="0.522cm" svg:x="7.141cm" svg:y="38.147cm" svg:viewBox="0 0 393 523" draw:points="197,0 0,523 393,523">
          <text:p/>
        </draw:polygon>
        <draw:frame draw:style-name="gr6" draw:text-style-name="P5" draw:layer="layout" svg:width="0.391cm" svg:height="0.352cm" svg:x="7.126cm" svg:y="24.296cm">
          <draw:text-box>
            <text:p text:style-name="P4"><text:span text:style-name="T1">95</text:span></text:p>
          </draw:text-box>
        </draw:frame>
        <draw:path draw:style-name="gr2" draw:text-style-name="P2" draw:layer="layout" svg:width="0.613cm" svg:height="0.776cm" svg:x="8.336cm" svg:y="40.11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8.336cm" svg:y="40.11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8.336cm" svg:y="40.11cm" svg:viewBox="0 0 614 777" svg:d="M0 0v582c0 195 153 195 153 195h307c154 0 154-195 154-195v-582z">
          <text:p/>
        </draw:path>
        <draw:frame draw:style-name="gr6" draw:text-style-name="P5" draw:layer="layout" svg:width="0.391cm" svg:height="0.352cm" svg:x="7.126cm" svg:y="38.76cm">
          <draw:text-box>
            <text:p text:style-name="P4"><text:span text:style-name="T1">92</text:span></text:p>
          </draw:text-box>
        </draw:frame>
        <draw:path draw:style-name="gr2" draw:text-style-name="P2" draw:layer="layout" svg:width="0.47cm" svg:height="1.42cm" svg:x="8.337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8.337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8.337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8.431cm" svg:y="40.418cm">
          <draw:text-box>
            <text:p text:style-name="P4"><text:span text:style-name="T1">78</text:span></text:p>
          </draw:text-box>
        </draw:frame>
        <draw:polygon draw:style-name="gr2" draw:text-style-name="P2" draw:layer="layout" svg:width="0.391cm" svg:height="0.522cm" svg:x="8.2cm" svg:y="28.269cm" svg:viewBox="0 0 392 523" draw:points="196,0 392,523 0,523">
          <text:p/>
        </draw:polygon>
        <draw:polygon draw:style-name="gr3" draw:text-style-name="P3" draw:layer="layout" svg:width="0.391cm" svg:height="0.522cm" svg:x="8.2cm" svg:y="28.269cm" svg:viewBox="0 0 392 523" draw:points="196,0 392,523 0,523">
          <text:p/>
        </draw:polygon>
        <draw:polygon draw:style-name="gr4" draw:text-style-name="P3" draw:layer="layout" svg:width="0.391cm" svg:height="0.522cm" svg:x="8.2cm" svg:y="28.269cm" svg:viewBox="0 0 392 523" draw:points="196,0 0,523 392,523">
          <text:p/>
        </draw:polygon>
        <draw:frame draw:style-name="gr6" draw:text-style-name="P5" draw:layer="layout" svg:width="0.391cm" svg:height="0.352cm" svg:x="8.361cm" svg:y="25.601cm">
          <draw:text-box>
            <text:p text:style-name="P4"><text:span text:style-name="T1">87</text:span></text:p>
          </draw:text-box>
        </draw:frame>
        <draw:path draw:style-name="gr7" draw:text-style-name="P6" draw:layer="layout" svg:width="0.47cm" svg:height="4.564cm" svg:x="8.337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8.337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8.337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8.184cm" svg:y="28.882cm">
          <draw:text-box>
            <text:p text:style-name="P4"><text:span text:style-name="T1">98</text:span></text:p>
          </draw:text-box>
        </draw:frame>
        <draw:polygon draw:style-name="gr2" draw:text-style-name="P2" draw:layer="layout" svg:width="0.391cm" svg:height="0.522cm" svg:x="8.2cm" svg:y="34.972cm" svg:viewBox="0 0 392 523" draw:points="196,0 392,523 0,523">
          <text:p/>
        </draw:polygon>
        <draw:polygon draw:style-name="gr3" draw:text-style-name="P3" draw:layer="layout" svg:width="0.391cm" svg:height="0.522cm" svg:x="8.2cm" svg:y="34.972cm" svg:viewBox="0 0 392 523" draw:points="196,0 392,523 0,523">
          <text:p/>
        </draw:polygon>
        <draw:polygon draw:style-name="gr4" draw:text-style-name="P3" draw:layer="layout" svg:width="0.391cm" svg:height="0.522cm" svg:x="8.2cm" svg:y="34.972cm" svg:viewBox="0 0 392 523" draw:points="196,0 0,523 392,523">
          <text:p/>
        </draw:polygon>
        <draw:frame draw:style-name="gr8" draw:text-style-name="P5" draw:layer="layout" svg:width="0.352cm" svg:height="0.352cm" svg:x="8.467cm" svg:y="32.128cm">
          <draw:text-box>
            <text:p text:style-name="P4"><text:span text:style-name="T1">8</text:span></text:p>
          </draw:text-box>
        </draw:frame>
        <draw:path draw:style-name="gr2" draw:text-style-name="P2" draw:layer="layout" svg:width="0.47cm" svg:height="0.861cm" svg:x="8.337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8.337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8.337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8.184cm" svg:y="35.585cm">
          <draw:text-box>
            <text:p text:style-name="P4"><text:span text:style-name="T1">97</text:span></text:p>
          </draw:text-box>
        </draw:frame>
        <draw:path draw:style-name="gr2" draw:text-style-name="P2" draw:layer="layout" svg:width="0.613cm" svg:height="0.776cm" svg:x="8.336cm" svg:y="22.119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8.336cm" svg:y="22.119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8.336cm" svg:y="22.119cm" svg:viewBox="0 0 614 777" svg:d="M0 0v582c0 195 153 195 153 195h307c154 0 154-195 154-195v-582z">
          <text:p/>
        </draw:path>
        <draw:frame draw:style-name="gr6" draw:text-style-name="P5" draw:layer="layout" svg:width="0.391cm" svg:height="0.352cm" svg:x="8.361cm" svg:y="36.961cm">
          <draw:text-box>
            <text:p text:style-name="P4"><text:span text:style-name="T1">86</text:span></text:p>
          </draw:text-box>
        </draw:frame>
        <draw:polygon draw:style-name="gr2" draw:text-style-name="P2" draw:layer="layout" svg:width="0.391cm" svg:height="0.522cm" svg:x="8.2cm" svg:y="23.683cm" svg:viewBox="0 0 392 523" draw:points="196,0 392,523 0,523">
          <text:p/>
        </draw:polygon>
        <draw:polygon draw:style-name="gr3" draw:text-style-name="P3" draw:layer="layout" svg:width="0.391cm" svg:height="0.522cm" svg:x="8.2cm" svg:y="23.683cm" svg:viewBox="0 0 392 523" draw:points="196,0 392,523 0,523">
          <text:p/>
        </draw:polygon>
        <draw:polygon draw:style-name="gr4" draw:text-style-name="P3" draw:layer="layout" svg:width="0.391cm" svg:height="0.522cm" svg:x="8.2cm" svg:y="23.683cm" svg:viewBox="0 0 392 523" draw:points="196,0 0,523 392,523">
          <text:p/>
        </draw:polygon>
        <draw:frame draw:style-name="gr6" draw:text-style-name="P5" draw:layer="layout" svg:width="0.391cm" svg:height="0.352cm" svg:x="8.431cm" svg:y="22.426cm">
          <draw:text-box>
            <text:p text:style-name="P4"><text:span text:style-name="T1">79</text:span></text:p>
          </draw:text-box>
        </draw:frame>
        <draw:polygon draw:style-name="gr2" draw:text-style-name="P2" draw:layer="layout" svg:width="0.391cm" svg:height="0.522cm" svg:x="8.2cm" svg:y="38.147cm" svg:viewBox="0 0 392 523" draw:points="196,0 392,523 0,523">
          <text:p/>
        </draw:polygon>
        <draw:polygon draw:style-name="gr3" draw:text-style-name="P3" draw:layer="layout" svg:width="0.391cm" svg:height="0.522cm" svg:x="8.2cm" svg:y="38.147cm" svg:viewBox="0 0 392 523" draw:points="196,0 392,523 0,523">
          <text:p/>
        </draw:polygon>
        <draw:polygon draw:style-name="gr4" draw:text-style-name="P3" draw:layer="layout" svg:width="0.391cm" svg:height="0.522cm" svg:x="8.2cm" svg:y="38.147cm" svg:viewBox="0 0 392 523" draw:points="196,0 0,523 392,523">
          <text:p/>
        </draw:polygon>
        <draw:frame draw:style-name="gr6" draw:text-style-name="P5" draw:layer="layout" svg:width="0.391cm" svg:height="0.352cm" svg:x="8.184cm" svg:y="24.296cm">
          <draw:text-box>
            <text:p text:style-name="P4"><text:span text:style-name="T1">99</text:span></text:p>
          </draw:text-box>
        </draw:frame>
        <draw:polygon draw:style-name="gr2" draw:text-style-name="P2" draw:layer="layout" svg:width="0.392cm" svg:height="0.522cm" svg:x="3.966cm" svg:y="38.147cm" svg:viewBox="0 0 393 523" draw:points="197,0 393,523 0,523">
          <text:p/>
        </draw:polygon>
        <draw:polygon draw:style-name="gr3" draw:text-style-name="P3" draw:layer="layout" svg:width="0.392cm" svg:height="0.522cm" svg:x="3.966cm" svg:y="38.147cm" svg:viewBox="0 0 393 523" draw:points="197,0 393,523 0,523">
          <text:p/>
        </draw:polygon>
        <draw:polygon draw:style-name="gr4" draw:text-style-name="P3" draw:layer="layout" svg:width="0.392cm" svg:height="0.522cm" svg:x="3.966cm" svg:y="38.147cm" svg:viewBox="0 0 393 523" draw:points="197,0 0,523 393,523">
          <text:p/>
        </draw:polygon>
        <draw:frame draw:style-name="gr6" draw:text-style-name="P5" draw:layer="layout" svg:width="0.391cm" svg:height="0.352cm" svg:x="8.184cm" svg:y="38.76cm">
          <draw:text-box>
            <text:p text:style-name="P4"><text:span text:style-name="T1">96</text:span></text:p>
          </draw:text-box>
        </draw:frame>
        <draw:polygon draw:style-name="gr2" draw:text-style-name="P2" draw:layer="layout" svg:width="0.392cm" svg:height="0.522cm" svg:x="3.966cm" svg:y="23.683cm" svg:viewBox="0 0 393 523" draw:points="197,0 393,523 0,523">
          <text:p/>
        </draw:polygon>
        <draw:polygon draw:style-name="gr3" draw:text-style-name="P3" draw:layer="layout" svg:width="0.392cm" svg:height="0.522cm" svg:x="3.966cm" svg:y="23.683cm" svg:viewBox="0 0 393 523" draw:points="197,0 393,523 0,523">
          <text:p/>
        </draw:polygon>
        <draw:polygon draw:style-name="gr4" draw:text-style-name="P3" draw:layer="layout" svg:width="0.392cm" svg:height="0.522cm" svg:x="3.966cm" svg:y="23.683cm" svg:viewBox="0 0 393 523" draw:points="197,0 0,523 393,523">
          <text:p/>
        </draw:polygon>
        <draw:frame draw:style-name="gr6" draw:text-style-name="P5" draw:layer="layout" svg:width="0.391cm" svg:height="0.352cm" svg:x="3.951cm" svg:y="38.76cm">
          <draw:text-box>
            <text:p text:style-name="P4"><text:span text:style-name="T1">68</text:span></text:p>
          </draw:text-box>
        </draw:frame>
        <draw:path draw:style-name="gr2" draw:text-style-name="P2" draw:layer="layout" svg:width="0.613cm" svg:height="0.776cm" svg:x="3.75cm" svg:y="22.119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3.75cm" svg:y="22.119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3.75cm" svg:y="22.119cm" svg:viewBox="0 0 614 777" svg:d="M0 0v582c0 195 153 195 153 195h308c153 0 153-195 153-195v-582z">
          <text:p/>
        </draw:path>
        <draw:frame draw:style-name="gr6" draw:text-style-name="P5" draw:layer="layout" svg:width="0.391cm" svg:height="0.352cm" svg:x="3.951cm" svg:y="24.296cm">
          <draw:text-box>
            <text:p text:style-name="P4"><text:span text:style-name="T1">71</text:span></text:p>
          </draw:text-box>
        </draw:frame>
        <draw:path draw:style-name="gr2" draw:text-style-name="P2" draw:layer="layout" svg:width="0.47cm" svg:height="0.861cm" svg:x="4.104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4.104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4.104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3.845cm" svg:y="22.426cm">
          <draw:text-box>
            <text:p text:style-name="P4"><text:span text:style-name="T1">65</text:span></text:p>
          </draw:text-box>
        </draw:frame>
        <draw:polygon draw:style-name="gr2" draw:text-style-name="P2" draw:layer="layout" svg:width="0.392cm" svg:height="0.522cm" svg:x="3.966cm" svg:y="34.972cm" svg:viewBox="0 0 393 523" draw:points="197,0 393,523 0,523">
          <text:p/>
        </draw:polygon>
        <draw:polygon draw:style-name="gr3" draw:text-style-name="P3" draw:layer="layout" svg:width="0.392cm" svg:height="0.522cm" svg:x="3.966cm" svg:y="34.972cm" svg:viewBox="0 0 393 523" draw:points="197,0 393,523 0,523">
          <text:p/>
        </draw:polygon>
        <draw:polygon draw:style-name="gr4" draw:text-style-name="P3" draw:layer="layout" svg:width="0.392cm" svg:height="0.522cm" svg:x="3.966cm" svg:y="34.972cm" svg:viewBox="0 0 393 523" draw:points="197,0 0,523 393,523">
          <text:p/>
        </draw:polygon>
        <draw:frame draw:style-name="gr6" draw:text-style-name="P5" draw:layer="layout" svg:width="0.391cm" svg:height="0.352cm" svg:x="4.128cm" svg:y="36.961cm">
          <draw:text-box>
            <text:p text:style-name="P4"><text:span text:style-name="T1">66</text:span></text:p>
          </draw:text-box>
        </draw:frame>
        <draw:path draw:style-name="gr7" draw:text-style-name="P6" draw:layer="layout" svg:width="0.47cm" svg:height="4.564cm" svg:x="4.10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4.10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4.104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3.951cm" svg:y="35.585cm">
          <draw:text-box>
            <text:p text:style-name="P4"><text:span text:style-name="T1">69</text:span></text:p>
          </draw:text-box>
        </draw:frame>
        <draw:polygon draw:style-name="gr2" draw:text-style-name="P2" draw:layer="layout" svg:width="0.392cm" svg:height="0.522cm" svg:x="3.966cm" svg:y="28.269cm" svg:viewBox="0 0 393 523" draw:points="197,0 393,523 0,523">
          <text:p/>
        </draw:polygon>
        <draw:polygon draw:style-name="gr3" draw:text-style-name="P3" draw:layer="layout" svg:width="0.392cm" svg:height="0.522cm" svg:x="3.966cm" svg:y="28.269cm" svg:viewBox="0 0 393 523" draw:points="197,0 393,523 0,523">
          <text:p/>
        </draw:polygon>
        <draw:polygon draw:style-name="gr4" draw:text-style-name="P3" draw:layer="layout" svg:width="0.392cm" svg:height="0.522cm" svg:x="3.966cm" svg:y="28.269cm" svg:viewBox="0 0 393 523" draw:points="197,0 0,523 393,523">
          <text:p/>
        </draw:polygon>
        <draw:frame draw:style-name="gr8" draw:text-style-name="P5" draw:layer="layout" svg:width="0.352cm" svg:height="0.352cm" svg:x="4.233cm" svg:y="32.128cm">
          <draw:text-box>
            <text:p text:style-name="P4"><text:span text:style-name="T1">4</text:span></text:p>
          </draw:text-box>
        </draw:frame>
        <draw:path draw:style-name="gr2" draw:text-style-name="P2" draw:layer="layout" svg:width="0.47cm" svg:height="1.42cm" svg:x="4.104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4.104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4.104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3.951cm" svg:y="28.882cm">
          <draw:text-box>
            <text:p text:style-name="P4"><text:span text:style-name="T1">70</text:span></text:p>
          </draw:text-box>
        </draw:frame>
        <draw:path draw:style-name="gr2" draw:text-style-name="P2" draw:layer="layout" svg:width="0.613cm" svg:height="0.776cm" svg:x="3.75cm" svg:y="40.11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3.75cm" svg:y="40.11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3.75cm" svg:y="40.11cm" svg:viewBox="0 0 614 777" svg:d="M0 0v582c0 195 153 195 153 195h308c153 0 153-195 153-195v-582z">
          <text:p/>
        </draw:path>
        <draw:frame draw:style-name="gr6" draw:text-style-name="P5" draw:layer="layout" svg:width="0.391cm" svg:height="0.352cm" svg:x="4.128cm" svg:y="25.601cm">
          <draw:text-box>
            <text:p text:style-name="P4"><text:span text:style-name="T1">67</text:span></text:p>
          </draw:text-box>
        </draw:frame>
        <draw:polygon draw:style-name="gr2" draw:text-style-name="P2" draw:layer="layout" svg:width="0.392cm" svg:height="0.522cm" svg:x="2.908cm" svg:y="38.147cm" svg:viewBox="0 0 393 523" draw:points="197,0 393,523 0,523">
          <text:p/>
        </draw:polygon>
        <draw:polygon draw:style-name="gr3" draw:text-style-name="P3" draw:layer="layout" svg:width="0.392cm" svg:height="0.522cm" svg:x="2.908cm" svg:y="38.147cm" svg:viewBox="0 0 393 523" draw:points="197,0 393,523 0,523">
          <text:p/>
        </draw:polygon>
        <draw:polygon draw:style-name="gr4" draw:text-style-name="P3" draw:layer="layout" svg:width="0.392cm" svg:height="0.522cm" svg:x="2.908cm" svg:y="38.147cm" svg:viewBox="0 0 393 523" draw:points="197,0 0,523 393,523">
          <text:p/>
        </draw:polygon>
        <draw:frame draw:style-name="gr6" draw:text-style-name="P5" draw:layer="layout" svg:width="0.391cm" svg:height="0.352cm" svg:x="3.845cm" svg:y="40.418cm">
          <draw:text-box>
            <text:p text:style-name="P4"><text:span text:style-name="T1">64</text:span></text:p>
          </draw:text-box>
        </draw:frame>
        <draw:polygon draw:style-name="gr2" draw:text-style-name="P2" draw:layer="layout" svg:width="0.392cm" svg:height="0.522cm" svg:x="2.908cm" svg:y="23.683cm" svg:viewBox="0 0 393 523" draw:points="197,0 393,523 0,523">
          <text:p/>
        </draw:polygon>
        <draw:polygon draw:style-name="gr3" draw:text-style-name="P3" draw:layer="layout" svg:width="0.392cm" svg:height="0.522cm" svg:x="2.908cm" svg:y="23.683cm" svg:viewBox="0 0 393 523" draw:points="197,0 393,523 0,523">
          <text:p/>
        </draw:polygon>
        <draw:polygon draw:style-name="gr4" draw:text-style-name="P3" draw:layer="layout" svg:width="0.392cm" svg:height="0.522cm" svg:x="2.908cm" svg:y="23.683cm" svg:viewBox="0 0 393 523" draw:points="197,0 0,523 393,523">
          <text:p/>
        </draw:polygon>
        <draw:frame draw:style-name="gr6" draw:text-style-name="P5" draw:layer="layout" svg:width="0.391cm" svg:height="0.352cm" svg:x="2.893cm" svg:y="38.76cm">
          <draw:text-box>
            <text:p text:style-name="P4"><text:span text:style-name="T1">60</text:span></text:p>
          </draw:text-box>
        </draw:frame>
        <draw:path draw:style-name="gr2" draw:text-style-name="P2" draw:layer="layout" svg:width="0.612cm" svg:height="0.776cm" svg:x="3.045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3.045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3.045cm" svg:y="22.119cm" svg:viewBox="0 0 613 777" svg:d="M0 0v582c0 195 153 195 153 195h307c153 0 153-195 153-195v-582z">
          <text:p/>
        </draw:path>
        <draw:frame draw:style-name="gr6" draw:text-style-name="P5" draw:layer="layout" svg:width="0.391cm" svg:height="0.352cm" svg:x="2.893cm" svg:y="24.296cm">
          <draw:text-box>
            <text:p text:style-name="P4"><text:span text:style-name="T1">63</text:span></text:p>
          </draw:text-box>
        </draw:frame>
        <draw:path draw:style-name="gr2" draw:text-style-name="P2" draw:layer="layout" svg:width="0.47cm" svg:height="0.861cm" svg:x="3.045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3.045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3.045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3.14cm" svg:y="22.426cm">
          <draw:text-box>
            <text:p text:style-name="P4"><text:span text:style-name="T1">57</text:span></text:p>
          </draw:text-box>
        </draw:frame>
        <draw:polygon draw:style-name="gr2" draw:text-style-name="P2" draw:layer="layout" svg:width="0.392cm" svg:height="0.522cm" svg:x="2.908cm" svg:y="34.972cm" svg:viewBox="0 0 393 523" draw:points="197,0 393,523 0,523">
          <text:p/>
        </draw:polygon>
        <draw:polygon draw:style-name="gr3" draw:text-style-name="P3" draw:layer="layout" svg:width="0.392cm" svg:height="0.522cm" svg:x="2.908cm" svg:y="34.972cm" svg:viewBox="0 0 393 523" draw:points="197,0 393,523 0,523">
          <text:p/>
        </draw:polygon>
        <draw:polygon draw:style-name="gr4" draw:text-style-name="P3" draw:layer="layout" svg:width="0.392cm" svg:height="0.522cm" svg:x="2.908cm" svg:y="34.972cm" svg:viewBox="0 0 393 523" draw:points="197,0 0,523 393,523">
          <text:p/>
        </draw:polygon>
        <draw:frame draw:style-name="gr6" draw:text-style-name="P5" draw:layer="layout" svg:width="0.391cm" svg:height="0.352cm" svg:x="3.069cm" svg:y="36.961cm">
          <draw:text-box>
            <text:p text:style-name="P4"><text:span text:style-name="T1">58</text:span></text:p>
          </draw:text-box>
        </draw:frame>
        <draw:path draw:style-name="gr7" draw:text-style-name="P6" draw:layer="layout" svg:width="0.47cm" svg:height="4.564cm" svg:x="3.04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3.04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3.04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2.893cm" svg:y="35.585cm">
          <draw:text-box>
            <text:p text:style-name="P4"><text:span text:style-name="T1">61</text:span></text:p>
          </draw:text-box>
        </draw:frame>
        <draw:polygon draw:style-name="gr2" draw:text-style-name="P2" draw:layer="layout" svg:width="0.392cm" svg:height="0.522cm" svg:x="2.908cm" svg:y="28.269cm" svg:viewBox="0 0 393 523" draw:points="197,0 393,523 0,523">
          <text:p/>
        </draw:polygon>
        <draw:polygon draw:style-name="gr3" draw:text-style-name="P3" draw:layer="layout" svg:width="0.392cm" svg:height="0.522cm" svg:x="2.908cm" svg:y="28.269cm" svg:viewBox="0 0 393 523" draw:points="197,0 393,523 0,523">
          <text:p/>
        </draw:polygon>
        <draw:polygon draw:style-name="gr4" draw:text-style-name="P3" draw:layer="layout" svg:width="0.392cm" svg:height="0.522cm" svg:x="2.908cm" svg:y="28.269cm" svg:viewBox="0 0 393 523" draw:points="197,0 0,523 393,523">
          <text:p/>
        </draw:polygon>
        <draw:frame draw:style-name="gr8" draw:text-style-name="P5" draw:layer="layout" svg:width="0.352cm" svg:height="0.352cm" svg:x="3.175cm" svg:y="32.128cm">
          <draw:text-box>
            <text:p text:style-name="P4"><text:span text:style-name="T1">3</text:span></text:p>
          </draw:text-box>
        </draw:frame>
        <draw:path draw:style-name="gr2" draw:text-style-name="P2" draw:layer="layout" svg:width="0.47cm" svg:height="1.42cm" svg:x="3.045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3.045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3.045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2.893cm" svg:y="28.882cm">
          <draw:text-box>
            <text:p text:style-name="P4"><text:span text:style-name="T1">62</text:span></text:p>
          </draw:text-box>
        </draw:frame>
        <draw:path draw:style-name="gr2" draw:text-style-name="P2" draw:layer="layout" svg:width="0.612cm" svg:height="0.776cm" svg:x="3.045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3.045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3.045cm" svg:y="40.11cm" svg:viewBox="0 0 613 777" svg:d="M0 0v582c0 195 153 195 153 195h307c153 0 153-195 153-195v-582z">
          <text:p/>
        </draw:path>
        <draw:frame draw:style-name="gr6" draw:text-style-name="P5" draw:layer="layout" svg:width="0.391cm" svg:height="0.352cm" svg:x="3.069cm" svg:y="25.601cm">
          <draw:text-box>
            <text:p text:style-name="P4"><text:span text:style-name="T1">59</text:span></text:p>
          </draw:text-box>
        </draw:frame>
        <draw:polygon draw:style-name="gr2" draw:text-style-name="P2" draw:layer="layout" svg:width="0.391cm" svg:height="0.522cm" svg:x="2.203cm" svg:y="38.147cm" svg:viewBox="0 0 392 523" draw:points="195,0 392,523 0,523">
          <text:p/>
        </draw:polygon>
        <draw:polygon draw:style-name="gr3" draw:text-style-name="P3" draw:layer="layout" svg:width="0.391cm" svg:height="0.522cm" svg:x="2.203cm" svg:y="38.147cm" svg:viewBox="0 0 392 523" draw:points="195,0 392,523 0,523">
          <text:p/>
        </draw:polygon>
        <draw:polygon draw:style-name="gr4" draw:text-style-name="P3" draw:layer="layout" svg:width="0.391cm" svg:height="0.522cm" svg:x="2.203cm" svg:y="38.147cm" svg:viewBox="0 0 392 523" draw:points="195,0 0,523 392,523">
          <text:p/>
        </draw:polygon>
        <draw:frame draw:style-name="gr6" draw:text-style-name="P5" draw:layer="layout" svg:width="0.391cm" svg:height="0.352cm" svg:x="3.14cm" svg:y="40.418cm">
          <draw:text-box>
            <text:p text:style-name="P4"><text:span text:style-name="T1">56</text:span></text:p>
          </draw:text-box>
        </draw:frame>
        <draw:polygon draw:style-name="gr2" draw:text-style-name="P2" draw:layer="layout" svg:width="0.391cm" svg:height="0.522cm" svg:x="1.85cm" svg:y="23.683cm" svg:viewBox="0 0 392 523" draw:points="196,0 392,523 0,523">
          <text:p/>
        </draw:polygon>
        <draw:polygon draw:style-name="gr3" draw:text-style-name="P3" draw:layer="layout" svg:width="0.391cm" svg:height="0.522cm" svg:x="1.85cm" svg:y="23.683cm" svg:viewBox="0 0 392 523" draw:points="196,0 392,523 0,523">
          <text:p/>
        </draw:polygon>
        <draw:polygon draw:style-name="gr4" draw:text-style-name="P3" draw:layer="layout" svg:width="0.391cm" svg:height="0.522cm" svg:x="1.85cm" svg:y="23.683cm" svg:viewBox="0 0 392 523" draw:points="196,0 0,523 392,523">
          <text:p/>
        </draw:polygon>
        <draw:frame draw:style-name="gr6" draw:text-style-name="P5" draw:layer="layout" svg:width="0.391cm" svg:height="0.352cm" svg:x="2.187cm" svg:y="38.76cm">
          <draw:text-box>
            <text:p text:style-name="P4"><text:span text:style-name="T1">20</text:span></text:p>
          </draw:text-box>
        </draw:frame>
        <draw:path draw:style-name="gr2" draw:text-style-name="P2" draw:layer="layout" svg:width="0.613cm" svg:height="0.776cm" svg:x="1.986cm" svg:y="22.119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.986cm" svg:y="22.119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.986cm" svg:y="22.119cm" svg:viewBox="0 0 614 777" svg:d="M0 0v582c0 195 153 195 153 195h308c153 0 153-195 153-195v-582z">
          <text:p/>
        </draw:path>
        <draw:frame draw:style-name="gr6" draw:text-style-name="P5" draw:layer="layout" svg:width="0.391cm" svg:height="0.352cm" svg:x="1.834cm" svg:y="24.296cm">
          <draw:text-box>
            <text:p text:style-name="P4"><text:span text:style-name="T1">35</text:span></text:p>
          </draw:text-box>
        </draw:frame>
        <draw:path draw:style-name="gr2" draw:text-style-name="P2" draw:layer="layout" svg:width="0.47cm" svg:height="0.861cm" svg:x="1.987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.987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.987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2.081cm" svg:y="22.426cm">
          <draw:text-box>
            <text:p text:style-name="P4"><text:span text:style-name="T1">55</text:span></text:p>
          </draw:text-box>
        </draw:frame>
        <draw:polygon draw:style-name="gr2" draw:text-style-name="P2" draw:layer="layout" svg:width="0.391cm" svg:height="0.522cm" svg:x="1.85cm" svg:y="34.972cm" svg:viewBox="0 0 392 523" draw:points="196,0 392,523 0,523">
          <text:p/>
        </draw:polygon>
        <draw:polygon draw:style-name="gr3" draw:text-style-name="P3" draw:layer="layout" svg:width="0.391cm" svg:height="0.522cm" svg:x="1.85cm" svg:y="34.972cm" svg:viewBox="0 0 392 523" draw:points="196,0 392,523 0,523">
          <text:p/>
        </draw:polygon>
        <draw:polygon draw:style-name="gr4" draw:text-style-name="P3" draw:layer="layout" svg:width="0.391cm" svg:height="0.522cm" svg:x="1.85cm" svg:y="34.972cm" svg:viewBox="0 0 392 523" draw:points="196,0 0,523 392,523">
          <text:p/>
        </draw:polygon>
        <draw:frame draw:style-name="gr6" draw:text-style-name="P5" draw:layer="layout" svg:width="0.391cm" svg:height="0.352cm" svg:x="2.011cm" svg:y="36.961cm">
          <draw:text-box>
            <text:p text:style-name="P4"><text:span text:style-name="T1">18</text:span></text:p>
          </draw:text-box>
        </draw:frame>
        <draw:path draw:style-name="gr7" draw:text-style-name="P6" draw:layer="layout" svg:width="0.47cm" svg:height="4.564cm" svg:x="1.987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.987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.987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1.834cm" svg:y="35.585cm">
          <draw:text-box>
            <text:p text:style-name="P4"><text:span text:style-name="T1">25</text:span></text:p>
          </draw:text-box>
        </draw:frame>
        <draw:polygon draw:style-name="gr2" draw:text-style-name="P2" draw:layer="layout" svg:width="0.391cm" svg:height="0.522cm" svg:x="1.85cm" svg:y="28.269cm" svg:viewBox="0 0 392 523" draw:points="196,0 392,523 0,523">
          <text:p/>
        </draw:polygon>
        <draw:polygon draw:style-name="gr3" draw:text-style-name="P3" draw:layer="layout" svg:width="0.391cm" svg:height="0.522cm" svg:x="1.85cm" svg:y="28.269cm" svg:viewBox="0 0 392 523" draw:points="196,0 392,523 0,523">
          <text:p/>
        </draw:polygon>
        <draw:polygon draw:style-name="gr4" draw:text-style-name="P3" draw:layer="layout" svg:width="0.391cm" svg:height="0.522cm" svg:x="1.85cm" svg:y="28.269cm" svg:viewBox="0 0 392 523" draw:points="196,0 0,523 392,523">
          <text:p/>
        </draw:polygon>
        <draw:frame draw:style-name="gr8" draw:text-style-name="P5" draw:layer="layout" svg:width="0.352cm" svg:height="0.352cm" svg:x="2.117cm" svg:y="32.128cm">
          <draw:text-box>
            <text:p text:style-name="P4"><text:span text:style-name="T1">2</text:span></text:p>
          </draw:text-box>
        </draw:frame>
        <draw:path draw:style-name="gr2" draw:text-style-name="P2" draw:layer="layout" svg:width="0.47cm" svg:height="1.42cm" svg:x="1.987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.987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.987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1.834cm" svg:y="28.882cm">
          <draw:text-box>
            <text:p text:style-name="P4"><text:span text:style-name="T1">31</text:span></text:p>
          </draw:text-box>
        </draw:frame>
        <draw:path draw:style-name="gr2" draw:text-style-name="P2" draw:layer="layout" svg:width="0.613cm" svg:height="0.776cm" svg:x="1.986cm" svg:y="40.11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.986cm" svg:y="40.11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.986cm" svg:y="40.11cm" svg:viewBox="0 0 614 777" svg:d="M0 0v582c0 195 153 195 153 195h308c153 0 153-195 153-195v-582z">
          <text:p/>
        </draw:path>
        <draw:frame draw:style-name="gr6" draw:text-style-name="P5" draw:layer="layout" svg:width="0.391cm" svg:height="0.352cm" svg:x="2.011cm" svg:y="25.601cm">
          <draw:text-box>
            <text:p text:style-name="P4"><text:span text:style-name="T1">29</text:span></text:p>
          </draw:text-box>
        </draw:frame>
        <draw:path draw:style-name="gr2" draw:text-style-name="P2" draw:layer="layout" svg:width="3.459cm" svg:height="0.777cm" svg:x="2.362cm" svg:y="19.296cm" svg:viewBox="0 0 3460 778" svg:d="M0 584c0 194 865 194 865 194h1730c865 0 865-194 865-194v-584h-3460z">
          <text:p/>
        </draw:path>
        <draw:path draw:style-name="gr3" draw:text-style-name="P3" draw:layer="layout" svg:width="3.459cm" svg:height="0.777cm" svg:x="2.362cm" svg:y="19.296cm" svg:viewBox="0 0 3460 778" svg:d="M0 584c0 194 865 194 865 194h1730c865 0 865-194 865-194v-584h-3460z">
          <text:p/>
        </draw:path>
        <draw:path draw:style-name="gr4" draw:text-style-name="P3" draw:layer="layout" svg:width="3.459cm" svg:height="0.777cm" svg:x="2.362cm" svg:y="19.296cm" svg:viewBox="0 0 3460 778" svg:d="M0 0v584c0 194 865 194 865 194h1730c865 0 865-194 865-194v-584z">
          <text:p/>
        </draw:path>
        <draw:frame draw:style-name="gr6" draw:text-style-name="P5" draw:layer="layout" svg:width="0.391cm" svg:height="0.352cm" svg:x="2.081cm" svg:y="40.418cm">
          <draw:text-box>
            <text:p text:style-name="P4"><text:span text:style-name="T1">54</text:span></text:p>
          </draw:text-box>
        </draw:frame>
        <draw:path draw:style-name="gr2" draw:text-style-name="P2" draw:layer="layout" svg:width="3.459cm" svg:height="0.776cm" svg:x="2.362cm" svg:y="42.933cm" svg:viewBox="0 0 3460 777" svg:d="M0 583c0 194 865 194 865 194h1730c865 0 865-194 865-194v-583h-3460z">
          <text:p/>
        </draw:path>
        <draw:path draw:style-name="gr3" draw:text-style-name="P3" draw:layer="layout" svg:width="3.459cm" svg:height="0.776cm" svg:x="2.362cm" svg:y="42.933cm" svg:viewBox="0 0 3460 777" svg:d="M0 583c0 194 865 194 865 194h1730c865 0 865-194 865-194v-583h-3460z">
          <text:p/>
        </draw:path>
        <draw:path draw:style-name="gr4" draw:text-style-name="P3" draw:layer="layout" svg:width="3.459cm" svg:height="0.776cm" svg:x="2.362cm" svg:y="42.933cm" svg:viewBox="0 0 3460 777" svg:d="M0 0v583c0 194 865 194 865 194h1730c865 0 865-194 865-194v-583z">
          <text:p/>
        </draw:path>
        <draw:frame draw:style-name="gr6" draw:text-style-name="P5" draw:layer="layout" svg:width="0.391cm" svg:height="0.352cm" svg:x="3.881cm" svg:y="19.604cm">
          <draw:text-box>
            <text:p text:style-name="P4"><text:span text:style-name="T1">53</text:span></text:p>
          </draw:text-box>
        </draw:frame>
        <draw:path draw:style-name="gr2" draw:text-style-name="P2" draw:layer="layout" svg:width="0.613cm" svg:height="0.776cm" svg:x="0.928cm" svg:y="40.11cm" svg:viewBox="0 0 614 777" svg:d="M0 582c0 195 153 195 153 195h306c155 0 155-195 155-195v-582h-614z">
          <text:p/>
        </draw:path>
        <draw:path draw:style-name="gr3" draw:text-style-name="P3" draw:layer="layout" svg:width="0.613cm" svg:height="0.776cm" svg:x="0.928cm" svg:y="40.11cm" svg:viewBox="0 0 614 777" svg:d="M0 582c0 195 153 195 153 195h306c155 0 155-195 155-195v-582h-614z">
          <text:p/>
        </draw:path>
        <draw:path draw:style-name="gr4" draw:text-style-name="P3" draw:layer="layout" svg:width="0.613cm" svg:height="0.776cm" svg:x="0.928cm" svg:y="40.11cm" svg:viewBox="0 0 614 777" svg:d="M0 0v582c0 195 153 195 153 195h306c155 0 155-195 155-195v-582z">
          <text:p/>
        </draw:path>
        <draw:frame draw:style-name="gr6" draw:text-style-name="P5" draw:layer="layout" svg:width="0.391cm" svg:height="0.352cm" svg:x="3.881cm" svg:y="43.24cm">
          <draw:text-box>
            <text:p text:style-name="P4"><text:span text:style-name="T1">52</text:span></text:p>
          </draw:text-box>
        </draw:frame>
        <draw:path draw:style-name="gr2" draw:text-style-name="P2" draw:layer="layout" svg:width="0.47cm" svg:height="1.42cm" svg:x="0.929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0.929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0.929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1.023cm" svg:y="40.418cm">
          <draw:text-box>
            <text:p text:style-name="P4"><text:span text:style-name="T1">23</text:span></text:p>
          </draw:text-box>
        </draw:frame>
        <draw:polygon draw:style-name="gr2" draw:text-style-name="P2" draw:layer="layout" svg:width="0.392cm" svg:height="0.522cm" svg:x="0.791cm" svg:y="28.269cm" svg:viewBox="0 0 393 523" draw:points="197,0 393,523 0,523">
          <text:p/>
        </draw:polygon>
        <draw:polygon draw:style-name="gr3" draw:text-style-name="P3" draw:layer="layout" svg:width="0.392cm" svg:height="0.522cm" svg:x="0.791cm" svg:y="28.269cm" svg:viewBox="0 0 393 523" draw:points="197,0 393,523 0,523">
          <text:p/>
        </draw:polygon>
        <draw:polygon draw:style-name="gr4" draw:text-style-name="P3" draw:layer="layout" svg:width="0.392cm" svg:height="0.522cm" svg:x="0.791cm" svg:y="28.269cm" svg:viewBox="0 0 393 523" draw:points="197,0 0,523 393,523">
          <text:p/>
        </draw:polygon>
        <draw:frame draw:style-name="gr6" draw:text-style-name="P5" draw:layer="layout" svg:width="0.391cm" svg:height="0.352cm" svg:x="0.953cm" svg:y="25.601cm">
          <draw:text-box>
            <text:p text:style-name="P4"><text:span text:style-name="T1">28</text:span></text:p>
          </draw:text-box>
        </draw:frame>
        <draw:path draw:style-name="gr7" draw:text-style-name="P6" draw:layer="layout" svg:width="0.47cm" svg:height="4.564cm" svg:x="0.929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0.929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0.929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0.776cm" svg:y="28.882cm">
          <draw:text-box>
            <text:p text:style-name="P4"><text:span text:style-name="T1">30</text:span></text:p>
          </draw:text-box>
        </draw:frame>
        <draw:polygon draw:style-name="gr2" draw:text-style-name="P2" draw:layer="layout" svg:width="0.392cm" svg:height="0.522cm" svg:x="0.791cm" svg:y="34.972cm" svg:viewBox="0 0 393 523" draw:points="197,0 393,523 0,523">
          <text:p/>
        </draw:polygon>
        <draw:polygon draw:style-name="gr3" draw:text-style-name="P3" draw:layer="layout" svg:width="0.392cm" svg:height="0.522cm" svg:x="0.791cm" svg:y="34.972cm" svg:viewBox="0 0 393 523" draw:points="197,0 393,523 0,523">
          <text:p/>
        </draw:polygon>
        <draw:polygon draw:style-name="gr4" draw:text-style-name="P3" draw:layer="layout" svg:width="0.392cm" svg:height="0.522cm" svg:x="0.791cm" svg:y="34.972cm" svg:viewBox="0 0 393 523" draw:points="197,0 0,523 393,523">
          <text:p/>
        </draw:polygon>
        <draw:frame draw:style-name="gr8" draw:text-style-name="P5" draw:layer="layout" svg:width="0.352cm" svg:height="0.352cm" svg:x="1.058cm" svg:y="32.128cm">
          <draw:text-box>
            <text:p text:style-name="P4"><text:span text:style-name="T1">1</text:span></text:p>
          </draw:text-box>
        </draw:frame>
        <draw:path draw:style-name="gr2" draw:text-style-name="P2" draw:layer="layout" svg:width="0.47cm" svg:height="0.861cm" svg:x="0.929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0.929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0.929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0.776cm" svg:y="35.585cm">
          <draw:text-box>
            <text:p text:style-name="P4"><text:span text:style-name="T1">24</text:span></text:p>
          </draw:text-box>
        </draw:frame>
        <draw:path draw:style-name="gr2" draw:text-style-name="P2" draw:layer="layout" svg:width="0.613cm" svg:height="0.776cm" svg:x="0.928cm" svg:y="22.119cm" svg:viewBox="0 0 614 777" svg:d="M0 582c0 195 153 195 153 195h306c155 0 155-195 155-195v-582h-614z">
          <text:p/>
        </draw:path>
        <draw:path draw:style-name="gr3" draw:text-style-name="P3" draw:layer="layout" svg:width="0.613cm" svg:height="0.776cm" svg:x="0.928cm" svg:y="22.119cm" svg:viewBox="0 0 614 777" svg:d="M0 582c0 195 153 195 153 195h306c155 0 155-195 155-195v-582h-614z">
          <text:p/>
        </draw:path>
        <draw:path draw:style-name="gr4" draw:text-style-name="P3" draw:layer="layout" svg:width="0.613cm" svg:height="0.776cm" svg:x="0.928cm" svg:y="22.119cm" svg:viewBox="0 0 614 777" svg:d="M0 0v582c0 195 153 195 153 195h306c155 0 155-195 155-195v-582z">
          <text:p/>
        </draw:path>
        <draw:frame draw:style-name="gr6" draw:text-style-name="P5" draw:layer="layout" svg:width="0.391cm" svg:height="0.352cm" svg:x="0.953cm" svg:y="36.961cm">
          <draw:text-box>
            <text:p text:style-name="P4"><text:span text:style-name="T1">17</text:span></text:p>
          </draw:text-box>
        </draw:frame>
        <draw:polygon draw:style-name="gr2" draw:text-style-name="P2" draw:layer="layout" svg:width="0.392cm" svg:height="0.522cm" svg:x="0.791cm" svg:y="23.683cm" svg:viewBox="0 0 393 523" draw:points="197,0 393,523 0,523">
          <text:p/>
        </draw:polygon>
        <draw:polygon draw:style-name="gr3" draw:text-style-name="P3" draw:layer="layout" svg:width="0.392cm" svg:height="0.522cm" svg:x="0.791cm" svg:y="23.683cm" svg:viewBox="0 0 393 523" draw:points="197,0 393,523 0,523">
          <text:p/>
        </draw:polygon>
        <draw:polygon draw:style-name="gr4" draw:text-style-name="P3" draw:layer="layout" svg:width="0.392cm" svg:height="0.522cm" svg:x="0.791cm" svg:y="23.683cm" svg:viewBox="0 0 393 523" draw:points="197,0 0,523 393,523">
          <text:p/>
        </draw:polygon>
        <draw:frame draw:style-name="gr6" draw:text-style-name="P5" draw:layer="layout" svg:width="0.391cm" svg:height="0.352cm" svg:x="1.023cm" svg:y="22.426cm">
          <draw:text-box>
            <text:p text:style-name="P4"><text:span text:style-name="T1">38</text:span></text:p>
          </draw:text-box>
        </draw:frame>
        <draw:polygon draw:style-name="gr2" draw:text-style-name="P2" draw:layer="layout" svg:width="0.392cm" svg:height="0.522cm" svg:x="1.144cm" svg:y="38.147cm" svg:viewBox="0 0 393 523" draw:points="196,0 393,523 0,523">
          <text:p/>
        </draw:polygon>
        <draw:polygon draw:style-name="gr3" draw:text-style-name="P3" draw:layer="layout" svg:width="0.392cm" svg:height="0.522cm" svg:x="1.144cm" svg:y="38.147cm" svg:viewBox="0 0 393 523" draw:points="196,0 393,523 0,523">
          <text:p/>
        </draw:polygon>
        <draw:polygon draw:style-name="gr4" draw:text-style-name="P3" draw:layer="layout" svg:width="0.392cm" svg:height="0.522cm" svg:x="1.144cm" svg:y="38.147cm" svg:viewBox="0 0 393 523" draw:points="196,0 0,523 393,523">
          <text:p/>
        </draw:polygon>
        <draw:frame draw:style-name="gr6" draw:text-style-name="P5" draw:layer="layout" svg:width="0.391cm" svg:height="0.352cm" svg:x="0.776cm" svg:y="24.296cm">
          <draw:text-box>
            <text:p text:style-name="P4"><text:span text:style-name="T1">34</text:span></text:p>
          </draw:text-box>
        </draw:frame>
        <draw:path draw:style-name="gr2" draw:text-style-name="P2" draw:layer="layout" svg:width="4.748cm" svg:height="3.249cm" svg:x="16.016cm" svg:y="11.181cm" svg:viewBox="0 0 4749 3250" svg:d="M0 0h950v3250h-950zM950 0h950v3250h-950zM1900 0h950v3250h-950zM2850 0h949v3250h-949zM3799 0h950v3250h-950z">
          <text:p/>
        </draw:path>
        <draw:path draw:style-name="gr3" draw:text-style-name="P3" draw:layer="layout" svg:width="4.748cm" svg:height="3.249cm" svg:x="16.016cm" svg:y="11.181cm" svg:viewBox="0 0 4749 3250" svg:d="M0 0h950v3250h-950zM950 0h950v3250h-950zM1900 0h950v3250h-950zM2850 0h949v3250h-949zM3799 0h950v3250h-950z">
          <text:p/>
        </draw:path>
        <draw:polygon draw:style-name="gr4" draw:text-style-name="P3" draw:layer="layout" svg:width="4.748cm" svg:height="3.249cm" svg:x="16.016cm" svg:y="11.181cm" svg:viewBox="0 0 4749 3250" draw:points="0,0 0,3250 4749,3250 4749,0">
          <text:p/>
        </draw:polygon>
        <draw:frame draw:style-name="gr6" draw:text-style-name="P5" draw:layer="layout" svg:width="0.391cm" svg:height="0.352cm" svg:x="1.129cm" svg:y="38.76cm">
          <draw:text-box>
            <text:p text:style-name="P4"><text:span text:style-name="T1">19</text:span></text:p>
          </draw:text-box>
        </draw:frame>
        <draw:path draw:style-name="gr2" draw:text-style-name="P2" draw:layer="layout" svg:width="6.043cm" svg:height="3.119cm" svg:x="7.279cm" svg:y="47.857cm" svg:viewBox="0 0 6044 3120" svg:d="M0 3120v-624h6044v624zM0 2496v-624h6044v624zM0 1872v-623h6044v623zM0 1249v-624h6044v624zM0 625v-625h6044v625z">
          <text:p/>
        </draw:path>
        <draw:path draw:style-name="gr3" draw:text-style-name="P3" draw:layer="layout" svg:width="6.043cm" svg:height="3.119cm" svg:x="7.279cm" svg:y="47.857cm" svg:viewBox="0 0 6044 3120" svg:d="M0 3120v-624h6044v624zM0 2496v-624h6044v624zM0 1872v-623h6044v623zM0 1249v-624h6044v624zM0 625v-625h6044v625z">
          <text:p/>
        </draw:path>
        <draw:polygon draw:style-name="gr4" draw:text-style-name="P3" draw:layer="layout" svg:width="6.043cm" svg:height="3.119cm" svg:x="7.279cm" svg:y="47.857cm" svg:viewBox="0 0 6044 3120" draw:points="0,0 0,625 0,1249 0,1872 0,2496 0,3120 6044,3120 6044,2496 6044,1872 6044,1249 6044,625 6044,0">
          <text:p/>
        </draw:polygon>
        <draw:frame draw:style-name="gr6" draw:text-style-name="P5" draw:layer="layout" svg:width="0.391cm" svg:height="0.352cm" svg:x="18.133cm" svg:y="12.725cm">
          <draw:text-box>
            <text:p text:style-name="P4"><text:span text:style-name="T1">42</text:span></text:p>
          </draw:text-box>
        </draw:frame>
        <draw:path draw:style-name="gr2" draw:text-style-name="P2" draw:layer="layout" svg:width="6.042cm" svg:height="3.378cm" svg:x="6.292cm" svg:y="11.156cm" svg:viewBox="0 0 6043 3379" svg:d="M0 3379v-676h6043v676zM0 2703v-675h6043v675zM0 2028v-676h6043v676zM0 1352v-675h6043v675zM0 677v-677h6043v677z">
          <text:p/>
        </draw:path>
        <draw:path draw:style-name="gr3" draw:text-style-name="P3" draw:layer="layout" svg:width="6.042cm" svg:height="3.378cm" svg:x="6.292cm" svg:y="11.156cm" svg:viewBox="0 0 6043 3379" svg:d="M0 3379v-676h6043v676zM0 2703v-675h6043v675zM0 2028v-676h6043v676zM0 1352v-675h6043v675zM0 677v-677h6043v677z">
          <text:p/>
        </draw:path>
        <draw:polygon draw:style-name="gr4" draw:text-style-name="P3" draw:layer="layout" svg:width="6.042cm" svg:height="3.378cm" svg:x="6.292cm" svg:y="11.156cm" svg:viewBox="0 0 6043 3379" draw:points="0,0 0,677 0,1352 0,2028 0,2703 0,3379 6043,3379 6043,2703 6043,2028 6043,1352 6043,677 6043,0">
          <text:p/>
        </draw:polygon>
        <draw:frame draw:style-name="gr6" draw:text-style-name="P5" draw:layer="layout" svg:width="0.391cm" svg:height="0.352cm" svg:x="10.089cm" svg:y="49.379cm">
          <draw:text-box>
            <text:p text:style-name="P4"><text:span text:style-name="T1">48</text:span></text:p>
          </draw:text-box>
        </draw:frame>
        <draw:polygon draw:style-name="gr2" draw:text-style-name="P2" draw:layer="layout" svg:width="1.764cm" svg:height="1.764cm" svg:x="8.431cm" svg:y="5.891cm" svg:viewBox="0 0 1765 1765" draw:points="917,0 917,354 1765,1059 1765,1765 0,1765 0,1059 847,354 847,0">
          <text:p/>
        </draw:polygon>
        <draw:polygon draw:style-name="gr3" draw:text-style-name="P3" draw:layer="layout" svg:width="1.764cm" svg:height="1.764cm" svg:x="8.431cm" svg:y="5.891cm" svg:viewBox="0 0 1765 1765" draw:points="917,0 917,354 1765,1059 1765,1765 0,1765 0,1059 847,354 847,0">
          <text:p/>
        </draw:polygon>
        <draw:path draw:style-name="gr9" draw:text-style-name="P7" draw:layer="layout" svg:width="1.452cm" svg:height="0.6cm" svg:x="8.587cm" svg:y="6.949cm" svg:viewBox="0 0 1453 601" svg:d="M0 566h1453v35h-1453zM121 424h1211v35h-1211zM242 282h969v36h-969zM363 141h727v36h-727zM484 0h485v36h-485z">
          <text:p/>
        </draw:path>
        <draw:polygon draw:style-name="gr4" draw:text-style-name="P3" draw:layer="layout" svg:width="1.764cm" svg:height="1.764cm" svg:x="8.431cm" svg:y="5.891cm" svg:viewBox="0 0 1765 1765" draw:points="847,0 847,354 0,1059 0,1765 1765,1765 1765,1059 917,354 917,0">
          <text:p/>
        </draw:polygon>
        <draw:frame draw:style-name="gr6" draw:text-style-name="P5" draw:layer="layout" svg:width="0.391cm" svg:height="0.352cm" svg:x="9.102cm" svg:y="12.831cm">
          <draw:text-box>
            <text:p text:style-name="P4"><text:span text:style-name="T1">40</text:span></text:p>
          </draw:text-box>
        </draw:frame>
        <draw:polygon draw:style-name="gr2" draw:text-style-name="P2" draw:layer="layout" svg:width="0.392cm" svg:height="0.522cm" svg:x="9.117cm" svg:y="8.513cm" svg:viewBox="0 0 393 523" draw:points="197,0 393,523 0,523">
          <text:p/>
        </draw:polygon>
        <draw:polygon draw:style-name="gr3" draw:text-style-name="P3" draw:layer="layout" svg:width="0.392cm" svg:height="0.522cm" svg:x="9.117cm" svg:y="8.513cm" svg:viewBox="0 0 393 523" draw:points="197,0 393,523 0,523">
          <text:p/>
        </draw:polygon>
        <draw:polygon draw:style-name="gr4" draw:text-style-name="P3" draw:layer="layout" svg:width="0.392cm" svg:height="0.522cm" svg:x="9.117cm" svg:y="8.513cm" svg:viewBox="0 0 393 523" draw:points="197,0 0,523 393,523">
          <text:p/>
        </draw:polygon>
        <draw:frame draw:style-name="gr6" draw:text-style-name="P5" draw:layer="layout" svg:width="0.391cm" svg:height="0.352cm" svg:x="9.102cm" svg:y="6.693cm">
          <draw:text-box>
            <text:p text:style-name="P4"><text:span text:style-name="T1">50</text:span></text:p>
          </draw:text-box>
        </draw:frame>
        <draw:path draw:style-name="gr2" draw:text-style-name="P2" draw:layer="layout" svg:width="4.748cm" svg:height="3.249cm" svg:x="16.192cm" svg:y="47.87cm" svg:viewBox="0 0 4749 3250" svg:d="M0 0h951v3250h-951zM951 0h949v3250h-949zM1900 0h950v3250h-950zM2850 0h950v3250h-950zM3800 0h949v3250h-949z">
          <text:p/>
        </draw:path>
        <draw:path draw:style-name="gr3" draw:text-style-name="P3" draw:layer="layout" svg:width="4.748cm" svg:height="3.249cm" svg:x="16.192cm" svg:y="47.87cm" svg:viewBox="0 0 4749 3250" svg:d="M0 0h951v3250h-951zM951 0h949v3250h-949zM1900 0h950v3250h-950zM2850 0h950v3250h-950zM3800 0h949v3250h-949z">
          <text:p/>
        </draw:path>
        <draw:polygon draw:style-name="gr4" draw:text-style-name="P3" draw:layer="layout" svg:width="4.748cm" svg:height="3.249cm" svg:x="16.192cm" svg:y="47.87cm" svg:viewBox="0 0 4749 3250" draw:points="0,0 0,3250 4749,3250 4749,0">
          <text:p/>
        </draw:polygon>
        <draw:frame draw:style-name="gr6" draw:text-style-name="P5" draw:layer="layout" svg:width="0.391cm" svg:height="0.352cm" svg:x="9.102cm" svg:y="9.127cm">
          <draw:text-box>
            <text:p text:style-name="P4"><text:span text:style-name="T1">49</text:span></text:p>
          </draw:text-box>
        </draw:frame>
        <draw:polygon draw:style-name="gr2" draw:text-style-name="P2" draw:layer="layout" svg:width="1.411cm" svg:height="1.058cm" svg:x="22.973cm" svg:y="50.165cm" svg:viewBox="0 0 1412 1059" draw:points="1412,530 0,1059 0,0">
          <text:p/>
        </draw:polygon>
        <draw:polygon draw:style-name="gr3" draw:text-style-name="P3" draw:layer="layout" svg:width="1.411cm" svg:height="1.058cm" svg:x="22.973cm" svg:y="50.165cm" svg:viewBox="0 0 1412 1059" draw:points="1412,530 0,1059 0,0">
          <text:p/>
        </draw:polygon>
        <draw:polygon draw:style-name="gr4" draw:text-style-name="P3" draw:layer="layout" svg:width="1.411cm" svg:height="1.058cm" svg:x="22.973cm" svg:y="50.165cm" svg:viewBox="0 0 1412 1059" draw:points="0,0 0,1059 1412,530">
          <text:p/>
        </draw:polygon>
        <draw:frame draw:style-name="gr6" draw:text-style-name="P5" draw:layer="layout" svg:width="0.391cm" svg:height="0.352cm" svg:x="18.309cm" svg:y="49.414cm">
          <draw:text-box>
            <text:p text:style-name="P4"><text:span text:style-name="T1">46</text:span></text:p>
          </draw:text-box>
        </draw:frame>
        <draw:polygon draw:style-name="gr2" draw:text-style-name="P2" draw:layer="layout" svg:width="1.411cm" svg:height="1.058cm" svg:x="14.154cm" svg:y="50.165cm" svg:viewBox="0 0 1412 1059" draw:points="1412,530 0,1059 0,0">
          <text:p/>
        </draw:polygon>
        <draw:polygon draw:style-name="gr3" draw:text-style-name="P3" draw:layer="layout" svg:width="1.411cm" svg:height="1.058cm" svg:x="14.154cm" svg:y="50.165cm" svg:viewBox="0 0 1412 1059" draw:points="1412,530 0,1059 0,0">
          <text:p/>
        </draw:polygon>
        <draw:polygon draw:style-name="gr4" draw:text-style-name="P3" draw:layer="layout" svg:width="1.411cm" svg:height="1.058cm" svg:x="14.154cm" svg:y="50.165cm" svg:viewBox="0 0 1412 1059" draw:points="0,0 0,1059 1412,530">
          <text:p/>
        </draw:polygon>
        <draw:frame draw:style-name="gr6" draw:text-style-name="P5" draw:layer="layout" svg:width="0.391cm" svg:height="0.352cm" svg:x="23.178cm" svg:y="50.613cm">
          <draw:text-box>
            <text:p text:style-name="P4"><text:span text:style-name="T1">45</text:span></text:p>
          </draw:text-box>
        </draw:frame>
        <draw:polygon draw:style-name="gr2" draw:text-style-name="P2" draw:layer="layout" svg:width="1.411cm" svg:height="1.059cm" svg:x="13.448cm" svg:y="11.006cm" svg:viewBox="0 0 1412 1060" draw:points="1412,530 0,1060 0,0">
          <text:p/>
        </draw:polygon>
        <draw:polygon draw:style-name="gr3" draw:text-style-name="P3" draw:layer="layout" svg:width="1.411cm" svg:height="1.059cm" svg:x="13.448cm" svg:y="11.006cm" svg:viewBox="0 0 1412 1060" draw:points="1412,530 0,1060 0,0">
          <text:p/>
        </draw:polygon>
        <draw:polygon draw:style-name="gr4" draw:text-style-name="P3" draw:layer="layout" svg:width="1.411cm" svg:height="1.059cm" svg:x="13.448cm" svg:y="11.006cm" svg:viewBox="0 0 1412 1060" draw:points="0,0 0,1060 1412,530">
          <text:p/>
        </draw:polygon>
        <draw:frame draw:style-name="gr6" draw:text-style-name="P5" draw:layer="layout" svg:width="0.391cm" svg:height="0.352cm" svg:x="14.358cm" svg:y="50.613cm">
          <draw:text-box>
            <text:p text:style-name="P4"><text:span text:style-name="T1">47</text:span></text:p>
          </draw:text-box>
        </draw:frame>
        <draw:polygon draw:style-name="gr2" draw:text-style-name="P2" draw:layer="layout" svg:width="1.411cm" svg:height="1.059cm" svg:x="24.561cm" svg:y="11.006cm" svg:viewBox="0 0 1412 1060" draw:points="1412,530 0,1060 0,0">
          <text:p/>
        </draw:polygon>
        <draw:polygon draw:style-name="gr3" draw:text-style-name="P3" draw:layer="layout" svg:width="1.411cm" svg:height="1.059cm" svg:x="24.561cm" svg:y="11.006cm" svg:viewBox="0 0 1412 1060" draw:points="1412,530 0,1060 0,0">
          <text:p/>
        </draw:polygon>
        <draw:polygon draw:style-name="gr4" draw:text-style-name="P3" draw:layer="layout" svg:width="1.411cm" svg:height="1.059cm" svg:x="24.561cm" svg:y="11.006cm" svg:viewBox="0 0 1412 1060" draw:points="0,0 0,1060 1412,530">
          <text:p/>
        </draw:polygon>
        <draw:frame draw:style-name="gr6" draw:text-style-name="P5" draw:layer="layout" svg:width="0.391cm" svg:height="0.352cm" svg:x="13.653cm" svg:y="11.455cm">
          <draw:text-box>
            <text:p text:style-name="P4"><text:span text:style-name="T1">41</text:span></text:p>
          </draw:text-box>
        </draw:frame>
        <draw:polygon draw:style-name="gr2" draw:text-style-name="P2" draw:layer="layout" svg:width="0.391cm" svg:height="0.522cm" svg:x="9.964cm" svg:y="45.908cm" svg:viewBox="0 0 392 523" draw:points="197,0 392,523 0,523">
          <text:p/>
        </draw:polygon>
        <draw:polygon draw:style-name="gr3" draw:text-style-name="P3" draw:layer="layout" svg:width="0.391cm" svg:height="0.522cm" svg:x="9.964cm" svg:y="45.908cm" svg:viewBox="0 0 392 523" draw:points="197,0 392,523 0,523">
          <text:p/>
        </draw:polygon>
        <draw:polygon draw:style-name="gr4" draw:text-style-name="P3" draw:layer="layout" svg:width="0.391cm" svg:height="0.522cm" svg:x="9.964cm" svg:y="45.908cm" svg:viewBox="0 0 392 523" draw:points="197,0 0,523 392,523">
          <text:p/>
        </draw:polygon>
        <draw:frame draw:style-name="gr6" draw:text-style-name="P5" draw:layer="layout" svg:width="0.391cm" svg:height="0.352cm" svg:x="24.765cm" svg:y="11.455cm">
          <draw:text-box>
            <text:p text:style-name="P4"><text:span text:style-name="T1">43</text:span></text:p>
          </draw:text-box>
        </draw:frame>
        <draw:polygon draw:style-name="gr2" draw:text-style-name="P2" draw:layer="layout" svg:width="0.382cm" svg:height="0.51cm" svg:x="9.016cm" svg:y="15.932cm" svg:viewBox="0 0 383 511" draw:points="191,0 383,511 0,511">
          <text:p/>
        </draw:polygon>
        <draw:polygon draw:style-name="gr3" draw:text-style-name="P3" draw:layer="layout" svg:width="0.382cm" svg:height="0.51cm" svg:x="9.016cm" svg:y="15.932cm" svg:viewBox="0 0 383 511" draw:points="191,0 383,511 0,511">
          <text:p/>
        </draw:polygon>
        <draw:polygon draw:style-name="gr4" draw:text-style-name="P3" draw:layer="layout" svg:width="0.382cm" svg:height="0.51cm" svg:x="9.016cm" svg:y="15.932cm" svg:viewBox="0 0 383 511" draw:points="191,0 0,511 383,511">
          <text:p/>
        </draw:polygon>
        <draw:frame draw:style-name="gr6" draw:text-style-name="P5" draw:layer="layout" svg:width="0.391cm" svg:height="0.352cm" svg:x="9.948cm" svg:y="46.521cm">
          <draw:text-box>
            <text:p text:style-name="P4"><text:span text:style-name="T1">51</text:span></text:p>
          </draw:text-box>
        </draw:frame>
        <draw:polygon draw:style-name="gr2" draw:text-style-name="P2" draw:layer="layout" svg:width="0.522cm" svg:height="0.391cm" svg:x="9.943cm" svg:y="43.09cm" svg:viewBox="0 0 523 392" draw:points="523,196 0,392 0,0">
          <text:p/>
        </draw:polygon>
        <draw:polygon draw:style-name="gr3" draw:text-style-name="P3" draw:layer="layout" svg:width="0.522cm" svg:height="0.391cm" svg:x="9.943cm" svg:y="43.09cm" svg:viewBox="0 0 523 392" draw:points="523,196 0,392 0,0">
          <text:p/>
        </draw:polygon>
        <draw:polygon draw:style-name="gr4" draw:text-style-name="P3" draw:layer="layout" svg:width="0.522cm" svg:height="0.391cm" svg:x="9.943cm" svg:y="43.09cm" svg:viewBox="0 0 523 392" draw:points="0,0 0,392 523,196">
          <text:p/>
        </draw:polygon>
        <draw:frame draw:style-name="gr5" draw:text-style-name="P5" draw:layer="layout" svg:width="0.586cm" svg:height="0.352cm" svg:x="8.89cm" svg:y="16.535cm">
          <draw:text-box>
            <text:p text:style-name="P4"><text:span text:style-name="T1">10</text:span><text:span text:style-name="T1">1</text:span></text:p>
          </draw:text-box>
        </draw:frame>
        <draw:polygon draw:style-name="gr2" draw:text-style-name="P2" draw:layer="layout" svg:width="0.523cm" svg:height="0.392cm" svg:x="9.237cm" svg:y="19.453cm" svg:viewBox="0 0 524 393" draw:points="524,196 0,393 0,0">
          <text:p/>
        </draw:polygon>
        <draw:polygon draw:style-name="gr3" draw:text-style-name="P3" draw:layer="layout" svg:width="0.523cm" svg:height="0.392cm" svg:x="9.237cm" svg:y="19.453cm" svg:viewBox="0 0 524 393" draw:points="524,196 0,393 0,0">
          <text:p/>
        </draw:polygon>
        <draw:polygon draw:style-name="gr4" draw:text-style-name="P3" draw:layer="layout" svg:width="0.523cm" svg:height="0.392cm" svg:x="9.237cm" svg:y="19.453cm" svg:viewBox="0 0 524 393" draw:points="0,0 0,393 524,196">
          <text:p/>
        </draw:polygon>
        <draw:frame draw:style-name="gr5" draw:text-style-name="P5" draw:layer="layout" svg:width="0.586cm" svg:height="0.352cm" svg:x="9.596cm" svg:y="43.205cm">
          <draw:text-box>
            <text:p text:style-name="P4"><text:span text:style-name="T1">16</text:span><text:span text:style-name="T1">4</text:span></text:p>
          </draw:text-box>
        </draw:frame>
        <draw:line draw:style-name="gr10" draw:text-style-name="P3" draw:layer="layout" svg:x1="26.14cm" svg:y1="11.535cm" svg:x2="26.67cm" svg:y2="11.535cm">
          <text:p/>
        </draw:line>
        <draw:line draw:style-name="gr10" draw:text-style-name="P3" draw:layer="layout" svg:x1="26.67cm" svg:y1="11.535cm" svg:x2="26.67cm" svg:y2="12.488cm">
          <text:p/>
        </draw:line>
        <draw:line draw:style-name="gr10" draw:text-style-name="P3" draw:layer="layout" svg:x1="26.67cm" svg:y1="12.488cm" svg:x2="28.469cm" svg:y2="12.488cm">
          <text:p/>
        </draw:line>
        <draw:polygon draw:style-name="gr11" draw:text-style-name="P8" draw:layer="layout" svg:width="0.071cm" svg:height="0.071cm" svg:x="26.105cm" svg:y="11.5cm" svg:viewBox="0 0 72 72" draw:points="0,0 72,0 72,72 0,72">
          <text:p/>
        </draw:polygon>
        <draw:polygon draw:style-name="gr11" draw:text-style-name="P8" draw:layer="layout" svg:width="0.072cm" svg:height="0.071cm" svg:x="26.634cm" svg:y="11.5cm" svg:viewBox="0 0 73 72" draw:points="0,0 73,0 73,72 0,72">
          <text:p/>
        </draw:polygon>
        <draw:polygon draw:style-name="gr11" draw:text-style-name="P8" draw:layer="layout" svg:width="0.072cm" svg:height="0.07cm" svg:x="26.634cm" svg:y="12.453cm" svg:viewBox="0 0 73 71" draw:points="0,0 73,0 73,71 0,71">
          <text:p/>
        </draw:polygon>
        <draw:polygon draw:style-name="gr11" draw:text-style-name="P8" draw:layer="layout" svg:width="0.071cm" svg:height="0.07cm" svg:x="28.433cm" svg:y="12.453cm" svg:viewBox="0 0 72 71" draw:points="0,0 72,0 72,71 0,71">
          <text:p/>
        </draw:polygon>
        <draw:line draw:style-name="gr10" draw:text-style-name="P3" draw:layer="layout" svg:x1="24.553cm" svg:y1="50.694cm" svg:x2="25.082cm" svg:y2="50.694cm">
          <text:p/>
        </draw:line>
        <draw:line draw:style-name="gr10" draw:text-style-name="P3" draw:layer="layout" svg:x1="25.082cm" svg:y1="50.694cm" svg:x2="25.082cm" svg:y2="49.882cm">
          <text:p/>
        </draw:line>
        <draw:line draw:style-name="gr10" draw:text-style-name="P3" draw:layer="layout" svg:x1="25.082cm" svg:y1="49.882cm" svg:x2="28.469cm" svg:y2="49.882cm">
          <text:p/>
        </draw:line>
        <draw:polygon draw:style-name="gr11" draw:text-style-name="P8" draw:layer="layout" svg:width="0.07cm" svg:height="0.071cm" svg:x="24.518cm" svg:y="50.658cm" svg:viewBox="0 0 71 72" draw:points="0,0 71,0 71,72 0,72">
          <text:p/>
        </draw:polygon>
        <draw:polygon draw:style-name="gr11" draw:text-style-name="P8" draw:layer="layout" svg:width="0.07cm" svg:height="0.071cm" svg:x="25.047cm" svg:y="50.658cm" svg:viewBox="0 0 71 72" draw:points="0,0 71,0 71,72 0,72">
          <text:p/>
        </draw:polygon>
        <draw:polygon draw:style-name="gr11" draw:text-style-name="P8" draw:layer="layout" svg:width="0.07cm" svg:height="0.071cm" svg:x="25.047cm" svg:y="49.847cm" svg:viewBox="0 0 71 72" draw:points="0,0 71,0 71,72 0,72">
          <text:p/>
        </draw:polygon>
        <draw:polygon draw:style-name="gr11" draw:text-style-name="P8" draw:layer="layout" svg:width="0.071cm" svg:height="0.071cm" svg:x="28.433cm" svg:y="49.847cm" svg:viewBox="0 0 72 72" draw:points="0,0 72,0 72,72 0,72">
          <text:p/>
        </draw:polygon>
        <draw:line draw:style-name="gr10" draw:text-style-name="P3" draw:layer="layout" svg:x1="35.489cm" svg:y1="20.355cm" svg:x2="36.018cm" svg:y2="20.355cm">
          <text:p/>
        </draw:line>
        <draw:line draw:style-name="gr10" draw:text-style-name="P3" draw:layer="layout" svg:x1="36.018cm" svg:y1="20.355cm" svg:x2="36.018cm" svg:y2="20.108cm">
          <text:p/>
        </draw:line>
        <draw:line draw:style-name="gr10" draw:text-style-name="P3" draw:layer="layout" svg:x1="36.018cm" svg:y1="20.108cm" svg:x2="35.877cm" svg:y2="20.108cm">
          <text:p/>
        </draw:line>
        <draw:polygon draw:style-name="gr11" draw:text-style-name="P8" draw:layer="layout" svg:width="0.07cm" svg:height="0.07cm" svg:x="35.454cm" svg:y="20.32cm" svg:viewBox="0 0 71 71" draw:points="0,0 71,0 71,71 0,71">
          <text:p/>
        </draw:polygon>
        <draw:polygon draw:style-name="gr11" draw:text-style-name="P8" draw:layer="layout" svg:width="0.07cm" svg:height="0.07cm" svg:x="35.983cm" svg:y="20.32cm" svg:viewBox="0 0 71 71" draw:points="0,0 71,0 71,71 0,71">
          <text:p/>
        </draw:polygon>
        <draw:polygon draw:style-name="gr11" draw:text-style-name="P8" draw:layer="layout" svg:width="0.07cm" svg:height="0.07cm" svg:x="35.983cm" svg:y="20.073cm" svg:viewBox="0 0 71 71" draw:points="0,0 71,0 71,71 0,71">
          <text:p/>
        </draw:polygon>
        <draw:polygon draw:style-name="gr11" draw:text-style-name="P8" draw:layer="layout" svg:width="0.07cm" svg:height="0.07cm" svg:x="35.842cm" svg:y="20.073cm" svg:viewBox="0 0 71 71" draw:points="0,0 71,0 71,71 0,71">
          <text:p/>
        </draw:polygon>
        <draw:line draw:style-name="gr10" draw:text-style-name="P3" draw:layer="layout" svg:x1="33.76cm" svg:y1="20.355cm" svg:x2="33.231cm" svg:y2="20.355cm">
          <text:p/>
        </draw:line>
        <draw:line draw:style-name="gr10" draw:text-style-name="P3" draw:layer="layout" svg:x1="33.231cm" svg:y1="20.355cm" svg:x2="33.231cm" svg:y2="20.108cm">
          <text:p/>
        </draw:line>
        <draw:line draw:style-name="gr10" draw:text-style-name="P3" draw:layer="layout" svg:x1="33.231cm" svg:y1="20.108cm" svg:x2="31.855cm" svg:y2="20.108cm">
          <text:p/>
        </draw:line>
        <draw:polygon draw:style-name="gr11" draw:text-style-name="P8" draw:layer="layout" svg:width="0.071cm" svg:height="0.07cm" svg:x="33.725cm" svg:y="20.32cm" svg:viewBox="0 0 72 71" draw:points="0,0 72,0 72,71 0,71">
          <text:p/>
        </draw:polygon>
        <draw:polygon draw:style-name="gr11" draw:text-style-name="P8" draw:layer="layout" svg:width="0.07cm" svg:height="0.07cm" svg:x="33.196cm" svg:y="20.32cm" svg:viewBox="0 0 71 71" draw:points="0,0 71,0 71,71 0,71">
          <text:p/>
        </draw:polygon>
        <draw:polygon draw:style-name="gr11" draw:text-style-name="P8" draw:layer="layout" svg:width="0.07cm" svg:height="0.07cm" svg:x="33.196cm" svg:y="20.073cm" svg:viewBox="0 0 71 71" draw:points="0,0 71,0 71,71 0,71">
          <text:p/>
        </draw:polygon>
        <draw:polygon draw:style-name="gr11" draw:text-style-name="P8" draw:layer="layout" svg:width="0.071cm" svg:height="0.07cm" svg:x="31.82cm" svg:y="20.073cm" svg:viewBox="0 0 72 71" draw:points="0,0 72,0 72,71 0,71">
          <text:p/>
        </draw:polygon>
        <draw:line draw:style-name="gr10" draw:text-style-name="P3" draw:layer="layout" svg:x1="35.489cm" svg:y1="23.883cm" svg:x2="36.018cm" svg:y2="23.883cm">
          <text:p/>
        </draw:line>
        <draw:line draw:style-name="gr10" draw:text-style-name="P3" draw:layer="layout" svg:x1="36.018cm" svg:y1="23.883cm" svg:x2="36.018cm" svg:y2="24.059cm">
          <text:p/>
        </draw:line>
        <draw:line draw:style-name="gr10" draw:text-style-name="P3" draw:layer="layout" svg:x1="36.018cm" svg:y1="24.059cm" svg:x2="35.877cm" svg:y2="24.059cm">
          <text:p/>
        </draw:line>
        <draw:polygon draw:style-name="gr11" draw:text-style-name="P8" draw:layer="layout" svg:width="0.07cm" svg:height="0.071cm" svg:x="35.454cm" svg:y="23.847cm" svg:viewBox="0 0 71 72" draw:points="0,0 71,0 71,72 0,72">
          <text:p/>
        </draw:polygon>
        <draw:polygon draw:style-name="gr11" draw:text-style-name="P8" draw:layer="layout" svg:width="0.07cm" svg:height="0.071cm" svg:x="35.983cm" svg:y="23.847cm" svg:viewBox="0 0 71 72" draw:points="0,0 71,0 71,72 0,72">
          <text:p/>
        </draw:polygon>
        <draw:polygon draw:style-name="gr11" draw:text-style-name="P8" draw:layer="layout" svg:width="0.07cm" svg:height="0.07cm" svg:x="35.983cm" svg:y="24.024cm" svg:viewBox="0 0 71 71" draw:points="0,0 71,0 71,71 0,71">
          <text:p/>
        </draw:polygon>
        <draw:polygon draw:style-name="gr11" draw:text-style-name="P8" draw:layer="layout" svg:width="0.07cm" svg:height="0.07cm" svg:x="35.842cm" svg:y="24.024cm" svg:viewBox="0 0 71 71" draw:points="0,0 71,0 71,71 0,71">
          <text:p/>
        </draw:polygon>
        <draw:line draw:style-name="gr10" draw:text-style-name="P3" draw:layer="layout" svg:x1="33.76cm" svg:y1="23.883cm" svg:x2="33.231cm" svg:y2="23.883cm">
          <text:p/>
        </draw:line>
        <draw:line draw:style-name="gr10" draw:text-style-name="P3" draw:layer="layout" svg:x1="33.231cm" svg:y1="23.883cm" svg:x2="33.231cm" svg:y2="24.059cm">
          <text:p/>
        </draw:line>
        <draw:line draw:style-name="gr10" draw:text-style-name="P3" draw:layer="layout" svg:x1="33.231cm" svg:y1="24.059cm" svg:x2="31.855cm" svg:y2="24.059cm">
          <text:p/>
        </draw:line>
        <draw:polygon draw:style-name="gr11" draw:text-style-name="P8" draw:layer="layout" svg:width="0.071cm" svg:height="0.071cm" svg:x="33.725cm" svg:y="23.847cm" svg:viewBox="0 0 72 72" draw:points="0,0 72,0 72,72 0,72">
          <text:p/>
        </draw:polygon>
        <draw:polygon draw:style-name="gr11" draw:text-style-name="P8" draw:layer="layout" svg:width="0.07cm" svg:height="0.071cm" svg:x="33.196cm" svg:y="23.847cm" svg:viewBox="0 0 71 72" draw:points="0,0 71,0 71,72 0,72">
          <text:p/>
        </draw:polygon>
        <draw:polygon draw:style-name="gr11" draw:text-style-name="P8" draw:layer="layout" svg:width="0.07cm" svg:height="0.07cm" svg:x="33.196cm" svg:y="24.024cm" svg:viewBox="0 0 71 71" draw:points="0,0 71,0 71,71 0,71">
          <text:p/>
        </draw:polygon>
        <draw:polygon draw:style-name="gr11" draw:text-style-name="P8" draw:layer="layout" svg:width="0.071cm" svg:height="0.07cm" svg:x="31.82cm" svg:y="24.024cm" svg:viewBox="0 0 72 71" draw:points="0,0 72,0 72,71 0,71">
          <text:p/>
        </draw:polygon>
        <draw:line draw:style-name="gr10" draw:text-style-name="P3" draw:layer="layout" svg:x1="35.489cm" svg:y1="26.705cm" svg:x2="35.878cm" svg:y2="26.847cm">
          <text:p/>
        </draw:line>
        <draw:line draw:style-name="gr10" draw:text-style-name="P3" draw:layer="layout" svg:x1="33.76cm" svg:y1="26.705cm" svg:x2="33.231cm" svg:y2="26.705cm">
          <text:p/>
        </draw:line>
        <draw:line draw:style-name="gr10" draw:text-style-name="P3" draw:layer="layout" svg:x1="33.231cm" svg:y1="26.705cm" svg:x2="33.231cm" svg:y2="26.846cm">
          <text:p/>
        </draw:line>
        <draw:line draw:style-name="gr10" draw:text-style-name="P3" draw:layer="layout" svg:x1="33.231cm" svg:y1="26.846cm" svg:x2="31.855cm" svg:y2="26.846cm">
          <text:p/>
        </draw:line>
        <draw:polygon draw:style-name="gr11" draw:text-style-name="P8" draw:layer="layout" svg:width="0.071cm" svg:height="0.07cm" svg:x="33.725cm" svg:y="26.67cm" svg:viewBox="0 0 72 71" draw:points="0,0 72,0 72,71 0,71">
          <text:p/>
        </draw:polygon>
        <draw:polygon draw:style-name="gr11" draw:text-style-name="P8" draw:layer="layout" svg:width="0.07cm" svg:height="0.07cm" svg:x="33.196cm" svg:y="26.67cm" svg:viewBox="0 0 71 71" draw:points="0,0 71,0 71,71 0,71">
          <text:p/>
        </draw:polygon>
        <draw:polygon draw:style-name="gr11" draw:text-style-name="P8" draw:layer="layout" svg:width="0.07cm" svg:height="0.07cm" svg:x="33.196cm" svg:y="26.811cm" svg:viewBox="0 0 71 71" draw:points="0,0 71,0 71,71 0,71">
          <text:p/>
        </draw:polygon>
        <draw:polygon draw:style-name="gr11" draw:text-style-name="P8" draw:layer="layout" svg:width="0.071cm" svg:height="0.07cm" svg:x="31.82cm" svg:y="26.811cm" svg:viewBox="0 0 72 71" draw:points="0,0 72,0 72,71 0,71">
          <text:p/>
        </draw:polygon>
        <draw:line draw:style-name="gr10" draw:text-style-name="P3" draw:layer="layout" svg:x1="35.489cm" svg:y1="31.996cm" svg:x2="36.018cm" svg:y2="31.996cm">
          <text:p/>
        </draw:line>
        <draw:line draw:style-name="gr10" draw:text-style-name="P3" draw:layer="layout" svg:x1="36.018cm" svg:y1="31.996cm" svg:x2="36.018cm" svg:y2="32.349cm">
          <text:p/>
        </draw:line>
        <draw:line draw:style-name="gr10" draw:text-style-name="P3" draw:layer="layout" svg:x1="36.018cm" svg:y1="32.349cm" svg:x2="35.877cm" svg:y2="32.349cm">
          <text:p/>
        </draw:line>
        <draw:polygon draw:style-name="gr11" draw:text-style-name="P8" draw:layer="layout" svg:width="0.07cm" svg:height="0.071cm" svg:x="35.454cm" svg:y="31.961cm" svg:viewBox="0 0 71 72" draw:points="0,0 71,0 71,72 0,72">
          <text:p/>
        </draw:polygon>
        <draw:polygon draw:style-name="gr11" draw:text-style-name="P8" draw:layer="layout" svg:width="0.07cm" svg:height="0.071cm" svg:x="35.983cm" svg:y="31.961cm" svg:viewBox="0 0 71 72" draw:points="0,0 71,0 71,72 0,72">
          <text:p/>
        </draw:polygon>
        <draw:polygon draw:style-name="gr11" draw:text-style-name="P8" draw:layer="layout" svg:width="0.07cm" svg:height="0.071cm" svg:x="35.983cm" svg:y="32.314cm" svg:viewBox="0 0 71 72" draw:points="0,0 71,0 71,72 0,72">
          <text:p/>
        </draw:polygon>
        <draw:polygon draw:style-name="gr11" draw:text-style-name="P8" draw:layer="layout" svg:width="0.07cm" svg:height="0.071cm" svg:x="35.842cm" svg:y="32.314cm" svg:viewBox="0 0 71 72" draw:points="0,0 71,0 71,72 0,72">
          <text:p/>
        </draw:polygon>
        <draw:line draw:style-name="gr10" draw:text-style-name="P3" draw:layer="layout" svg:x1="33.76cm" svg:y1="31.996cm" svg:x2="33.231cm" svg:y2="31.996cm">
          <text:p/>
        </draw:line>
        <draw:line draw:style-name="gr10" draw:text-style-name="P3" draw:layer="layout" svg:x1="33.231cm" svg:y1="31.996cm" svg:x2="33.231cm" svg:y2="32.349cm">
          <text:p/>
        </draw:line>
        <draw:line draw:style-name="gr10" draw:text-style-name="P3" draw:layer="layout" svg:x1="33.231cm" svg:y1="32.349cm" svg:x2="31.855cm" svg:y2="32.349cm">
          <text:p/>
        </draw:line>
        <draw:polygon draw:style-name="gr11" draw:text-style-name="P8" draw:layer="layout" svg:width="0.071cm" svg:height="0.071cm" svg:x="33.725cm" svg:y="31.961cm" svg:viewBox="0 0 72 72" draw:points="0,0 72,0 72,72 0,72">
          <text:p/>
        </draw:polygon>
        <draw:polygon draw:style-name="gr11" draw:text-style-name="P8" draw:layer="layout" svg:width="0.07cm" svg:height="0.071cm" svg:x="33.196cm" svg:y="31.961cm" svg:viewBox="0 0 71 72" draw:points="0,0 71,0 71,72 0,72">
          <text:p/>
        </draw:polygon>
        <draw:polygon draw:style-name="gr11" draw:text-style-name="P8" draw:layer="layout" svg:width="0.07cm" svg:height="0.071cm" svg:x="33.196cm" svg:y="32.314cm" svg:viewBox="0 0 71 72" draw:points="0,0 71,0 71,72 0,72">
          <text:p/>
        </draw:polygon>
        <draw:polygon draw:style-name="gr11" draw:text-style-name="P8" draw:layer="layout" svg:width="0.071cm" svg:height="0.071cm" svg:x="31.82cm" svg:y="32.314cm" svg:viewBox="0 0 72 72" draw:points="0,0 72,0 72,72 0,72">
          <text:p/>
        </draw:polygon>
        <draw:line draw:style-name="gr10" draw:text-style-name="P3" draw:layer="layout" svg:x1="33.725cm" svg:y1="37.465cm" svg:x2="33.196cm" svg:y2="37.465cm">
          <text:p/>
        </draw:line>
        <draw:line draw:style-name="gr10" draw:text-style-name="P3" draw:layer="layout" svg:x1="33.196cm" svg:y1="37.465cm" svg:x2="33.196cm" svg:y2="37.853cm">
          <text:p/>
        </draw:line>
        <draw:line draw:style-name="gr10" draw:text-style-name="P3" draw:layer="layout" svg:x1="33.196cm" svg:y1="37.853cm" svg:x2="31.855cm" svg:y2="37.853cm">
          <text:p/>
        </draw:line>
        <draw:polygon draw:style-name="gr11" draw:text-style-name="P8" draw:layer="layout" svg:width="0.07cm" svg:height="0.071cm" svg:x="33.69cm" svg:y="37.429cm" svg:viewBox="0 0 71 72" draw:points="0,0 71,0 71,72 0,72">
          <text:p/>
        </draw:polygon>
        <draw:polygon draw:style-name="gr11" draw:text-style-name="P8" draw:layer="layout" svg:width="0.07cm" svg:height="0.071cm" svg:x="33.161cm" svg:y="37.429cm" svg:viewBox="0 0 71 72" draw:points="0,0 71,0 71,72 0,72">
          <text:p/>
        </draw:polygon>
        <draw:polygon draw:style-name="gr11" draw:text-style-name="P8" draw:layer="layout" svg:width="0.07cm" svg:height="0.071cm" svg:x="33.161cm" svg:y="37.817cm" svg:viewBox="0 0 71 72" draw:points="0,0 71,0 71,72 0,72">
          <text:p/>
        </draw:polygon>
        <draw:polygon draw:style-name="gr11" draw:text-style-name="P8" draw:layer="layout" svg:width="0.071cm" svg:height="0.071cm" svg:x="31.82cm" svg:y="37.817cm" svg:viewBox="0 0 72 72" draw:points="0,0 72,0 72,72 0,72">
          <text:p/>
        </draw:polygon>
        <draw:line draw:style-name="gr10" draw:text-style-name="P3" draw:layer="layout" svg:x1="35.454cm" svg:y1="37.465cm" svg:x2="35.983cm" svg:y2="37.465cm">
          <text:p/>
        </draw:line>
        <draw:line draw:style-name="gr10" draw:text-style-name="P3" draw:layer="layout" svg:x1="35.983cm" svg:y1="37.465cm" svg:x2="35.983cm" svg:y2="37.853cm">
          <text:p/>
        </draw:line>
        <draw:line draw:style-name="gr10" draw:text-style-name="P3" draw:layer="layout" svg:x1="35.983cm" svg:y1="37.853cm" svg:x2="35.877cm" svg:y2="37.853cm">
          <text:p/>
        </draw:line>
        <draw:polygon draw:style-name="gr11" draw:text-style-name="P8" draw:layer="layout" svg:width="0.071cm" svg:height="0.071cm" svg:x="35.418cm" svg:y="37.429cm" svg:viewBox="0 0 72 72" draw:points="0,0 72,0 72,72 0,72">
          <text:p/>
        </draw:polygon>
        <draw:polygon draw:style-name="gr11" draw:text-style-name="P8" draw:layer="layout" svg:width="0.07cm" svg:height="0.071cm" svg:x="35.948cm" svg:y="37.429cm" svg:viewBox="0 0 71 72" draw:points="0,0 71,0 71,72 0,72">
          <text:p/>
        </draw:polygon>
        <draw:polygon draw:style-name="gr11" draw:text-style-name="P8" draw:layer="layout" svg:width="0.07cm" svg:height="0.071cm" svg:x="35.948cm" svg:y="37.817cm" svg:viewBox="0 0 71 72" draw:points="0,0 71,0 71,72 0,72">
          <text:p/>
        </draw:polygon>
        <draw:polygon draw:style-name="gr11" draw:text-style-name="P8" draw:layer="layout" svg:width="0.07cm" svg:height="0.071cm" svg:x="35.842cm" svg:y="37.817cm" svg:viewBox="0 0 71 72" draw:points="0,0 71,0 71,72 0,72">
          <text:p/>
        </draw:polygon>
        <draw:line draw:style-name="gr10" draw:text-style-name="P3" draw:layer="layout" svg:x1="35.383cm" svg:y1="29.139cm" svg:x2="35.912cm" svg:y2="29.139cm">
          <text:p/>
        </draw:line>
        <draw:line draw:style-name="gr10" draw:text-style-name="P3" draw:layer="layout" svg:x1="35.912cm" svg:y1="29.139cm" svg:x2="35.912cm" svg:y2="29.598cm">
          <text:p/>
        </draw:line>
        <draw:line draw:style-name="gr10" draw:text-style-name="P3" draw:layer="layout" svg:x1="35.912cm" svg:y1="29.598cm" svg:x2="35.877cm" svg:y2="29.598cm">
          <text:p/>
        </draw:line>
        <draw:polygon draw:style-name="gr11" draw:text-style-name="P8" draw:layer="layout" svg:width="0.07cm" svg:height="0.07cm" svg:x="35.348cm" svg:y="29.104cm" svg:viewBox="0 0 71 71" draw:points="0,0 71,0 71,71 0,71">
          <text:p/>
        </draw:polygon>
        <draw:polygon draw:style-name="gr11" draw:text-style-name="P8" draw:layer="layout" svg:width="0.071cm" svg:height="0.07cm" svg:x="35.877cm" svg:y="29.104cm" svg:viewBox="0 0 72 71" draw:points="0,0 72,0 72,71 0,71">
          <text:p/>
        </draw:polygon>
        <draw:polygon draw:style-name="gr11" draw:text-style-name="P8" draw:layer="layout" svg:width="0.071cm" svg:height="0.071cm" svg:x="35.877cm" svg:y="29.562cm" svg:viewBox="0 0 72 72" draw:points="0,0 72,0 72,72 0,72">
          <text:p/>
        </draw:polygon>
        <draw:polygon draw:style-name="gr11" draw:text-style-name="P8" draw:layer="layout" svg:width="0.07cm" svg:height="0.071cm" svg:x="35.842cm" svg:y="29.562cm" svg:viewBox="0 0 71 72" draw:points="0,0 71,0 71,72 0,72">
          <text:p/>
        </draw:polygon>
        <draw:line draw:style-name="gr10" draw:text-style-name="P3" draw:layer="layout" svg:x1="33.655cm" svg:y1="29.139cm" svg:x2="33.125cm" svg:y2="29.139cm">
          <text:p/>
        </draw:line>
        <draw:line draw:style-name="gr10" draw:text-style-name="P3" draw:layer="layout" svg:x1="33.125cm" svg:y1="29.139cm" svg:x2="33.125cm" svg:y2="29.598cm">
          <text:p/>
        </draw:line>
        <draw:line draw:style-name="gr10" draw:text-style-name="P3" draw:layer="layout" svg:x1="33.125cm" svg:y1="29.598cm" svg:x2="31.855cm" svg:y2="29.598cm">
          <text:p/>
        </draw:line>
        <draw:polygon draw:style-name="gr11" draw:text-style-name="P8" draw:layer="layout" svg:width="0.071cm" svg:height="0.07cm" svg:x="33.619cm" svg:y="29.104cm" svg:viewBox="0 0 72 71" draw:points="0,0 72,0 72,71 0,71">
          <text:p/>
        </draw:polygon>
        <draw:polygon draw:style-name="gr11" draw:text-style-name="P8" draw:layer="layout" svg:width="0.071cm" svg:height="0.07cm" svg:x="33.09cm" svg:y="29.104cm" svg:viewBox="0 0 72 71" draw:points="0,0 72,0 72,71 0,71">
          <text:p/>
        </draw:polygon>
        <draw:polygon draw:style-name="gr11" draw:text-style-name="P8" draw:layer="layout" svg:width="0.071cm" svg:height="0.071cm" svg:x="33.09cm" svg:y="29.562cm" svg:viewBox="0 0 72 72" draw:points="0,0 72,0 72,72 0,72">
          <text:p/>
        </draw:polygon>
        <draw:polygon draw:style-name="gr11" draw:text-style-name="P8" draw:layer="layout" svg:width="0.071cm" svg:height="0.071cm" svg:x="31.82cm" svg:y="29.562cm" svg:viewBox="0 0 72 72" draw:points="0,0 72,0 72,72 0,72">
          <text:p/>
        </draw:polygon>
        <draw:line draw:style-name="gr10" draw:text-style-name="P3" draw:layer="layout" svg:x1="35.736cm" svg:y1="34.713cm" svg:x2="35.878cm" svg:y2="35.102cm">
          <text:p/>
        </draw:line>
        <draw:line draw:style-name="gr10" draw:text-style-name="P3" draw:layer="layout" svg:x1="34.007cm" svg:y1="34.713cm" svg:x2="33.478cm" svg:y2="34.713cm">
          <text:p/>
        </draw:line>
        <draw:line draw:style-name="gr10" draw:text-style-name="P3" draw:layer="layout" svg:x1="33.478cm" svg:y1="34.713cm" svg:x2="33.478cm" svg:y2="35.101cm">
          <text:p/>
        </draw:line>
        <draw:line draw:style-name="gr10" draw:text-style-name="P3" draw:layer="layout" svg:x1="33.478cm" svg:y1="35.101cm" svg:x2="31.855cm" svg:y2="35.101cm">
          <text:p/>
        </draw:line>
        <draw:polygon draw:style-name="gr11" draw:text-style-name="P8" draw:layer="layout" svg:width="0.071cm" svg:height="0.07cm" svg:x="33.972cm" svg:y="34.678cm" svg:viewBox="0 0 72 71" draw:points="0,0 72,0 72,71 0,71">
          <text:p/>
        </draw:polygon>
        <draw:polygon draw:style-name="gr11" draw:text-style-name="P8" draw:layer="layout" svg:width="0.07cm" svg:height="0.07cm" svg:x="33.443cm" svg:y="34.678cm" svg:viewBox="0 0 71 71" draw:points="0,0 71,0 71,71 0,71">
          <text:p/>
        </draw:polygon>
        <draw:polygon draw:style-name="gr11" draw:text-style-name="P8" draw:layer="layout" svg:width="0.07cm" svg:height="0.07cm" svg:x="33.443cm" svg:y="35.066cm" svg:viewBox="0 0 71 71" draw:points="0,0 71,0 71,71 0,71">
          <text:p/>
        </draw:polygon>
        <draw:polygon draw:style-name="gr11" draw:text-style-name="P8" draw:layer="layout" svg:width="0.071cm" svg:height="0.07cm" svg:x="31.82cm" svg:y="35.066cm" svg:viewBox="0 0 72 71" draw:points="0,0 72,0 72,71 0,71">
          <text:p/>
        </draw:polygon>
        <draw:line draw:style-name="gr10" draw:text-style-name="P3" draw:layer="layout" svg:x1="35.489cm" svg:y1="41.451cm" svg:x2="36.018cm" svg:y2="41.451cm">
          <text:p/>
        </draw:line>
        <draw:line draw:style-name="gr10" draw:text-style-name="P3" draw:layer="layout" svg:x1="36.018cm" svg:y1="41.451cm" svg:x2="36.018cm" svg:y2="41.804cm">
          <text:p/>
        </draw:line>
        <draw:line draw:style-name="gr10" draw:text-style-name="P3" draw:layer="layout" svg:x1="36.018cm" svg:y1="41.804cm" svg:x2="35.877cm" svg:y2="41.804cm">
          <text:p/>
        </draw:line>
        <draw:polygon draw:style-name="gr11" draw:text-style-name="P8" draw:layer="layout" svg:width="0.07cm" svg:height="0.07cm" svg:x="35.454cm" svg:y="41.416cm" svg:viewBox="0 0 71 71" draw:points="0,0 71,0 71,71 0,71">
          <text:p/>
        </draw:polygon>
        <draw:polygon draw:style-name="gr11" draw:text-style-name="P8" draw:layer="layout" svg:width="0.07cm" svg:height="0.07cm" svg:x="35.983cm" svg:y="41.416cm" svg:viewBox="0 0 71 71" draw:points="0,0 71,0 71,71 0,71">
          <text:p/>
        </draw:polygon>
        <draw:polygon draw:style-name="gr11" draw:text-style-name="P8" draw:layer="layout" svg:width="0.07cm" svg:height="0.071cm" svg:x="35.983cm" svg:y="41.768cm" svg:viewBox="0 0 71 72" draw:points="0,0 71,0 71,72 0,72">
          <text:p/>
        </draw:polygon>
        <draw:polygon draw:style-name="gr11" draw:text-style-name="P8" draw:layer="layout" svg:width="0.07cm" svg:height="0.071cm" svg:x="35.842cm" svg:y="41.768cm" svg:viewBox="0 0 71 72" draw:points="0,0 71,0 71,72 0,72">
          <text:p/>
        </draw:polygon>
        <draw:line draw:style-name="gr10" draw:text-style-name="P3" draw:layer="layout" svg:x1="33.76cm" svg:y1="41.451cm" svg:x2="33.231cm" svg:y2="41.451cm">
          <text:p/>
        </draw:line>
        <draw:line draw:style-name="gr10" draw:text-style-name="P3" draw:layer="layout" svg:x1="33.231cm" svg:y1="41.451cm" svg:x2="33.231cm" svg:y2="41.804cm">
          <text:p/>
        </draw:line>
        <draw:line draw:style-name="gr10" draw:text-style-name="P3" draw:layer="layout" svg:x1="33.231cm" svg:y1="41.804cm" svg:x2="31.855cm" svg:y2="41.804cm">
          <text:p/>
        </draw:line>
        <draw:polygon draw:style-name="gr11" draw:text-style-name="P8" draw:layer="layout" svg:width="0.071cm" svg:height="0.07cm" svg:x="33.725cm" svg:y="41.416cm" svg:viewBox="0 0 72 71" draw:points="0,0 72,0 72,71 0,71">
          <text:p/>
        </draw:polygon>
        <draw:polygon draw:style-name="gr11" draw:text-style-name="P8" draw:layer="layout" svg:width="0.07cm" svg:height="0.07cm" svg:x="33.196cm" svg:y="41.416cm" svg:viewBox="0 0 71 71" draw:points="0,0 71,0 71,71 0,71">
          <text:p/>
        </draw:polygon>
        <draw:polygon draw:style-name="gr11" draw:text-style-name="P8" draw:layer="layout" svg:width="0.07cm" svg:height="0.071cm" svg:x="33.196cm" svg:y="41.768cm" svg:viewBox="0 0 71 72" draw:points="0,0 71,0 71,72 0,72">
          <text:p/>
        </draw:polygon>
        <draw:polygon draw:style-name="gr11" draw:text-style-name="P8" draw:layer="layout" svg:width="0.071cm" svg:height="0.071cm" svg:x="31.82cm" svg:y="41.768cm" svg:viewBox="0 0 72 72" draw:points="0,0 72,0 72,72 0,72">
          <text:p/>
        </draw:polygon>
        <draw:line draw:style-name="gr10" draw:text-style-name="P3" draw:layer="layout" svg:x1="35.454cm" svg:y1="49.565cm" svg:x2="35.983cm" svg:y2="49.565cm">
          <text:p/>
        </draw:line>
        <draw:line draw:style-name="gr10" draw:text-style-name="P3" draw:layer="layout" svg:x1="35.983cm" svg:y1="49.565cm" svg:x2="35.983cm" svg:y2="49.882cm">
          <text:p/>
        </draw:line>
        <draw:line draw:style-name="gr10" draw:text-style-name="P3" draw:layer="layout" svg:x1="35.983cm" svg:y1="49.882cm" svg:x2="35.877cm" svg:y2="49.882cm">
          <text:p/>
        </draw:line>
        <draw:polygon draw:style-name="gr11" draw:text-style-name="P8" draw:layer="layout" svg:width="0.071cm" svg:height="0.07cm" svg:x="35.418cm" svg:y="49.53cm" svg:viewBox="0 0 72 71" draw:points="0,0 72,0 72,71 0,71">
          <text:p/>
        </draw:polygon>
        <draw:polygon draw:style-name="gr11" draw:text-style-name="P8" draw:layer="layout" svg:width="0.07cm" svg:height="0.07cm" svg:x="35.948cm" svg:y="49.53cm" svg:viewBox="0 0 71 71" draw:points="0,0 71,0 71,71 0,71">
          <text:p/>
        </draw:polygon>
        <draw:polygon draw:style-name="gr11" draw:text-style-name="P8" draw:layer="layout" svg:width="0.07cm" svg:height="0.071cm" svg:x="35.948cm" svg:y="49.847cm" svg:viewBox="0 0 71 72" draw:points="0,0 71,0 71,72 0,72">
          <text:p/>
        </draw:polygon>
        <draw:polygon draw:style-name="gr11" draw:text-style-name="P8" draw:layer="layout" svg:width="0.07cm" svg:height="0.071cm" svg:x="35.842cm" svg:y="49.847cm" svg:viewBox="0 0 71 72" draw:points="0,0 71,0 71,72 0,72">
          <text:p/>
        </draw:polygon>
        <draw:line draw:style-name="gr10" draw:text-style-name="P3" draw:layer="layout" svg:x1="33.725cm" svg:y1="49.565cm" svg:x2="33.196cm" svg:y2="49.565cm">
          <text:p/>
        </draw:line>
        <draw:line draw:style-name="gr10" draw:text-style-name="P3" draw:layer="layout" svg:x1="33.196cm" svg:y1="49.565cm" svg:x2="33.196cm" svg:y2="49.882cm">
          <text:p/>
        </draw:line>
        <draw:line draw:style-name="gr10" draw:text-style-name="P3" draw:layer="layout" svg:x1="33.196cm" svg:y1="49.882cm" svg:x2="31.855cm" svg:y2="49.882cm">
          <text:p/>
        </draw:line>
        <draw:polygon draw:style-name="gr11" draw:text-style-name="P8" draw:layer="layout" svg:width="0.07cm" svg:height="0.07cm" svg:x="33.69cm" svg:y="49.53cm" svg:viewBox="0 0 71 71" draw:points="0,0 71,0 71,71 0,71">
          <text:p/>
        </draw:polygon>
        <draw:polygon draw:style-name="gr11" draw:text-style-name="P8" draw:layer="layout" svg:width="0.07cm" svg:height="0.07cm" svg:x="33.161cm" svg:y="49.53cm" svg:viewBox="0 0 71 71" draw:points="0,0 71,0 71,71 0,71">
          <text:p/>
        </draw:polygon>
        <draw:polygon draw:style-name="gr11" draw:text-style-name="P8" draw:layer="layout" svg:width="0.07cm" svg:height="0.071cm" svg:x="33.161cm" svg:y="49.847cm" svg:viewBox="0 0 71 72" draw:points="0,0 71,0 71,72 0,72">
          <text:p/>
        </draw:polygon>
        <draw:polygon draw:style-name="gr11" draw:text-style-name="P8" draw:layer="layout" svg:width="0.071cm" svg:height="0.071cm" svg:x="31.82cm" svg:y="49.847cm" svg:viewBox="0 0 72 72" draw:points="0,0 72,0 72,72 0,72">
          <text:p/>
        </draw:polygon>
        <draw:line draw:style-name="gr10" draw:text-style-name="P3" draw:layer="layout" svg:x1="33.655cm" svg:y1="12.382cm" svg:x2="33.125cm" svg:y2="12.382cm">
          <text:p/>
        </draw:line>
        <draw:line draw:style-name="gr10" draw:text-style-name="P3" draw:layer="layout" svg:x1="33.125cm" svg:y1="12.382cm" svg:x2="33.125cm" svg:y2="12.488cm">
          <text:p/>
        </draw:line>
        <draw:line draw:style-name="gr10" draw:text-style-name="P3" draw:layer="layout" svg:x1="33.125cm" svg:y1="12.488cm" svg:x2="31.855cm" svg:y2="12.488cm">
          <text:p/>
        </draw:line>
        <draw:polygon draw:style-name="gr11" draw:text-style-name="P8" draw:layer="layout" svg:width="0.071cm" svg:height="0.07cm" svg:x="33.619cm" svg:y="12.347cm" svg:viewBox="0 0 72 71" draw:points="0,0 72,0 72,71 0,71">
          <text:p/>
        </draw:polygon>
        <draw:polygon draw:style-name="gr11" draw:text-style-name="P8" draw:layer="layout" svg:width="0.071cm" svg:height="0.07cm" svg:x="33.09cm" svg:y="12.347cm" svg:viewBox="0 0 72 71" draw:points="0,0 72,0 72,71 0,71">
          <text:p/>
        </draw:polygon>
        <draw:polygon draw:style-name="gr11" draw:text-style-name="P8" draw:layer="layout" svg:width="0.071cm" svg:height="0.07cm" svg:x="33.09cm" svg:y="12.453cm" svg:viewBox="0 0 72 71" draw:points="0,0 72,0 72,71 0,71">
          <text:p/>
        </draw:polygon>
        <draw:polygon draw:style-name="gr11" draw:text-style-name="P8" draw:layer="layout" svg:width="0.071cm" svg:height="0.07cm" svg:x="31.82cm" svg:y="12.453cm" svg:viewBox="0 0 72 71" draw:points="0,0 72,0 72,71 0,71">
          <text:p/>
        </draw:polygon>
        <draw:line draw:style-name="gr10" draw:text-style-name="P3" draw:layer="layout" svg:x1="35.383cm" svg:y1="12.382cm" svg:x2="35.912cm" svg:y2="12.382cm">
          <text:p/>
        </draw:line>
        <draw:line draw:style-name="gr10" draw:text-style-name="P3" draw:layer="layout" svg:x1="35.912cm" svg:y1="12.382cm" svg:x2="35.912cm" svg:y2="12.488cm">
          <text:p/>
        </draw:line>
        <draw:line draw:style-name="gr10" draw:text-style-name="P3" draw:layer="layout" svg:x1="35.912cm" svg:y1="12.488cm" svg:x2="35.877cm" svg:y2="12.488cm">
          <text:p/>
        </draw:line>
        <draw:polygon draw:style-name="gr11" draw:text-style-name="P8" draw:layer="layout" svg:width="0.07cm" svg:height="0.07cm" svg:x="35.348cm" svg:y="12.347cm" svg:viewBox="0 0 71 71" draw:points="0,0 71,0 71,71 0,71">
          <text:p/>
        </draw:polygon>
        <draw:polygon draw:style-name="gr11" draw:text-style-name="P8" draw:layer="layout" svg:width="0.071cm" svg:height="0.07cm" svg:x="35.877cm" svg:y="12.347cm" svg:viewBox="0 0 72 71" draw:points="0,0 72,0 72,71 0,71">
          <text:p/>
        </draw:polygon>
        <draw:polygon draw:style-name="gr11" draw:text-style-name="P8" draw:layer="layout" svg:width="0.071cm" svg:height="0.07cm" svg:x="35.877cm" svg:y="12.453cm" svg:viewBox="0 0 72 71" draw:points="0,0 72,0 72,71 0,71">
          <text:p/>
        </draw:polygon>
        <draw:polygon draw:style-name="gr11" draw:text-style-name="P8" draw:layer="layout" svg:width="0.07cm" svg:height="0.07cm" svg:x="35.842cm" svg:y="12.453cm" svg:viewBox="0 0 71 71" draw:points="0,0 71,0 71,71 0,71">
          <text:p/>
        </draw:polygon>
        <draw:line draw:style-name="gr10" draw:text-style-name="P3" draw:layer="layout" svg:x1="37.994cm" svg:y1="14.71cm" svg:x2="37.994cm" svg:y2="14.181cm">
          <text:p/>
        </draw:line>
        <draw:line draw:style-name="gr10" draw:text-style-name="P3" draw:layer="layout" svg:x1="37.994cm" svg:y1="14.181cm" svg:x2="37.57cm" svg:y2="14.181cm">
          <text:p/>
        </draw:line>
        <draw:line draw:style-name="gr10" draw:text-style-name="P3" draw:layer="layout" svg:x1="37.57cm" svg:y1="14.181cm" svg:x2="37.57cm" svg:y2="13.511cm">
          <text:p/>
        </draw:line>
        <draw:polygon draw:style-name="gr11" draw:text-style-name="P8" draw:layer="layout" svg:width="0.071cm" svg:height="0.071cm" svg:x="37.958cm" svg:y="14.675cm" svg:viewBox="0 0 72 72" draw:points="0,0 72,0 72,72 0,72">
          <text:p/>
        </draw:polygon>
        <draw:polygon draw:style-name="gr11" draw:text-style-name="P8" draw:layer="layout" svg:width="0.071cm" svg:height="0.07cm" svg:x="37.958cm" svg:y="14.146cm" svg:viewBox="0 0 72 71" draw:points="0,0 72,0 72,71 0,71">
          <text:p/>
        </draw:polygon>
        <draw:polygon draw:style-name="gr11" draw:text-style-name="P8" draw:layer="layout" svg:width="0.071cm" svg:height="0.07cm" svg:x="37.535cm" svg:y="14.146cm" svg:viewBox="0 0 72 71" draw:points="0,0 72,0 72,71 0,71">
          <text:p/>
        </draw:polygon>
        <draw:polygon draw:style-name="gr11" draw:text-style-name="P8" draw:layer="layout" svg:width="0.071cm" svg:height="0.07cm" svg:x="37.535cm" svg:y="13.476cm" svg:viewBox="0 0 72 71" draw:points="0,0 72,0 72,71 0,71">
          <text:p/>
        </draw:polygon>
        <draw:line draw:style-name="gr10" draw:text-style-name="P3" draw:layer="layout" svg:x1="37.994cm" svg:y1="16.439cm" svg:x2="37.994cm" svg:y2="16.968cm">
          <text:p/>
        </draw:line>
        <draw:line draw:style-name="gr10" draw:text-style-name="P3" draw:layer="layout" svg:x1="37.994cm" svg:y1="16.968cm" svg:x2="37.57cm" svg:y2="16.968cm">
          <text:p/>
        </draw:line>
        <draw:line draw:style-name="gr10" draw:text-style-name="P3" draw:layer="layout" svg:x1="37.57cm" svg:y1="16.968cm" svg:x2="37.57cm" svg:y2="17.533cm">
          <text:p/>
        </draw:line>
        <draw:polygon draw:style-name="gr11" draw:text-style-name="P8" draw:layer="layout" svg:width="0.071cm" svg:height="0.07cm" svg:x="37.958cm" svg:y="16.404cm" svg:viewBox="0 0 72 71" draw:points="0,0 72,0 72,71 0,71">
          <text:p/>
        </draw:polygon>
        <draw:polygon draw:style-name="gr11" draw:text-style-name="P8" draw:layer="layout" svg:width="0.071cm" svg:height="0.07cm" svg:x="37.958cm" svg:y="16.933cm" svg:viewBox="0 0 72 71" draw:points="0,0 72,0 72,71 0,71">
          <text:p/>
        </draw:polygon>
        <draw:polygon draw:style-name="gr11" draw:text-style-name="P8" draw:layer="layout" svg:width="0.071cm" svg:height="0.07cm" svg:x="37.535cm" svg:y="16.933cm" svg:viewBox="0 0 72 71" draw:points="0,0 72,0 72,71 0,71">
          <text:p/>
        </draw:polygon>
        <draw:polygon draw:style-name="gr11" draw:text-style-name="P8" draw:layer="layout" svg:width="0.071cm" svg:height="0.071cm" svg:x="37.535cm" svg:y="17.497cm" svg:viewBox="0 0 72 72" draw:points="0,0 72,0 72,72 0,72">
          <text:p/>
        </draw:polygon>
        <draw:line draw:style-name="gr10" draw:text-style-name="P3" draw:layer="layout" svg:x1="37.994cm" svg:y1="45.755cm" svg:x2="37.994cm" svg:y2="45.226cm">
          <text:p/>
        </draw:line>
        <draw:line draw:style-name="gr10" draw:text-style-name="P3" draw:layer="layout" svg:x1="37.994cm" svg:y1="45.226cm" svg:x2="37.57cm" svg:y2="45.226cm">
          <text:p/>
        </draw:line>
        <draw:line draw:style-name="gr10" draw:text-style-name="P3" draw:layer="layout" svg:x1="37.57cm" svg:y1="45.226cm" svg:x2="37.57cm" svg:y2="44.45cm">
          <text:p/>
        </draw:line>
        <draw:polygon draw:style-name="gr11" draw:text-style-name="P8" draw:layer="layout" svg:width="0.071cm" svg:height="0.07cm" svg:x="37.958cm" svg:y="45.72cm" svg:viewBox="0 0 72 71" draw:points="0,0 72,0 72,71 0,71">
          <text:p/>
        </draw:polygon>
        <draw:polygon draw:style-name="gr11" draw:text-style-name="P8" draw:layer="layout" svg:width="0.071cm" svg:height="0.071cm" svg:x="37.958cm" svg:y="45.19cm" svg:viewBox="0 0 72 72" draw:points="0,0 72,0 72,72 0,72">
          <text:p/>
        </draw:polygon>
        <draw:polygon draw:style-name="gr11" draw:text-style-name="P8" draw:layer="layout" svg:width="0.071cm" svg:height="0.071cm" svg:x="37.535cm" svg:y="45.19cm" svg:viewBox="0 0 72 72" draw:points="0,0 72,0 72,72 0,72">
          <text:p/>
        </draw:polygon>
        <draw:polygon draw:style-name="gr11" draw:text-style-name="P8" draw:layer="layout" svg:width="0.071cm" svg:height="0.072cm" svg:x="37.535cm" svg:y="44.414cm" svg:viewBox="0 0 72 73" draw:points="0,0 72,0 72,73 0,73">
          <text:p/>
        </draw:polygon>
        <draw:line draw:style-name="gr10" draw:text-style-name="P3" draw:layer="layout" svg:x1="37.994cm" svg:y1="47.483cm" svg:x2="37.994cm" svg:y2="48.013cm">
          <text:p/>
        </draw:line>
        <draw:line draw:style-name="gr10" draw:text-style-name="P3" draw:layer="layout" svg:x1="37.994cm" svg:y1="48.013cm" svg:x2="37.57cm" svg:y2="48.013cm">
          <text:p/>
        </draw:line>
        <draw:line draw:style-name="gr10" draw:text-style-name="P3" draw:layer="layout" svg:x1="37.57cm" svg:y1="48.013cm" svg:x2="37.57cm" svg:y2="48.93cm">
          <text:p/>
        </draw:line>
        <draw:polygon draw:style-name="gr11" draw:text-style-name="P8" draw:layer="layout" svg:width="0.071cm" svg:height="0.071cm" svg:x="37.958cm" svg:y="47.448cm" svg:viewBox="0 0 72 72" draw:points="0,0 72,0 72,72 0,72">
          <text:p/>
        </draw:polygon>
        <draw:polygon draw:style-name="gr11" draw:text-style-name="P8" draw:layer="layout" svg:width="0.071cm" svg:height="0.071cm" svg:x="37.958cm" svg:y="47.977cm" svg:viewBox="0 0 72 72" draw:points="0,0 72,0 72,72 0,72">
          <text:p/>
        </draw:polygon>
        <draw:polygon draw:style-name="gr11" draw:text-style-name="P8" draw:layer="layout" svg:width="0.071cm" svg:height="0.071cm" svg:x="37.535cm" svg:y="47.977cm" svg:viewBox="0 0 72 72" draw:points="0,0 72,0 72,72 0,72">
          <text:p/>
        </draw:polygon>
        <draw:polygon draw:style-name="gr11" draw:text-style-name="P8" draw:layer="layout" svg:width="0.071cm" svg:height="0.07cm" svg:x="37.535cm" svg:y="48.895cm" svg:viewBox="0 0 72 71" draw:points="0,0 72,0 72,71 0,71">
          <text:p/>
        </draw:polygon>
        <draw:line draw:style-name="gr10" draw:text-style-name="P3" draw:layer="layout" svg:x1="30.585cm" svg:y1="45.755cm" svg:x2="30.585cm" svg:y2="45.226cm">
          <text:p/>
        </draw:line>
        <draw:line draw:style-name="gr10" draw:text-style-name="P3" draw:layer="layout" svg:x1="30.585cm" svg:y1="45.226cm" svg:x2="30.162cm" svg:y2="45.226cm">
          <text:p/>
        </draw:line>
        <draw:line draw:style-name="gr10" draw:text-style-name="P3" draw:layer="layout" svg:x1="30.162cm" svg:y1="45.226cm" svg:x2="30.162cm" svg:y2="44.45cm">
          <text:p/>
        </draw:line>
        <draw:polygon draw:style-name="gr11" draw:text-style-name="P8" draw:layer="layout" svg:width="0.071cm" svg:height="0.07cm" svg:x="30.55cm" svg:y="45.72cm" svg:viewBox="0 0 72 71" draw:points="0,0 72,0 72,71 0,71">
          <text:p/>
        </draw:polygon>
        <draw:polygon draw:style-name="gr11" draw:text-style-name="P8" draw:layer="layout" svg:width="0.071cm" svg:height="0.071cm" svg:x="30.55cm" svg:y="45.19cm" svg:viewBox="0 0 72 72" draw:points="0,0 72,0 72,72 0,72">
          <text:p/>
        </draw:polygon>
        <draw:polygon draw:style-name="gr11" draw:text-style-name="P8" draw:layer="layout" svg:width="0.07cm" svg:height="0.071cm" svg:x="30.127cm" svg:y="45.19cm" svg:viewBox="0 0 71 72" draw:points="0,0 71,0 71,72 0,72">
          <text:p/>
        </draw:polygon>
        <draw:polygon draw:style-name="gr11" draw:text-style-name="P8" draw:layer="layout" svg:width="0.07cm" svg:height="0.072cm" svg:x="30.127cm" svg:y="44.414cm" svg:viewBox="0 0 71 73" draw:points="0,0 71,0 71,73 0,73">
          <text:p/>
        </draw:polygon>
        <draw:line draw:style-name="gr10" draw:text-style-name="P3" draw:layer="layout" svg:x1="30.585cm" svg:y1="16.439cm" svg:x2="30.585cm" svg:y2="16.968cm">
          <text:p/>
        </draw:line>
        <draw:line draw:style-name="gr10" draw:text-style-name="P3" draw:layer="layout" svg:x1="30.585cm" svg:y1="16.968cm" svg:x2="30.162cm" svg:y2="16.968cm">
          <text:p/>
        </draw:line>
        <draw:line draw:style-name="gr10" draw:text-style-name="P3" draw:layer="layout" svg:x1="30.162cm" svg:y1="16.968cm" svg:x2="30.162cm" svg:y2="17.533cm">
          <text:p/>
        </draw:line>
        <draw:polygon draw:style-name="gr11" draw:text-style-name="P8" draw:layer="layout" svg:width="0.071cm" svg:height="0.07cm" svg:x="30.55cm" svg:y="16.404cm" svg:viewBox="0 0 72 71" draw:points="0,0 72,0 72,71 0,71">
          <text:p/>
        </draw:polygon>
        <draw:polygon draw:style-name="gr11" draw:text-style-name="P8" draw:layer="layout" svg:width="0.071cm" svg:height="0.07cm" svg:x="30.55cm" svg:y="16.933cm" svg:viewBox="0 0 72 71" draw:points="0,0 72,0 72,71 0,71">
          <text:p/>
        </draw:polygon>
        <draw:polygon draw:style-name="gr11" draw:text-style-name="P8" draw:layer="layout" svg:width="0.07cm" svg:height="0.07cm" svg:x="30.127cm" svg:y="16.933cm" svg:viewBox="0 0 71 71" draw:points="0,0 71,0 71,71 0,71">
          <text:p/>
        </draw:polygon>
        <draw:polygon draw:style-name="gr11" draw:text-style-name="P8" draw:layer="layout" svg:width="0.07cm" svg:height="0.071cm" svg:x="30.127cm" svg:y="17.497cm" svg:viewBox="0 0 71 72" draw:points="0,0 71,0 71,72 0,72">
          <text:p/>
        </draw:polygon>
        <draw:line draw:style-name="gr10" draw:text-style-name="P3" draw:layer="layout" svg:x1="30.585cm" svg:y1="47.483cm" svg:x2="30.585cm" svg:y2="48.013cm">
          <text:p/>
        </draw:line>
        <draw:line draw:style-name="gr10" draw:text-style-name="P3" draw:layer="layout" svg:x1="30.585cm" svg:y1="48.013cm" svg:x2="30.162cm" svg:y2="48.013cm">
          <text:p/>
        </draw:line>
        <draw:line draw:style-name="gr10" draw:text-style-name="P3" draw:layer="layout" svg:x1="30.162cm" svg:y1="48.013cm" svg:x2="30.162cm" svg:y2="48.93cm">
          <text:p/>
        </draw:line>
        <draw:polygon draw:style-name="gr11" draw:text-style-name="P8" draw:layer="layout" svg:width="0.071cm" svg:height="0.071cm" svg:x="30.55cm" svg:y="47.448cm" svg:viewBox="0 0 72 72" draw:points="0,0 72,0 72,72 0,72">
          <text:p/>
        </draw:polygon>
        <draw:polygon draw:style-name="gr11" draw:text-style-name="P8" draw:layer="layout" svg:width="0.071cm" svg:height="0.071cm" svg:x="30.55cm" svg:y="47.977cm" svg:viewBox="0 0 72 72" draw:points="0,0 72,0 72,72 0,72">
          <text:p/>
        </draw:polygon>
        <draw:polygon draw:style-name="gr11" draw:text-style-name="P8" draw:layer="layout" svg:width="0.07cm" svg:height="0.071cm" svg:x="30.127cm" svg:y="47.977cm" svg:viewBox="0 0 71 72" draw:points="0,0 71,0 71,72 0,72">
          <text:p/>
        </draw:polygon>
        <draw:polygon draw:style-name="gr11" draw:text-style-name="P8" draw:layer="layout" svg:width="0.07cm" svg:height="0.07cm" svg:x="30.127cm" svg:y="48.895cm" svg:viewBox="0 0 71 71" draw:points="0,0 71,0 71,71 0,71">
          <text:p/>
        </draw:polygon>
        <draw:line draw:style-name="gr10" draw:text-style-name="P3" draw:layer="layout" svg:x1="30.585cm" svg:y1="14.71cm" svg:x2="30.585cm" svg:y2="14.181cm">
          <text:p/>
        </draw:line>
        <draw:line draw:style-name="gr10" draw:text-style-name="P3" draw:layer="layout" svg:x1="30.585cm" svg:y1="14.181cm" svg:x2="30.162cm" svg:y2="14.181cm">
          <text:p/>
        </draw:line>
        <draw:line draw:style-name="gr10" draw:text-style-name="P3" draw:layer="layout" svg:x1="30.162cm" svg:y1="14.181cm" svg:x2="30.162cm" svg:y2="13.511cm">
          <text:p/>
        </draw:line>
        <draw:polygon draw:style-name="gr11" draw:text-style-name="P8" draw:layer="layout" svg:width="0.071cm" svg:height="0.071cm" svg:x="30.55cm" svg:y="14.675cm" svg:viewBox="0 0 72 72" draw:points="0,0 72,0 72,72 0,72">
          <text:p/>
        </draw:polygon>
        <draw:polygon draw:style-name="gr11" draw:text-style-name="P8" draw:layer="layout" svg:width="0.071cm" svg:height="0.07cm" svg:x="30.55cm" svg:y="14.146cm" svg:viewBox="0 0 72 71" draw:points="0,0 72,0 72,71 0,71">
          <text:p/>
        </draw:polygon>
        <draw:polygon draw:style-name="gr11" draw:text-style-name="P8" draw:layer="layout" svg:width="0.07cm" svg:height="0.07cm" svg:x="30.127cm" svg:y="14.146cm" svg:viewBox="0 0 71 71" draw:points="0,0 71,0 71,71 0,71">
          <text:p/>
        </draw:polygon>
        <draw:polygon draw:style-name="gr11" draw:text-style-name="P8" draw:layer="layout" svg:width="0.07cm" svg:height="0.07cm" svg:x="30.127cm" svg:y="13.476cm" svg:viewBox="0 0 71 71" draw:points="0,0 71,0 71,71 0,71">
          <text:p/>
        </draw:polygon>
        <draw:line draw:style-name="gr10" draw:text-style-name="P3" draw:layer="layout" svg:x1="0.987cm" svg:y1="35.665cm" svg:x2="0.987cm" svg:y2="36.195cm">
          <text:p/>
        </draw:line>
        <draw:line draw:style-name="gr10" draw:text-style-name="P3" draw:layer="layout" svg:x1="0.987cm" svg:y1="36.195cm" svg:x2="1.164cm" svg:y2="36.195cm">
          <text:p/>
        </draw:line>
        <draw:line draw:style-name="gr10" draw:text-style-name="P3" draw:layer="layout" svg:x1="1.164cm" svg:y1="36.195cm" svg:x2="1.164cm" svg:y2="36.583cm">
          <text:p/>
        </draw:line>
        <draw:polygon draw:style-name="gr11" draw:text-style-name="P8" draw:layer="layout" svg:width="0.071cm" svg:height="0.071cm" svg:x="0.952cm" svg:y="35.63cm" svg:viewBox="0 0 72 72" draw:points="0,0 72,0 72,72 0,72">
          <text:p/>
        </draw:polygon>
        <draw:polygon draw:style-name="gr11" draw:text-style-name="P8" draw:layer="layout" svg:width="0.071cm" svg:height="0.071cm" svg:x="0.952cm" svg:y="36.159cm" svg:viewBox="0 0 72 72" draw:points="0,0 72,0 72,72 0,72">
          <text:p/>
        </draw:polygon>
        <draw:polygon draw:style-name="gr11" draw:text-style-name="P8" draw:layer="layout" svg:width="0.071cm" svg:height="0.071cm" svg:x="1.128cm" svg:y="36.159cm" svg:viewBox="0 0 72 72" draw:points="0,0 72,0 72,72 0,72">
          <text:p/>
        </draw:polygon>
        <draw:polygon draw:style-name="gr11" draw:text-style-name="P8" draw:layer="layout" svg:width="0.071cm" svg:height="0.071cm" svg:x="1.128cm" svg:y="36.547cm" svg:viewBox="0 0 72 72" draw:points="0,0 72,0 72,72 0,72">
          <text:p/>
        </draw:polygon>
        <draw:line draw:style-name="gr10" draw:text-style-name="P3" draw:layer="layout" svg:x1="14.005cm" svg:y1="50.694cm" svg:x2="13.476cm" svg:y2="50.694cm">
          <text:p/>
        </draw:line>
        <draw:polyline draw:style-name="gr10" draw:text-style-name="P3" draw:layer="layout" svg:width="0cm" svg:height="0cm" svg:x="13.476cm" svg:y="50.694cm" svg:viewBox="0 0 0 0" draw:points="0,0">
          <text:p/>
        </draw:polyline>
        <draw:line draw:style-name="gr10" draw:text-style-name="P3" draw:layer="layout" svg:x1="13.476cm" svg:y1="50.694cm" svg:x2="13.299cm" svg:y2="50.694cm">
          <text:p/>
        </draw:line>
        <draw:polygon draw:style-name="gr11" draw:text-style-name="P8" draw:layer="layout" svg:width="0.07cm" svg:height="0.071cm" svg:x="13.97cm" svg:y="50.658cm" svg:viewBox="0 0 71 72" draw:points="0,0 71,0 71,72 0,72">
          <text:p/>
        </draw:polygon>
        <draw:polygon draw:style-name="gr11" draw:text-style-name="P8" draw:layer="layout" svg:width="0.071cm" svg:height="0.071cm" svg:x="13.44cm" svg:y="50.658cm" svg:viewBox="0 0 72 72" draw:points="0,0 72,0 72,72 0,72">
          <text:p/>
        </draw:polygon>
        <draw:polygon draw:style-name="gr11" draw:text-style-name="P8" draw:layer="layout" svg:width="0.071cm" svg:height="0.071cm" svg:x="13.44cm" svg:y="50.658cm" svg:viewBox="0 0 72 72" draw:points="0,0 72,0 72,72 0,72">
          <text:p/>
        </draw:polygon>
        <draw:polygon draw:style-name="gr11" draw:text-style-name="P8" draw:layer="layout" svg:width="0.072cm" svg:height="0.071cm" svg:x="13.264cm" svg:y="50.658cm" svg:viewBox="0 0 73 72" draw:points="0,0 73,0 73,72 0,72">
          <text:p/>
        </draw:polygon>
        <draw:line draw:style-name="gr10" draw:text-style-name="P3" draw:layer="layout" svg:x1="10.16cm" svg:y1="45.755cm" svg:x2="10.16cm" svg:y2="45.226cm">
          <text:p/>
        </draw:line>
        <draw:line draw:style-name="gr10" draw:text-style-name="P3" draw:layer="layout" svg:x1="10.16cm" svg:y1="45.226cm" svg:x2="10.089cm" svg:y2="45.226cm">
          <text:p/>
        </draw:line>
        <draw:line draw:style-name="gr10" draw:text-style-name="P3" draw:layer="layout" svg:x1="10.089cm" svg:y1="45.226cm" svg:x2="10.089cm" svg:y2="45.12cm">
          <text:p/>
        </draw:line>
        <draw:polygon draw:style-name="gr11" draw:text-style-name="P8" draw:layer="layout" svg:width="0.071cm" svg:height="0.07cm" svg:x="10.124cm" svg:y="45.72cm" svg:viewBox="0 0 72 71" draw:points="0,0 72,0 72,71 0,71">
          <text:p/>
        </draw:polygon>
        <draw:polygon draw:style-name="gr11" draw:text-style-name="P8" draw:layer="layout" svg:width="0.071cm" svg:height="0.071cm" svg:x="10.124cm" svg:y="45.19cm" svg:viewBox="0 0 72 72" draw:points="0,0 72,0 72,72 0,72">
          <text:p/>
        </draw:polygon>
        <draw:polygon draw:style-name="gr11" draw:text-style-name="P8" draw:layer="layout" svg:width="0.07cm" svg:height="0.071cm" svg:x="10.054cm" svg:y="45.19cm" svg:viewBox="0 0 71 72" draw:points="0,0 71,0 71,72 0,72">
          <text:p/>
        </draw:polygon>
        <draw:polygon draw:style-name="gr11" draw:text-style-name="P8" draw:layer="layout" svg:width="0.07cm" svg:height="0.07cm" svg:x="10.054cm" svg:y="45.085cm" svg:viewBox="0 0 71 71" draw:points="0,0 71,0 71,71 0,71">
          <text:p/>
        </draw:polygon>
        <draw:line draw:style-name="gr10" draw:text-style-name="P3" draw:layer="layout" svg:x1="9.207cm" svg:y1="16.615cm" svg:x2="9.207cm" svg:y2="17.145cm">
          <text:p/>
        </draw:line>
        <draw:line draw:style-name="gr10" draw:text-style-name="P3" draw:layer="layout" svg:x1="9.207cm" svg:y1="17.145cm" svg:x2="9.383cm" svg:y2="17.145cm">
          <text:p/>
        </draw:line>
        <draw:line draw:style-name="gr10" draw:text-style-name="P3" draw:layer="layout" svg:x1="9.383cm" svg:y1="17.145cm" svg:x2="9.383cm" svg:y2="17.18cm">
          <text:p/>
        </draw:line>
        <draw:polygon draw:style-name="gr11" draw:text-style-name="P8" draw:layer="layout" svg:width="0.07cm" svg:height="0.071cm" svg:x="9.172cm" svg:y="16.58cm" svg:viewBox="0 0 71 72" draw:points="0,0 71,0 71,72 0,72">
          <text:p/>
        </draw:polygon>
        <draw:polygon draw:style-name="gr11" draw:text-style-name="P8" draw:layer="layout" svg:width="0.07cm" svg:height="0.071cm" svg:x="9.172cm" svg:y="17.109cm" svg:viewBox="0 0 71 72" draw:points="0,0 71,0 71,72 0,72">
          <text:p/>
        </draw:polygon>
        <draw:polygon draw:style-name="gr11" draw:text-style-name="P8" draw:layer="layout" svg:width="0.071cm" svg:height="0.071cm" svg:x="9.348cm" svg:y="17.109cm" svg:viewBox="0 0 72 72" draw:points="0,0 72,0 72,72 0,72">
          <text:p/>
        </draw:polygon>
        <draw:polygon draw:style-name="gr11" draw:text-style-name="P8" draw:layer="layout" svg:width="0.071cm" svg:height="0.07cm" svg:x="9.348cm" svg:y="17.145cm" svg:viewBox="0 0 72 71" draw:points="0,0 72,0 72,71 0,71">
          <text:p/>
        </draw:polygon>
        <draw:line draw:style-name="gr10" draw:text-style-name="P3" draw:layer="layout" svg:x1="9.207cm" svg:y1="15.769cm" svg:x2="9.207cm" svg:y2="15.24cm">
          <text:p/>
        </draw:line>
        <draw:line draw:style-name="gr10" draw:text-style-name="P3" draw:layer="layout" svg:x1="9.207cm" svg:y1="15.24cm" svg:x2="9.313cm" svg:y2="15.24cm">
          <text:p/>
        </draw:line>
        <draw:line draw:style-name="gr10" draw:text-style-name="P3" draw:layer="layout" svg:x1="9.313cm" svg:y1="15.24cm" svg:x2="9.313cm" svg:y2="14.605cm">
          <text:p/>
        </draw:line>
        <draw:polygon draw:style-name="gr11" draw:text-style-name="P8" draw:layer="layout" svg:width="0.07cm" svg:height="0.071cm" svg:x="9.172cm" svg:y="15.733cm" svg:viewBox="0 0 71 72" draw:points="0,0 71,0 71,72 0,72">
          <text:p/>
        </draw:polygon>
        <draw:polygon draw:style-name="gr11" draw:text-style-name="P8" draw:layer="layout" svg:width="0.07cm" svg:height="0.071cm" svg:x="9.172cm" svg:y="15.204cm" svg:viewBox="0 0 71 72" draw:points="0,0 71,0 71,72 0,72">
          <text:p/>
        </draw:polygon>
        <draw:polygon draw:style-name="gr11" draw:text-style-name="P8" draw:layer="layout" svg:width="0.07cm" svg:height="0.071cm" svg:x="9.278cm" svg:y="15.204cm" svg:viewBox="0 0 71 72" draw:points="0,0 71,0 71,72 0,72">
          <text:p/>
        </draw:polygon>
        <draw:polygon draw:style-name="gr11" draw:text-style-name="P8" draw:layer="layout" svg:width="0.07cm" svg:height="0.071cm" svg:x="9.278cm" svg:y="14.569cm" svg:viewBox="0 0 71 72" draw:points="0,0 71,0 71,72 0,72">
          <text:p/>
        </draw:polygon>
        <draw:line draw:style-name="gr10" draw:text-style-name="P3" draw:layer="layout" svg:x1="0.987cm" svg:y1="34.82cm" svg:x2="1.165cm" svg:y2="34.501cm">
          <text:p/>
        </draw:line>
        <draw:line draw:style-name="gr10" draw:text-style-name="P3" draw:layer="layout" svg:x1="5.044cm" svg:y1="42.933cm" svg:x2="5.044cm" svg:y2="42.403cm">
          <text:p/>
        </draw:line>
        <draw:line draw:style-name="gr10" draw:text-style-name="P3" draw:layer="layout" svg:x1="5.044cm" svg:y1="42.403cm" svg:x2="7.584cm" svg:y2="42.403cm">
          <text:p/>
        </draw:line>
        <draw:line draw:style-name="gr10" draw:text-style-name="P3" draw:layer="layout" svg:x1="7.584cm" svg:y1="42.403cm" svg:x2="7.584cm" svg:y2="40.886cm">
          <text:p/>
        </draw:line>
        <draw:polygon draw:style-name="gr11" draw:text-style-name="P8" draw:layer="layout" svg:width="0.071cm" svg:height="0.071cm" svg:x="5.009cm" svg:y="42.897cm" svg:viewBox="0 0 72 72" draw:points="0,0 72,0 72,72 0,72">
          <text:p/>
        </draw:polygon>
        <draw:polygon draw:style-name="gr11" draw:text-style-name="P8" draw:layer="layout" svg:width="0.071cm" svg:height="0.071cm" svg:x="5.009cm" svg:y="42.368cm" svg:viewBox="0 0 72 72" draw:points="0,0 72,0 72,72 0,72">
          <text:p/>
        </draw:polygon>
        <draw:polygon draw:style-name="gr11" draw:text-style-name="P8" draw:layer="layout" svg:width="0.071cm" svg:height="0.071cm" svg:x="7.549cm" svg:y="42.368cm" svg:viewBox="0 0 72 72" draw:points="0,0 72,0 72,72 0,72">
          <text:p/>
        </draw:polygon>
        <draw:polygon draw:style-name="gr11" draw:text-style-name="P8" draw:layer="layout" svg:width="0.071cm" svg:height="0.071cm" svg:x="7.549cm" svg:y="40.851cm" svg:viewBox="0 0 72 72" draw:points="0,0 72,0 72,72 0,72">
          <text:p/>
        </draw:polygon>
        <draw:line draw:style-name="gr10" draw:text-style-name="P3" draw:layer="layout" svg:x1="4.656cm" svg:y1="42.933cm" svg:x2="4.656cm" svg:y2="42.403cm">
          <text:p/>
        </draw:line>
        <draw:line draw:style-name="gr10" draw:text-style-name="P3" draw:layer="layout" svg:x1="4.656cm" svg:y1="42.403cm" svg:x2="6.526cm" svg:y2="42.403cm">
          <text:p/>
        </draw:line>
        <draw:line draw:style-name="gr10" draw:text-style-name="P3" draw:layer="layout" svg:x1="6.526cm" svg:y1="42.403cm" svg:x2="6.526cm" svg:y2="40.886cm">
          <text:p/>
        </draw:line>
        <draw:polygon draw:style-name="gr11" draw:text-style-name="P8" draw:layer="layout" svg:width="0.07cm" svg:height="0.071cm" svg:x="4.621cm" svg:y="42.897cm" svg:viewBox="0 0 71 72" draw:points="0,0 71,0 71,72 0,72">
          <text:p/>
        </draw:polygon>
        <draw:polygon draw:style-name="gr11" draw:text-style-name="P8" draw:layer="layout" svg:width="0.07cm" svg:height="0.071cm" svg:x="4.621cm" svg:y="42.368cm" svg:viewBox="0 0 71 72" draw:points="0,0 71,0 71,72 0,72">
          <text:p/>
        </draw:polygon>
        <draw:polygon draw:style-name="gr11" draw:text-style-name="P8" draw:layer="layout" svg:width="0.07cm" svg:height="0.071cm" svg:x="6.491cm" svg:y="42.368cm" svg:viewBox="0 0 71 72" draw:points="0,0 71,0 71,72 0,72">
          <text:p/>
        </draw:polygon>
        <draw:polygon draw:style-name="gr11" draw:text-style-name="P8" draw:layer="layout" svg:width="0.07cm" svg:height="0.071cm" svg:x="6.491cm" svg:y="40.851cm" svg:viewBox="0 0 71 72" draw:points="0,0 71,0 71,72 0,72">
          <text:p/>
        </draw:polygon>
        <draw:line draw:style-name="gr10" draw:text-style-name="P3" draw:layer="layout" svg:x1="4.268cm" svg:y1="42.933cm" svg:x2="4.268cm" svg:y2="42.403cm">
          <text:p/>
        </draw:line>
        <draw:line draw:style-name="gr10" draw:text-style-name="P3" draw:layer="layout" svg:x1="4.268cm" svg:y1="42.403cm" svg:x2="5.115cm" svg:y2="42.403cm">
          <text:p/>
        </draw:line>
        <draw:line draw:style-name="gr10" draw:text-style-name="P3" draw:layer="layout" svg:x1="5.115cm" svg:y1="42.403cm" svg:x2="5.115cm" svg:y2="40.886cm">
          <text:p/>
        </draw:line>
        <draw:polygon draw:style-name="gr11" draw:text-style-name="P8" draw:layer="layout" svg:width="0.07cm" svg:height="0.071cm" svg:x="4.233cm" svg:y="42.897cm" svg:viewBox="0 0 71 72" draw:points="0,0 71,0 71,72 0,72">
          <text:p/>
        </draw:polygon>
        <draw:polygon draw:style-name="gr11" draw:text-style-name="P8" draw:layer="layout" svg:width="0.07cm" svg:height="0.071cm" svg:x="4.233cm" svg:y="42.368cm" svg:viewBox="0 0 71 72" draw:points="0,0 71,0 71,72 0,72">
          <text:p/>
        </draw:polygon>
        <draw:polygon draw:style-name="gr11" draw:text-style-name="P8" draw:layer="layout" svg:width="0.07cm" svg:height="0.071cm" svg:x="5.08cm" svg:y="42.368cm" svg:viewBox="0 0 71 72" draw:points="0,0 71,0 71,72 0,72">
          <text:p/>
        </draw:polygon>
        <draw:polygon draw:style-name="gr11" draw:text-style-name="P8" draw:layer="layout" svg:width="0.07cm" svg:height="0.071cm" svg:x="5.08cm" svg:y="40.851cm" svg:viewBox="0 0 71 72" draw:points="0,0 71,0 71,72 0,72">
          <text:p/>
        </draw:polygon>
        <draw:line draw:style-name="gr10" draw:text-style-name="P3" draw:layer="layout" svg:x1="3.915cm" svg:y1="42.933cm" svg:x2="3.915cm" svg:y2="42.403cm">
          <text:p/>
        </draw:line>
        <draw:line draw:style-name="gr10" draw:text-style-name="P3" draw:layer="layout" svg:x1="3.915cm" svg:y1="42.403cm" svg:x2="4.056cm" svg:y2="42.403cm">
          <text:p/>
        </draw:line>
        <draw:line draw:style-name="gr10" draw:text-style-name="P3" draw:layer="layout" svg:x1="4.056cm" svg:y1="42.403cm" svg:x2="4.056cm" svg:y2="40.886cm">
          <text:p/>
        </draw:line>
        <draw:polygon draw:style-name="gr11" draw:text-style-name="P8" draw:layer="layout" svg:width="0.071cm" svg:height="0.071cm" svg:x="3.88cm" svg:y="42.897cm" svg:viewBox="0 0 72 72" draw:points="0,0 72,0 72,72 0,72">
          <text:p/>
        </draw:polygon>
        <draw:polygon draw:style-name="gr11" draw:text-style-name="P8" draw:layer="layout" svg:width="0.071cm" svg:height="0.071cm" svg:x="3.88cm" svg:y="42.368cm" svg:viewBox="0 0 72 72" draw:points="0,0 72,0 72,72 0,72">
          <text:p/>
        </draw:polygon>
        <draw:polygon draw:style-name="gr11" draw:text-style-name="P8" draw:layer="layout" svg:width="0.071cm" svg:height="0.071cm" svg:x="4.021cm" svg:y="42.368cm" svg:viewBox="0 0 72 72" draw:points="0,0 72,0 72,72 0,72">
          <text:p/>
        </draw:polygon>
        <draw:polygon draw:style-name="gr11" draw:text-style-name="P8" draw:layer="layout" svg:width="0.071cm" svg:height="0.071cm" svg:x="4.021cm" svg:y="40.851cm" svg:viewBox="0 0 72 72" draw:points="0,0 72,0 72,72 0,72">
          <text:p/>
        </draw:polygon>
        <draw:line draw:style-name="gr10" draw:text-style-name="P3" draw:layer="layout" svg:x1="3.527cm" svg:y1="42.933cm" svg:x2="3.527cm" svg:y2="42.403cm">
          <text:p/>
        </draw:line>
        <draw:line draw:style-name="gr10" draw:text-style-name="P3" draw:layer="layout" svg:x1="3.527cm" svg:y1="42.403cm" svg:x2="3.351cm" svg:y2="42.403cm">
          <text:p/>
        </draw:line>
        <draw:line draw:style-name="gr10" draw:text-style-name="P3" draw:layer="layout" svg:x1="3.351cm" svg:y1="42.403cm" svg:x2="3.351cm" svg:y2="40.886cm">
          <text:p/>
        </draw:line>
        <draw:polygon draw:style-name="gr11" draw:text-style-name="P8" draw:layer="layout" svg:width="0.071cm" svg:height="0.071cm" svg:x="3.492cm" svg:y="42.897cm" svg:viewBox="0 0 72 72" draw:points="0,0 72,0 72,72 0,72">
          <text:p/>
        </draw:polygon>
        <draw:polygon draw:style-name="gr11" draw:text-style-name="P8" draw:layer="layout" svg:width="0.071cm" svg:height="0.071cm" svg:x="3.492cm" svg:y="42.368cm" svg:viewBox="0 0 72 72" draw:points="0,0 72,0 72,72 0,72">
          <text:p/>
        </draw:polygon>
        <draw:polygon draw:style-name="gr11" draw:text-style-name="P8" draw:layer="layout" svg:width="0.07cm" svg:height="0.071cm" svg:x="3.316cm" svg:y="42.368cm" svg:viewBox="0 0 71 72" draw:points="0,0 71,0 71,72 0,72">
          <text:p/>
        </draw:polygon>
        <draw:polygon draw:style-name="gr11" draw:text-style-name="P8" draw:layer="layout" svg:width="0.07cm" svg:height="0.071cm" svg:x="3.316cm" svg:y="40.851cm" svg:viewBox="0 0 71 72" draw:points="0,0 71,0 71,72 0,72">
          <text:p/>
        </draw:polygon>
        <draw:line draw:style-name="gr10" draw:text-style-name="P3" draw:layer="layout" svg:x1="3.139cm" svg:y1="42.933cm" svg:x2="3.139cm" svg:y2="42.403cm">
          <text:p/>
        </draw:line>
        <draw:line draw:style-name="gr10" draw:text-style-name="P3" draw:layer="layout" svg:x1="3.139cm" svg:y1="42.403cm" svg:x2="2.293cm" svg:y2="42.403cm">
          <text:p/>
        </draw:line>
        <draw:line draw:style-name="gr10" draw:text-style-name="P3" draw:layer="layout" svg:x1="2.293cm" svg:y1="42.403cm" svg:x2="2.293cm" svg:y2="40.886cm">
          <text:p/>
        </draw:line>
        <draw:polygon draw:style-name="gr11" draw:text-style-name="P8" draw:layer="layout" svg:width="0.071cm" svg:height="0.071cm" svg:x="3.104cm" svg:y="42.897cm" svg:viewBox="0 0 72 72" draw:points="0,0 72,0 72,72 0,72">
          <text:p/>
        </draw:polygon>
        <draw:polygon draw:style-name="gr11" draw:text-style-name="P8" draw:layer="layout" svg:width="0.071cm" svg:height="0.071cm" svg:x="3.104cm" svg:y="42.368cm" svg:viewBox="0 0 72 72" draw:points="0,0 72,0 72,72 0,72">
          <text:p/>
        </draw:polygon>
        <draw:polygon draw:style-name="gr11" draw:text-style-name="P8" draw:layer="layout" svg:width="0.071cm" svg:height="0.071cm" svg:x="2.257cm" svg:y="42.368cm" svg:viewBox="0 0 72 72" draw:points="0,0 72,0 72,72 0,72">
          <text:p/>
        </draw:polygon>
        <draw:polygon draw:style-name="gr11" draw:text-style-name="P8" draw:layer="layout" svg:width="0.071cm" svg:height="0.071cm" svg:x="2.257cm" svg:y="40.851cm" svg:viewBox="0 0 72 72" draw:points="0,0 72,0 72,72 0,72">
          <text:p/>
        </draw:polygon>
        <draw:line draw:style-name="gr10" draw:text-style-name="P3" draw:layer="layout" svg:x1="5.221cm" svg:y1="37.994cm" svg:x2="5.221cm" svg:y2="37.465cm">
          <text:p/>
        </draw:line>
        <draw:line draw:style-name="gr10" draw:text-style-name="P3" draw:layer="layout" svg:x1="5.221cm" svg:y1="37.465cm" svg:x2="5.397cm" svg:y2="37.465cm">
          <text:p/>
        </draw:line>
        <draw:line draw:style-name="gr10" draw:text-style-name="P3" draw:layer="layout" svg:x1="5.397cm" svg:y1="37.465cm" svg:x2="5.397cm" svg:y2="37.5cm">
          <text:p/>
        </draw:line>
        <draw:polygon draw:style-name="gr11" draw:text-style-name="P8" draw:layer="layout" svg:width="0.071cm" svg:height="0.071cm" svg:x="5.185cm" svg:y="37.958cm" svg:viewBox="0 0 72 72" draw:points="0,0 72,0 72,72 0,72">
          <text:p/>
        </draw:polygon>
        <draw:polygon draw:style-name="gr11" draw:text-style-name="P8" draw:layer="layout" svg:width="0.071cm" svg:height="0.071cm" svg:x="5.185cm" svg:y="37.429cm" svg:viewBox="0 0 72 72" draw:points="0,0 72,0 72,72 0,72">
          <text:p/>
        </draw:polygon>
        <draw:polygon draw:style-name="gr11" draw:text-style-name="P8" draw:layer="layout" svg:width="0.07cm" svg:height="0.071cm" svg:x="5.362cm" svg:y="37.429cm" svg:viewBox="0 0 71 72" draw:points="0,0 71,0 71,72 0,72">
          <text:p/>
        </draw:polygon>
        <draw:polygon draw:style-name="gr11" draw:text-style-name="P8" draw:layer="layout" svg:width="0.07cm" svg:height="0.07cm" svg:x="5.362cm" svg:y="37.465cm" svg:viewBox="0 0 71 71" draw:points="0,0 71,0 71,71 0,71">
          <text:p/>
        </draw:polygon>
        <draw:line draw:style-name="gr10" draw:text-style-name="P3" draw:layer="layout" svg:x1="2.751cm" svg:y1="42.933cm" svg:x2="2.751cm" svg:y2="42.403cm">
          <text:p/>
        </draw:line>
        <draw:line draw:style-name="gr10" draw:text-style-name="P3" draw:layer="layout" svg:x1="2.751cm" svg:y1="42.403cm" svg:x2="1.234cm" svg:y2="42.403cm">
          <text:p/>
        </draw:line>
        <draw:line draw:style-name="gr10" draw:text-style-name="P3" draw:layer="layout" svg:x1="1.234cm" svg:y1="42.403cm" svg:x2="1.234cm" svg:y2="40.886cm">
          <text:p/>
        </draw:line>
        <draw:polygon draw:style-name="gr11" draw:text-style-name="P8" draw:layer="layout" svg:width="0.07cm" svg:height="0.071cm" svg:x="2.716cm" svg:y="42.897cm" svg:viewBox="0 0 71 72" draw:points="0,0 71,0 71,72 0,72">
          <text:p/>
        </draw:polygon>
        <draw:polygon draw:style-name="gr11" draw:text-style-name="P8" draw:layer="layout" svg:width="0.07cm" svg:height="0.071cm" svg:x="2.716cm" svg:y="42.368cm" svg:viewBox="0 0 71 72" draw:points="0,0 71,0 71,72 0,72">
          <text:p/>
        </draw:polygon>
        <draw:polygon draw:style-name="gr11" draw:text-style-name="P8" draw:layer="layout" svg:width="0.071cm" svg:height="0.071cm" svg:x="1.199cm" svg:y="42.368cm" svg:viewBox="0 0 72 72" draw:points="0,0 72,0 72,72 0,72">
          <text:p/>
        </draw:polygon>
        <draw:polygon draw:style-name="gr11" draw:text-style-name="P8" draw:layer="layout" svg:width="0.071cm" svg:height="0.071cm" svg:x="1.199cm" svg:y="40.851cm" svg:viewBox="0 0 72 72" draw:points="0,0 72,0 72,72 0,72">
          <text:p/>
        </draw:polygon>
        <draw:line draw:style-name="gr10" draw:text-style-name="P3" draw:layer="layout" svg:x1="0.987cm" svg:y1="28.963cm" svg:x2="0.987cm" svg:y2="29.492cm">
          <text:p/>
        </draw:line>
        <draw:line draw:style-name="gr10" draw:text-style-name="P3" draw:layer="layout" svg:x1="0.987cm" svg:y1="29.492cm" svg:x2="1.164cm" svg:y2="29.492cm">
          <text:p/>
        </draw:line>
        <draw:line draw:style-name="gr10" draw:text-style-name="P3" draw:layer="layout" svg:x1="1.164cm" svg:y1="29.492cm" svg:x2="1.164cm" svg:y2="29.88cm">
          <text:p/>
        </draw:line>
        <draw:polygon draw:style-name="gr11" draw:text-style-name="P8" draw:layer="layout" svg:width="0.071cm" svg:height="0.071cm" svg:x="0.952cm" svg:y="28.927cm" svg:viewBox="0 0 72 72" draw:points="0,0 72,0 72,72 0,72">
          <text:p/>
        </draw:polygon>
        <draw:polygon draw:style-name="gr11" draw:text-style-name="P8" draw:layer="layout" svg:width="0.071cm" svg:height="0.071cm" svg:x="0.952cm" svg:y="29.456cm" svg:viewBox="0 0 72 72" draw:points="0,0 72,0 72,72 0,72">
          <text:p/>
        </draw:polygon>
        <draw:polygon draw:style-name="gr11" draw:text-style-name="P8" draw:layer="layout" svg:width="0.071cm" svg:height="0.071cm" svg:x="1.128cm" svg:y="29.456cm" svg:viewBox="0 0 72 72" draw:points="0,0 72,0 72,72 0,72">
          <text:p/>
        </draw:polygon>
        <draw:polygon draw:style-name="gr11" draw:text-style-name="P8" draw:layer="layout" svg:width="0.071cm" svg:height="0.07cm" svg:x="1.128cm" svg:y="29.845cm" svg:viewBox="0 0 72 71" draw:points="0,0 72,0 72,71 0,71">
          <text:p/>
        </draw:polygon>
        <draw:line draw:style-name="gr10" draw:text-style-name="P3" draw:layer="layout" svg:x1="5.221cm" svg:y1="23.53cm" svg:x2="5.221cm" svg:y2="23.001cm">
          <text:p/>
        </draw:line>
        <draw:line draw:style-name="gr10" draw:text-style-name="P3" draw:layer="layout" svg:x1="5.221cm" svg:y1="23.001cm" svg:x2="5.115cm" svg:y2="23.001cm">
          <text:p/>
        </draw:line>
        <draw:line draw:style-name="gr10" draw:text-style-name="P3" draw:layer="layout" svg:x1="5.115cm" svg:y1="23.001cm" svg:x2="5.115cm" svg:y2="22.895cm">
          <text:p/>
        </draw:line>
        <draw:polygon draw:style-name="gr11" draw:text-style-name="P8" draw:layer="layout" svg:width="0.071cm" svg:height="0.07cm" svg:x="5.185cm" svg:y="23.495cm" svg:viewBox="0 0 72 71" draw:points="0,0 72,0 72,71 0,71">
          <text:p/>
        </draw:polygon>
        <draw:polygon draw:style-name="gr11" draw:text-style-name="P8" draw:layer="layout" svg:width="0.071cm" svg:height="0.071cm" svg:x="5.185cm" svg:y="22.965cm" svg:viewBox="0 0 72 72" draw:points="0,0 72,0 72,72 0,72">
          <text:p/>
        </draw:polygon>
        <draw:polygon draw:style-name="gr11" draw:text-style-name="P8" draw:layer="layout" svg:width="0.07cm" svg:height="0.071cm" svg:x="5.08cm" svg:y="22.965cm" svg:viewBox="0 0 71 72" draw:points="0,0 71,0 71,72 0,72">
          <text:p/>
        </draw:polygon>
        <draw:polygon draw:style-name="gr11" draw:text-style-name="P8" draw:layer="layout" svg:width="0.07cm" svg:height="0.07cm" svg:x="5.08cm" svg:y="22.86cm" svg:viewBox="0 0 71 71" draw:points="0,0 71,0 71,71 0,71">
          <text:p/>
        </draw:polygon>
        <draw:line draw:style-name="gr10" draw:text-style-name="P3" draw:layer="layout" svg:x1="5.221cm" svg:y1="24.376cm" svg:x2="5.221cm" svg:y2="24.906cm">
          <text:p/>
        </draw:line>
        <draw:line draw:style-name="gr10" draw:text-style-name="P3" draw:layer="layout" svg:x1="5.221cm" svg:y1="24.906cm" svg:x2="5.397cm" svg:y2="24.906cm">
          <text:p/>
        </draw:line>
        <draw:line draw:style-name="gr10" draw:text-style-name="P3" draw:layer="layout" svg:x1="5.397cm" svg:y1="24.906cm" svg:x2="5.397cm" svg:y2="24.941cm">
          <text:p/>
        </draw:line>
        <draw:polygon draw:style-name="gr11" draw:text-style-name="P8" draw:layer="layout" svg:width="0.071cm" svg:height="0.071cm" svg:x="5.185cm" svg:y="24.341cm" svg:viewBox="0 0 72 72" draw:points="0,0 72,0 72,72 0,72">
          <text:p/>
        </draw:polygon>
        <draw:polygon draw:style-name="gr11" draw:text-style-name="P8" draw:layer="layout" svg:width="0.071cm" svg:height="0.071cm" svg:x="5.185cm" svg:y="24.87cm" svg:viewBox="0 0 72 72" draw:points="0,0 72,0 72,72 0,72">
          <text:p/>
        </draw:polygon>
        <draw:polygon draw:style-name="gr11" draw:text-style-name="P8" draw:layer="layout" svg:width="0.07cm" svg:height="0.071cm" svg:x="5.362cm" svg:y="24.87cm" svg:viewBox="0 0 71 72" draw:points="0,0 71,0 71,72 0,72">
          <text:p/>
        </draw:polygon>
        <draw:polygon draw:style-name="gr11" draw:text-style-name="P8" draw:layer="layout" svg:width="0.07cm" svg:height="0.07cm" svg:x="5.362cm" svg:y="24.906cm" svg:viewBox="0 0 71 71" draw:points="0,0 71,0 71,71 0,71">
          <text:p/>
        </draw:polygon>
        <draw:line draw:style-name="gr10" draw:text-style-name="P3" draw:layer="layout" svg:x1="5.221cm" svg:y1="35.665cm" svg:x2="5.221cm" svg:y2="36.195cm">
          <text:p/>
        </draw:line>
        <draw:line draw:style-name="gr10" draw:text-style-name="P3" draw:layer="layout" svg:x1="5.221cm" svg:y1="36.195cm" svg:x2="5.397cm" svg:y2="36.195cm">
          <text:p/>
        </draw:line>
        <draw:line draw:style-name="gr10" draw:text-style-name="P3" draw:layer="layout" svg:x1="5.397cm" svg:y1="36.195cm" svg:x2="5.397cm" svg:y2="36.583cm">
          <text:p/>
        </draw:line>
        <draw:polygon draw:style-name="gr11" draw:text-style-name="P8" draw:layer="layout" svg:width="0.071cm" svg:height="0.071cm" svg:x="5.185cm" svg:y="35.63cm" svg:viewBox="0 0 72 72" draw:points="0,0 72,0 72,72 0,72">
          <text:p/>
        </draw:polygon>
        <draw:polygon draw:style-name="gr11" draw:text-style-name="P8" draw:layer="layout" svg:width="0.071cm" svg:height="0.071cm" svg:x="5.185cm" svg:y="36.159cm" svg:viewBox="0 0 72 72" draw:points="0,0 72,0 72,72 0,72">
          <text:p/>
        </draw:polygon>
        <draw:polygon draw:style-name="gr11" draw:text-style-name="P8" draw:layer="layout" svg:width="0.07cm" svg:height="0.071cm" svg:x="5.362cm" svg:y="36.159cm" svg:viewBox="0 0 71 72" draw:points="0,0 71,0 71,72 0,72">
          <text:p/>
        </draw:polygon>
        <draw:polygon draw:style-name="gr11" draw:text-style-name="P8" draw:layer="layout" svg:width="0.07cm" svg:height="0.071cm" svg:x="5.362cm" svg:y="36.547cm" svg:viewBox="0 0 71 72" draw:points="0,0 71,0 71,72 0,72">
          <text:p/>
        </draw:polygon>
        <draw:line draw:style-name="gr10" draw:text-style-name="P3" draw:layer="layout" svg:x1="5.221cm" svg:y1="34.82cm" svg:x2="5.398cm" svg:y2="34.501cm">
          <text:p/>
        </draw:line>
        <draw:line draw:style-name="gr10" draw:text-style-name="P3" draw:layer="layout" svg:x1="15.733cm" svg:y1="50.694cm" svg:x2="16.263cm" svg:y2="50.694cm">
          <text:p/>
        </draw:line>
        <draw:line draw:style-name="gr10" draw:text-style-name="P3" draw:layer="layout" svg:x1="16.263cm" svg:y1="50.694cm" svg:x2="16.263cm" svg:y2="49.494cm">
          <text:p/>
        </draw:line>
        <draw:line draw:style-name="gr10" draw:text-style-name="P3" draw:layer="layout" svg:x1="16.263cm" svg:y1="49.494cm" svg:x2="16.121cm" svg:y2="49.494cm">
          <text:p/>
        </draw:line>
        <draw:polygon draw:style-name="gr11" draw:text-style-name="P8" draw:layer="layout" svg:width="0.071cm" svg:height="0.071cm" svg:x="15.698cm" svg:y="50.658cm" svg:viewBox="0 0 72 72" draw:points="0,0 72,0 72,72 0,72">
          <text:p/>
        </draw:polygon>
        <draw:polygon draw:style-name="gr11" draw:text-style-name="P8" draw:layer="layout" svg:width="0.071cm" svg:height="0.071cm" svg:x="16.227cm" svg:y="50.658cm" svg:viewBox="0 0 72 72" draw:points="0,0 72,0 72,72 0,72">
          <text:p/>
        </draw:polygon>
        <draw:polygon draw:style-name="gr11" draw:text-style-name="P8" draw:layer="layout" svg:width="0.071cm" svg:height="0.071cm" svg:x="16.227cm" svg:y="49.459cm" svg:viewBox="0 0 72 72" draw:points="0,0 72,0 72,72 0,72">
          <text:p/>
        </draw:polygon>
        <draw:polygon draw:style-name="gr11" draw:text-style-name="P8" draw:layer="layout" svg:width="0.071cm" svg:height="0.071cm" svg:x="16.086cm" svg:y="49.459cm" svg:viewBox="0 0 72 72" draw:points="0,0 72,0 72,72 0,72">
          <text:p/>
        </draw:polygon>
        <draw:line draw:style-name="gr10" draw:text-style-name="P3" draw:layer="layout" svg:x1="5.221cm" svg:y1="28.116cm" svg:x2="5.221cm" svg:y2="27.587cm">
          <text:p/>
        </draw:line>
        <draw:line draw:style-name="gr10" draw:text-style-name="P3" draw:layer="layout" svg:x1="5.221cm" svg:y1="27.587cm" svg:x2="5.397cm" svg:y2="27.587cm">
          <text:p/>
        </draw:line>
        <draw:line draw:style-name="gr10" draw:text-style-name="P3" draw:layer="layout" svg:x1="5.397cm" svg:y1="27.587cm" svg:x2="5.397cm" svg:y2="26.423cm">
          <text:p/>
        </draw:line>
        <draw:polygon draw:style-name="gr11" draw:text-style-name="P8" draw:layer="layout" svg:width="0.071cm" svg:height="0.07cm" svg:x="5.185cm" svg:y="28.081cm" svg:viewBox="0 0 72 71" draw:points="0,0 72,0 72,71 0,71">
          <text:p/>
        </draw:polygon>
        <draw:polygon draw:style-name="gr11" draw:text-style-name="P8" draw:layer="layout" svg:width="0.071cm" svg:height="0.071cm" svg:x="5.185cm" svg:y="27.551cm" svg:viewBox="0 0 72 72" draw:points="0,0 72,0 72,72 0,72">
          <text:p/>
        </draw:polygon>
        <draw:polygon draw:style-name="gr11" draw:text-style-name="P8" draw:layer="layout" svg:width="0.07cm" svg:height="0.071cm" svg:x="5.362cm" svg:y="27.551cm" svg:viewBox="0 0 71 72" draw:points="0,0 71,0 71,72 0,72">
          <text:p/>
        </draw:polygon>
        <draw:polygon draw:style-name="gr11" draw:text-style-name="P8" draw:layer="layout" svg:width="0.07cm" svg:height="0.071cm" svg:x="5.362cm" svg:y="26.387cm" svg:viewBox="0 0 71 72" draw:points="0,0 71,0 71,72 0,72">
          <text:p/>
        </draw:polygon>
        <draw:line draw:style-name="gr10" draw:text-style-name="P3" draw:layer="layout" svg:x1="4.162cm" svg:y1="38.84cm" svg:x2="4.162cm" svg:y2="39.37cm">
          <text:p/>
        </draw:line>
        <draw:line draw:style-name="gr10" draw:text-style-name="P3" draw:layer="layout" svg:x1="4.162cm" svg:y1="39.37cm" svg:x2="4.056cm" svg:y2="39.37cm">
          <text:p/>
        </draw:line>
        <draw:line draw:style-name="gr10" draw:text-style-name="P3" draw:layer="layout" svg:x1="4.056cm" svg:y1="39.37cm" svg:x2="4.056cm" svg:y2="40.11cm">
          <text:p/>
        </draw:line>
        <draw:polygon draw:style-name="gr11" draw:text-style-name="P8" draw:layer="layout" svg:width="0.071cm" svg:height="0.071cm" svg:x="4.127cm" svg:y="38.805cm" svg:viewBox="0 0 72 72" draw:points="0,0 72,0 72,72 0,72">
          <text:p/>
        </draw:polygon>
        <draw:polygon draw:style-name="gr11" draw:text-style-name="P8" draw:layer="layout" svg:width="0.071cm" svg:height="0.071cm" svg:x="4.127cm" svg:y="39.334cm" svg:viewBox="0 0 72 72" draw:points="0,0 72,0 72,72 0,72">
          <text:p/>
        </draw:polygon>
        <draw:polygon draw:style-name="gr11" draw:text-style-name="P8" draw:layer="layout" svg:width="0.071cm" svg:height="0.071cm" svg:x="4.021cm" svg:y="39.334cm" svg:viewBox="0 0 72 72" draw:points="0,0 72,0 72,72 0,72">
          <text:p/>
        </draw:polygon>
        <draw:polygon draw:style-name="gr11" draw:text-style-name="P8" draw:layer="layout" svg:width="0.071cm" svg:height="0.071cm" svg:x="4.021cm" svg:y="40.075cm" svg:viewBox="0 0 72 72" draw:points="0,0 72,0 72,72 0,72">
          <text:p/>
        </draw:polygon>
        <draw:line draw:style-name="gr10" draw:text-style-name="P3" draw:layer="layout" svg:x1="6.279cm" svg:y1="24.376cm" svg:x2="6.279cm" svg:y2="24.906cm">
          <text:p/>
        </draw:line>
        <draw:line draw:style-name="gr10" draw:text-style-name="P3" draw:layer="layout" svg:x1="6.279cm" svg:y1="24.906cm" svg:x2="6.455cm" svg:y2="24.906cm">
          <text:p/>
        </draw:line>
        <draw:line draw:style-name="gr10" draw:text-style-name="P3" draw:layer="layout" svg:x1="6.455cm" svg:y1="24.906cm" svg:x2="6.455cm" svg:y2="24.941cm">
          <text:p/>
        </draw:line>
        <draw:polygon draw:style-name="gr11" draw:text-style-name="P8" draw:layer="layout" svg:width="0.07cm" svg:height="0.071cm" svg:x="6.244cm" svg:y="24.341cm" svg:viewBox="0 0 71 72" draw:points="0,0 71,0 71,72 0,72">
          <text:p/>
        </draw:polygon>
        <draw:polygon draw:style-name="gr11" draw:text-style-name="P8" draw:layer="layout" svg:width="0.07cm" svg:height="0.071cm" svg:x="6.244cm" svg:y="24.87cm" svg:viewBox="0 0 71 72" draw:points="0,0 71,0 71,72 0,72">
          <text:p/>
        </draw:polygon>
        <draw:polygon draw:style-name="gr11" draw:text-style-name="P8" draw:layer="layout" svg:width="0.071cm" svg:height="0.071cm" svg:x="6.42cm" svg:y="24.87cm" svg:viewBox="0 0 72 72" draw:points="0,0 72,0 72,72 0,72">
          <text:p/>
        </draw:polygon>
        <draw:polygon draw:style-name="gr11" draw:text-style-name="P8" draw:layer="layout" svg:width="0.071cm" svg:height="0.07cm" svg:x="6.42cm" svg:y="24.906cm" svg:viewBox="0 0 72 71" draw:points="0,0 72,0 72,71 0,71">
          <text:p/>
        </draw:polygon>
        <draw:line draw:style-name="gr10" draw:text-style-name="P3" draw:layer="layout" svg:x1="6.279cm" svg:y1="28.116cm" svg:x2="6.279cm" svg:y2="27.587cm">
          <text:p/>
        </draw:line>
        <draw:line draw:style-name="gr10" draw:text-style-name="P3" draw:layer="layout" svg:x1="6.279cm" svg:y1="27.587cm" svg:x2="6.455cm" svg:y2="27.587cm">
          <text:p/>
        </draw:line>
        <draw:line draw:style-name="gr10" draw:text-style-name="P3" draw:layer="layout" svg:x1="6.455cm" svg:y1="27.587cm" svg:x2="6.455cm" svg:y2="26.423cm">
          <text:p/>
        </draw:line>
        <draw:polygon draw:style-name="gr11" draw:text-style-name="P8" draw:layer="layout" svg:width="0.07cm" svg:height="0.07cm" svg:x="6.244cm" svg:y="28.081cm" svg:viewBox="0 0 71 71" draw:points="0,0 71,0 71,71 0,71">
          <text:p/>
        </draw:polygon>
        <draw:polygon draw:style-name="gr11" draw:text-style-name="P8" draw:layer="layout" svg:width="0.07cm" svg:height="0.071cm" svg:x="6.244cm" svg:y="27.551cm" svg:viewBox="0 0 71 72" draw:points="0,0 71,0 71,72 0,72">
          <text:p/>
        </draw:polygon>
        <draw:polygon draw:style-name="gr11" draw:text-style-name="P8" draw:layer="layout" svg:width="0.071cm" svg:height="0.071cm" svg:x="6.42cm" svg:y="27.551cm" svg:viewBox="0 0 72 72" draw:points="0,0 72,0 72,72 0,72">
          <text:p/>
        </draw:polygon>
        <draw:polygon draw:style-name="gr11" draw:text-style-name="P8" draw:layer="layout" svg:width="0.071cm" svg:height="0.071cm" svg:x="6.42cm" svg:y="26.387cm" svg:viewBox="0 0 72 72" draw:points="0,0 72,0 72,72 0,72">
          <text:p/>
        </draw:polygon>
        <draw:line draw:style-name="gr10" draw:text-style-name="P3" draw:layer="layout" svg:x1="6.279cm" svg:y1="28.963cm" svg:x2="6.279cm" svg:y2="29.492cm">
          <text:p/>
        </draw:line>
        <draw:line draw:style-name="gr10" draw:text-style-name="P3" draw:layer="layout" svg:x1="6.279cm" svg:y1="29.492cm" svg:x2="6.455cm" svg:y2="29.492cm">
          <text:p/>
        </draw:line>
        <draw:line draw:style-name="gr10" draw:text-style-name="P3" draw:layer="layout" svg:x1="6.455cm" svg:y1="29.492cm" svg:x2="6.455cm" svg:y2="29.88cm">
          <text:p/>
        </draw:line>
        <draw:polygon draw:style-name="gr11" draw:text-style-name="P8" draw:layer="layout" svg:width="0.07cm" svg:height="0.071cm" svg:x="6.244cm" svg:y="28.927cm" svg:viewBox="0 0 71 72" draw:points="0,0 71,0 71,72 0,72">
          <text:p/>
        </draw:polygon>
        <draw:polygon draw:style-name="gr11" draw:text-style-name="P8" draw:layer="layout" svg:width="0.07cm" svg:height="0.071cm" svg:x="6.244cm" svg:y="29.456cm" svg:viewBox="0 0 71 72" draw:points="0,0 71,0 71,72 0,72">
          <text:p/>
        </draw:polygon>
        <draw:polygon draw:style-name="gr11" draw:text-style-name="P8" draw:layer="layout" svg:width="0.071cm" svg:height="0.071cm" svg:x="6.42cm" svg:y="29.456cm" svg:viewBox="0 0 72 72" draw:points="0,0 72,0 72,72 0,72">
          <text:p/>
        </draw:polygon>
        <draw:polygon draw:style-name="gr11" draw:text-style-name="P8" draw:layer="layout" svg:width="0.071cm" svg:height="0.07cm" svg:x="6.42cm" svg:y="29.845cm" svg:viewBox="0 0 72 71" draw:points="0,0 72,0 72,71 0,71">
          <text:p/>
        </draw:polygon>
        <draw:line draw:style-name="gr10" draw:text-style-name="P3" draw:layer="layout" svg:x1="6.279cm" svg:y1="34.82cm" svg:x2="6.456cm" svg:y2="34.501cm">
          <text:p/>
        </draw:line>
        <draw:line draw:style-name="gr10" draw:text-style-name="P3" draw:layer="layout" svg:x1="6.279cm" svg:y1="35.665cm" svg:x2="6.279cm" svg:y2="36.195cm">
          <text:p/>
        </draw:line>
        <draw:line draw:style-name="gr10" draw:text-style-name="P3" draw:layer="layout" svg:x1="6.279cm" svg:y1="36.195cm" svg:x2="6.455cm" svg:y2="36.195cm">
          <text:p/>
        </draw:line>
        <draw:line draw:style-name="gr10" draw:text-style-name="P3" draw:layer="layout" svg:x1="6.455cm" svg:y1="36.195cm" svg:x2="6.455cm" svg:y2="36.583cm">
          <text:p/>
        </draw:line>
        <draw:polygon draw:style-name="gr11" draw:text-style-name="P8" draw:layer="layout" svg:width="0.07cm" svg:height="0.071cm" svg:x="6.244cm" svg:y="35.63cm" svg:viewBox="0 0 71 72" draw:points="0,0 71,0 71,72 0,72">
          <text:p/>
        </draw:polygon>
        <draw:polygon draw:style-name="gr11" draw:text-style-name="P8" draw:layer="layout" svg:width="0.07cm" svg:height="0.071cm" svg:x="6.244cm" svg:y="36.159cm" svg:viewBox="0 0 71 72" draw:points="0,0 71,0 71,72 0,72">
          <text:p/>
        </draw:polygon>
        <draw:polygon draw:style-name="gr11" draw:text-style-name="P8" draw:layer="layout" svg:width="0.071cm" svg:height="0.071cm" svg:x="6.42cm" svg:y="36.159cm" svg:viewBox="0 0 72 72" draw:points="0,0 72,0 72,72 0,72">
          <text:p/>
        </draw:polygon>
        <draw:polygon draw:style-name="gr11" draw:text-style-name="P8" draw:layer="layout" svg:width="0.071cm" svg:height="0.071cm" svg:x="6.42cm" svg:y="36.547cm" svg:viewBox="0 0 72 72" draw:points="0,0 72,0 72,72 0,72">
          <text:p/>
        </draw:polygon>
        <draw:line draw:style-name="gr10" draw:text-style-name="P3" draw:layer="layout" svg:x1="6.632cm" svg:y1="37.994cm" svg:x2="6.632cm" svg:y2="37.465cm">
          <text:p/>
        </draw:line>
        <draw:line draw:style-name="gr10" draw:text-style-name="P3" draw:layer="layout" svg:x1="6.632cm" svg:y1="37.465cm" svg:x2="6.455cm" svg:y2="37.465cm">
          <text:p/>
        </draw:line>
        <draw:line draw:style-name="gr10" draw:text-style-name="P3" draw:layer="layout" svg:x1="6.455cm" svg:y1="37.465cm" svg:x2="6.455cm" svg:y2="37.5cm">
          <text:p/>
        </draw:line>
        <draw:polygon draw:style-name="gr11" draw:text-style-name="P8" draw:layer="layout" svg:width="0.071cm" svg:height="0.071cm" svg:x="6.596cm" svg:y="37.958cm" svg:viewBox="0 0 72 72" draw:points="0,0 72,0 72,72 0,72">
          <text:p/>
        </draw:polygon>
        <draw:polygon draw:style-name="gr11" draw:text-style-name="P8" draw:layer="layout" svg:width="0.071cm" svg:height="0.071cm" svg:x="6.596cm" svg:y="37.429cm" svg:viewBox="0 0 72 72" draw:points="0,0 72,0 72,72 0,72">
          <text:p/>
        </draw:polygon>
        <draw:polygon draw:style-name="gr11" draw:text-style-name="P8" draw:layer="layout" svg:width="0.071cm" svg:height="0.071cm" svg:x="6.42cm" svg:y="37.429cm" svg:viewBox="0 0 72 72" draw:points="0,0 72,0 72,72 0,72">
          <text:p/>
        </draw:polygon>
        <draw:polygon draw:style-name="gr11" draw:text-style-name="P8" draw:layer="layout" svg:width="0.071cm" svg:height="0.07cm" svg:x="6.42cm" svg:y="37.465cm" svg:viewBox="0 0 72 71" draw:points="0,0 72,0 72,71 0,71">
          <text:p/>
        </draw:polygon>
        <draw:line draw:style-name="gr10" draw:text-style-name="P3" draw:layer="layout" svg:x1="6.279cm" svg:y1="23.53cm" svg:x2="6.279cm" svg:y2="23.001cm">
          <text:p/>
        </draw:line>
        <draw:line draw:style-name="gr10" draw:text-style-name="P3" draw:layer="layout" svg:x1="6.279cm" svg:y1="23.001cm" svg:x2="6.526cm" svg:y2="23.001cm">
          <text:p/>
        </draw:line>
        <draw:line draw:style-name="gr10" draw:text-style-name="P3" draw:layer="layout" svg:x1="6.526cm" svg:y1="23.001cm" svg:x2="6.526cm" svg:y2="22.895cm">
          <text:p/>
        </draw:line>
        <draw:polygon draw:style-name="gr11" draw:text-style-name="P8" draw:layer="layout" svg:width="0.07cm" svg:height="0.07cm" svg:x="6.244cm" svg:y="23.495cm" svg:viewBox="0 0 71 71" draw:points="0,0 71,0 71,71 0,71">
          <text:p/>
        </draw:polygon>
        <draw:polygon draw:style-name="gr11" draw:text-style-name="P8" draw:layer="layout" svg:width="0.07cm" svg:height="0.071cm" svg:x="6.244cm" svg:y="22.965cm" svg:viewBox="0 0 71 72" draw:points="0,0 71,0 71,72 0,72">
          <text:p/>
        </draw:polygon>
        <draw:polygon draw:style-name="gr11" draw:text-style-name="P8" draw:layer="layout" svg:width="0.07cm" svg:height="0.071cm" svg:x="6.491cm" svg:y="22.965cm" svg:viewBox="0 0 71 72" draw:points="0,0 71,0 71,72 0,72">
          <text:p/>
        </draw:polygon>
        <draw:polygon draw:style-name="gr11" draw:text-style-name="P8" draw:layer="layout" svg:width="0.07cm" svg:height="0.07cm" svg:x="6.491cm" svg:y="22.86cm" svg:viewBox="0 0 71 71" draw:points="0,0 71,0 71,71 0,71">
          <text:p/>
        </draw:polygon>
        <draw:line draw:style-name="gr10" draw:text-style-name="P3" draw:layer="layout" svg:x1="5.221cm" svg:y1="38.84cm" svg:x2="5.221cm" svg:y2="39.37cm">
          <text:p/>
        </draw:line>
        <draw:line draw:style-name="gr10" draw:text-style-name="P3" draw:layer="layout" svg:x1="5.221cm" svg:y1="39.37cm" svg:x2="5.115cm" svg:y2="39.37cm">
          <text:p/>
        </draw:line>
        <draw:line draw:style-name="gr10" draw:text-style-name="P3" draw:layer="layout" svg:x1="5.115cm" svg:y1="39.37cm" svg:x2="5.115cm" svg:y2="40.11cm">
          <text:p/>
        </draw:line>
        <draw:polygon draw:style-name="gr11" draw:text-style-name="P8" draw:layer="layout" svg:width="0.071cm" svg:height="0.071cm" svg:x="5.185cm" svg:y="38.805cm" svg:viewBox="0 0 72 72" draw:points="0,0 72,0 72,72 0,72">
          <text:p/>
        </draw:polygon>
        <draw:polygon draw:style-name="gr11" draw:text-style-name="P8" draw:layer="layout" svg:width="0.071cm" svg:height="0.071cm" svg:x="5.185cm" svg:y="39.334cm" svg:viewBox="0 0 72 72" draw:points="0,0 72,0 72,72 0,72">
          <text:p/>
        </draw:polygon>
        <draw:polygon draw:style-name="gr11" draw:text-style-name="P8" draw:layer="layout" svg:width="0.07cm" svg:height="0.071cm" svg:x="5.08cm" svg:y="39.334cm" svg:viewBox="0 0 71 72" draw:points="0,0 71,0 71,72 0,72">
          <text:p/>
        </draw:polygon>
        <draw:polygon draw:style-name="gr11" draw:text-style-name="P8" draw:layer="layout" svg:width="0.07cm" svg:height="0.071cm" svg:x="5.08cm" svg:y="40.075cm" svg:viewBox="0 0 71 72" draw:points="0,0 71,0 71,72 0,72">
          <text:p/>
        </draw:polygon>
        <draw:line draw:style-name="gr10" draw:text-style-name="P3" draw:layer="layout" svg:x1="7.337cm" svg:y1="24.376cm" svg:x2="7.337cm" svg:y2="24.906cm">
          <text:p/>
        </draw:line>
        <draw:line draw:style-name="gr10" draw:text-style-name="P3" draw:layer="layout" svg:x1="7.337cm" svg:y1="24.906cm" svg:x2="7.514cm" svg:y2="24.906cm">
          <text:p/>
        </draw:line>
        <draw:line draw:style-name="gr10" draw:text-style-name="P3" draw:layer="layout" svg:x1="7.514cm" svg:y1="24.906cm" svg:x2="7.514cm" svg:y2="24.941cm">
          <text:p/>
        </draw:line>
        <draw:polygon draw:style-name="gr11" draw:text-style-name="P8" draw:layer="layout" svg:width="0.071cm" svg:height="0.071cm" svg:x="7.302cm" svg:y="24.341cm" svg:viewBox="0 0 72 72" draw:points="0,0 72,0 72,72 0,72">
          <text:p/>
        </draw:polygon>
        <draw:polygon draw:style-name="gr11" draw:text-style-name="P8" draw:layer="layout" svg:width="0.071cm" svg:height="0.071cm" svg:x="7.302cm" svg:y="24.87cm" svg:viewBox="0 0 72 72" draw:points="0,0 72,0 72,72 0,72">
          <text:p/>
        </draw:polygon>
        <draw:polygon draw:style-name="gr11" draw:text-style-name="P8" draw:layer="layout" svg:width="0.071cm" svg:height="0.071cm" svg:x="7.478cm" svg:y="24.87cm" svg:viewBox="0 0 72 72" draw:points="0,0 72,0 72,72 0,72">
          <text:p/>
        </draw:polygon>
        <draw:polygon draw:style-name="gr11" draw:text-style-name="P8" draw:layer="layout" svg:width="0.071cm" svg:height="0.07cm" svg:x="7.478cm" svg:y="24.906cm" svg:viewBox="0 0 72 71" draw:points="0,0 72,0 72,71 0,71">
          <text:p/>
        </draw:polygon>
        <draw:line draw:style-name="gr10" draw:text-style-name="P3" draw:layer="layout" svg:x1="7.337cm" svg:y1="28.116cm" svg:x2="7.337cm" svg:y2="27.587cm">
          <text:p/>
        </draw:line>
        <draw:line draw:style-name="gr10" draw:text-style-name="P3" draw:layer="layout" svg:x1="7.337cm" svg:y1="27.587cm" svg:x2="7.514cm" svg:y2="27.587cm">
          <text:p/>
        </draw:line>
        <draw:line draw:style-name="gr10" draw:text-style-name="P3" draw:layer="layout" svg:x1="7.514cm" svg:y1="27.587cm" svg:x2="7.514cm" svg:y2="26.423cm">
          <text:p/>
        </draw:line>
        <draw:polygon draw:style-name="gr11" draw:text-style-name="P8" draw:layer="layout" svg:width="0.071cm" svg:height="0.07cm" svg:x="7.302cm" svg:y="28.081cm" svg:viewBox="0 0 72 71" draw:points="0,0 72,0 72,71 0,71">
          <text:p/>
        </draw:polygon>
        <draw:polygon draw:style-name="gr11" draw:text-style-name="P8" draw:layer="layout" svg:width="0.071cm" svg:height="0.071cm" svg:x="7.302cm" svg:y="27.551cm" svg:viewBox="0 0 72 72" draw:points="0,0 72,0 72,72 0,72">
          <text:p/>
        </draw:polygon>
        <draw:polygon draw:style-name="gr11" draw:text-style-name="P8" draw:layer="layout" svg:width="0.071cm" svg:height="0.071cm" svg:x="7.478cm" svg:y="27.551cm" svg:viewBox="0 0 72 72" draw:points="0,0 72,0 72,72 0,72">
          <text:p/>
        </draw:polygon>
        <draw:polygon draw:style-name="gr11" draw:text-style-name="P8" draw:layer="layout" svg:width="0.071cm" svg:height="0.071cm" svg:x="7.478cm" svg:y="26.387cm" svg:viewBox="0 0 72 72" draw:points="0,0 72,0 72,72 0,72">
          <text:p/>
        </draw:polygon>
        <draw:line draw:style-name="gr10" draw:text-style-name="P3" draw:layer="layout" svg:x1="7.337cm" svg:y1="28.963cm" svg:x2="7.337cm" svg:y2="29.492cm">
          <text:p/>
        </draw:line>
        <draw:line draw:style-name="gr10" draw:text-style-name="P3" draw:layer="layout" svg:x1="7.337cm" svg:y1="29.492cm" svg:x2="7.514cm" svg:y2="29.492cm">
          <text:p/>
        </draw:line>
        <draw:line draw:style-name="gr10" draw:text-style-name="P3" draw:layer="layout" svg:x1="7.514cm" svg:y1="29.492cm" svg:x2="7.514cm" svg:y2="29.88cm">
          <text:p/>
        </draw:line>
        <draw:polygon draw:style-name="gr11" draw:text-style-name="P8" draw:layer="layout" svg:width="0.071cm" svg:height="0.071cm" svg:x="7.302cm" svg:y="28.927cm" svg:viewBox="0 0 72 72" draw:points="0,0 72,0 72,72 0,72">
          <text:p/>
        </draw:polygon>
        <draw:polygon draw:style-name="gr11" draw:text-style-name="P8" draw:layer="layout" svg:width="0.071cm" svg:height="0.071cm" svg:x="7.302cm" svg:y="29.456cm" svg:viewBox="0 0 72 72" draw:points="0,0 72,0 72,72 0,72">
          <text:p/>
        </draw:polygon>
        <draw:polygon draw:style-name="gr11" draw:text-style-name="P8" draw:layer="layout" svg:width="0.071cm" svg:height="0.071cm" svg:x="7.478cm" svg:y="29.456cm" svg:viewBox="0 0 72 72" draw:points="0,0 72,0 72,72 0,72">
          <text:p/>
        </draw:polygon>
        <draw:polygon draw:style-name="gr11" draw:text-style-name="P8" draw:layer="layout" svg:width="0.071cm" svg:height="0.07cm" svg:x="7.478cm" svg:y="29.845cm" svg:viewBox="0 0 72 71" draw:points="0,0 72,0 72,71 0,71">
          <text:p/>
        </draw:polygon>
        <draw:line draw:style-name="gr10" draw:text-style-name="P3" draw:layer="layout" svg:x1="7.337cm" svg:y1="34.82cm" svg:x2="7.515cm" svg:y2="34.501cm">
          <text:p/>
        </draw:line>
        <draw:line draw:style-name="gr10" draw:text-style-name="P3" draw:layer="layout" svg:x1="7.337cm" svg:y1="35.665cm" svg:x2="7.337cm" svg:y2="36.195cm">
          <text:p/>
        </draw:line>
        <draw:line draw:style-name="gr10" draw:text-style-name="P3" draw:layer="layout" svg:x1="7.337cm" svg:y1="36.195cm" svg:x2="7.514cm" svg:y2="36.195cm">
          <text:p/>
        </draw:line>
        <draw:line draw:style-name="gr10" draw:text-style-name="P3" draw:layer="layout" svg:x1="7.514cm" svg:y1="36.195cm" svg:x2="7.514cm" svg:y2="36.583cm">
          <text:p/>
        </draw:line>
        <draw:polygon draw:style-name="gr11" draw:text-style-name="P8" draw:layer="layout" svg:width="0.071cm" svg:height="0.071cm" svg:x="7.302cm" svg:y="35.63cm" svg:viewBox="0 0 72 72" draw:points="0,0 72,0 72,72 0,72">
          <text:p/>
        </draw:polygon>
        <draw:polygon draw:style-name="gr11" draw:text-style-name="P8" draw:layer="layout" svg:width="0.071cm" svg:height="0.071cm" svg:x="7.302cm" svg:y="36.159cm" svg:viewBox="0 0 72 72" draw:points="0,0 72,0 72,72 0,72">
          <text:p/>
        </draw:polygon>
        <draw:polygon draw:style-name="gr11" draw:text-style-name="P8" draw:layer="layout" svg:width="0.071cm" svg:height="0.071cm" svg:x="7.478cm" svg:y="36.159cm" svg:viewBox="0 0 72 72" draw:points="0,0 72,0 72,72 0,72">
          <text:p/>
        </draw:polygon>
        <draw:polygon draw:style-name="gr11" draw:text-style-name="P8" draw:layer="layout" svg:width="0.071cm" svg:height="0.071cm" svg:x="7.478cm" svg:y="36.547cm" svg:viewBox="0 0 72 72" draw:points="0,0 72,0 72,72 0,72">
          <text:p/>
        </draw:polygon>
        <draw:line draw:style-name="gr10" draw:text-style-name="P3" draw:layer="layout" svg:x1="7.337cm" svg:y1="37.994cm" svg:x2="7.337cm" svg:y2="37.465cm">
          <text:p/>
        </draw:line>
        <draw:line draw:style-name="gr10" draw:text-style-name="P3" draw:layer="layout" svg:x1="7.337cm" svg:y1="37.465cm" svg:x2="7.514cm" svg:y2="37.465cm">
          <text:p/>
        </draw:line>
        <draw:line draw:style-name="gr10" draw:text-style-name="P3" draw:layer="layout" svg:x1="7.514cm" svg:y1="37.465cm" svg:x2="7.514cm" svg:y2="37.5cm">
          <text:p/>
        </draw:line>
        <draw:polygon draw:style-name="gr11" draw:text-style-name="P8" draw:layer="layout" svg:width="0.071cm" svg:height="0.071cm" svg:x="7.302cm" svg:y="37.958cm" svg:viewBox="0 0 72 72" draw:points="0,0 72,0 72,72 0,72">
          <text:p/>
        </draw:polygon>
        <draw:polygon draw:style-name="gr11" draw:text-style-name="P8" draw:layer="layout" svg:width="0.071cm" svg:height="0.071cm" svg:x="7.302cm" svg:y="37.429cm" svg:viewBox="0 0 72 72" draw:points="0,0 72,0 72,72 0,72">
          <text:p/>
        </draw:polygon>
        <draw:polygon draw:style-name="gr11" draw:text-style-name="P8" draw:layer="layout" svg:width="0.071cm" svg:height="0.071cm" svg:x="7.478cm" svg:y="37.429cm" svg:viewBox="0 0 72 72" draw:points="0,0 72,0 72,72 0,72">
          <text:p/>
        </draw:polygon>
        <draw:polygon draw:style-name="gr11" draw:text-style-name="P8" draw:layer="layout" svg:width="0.071cm" svg:height="0.07cm" svg:x="7.478cm" svg:y="37.465cm" svg:viewBox="0 0 72 71" draw:points="0,0 72,0 72,71 0,71">
          <text:p/>
        </draw:polygon>
        <draw:line draw:style-name="gr10" draw:text-style-name="P3" draw:layer="layout" svg:x1="7.337cm" svg:y1="23.53cm" svg:x2="7.337cm" svg:y2="23.001cm">
          <text:p/>
        </draw:line>
        <draw:line draw:style-name="gr10" draw:text-style-name="P3" draw:layer="layout" svg:x1="7.337cm" svg:y1="23.001cm" svg:x2="7.584cm" svg:y2="23.001cm">
          <text:p/>
        </draw:line>
        <draw:line draw:style-name="gr10" draw:text-style-name="P3" draw:layer="layout" svg:x1="7.584cm" svg:y1="23.001cm" svg:x2="7.584cm" svg:y2="22.895cm">
          <text:p/>
        </draw:line>
        <draw:polygon draw:style-name="gr11" draw:text-style-name="P8" draw:layer="layout" svg:width="0.071cm" svg:height="0.07cm" svg:x="7.302cm" svg:y="23.495cm" svg:viewBox="0 0 72 71" draw:points="0,0 72,0 72,71 0,71">
          <text:p/>
        </draw:polygon>
        <draw:polygon draw:style-name="gr11" draw:text-style-name="P8" draw:layer="layout" svg:width="0.071cm" svg:height="0.071cm" svg:x="7.302cm" svg:y="22.965cm" svg:viewBox="0 0 72 72" draw:points="0,0 72,0 72,72 0,72">
          <text:p/>
        </draw:polygon>
        <draw:polygon draw:style-name="gr11" draw:text-style-name="P8" draw:layer="layout" svg:width="0.071cm" svg:height="0.071cm" svg:x="7.549cm" svg:y="22.965cm" svg:viewBox="0 0 72 72" draw:points="0,0 72,0 72,72 0,72">
          <text:p/>
        </draw:polygon>
        <draw:polygon draw:style-name="gr11" draw:text-style-name="P8" draw:layer="layout" svg:width="0.071cm" svg:height="0.07cm" svg:x="7.549cm" svg:y="22.86cm" svg:viewBox="0 0 72 71" draw:points="0,0 72,0 72,71 0,71">
          <text:p/>
        </draw:polygon>
        <draw:line draw:style-name="gr10" draw:text-style-name="P3" draw:layer="layout" svg:x1="6.632cm" svg:y1="38.84cm" svg:x2="6.632cm" svg:y2="39.37cm">
          <text:p/>
        </draw:line>
        <draw:line draw:style-name="gr10" draw:text-style-name="P3" draw:layer="layout" svg:x1="6.632cm" svg:y1="39.37cm" svg:x2="6.526cm" svg:y2="39.37cm">
          <text:p/>
        </draw:line>
        <draw:line draw:style-name="gr10" draw:text-style-name="P3" draw:layer="layout" svg:x1="6.526cm" svg:y1="39.37cm" svg:x2="6.526cm" svg:y2="40.11cm">
          <text:p/>
        </draw:line>
        <draw:polygon draw:style-name="gr11" draw:text-style-name="P8" draw:layer="layout" svg:width="0.071cm" svg:height="0.071cm" svg:x="6.596cm" svg:y="38.805cm" svg:viewBox="0 0 72 72" draw:points="0,0 72,0 72,72 0,72">
          <text:p/>
        </draw:polygon>
        <draw:polygon draw:style-name="gr11" draw:text-style-name="P8" draw:layer="layout" svg:width="0.071cm" svg:height="0.071cm" svg:x="6.596cm" svg:y="39.334cm" svg:viewBox="0 0 72 72" draw:points="0,0 72,0 72,72 0,72">
          <text:p/>
        </draw:polygon>
        <draw:polygon draw:style-name="gr11" draw:text-style-name="P8" draw:layer="layout" svg:width="0.07cm" svg:height="0.071cm" svg:x="6.491cm" svg:y="39.334cm" svg:viewBox="0 0 71 72" draw:points="0,0 71,0 71,72 0,72">
          <text:p/>
        </draw:polygon>
        <draw:polygon draw:style-name="gr11" draw:text-style-name="P8" draw:layer="layout" svg:width="0.07cm" svg:height="0.071cm" svg:x="6.491cm" svg:y="40.075cm" svg:viewBox="0 0 71 72" draw:points="0,0 71,0 71,72 0,72">
          <text:p/>
        </draw:polygon>
        <draw:line draw:style-name="gr10" draw:text-style-name="P3" draw:layer="layout" svg:x1="8.396cm" svg:y1="24.376cm" svg:x2="8.396cm" svg:y2="24.906cm">
          <text:p/>
        </draw:line>
        <draw:line draw:style-name="gr10" draw:text-style-name="P3" draw:layer="layout" svg:x1="8.396cm" svg:y1="24.906cm" svg:x2="8.572cm" svg:y2="24.906cm">
          <text:p/>
        </draw:line>
        <draw:line draw:style-name="gr10" draw:text-style-name="P3" draw:layer="layout" svg:x1="8.572cm" svg:y1="24.906cm" svg:x2="8.572cm" svg:y2="24.941cm">
          <text:p/>
        </draw:line>
        <draw:polygon draw:style-name="gr11" draw:text-style-name="P8" draw:layer="layout" svg:width="0.071cm" svg:height="0.071cm" svg:x="8.36cm" svg:y="24.341cm" svg:viewBox="0 0 72 72" draw:points="0,0 72,0 72,72 0,72">
          <text:p/>
        </draw:polygon>
        <draw:polygon draw:style-name="gr11" draw:text-style-name="P8" draw:layer="layout" svg:width="0.071cm" svg:height="0.071cm" svg:x="8.36cm" svg:y="24.87cm" svg:viewBox="0 0 72 72" draw:points="0,0 72,0 72,72 0,72">
          <text:p/>
        </draw:polygon>
        <draw:polygon draw:style-name="gr11" draw:text-style-name="P8" draw:layer="layout" svg:width="0.07cm" svg:height="0.071cm" svg:x="8.537cm" svg:y="24.87cm" svg:viewBox="0 0 71 72" draw:points="0,0 71,0 71,72 0,72">
          <text:p/>
        </draw:polygon>
        <draw:polygon draw:style-name="gr11" draw:text-style-name="P8" draw:layer="layout" svg:width="0.07cm" svg:height="0.07cm" svg:x="8.537cm" svg:y="24.906cm" svg:viewBox="0 0 71 71" draw:points="0,0 71,0 71,71 0,71">
          <text:p/>
        </draw:polygon>
        <draw:line draw:style-name="gr10" draw:text-style-name="P3" draw:layer="layout" svg:x1="8.396cm" svg:y1="28.116cm" svg:x2="8.396cm" svg:y2="27.587cm">
          <text:p/>
        </draw:line>
        <draw:line draw:style-name="gr10" draw:text-style-name="P3" draw:layer="layout" svg:x1="8.396cm" svg:y1="27.587cm" svg:x2="8.572cm" svg:y2="27.587cm">
          <text:p/>
        </draw:line>
        <draw:line draw:style-name="gr10" draw:text-style-name="P3" draw:layer="layout" svg:x1="8.572cm" svg:y1="27.587cm" svg:x2="8.572cm" svg:y2="26.423cm">
          <text:p/>
        </draw:line>
        <draw:polygon draw:style-name="gr11" draw:text-style-name="P8" draw:layer="layout" svg:width="0.071cm" svg:height="0.07cm" svg:x="8.36cm" svg:y="28.081cm" svg:viewBox="0 0 72 71" draw:points="0,0 72,0 72,71 0,71">
          <text:p/>
        </draw:polygon>
        <draw:polygon draw:style-name="gr11" draw:text-style-name="P8" draw:layer="layout" svg:width="0.071cm" svg:height="0.071cm" svg:x="8.36cm" svg:y="27.551cm" svg:viewBox="0 0 72 72" draw:points="0,0 72,0 72,72 0,72">
          <text:p/>
        </draw:polygon>
        <draw:polygon draw:style-name="gr11" draw:text-style-name="P8" draw:layer="layout" svg:width="0.07cm" svg:height="0.071cm" svg:x="8.537cm" svg:y="27.551cm" svg:viewBox="0 0 71 72" draw:points="0,0 71,0 71,72 0,72">
          <text:p/>
        </draw:polygon>
        <draw:polygon draw:style-name="gr11" draw:text-style-name="P8" draw:layer="layout" svg:width="0.07cm" svg:height="0.071cm" svg:x="8.537cm" svg:y="26.387cm" svg:viewBox="0 0 71 72" draw:points="0,0 71,0 71,72 0,72">
          <text:p/>
        </draw:polygon>
        <draw:line draw:style-name="gr10" draw:text-style-name="P3" draw:layer="layout" svg:x1="8.396cm" svg:y1="28.963cm" svg:x2="8.396cm" svg:y2="29.492cm">
          <text:p/>
        </draw:line>
        <draw:line draw:style-name="gr10" draw:text-style-name="P3" draw:layer="layout" svg:x1="8.396cm" svg:y1="29.492cm" svg:x2="8.572cm" svg:y2="29.492cm">
          <text:p/>
        </draw:line>
        <draw:line draw:style-name="gr10" draw:text-style-name="P3" draw:layer="layout" svg:x1="8.572cm" svg:y1="29.492cm" svg:x2="8.572cm" svg:y2="29.88cm">
          <text:p/>
        </draw:line>
        <draw:polygon draw:style-name="gr11" draw:text-style-name="P8" draw:layer="layout" svg:width="0.071cm" svg:height="0.071cm" svg:x="8.36cm" svg:y="28.927cm" svg:viewBox="0 0 72 72" draw:points="0,0 72,0 72,72 0,72">
          <text:p/>
        </draw:polygon>
        <draw:polygon draw:style-name="gr11" draw:text-style-name="P8" draw:layer="layout" svg:width="0.071cm" svg:height="0.071cm" svg:x="8.36cm" svg:y="29.456cm" svg:viewBox="0 0 72 72" draw:points="0,0 72,0 72,72 0,72">
          <text:p/>
        </draw:polygon>
        <draw:polygon draw:style-name="gr11" draw:text-style-name="P8" draw:layer="layout" svg:width="0.07cm" svg:height="0.071cm" svg:x="8.537cm" svg:y="29.456cm" svg:viewBox="0 0 71 72" draw:points="0,0 71,0 71,72 0,72">
          <text:p/>
        </draw:polygon>
        <draw:polygon draw:style-name="gr11" draw:text-style-name="P8" draw:layer="layout" svg:width="0.07cm" svg:height="0.07cm" svg:x="8.537cm" svg:y="29.845cm" svg:viewBox="0 0 71 71" draw:points="0,0 71,0 71,71 0,71">
          <text:p/>
        </draw:polygon>
        <draw:line draw:style-name="gr10" draw:text-style-name="P3" draw:layer="layout" svg:x1="8.396cm" svg:y1="34.82cm" svg:x2="8.573cm" svg:y2="34.501cm">
          <text:p/>
        </draw:line>
        <draw:line draw:style-name="gr10" draw:text-style-name="P3" draw:layer="layout" svg:x1="8.396cm" svg:y1="35.665cm" svg:x2="8.396cm" svg:y2="36.195cm">
          <text:p/>
        </draw:line>
        <draw:line draw:style-name="gr10" draw:text-style-name="P3" draw:layer="layout" svg:x1="8.396cm" svg:y1="36.195cm" svg:x2="8.572cm" svg:y2="36.195cm">
          <text:p/>
        </draw:line>
        <draw:line draw:style-name="gr10" draw:text-style-name="P3" draw:layer="layout" svg:x1="8.572cm" svg:y1="36.195cm" svg:x2="8.572cm" svg:y2="36.583cm">
          <text:p/>
        </draw:line>
        <draw:polygon draw:style-name="gr11" draw:text-style-name="P8" draw:layer="layout" svg:width="0.071cm" svg:height="0.071cm" svg:x="8.36cm" svg:y="35.63cm" svg:viewBox="0 0 72 72" draw:points="0,0 72,0 72,72 0,72">
          <text:p/>
        </draw:polygon>
        <draw:polygon draw:style-name="gr11" draw:text-style-name="P8" draw:layer="layout" svg:width="0.071cm" svg:height="0.071cm" svg:x="8.36cm" svg:y="36.159cm" svg:viewBox="0 0 72 72" draw:points="0,0 72,0 72,72 0,72">
          <text:p/>
        </draw:polygon>
        <draw:polygon draw:style-name="gr11" draw:text-style-name="P8" draw:layer="layout" svg:width="0.07cm" svg:height="0.071cm" svg:x="8.537cm" svg:y="36.159cm" svg:viewBox="0 0 71 72" draw:points="0,0 71,0 71,72 0,72">
          <text:p/>
        </draw:polygon>
        <draw:polygon draw:style-name="gr11" draw:text-style-name="P8" draw:layer="layout" svg:width="0.07cm" svg:height="0.071cm" svg:x="8.537cm" svg:y="36.547cm" svg:viewBox="0 0 71 72" draw:points="0,0 71,0 71,72 0,72">
          <text:p/>
        </draw:polygon>
        <draw:line draw:style-name="gr10" draw:text-style-name="P3" draw:layer="layout" svg:x1="8.396cm" svg:y1="37.994cm" svg:x2="8.396cm" svg:y2="37.465cm">
          <text:p/>
        </draw:line>
        <draw:line draw:style-name="gr10" draw:text-style-name="P3" draw:layer="layout" svg:x1="8.396cm" svg:y1="37.465cm" svg:x2="8.572cm" svg:y2="37.465cm">
          <text:p/>
        </draw:line>
        <draw:line draw:style-name="gr10" draw:text-style-name="P3" draw:layer="layout" svg:x1="8.572cm" svg:y1="37.465cm" svg:x2="8.572cm" svg:y2="37.5cm">
          <text:p/>
        </draw:line>
        <draw:polygon draw:style-name="gr11" draw:text-style-name="P8" draw:layer="layout" svg:width="0.071cm" svg:height="0.071cm" svg:x="8.36cm" svg:y="37.958cm" svg:viewBox="0 0 72 72" draw:points="0,0 72,0 72,72 0,72">
          <text:p/>
        </draw:polygon>
        <draw:polygon draw:style-name="gr11" draw:text-style-name="P8" draw:layer="layout" svg:width="0.071cm" svg:height="0.071cm" svg:x="8.36cm" svg:y="37.429cm" svg:viewBox="0 0 72 72" draw:points="0,0 72,0 72,72 0,72">
          <text:p/>
        </draw:polygon>
        <draw:polygon draw:style-name="gr11" draw:text-style-name="P8" draw:layer="layout" svg:width="0.07cm" svg:height="0.071cm" svg:x="8.537cm" svg:y="37.429cm" svg:viewBox="0 0 71 72" draw:points="0,0 71,0 71,72 0,72">
          <text:p/>
        </draw:polygon>
        <draw:polygon draw:style-name="gr11" draw:text-style-name="P8" draw:layer="layout" svg:width="0.07cm" svg:height="0.07cm" svg:x="8.537cm" svg:y="37.465cm" svg:viewBox="0 0 71 71" draw:points="0,0 71,0 71,71 0,71">
          <text:p/>
        </draw:polygon>
        <draw:line draw:style-name="gr10" draw:text-style-name="P3" draw:layer="layout" svg:x1="8.396cm" svg:y1="23.53cm" svg:x2="8.396cm" svg:y2="23.001cm">
          <text:p/>
        </draw:line>
        <draw:line draw:style-name="gr10" draw:text-style-name="P3" draw:layer="layout" svg:x1="8.396cm" svg:y1="23.001cm" svg:x2="8.643cm" svg:y2="23.001cm">
          <text:p/>
        </draw:line>
        <draw:line draw:style-name="gr10" draw:text-style-name="P3" draw:layer="layout" svg:x1="8.643cm" svg:y1="23.001cm" svg:x2="8.643cm" svg:y2="22.895cm">
          <text:p/>
        </draw:line>
        <draw:polygon draw:style-name="gr11" draw:text-style-name="P8" draw:layer="layout" svg:width="0.071cm" svg:height="0.07cm" svg:x="8.36cm" svg:y="23.495cm" svg:viewBox="0 0 72 71" draw:points="0,0 72,0 72,71 0,71">
          <text:p/>
        </draw:polygon>
        <draw:polygon draw:style-name="gr11" draw:text-style-name="P8" draw:layer="layout" svg:width="0.071cm" svg:height="0.071cm" svg:x="8.36cm" svg:y="22.965cm" svg:viewBox="0 0 72 72" draw:points="0,0 72,0 72,72 0,72">
          <text:p/>
        </draw:polygon>
        <draw:polygon draw:style-name="gr11" draw:text-style-name="P8" draw:layer="layout" svg:width="0.071cm" svg:height="0.071cm" svg:x="8.607cm" svg:y="22.965cm" svg:viewBox="0 0 72 72" draw:points="0,0 72,0 72,72 0,72">
          <text:p/>
        </draw:polygon>
        <draw:polygon draw:style-name="gr11" draw:text-style-name="P8" draw:layer="layout" svg:width="0.071cm" svg:height="0.07cm" svg:x="8.607cm" svg:y="22.86cm" svg:viewBox="0 0 72 71" draw:points="0,0 72,0 72,71 0,71">
          <text:p/>
        </draw:polygon>
        <draw:line draw:style-name="gr10" draw:text-style-name="P3" draw:layer="layout" svg:x1="7.337cm" svg:y1="38.84cm" svg:x2="7.337cm" svg:y2="39.37cm">
          <text:p/>
        </draw:line>
        <draw:line draw:style-name="gr10" draw:text-style-name="P3" draw:layer="layout" svg:x1="7.337cm" svg:y1="39.37cm" svg:x2="7.584cm" svg:y2="39.37cm">
          <text:p/>
        </draw:line>
        <draw:line draw:style-name="gr10" draw:text-style-name="P3" draw:layer="layout" svg:x1="7.584cm" svg:y1="39.37cm" svg:x2="7.584cm" svg:y2="40.11cm">
          <text:p/>
        </draw:line>
        <draw:polygon draw:style-name="gr11" draw:text-style-name="P8" draw:layer="layout" svg:width="0.071cm" svg:height="0.071cm" svg:x="7.302cm" svg:y="38.805cm" svg:viewBox="0 0 72 72" draw:points="0,0 72,0 72,72 0,72">
          <text:p/>
        </draw:polygon>
        <draw:polygon draw:style-name="gr11" draw:text-style-name="P8" draw:layer="layout" svg:width="0.071cm" svg:height="0.071cm" svg:x="7.302cm" svg:y="39.334cm" svg:viewBox="0 0 72 72" draw:points="0,0 72,0 72,72 0,72">
          <text:p/>
        </draw:polygon>
        <draw:polygon draw:style-name="gr11" draw:text-style-name="P8" draw:layer="layout" svg:width="0.071cm" svg:height="0.071cm" svg:x="7.549cm" svg:y="39.334cm" svg:viewBox="0 0 72 72" draw:points="0,0 72,0 72,72 0,72">
          <text:p/>
        </draw:polygon>
        <draw:polygon draw:style-name="gr11" draw:text-style-name="P8" draw:layer="layout" svg:width="0.071cm" svg:height="0.071cm" svg:x="7.549cm" svg:y="40.075cm" svg:viewBox="0 0 72 72" draw:points="0,0 72,0 72,72 0,72">
          <text:p/>
        </draw:polygon>
        <draw:line draw:style-name="gr10" draw:text-style-name="P3" draw:layer="layout" svg:x1="4.162cm" svg:y1="37.994cm" svg:x2="4.162cm" svg:y2="37.465cm">
          <text:p/>
        </draw:line>
        <draw:line draw:style-name="gr10" draw:text-style-name="P3" draw:layer="layout" svg:x1="4.162cm" svg:y1="37.465cm" svg:x2="4.339cm" svg:y2="37.465cm">
          <text:p/>
        </draw:line>
        <draw:line draw:style-name="gr10" draw:text-style-name="P3" draw:layer="layout" svg:x1="4.339cm" svg:y1="37.465cm" svg:x2="4.339cm" svg:y2="37.5cm">
          <text:p/>
        </draw:line>
        <draw:polygon draw:style-name="gr11" draw:text-style-name="P8" draw:layer="layout" svg:width="0.071cm" svg:height="0.071cm" svg:x="4.127cm" svg:y="37.958cm" svg:viewBox="0 0 72 72" draw:points="0,0 72,0 72,72 0,72">
          <text:p/>
        </draw:polygon>
        <draw:polygon draw:style-name="gr11" draw:text-style-name="P8" draw:layer="layout" svg:width="0.071cm" svg:height="0.071cm" svg:x="4.127cm" svg:y="37.429cm" svg:viewBox="0 0 72 72" draw:points="0,0 72,0 72,72 0,72">
          <text:p/>
        </draw:polygon>
        <draw:polygon draw:style-name="gr11" draw:text-style-name="P8" draw:layer="layout" svg:width="0.071cm" svg:height="0.071cm" svg:x="4.303cm" svg:y="37.429cm" svg:viewBox="0 0 72 72" draw:points="0,0 72,0 72,72 0,72">
          <text:p/>
        </draw:polygon>
        <draw:polygon draw:style-name="gr11" draw:text-style-name="P8" draw:layer="layout" svg:width="0.071cm" svg:height="0.07cm" svg:x="4.303cm" svg:y="37.465cm" svg:viewBox="0 0 72 71" draw:points="0,0 72,0 72,71 0,71">
          <text:p/>
        </draw:polygon>
        <draw:line draw:style-name="gr10" draw:text-style-name="P3" draw:layer="layout" svg:x1="0.987cm" svg:y1="28.116cm" svg:x2="0.987cm" svg:y2="27.587cm">
          <text:p/>
        </draw:line>
        <draw:line draw:style-name="gr10" draw:text-style-name="P3" draw:layer="layout" svg:x1="0.987cm" svg:y1="27.587cm" svg:x2="1.164cm" svg:y2="27.587cm">
          <text:p/>
        </draw:line>
        <draw:line draw:style-name="gr10" draw:text-style-name="P3" draw:layer="layout" svg:x1="1.164cm" svg:y1="27.587cm" svg:x2="1.164cm" svg:y2="26.423cm">
          <text:p/>
        </draw:line>
        <draw:polygon draw:style-name="gr11" draw:text-style-name="P8" draw:layer="layout" svg:width="0.071cm" svg:height="0.07cm" svg:x="0.952cm" svg:y="28.081cm" svg:viewBox="0 0 72 71" draw:points="0,0 72,0 72,71 0,71">
          <text:p/>
        </draw:polygon>
        <draw:polygon draw:style-name="gr11" draw:text-style-name="P8" draw:layer="layout" svg:width="0.071cm" svg:height="0.071cm" svg:x="0.952cm" svg:y="27.551cm" svg:viewBox="0 0 72 72" draw:points="0,0 72,0 72,72 0,72">
          <text:p/>
        </draw:polygon>
        <draw:polygon draw:style-name="gr11" draw:text-style-name="P8" draw:layer="layout" svg:width="0.071cm" svg:height="0.071cm" svg:x="1.128cm" svg:y="27.551cm" svg:viewBox="0 0 72 72" draw:points="0,0 72,0 72,72 0,72">
          <text:p/>
        </draw:polygon>
        <draw:polygon draw:style-name="gr11" draw:text-style-name="P8" draw:layer="layout" svg:width="0.071cm" svg:height="0.071cm" svg:x="1.128cm" svg:y="26.387cm" svg:viewBox="0 0 72 72" draw:points="0,0 72,0 72,72 0,72">
          <text:p/>
        </draw:polygon>
        <draw:line draw:style-name="gr10" draw:text-style-name="P3" draw:layer="layout" svg:x1="4.162cm" svg:y1="23.53cm" svg:x2="4.162cm" svg:y2="23.001cm">
          <text:p/>
        </draw:line>
        <draw:line draw:style-name="gr10" draw:text-style-name="P3" draw:layer="layout" svg:x1="4.162cm" svg:y1="23.001cm" svg:x2="4.056cm" svg:y2="23.001cm">
          <text:p/>
        </draw:line>
        <draw:line draw:style-name="gr10" draw:text-style-name="P3" draw:layer="layout" svg:x1="4.056cm" svg:y1="23.001cm" svg:x2="4.056cm" svg:y2="22.895cm">
          <text:p/>
        </draw:line>
        <draw:polygon draw:style-name="gr11" draw:text-style-name="P8" draw:layer="layout" svg:width="0.071cm" svg:height="0.07cm" svg:x="4.127cm" svg:y="23.495cm" svg:viewBox="0 0 72 71" draw:points="0,0 72,0 72,71 0,71">
          <text:p/>
        </draw:polygon>
        <draw:polygon draw:style-name="gr11" draw:text-style-name="P8" draw:layer="layout" svg:width="0.071cm" svg:height="0.071cm" svg:x="4.127cm" svg:y="22.965cm" svg:viewBox="0 0 72 72" draw:points="0,0 72,0 72,72 0,72">
          <text:p/>
        </draw:polygon>
        <draw:polygon draw:style-name="gr11" draw:text-style-name="P8" draw:layer="layout" svg:width="0.071cm" svg:height="0.071cm" svg:x="4.021cm" svg:y="22.965cm" svg:viewBox="0 0 72 72" draw:points="0,0 72,0 72,72 0,72">
          <text:p/>
        </draw:polygon>
        <draw:polygon draw:style-name="gr11" draw:text-style-name="P8" draw:layer="layout" svg:width="0.071cm" svg:height="0.07cm" svg:x="4.021cm" svg:y="22.86cm" svg:viewBox="0 0 72 71" draw:points="0,0 72,0 72,71 0,71">
          <text:p/>
        </draw:polygon>
        <draw:line draw:style-name="gr10" draw:text-style-name="P3" draw:layer="layout" svg:x1="4.162cm" svg:y1="24.376cm" svg:x2="4.162cm" svg:y2="24.906cm">
          <text:p/>
        </draw:line>
        <draw:line draw:style-name="gr10" draw:text-style-name="P3" draw:layer="layout" svg:x1="4.162cm" svg:y1="24.906cm" svg:x2="4.339cm" svg:y2="24.906cm">
          <text:p/>
        </draw:line>
        <draw:line draw:style-name="gr10" draw:text-style-name="P3" draw:layer="layout" svg:x1="4.339cm" svg:y1="24.906cm" svg:x2="4.339cm" svg:y2="24.941cm">
          <text:p/>
        </draw:line>
        <draw:polygon draw:style-name="gr11" draw:text-style-name="P8" draw:layer="layout" svg:width="0.071cm" svg:height="0.071cm" svg:x="4.127cm" svg:y="24.341cm" svg:viewBox="0 0 72 72" draw:points="0,0 72,0 72,72 0,72">
          <text:p/>
        </draw:polygon>
        <draw:polygon draw:style-name="gr11" draw:text-style-name="P8" draw:layer="layout" svg:width="0.071cm" svg:height="0.071cm" svg:x="4.127cm" svg:y="24.87cm" svg:viewBox="0 0 72 72" draw:points="0,0 72,0 72,72 0,72">
          <text:p/>
        </draw:polygon>
        <draw:polygon draw:style-name="gr11" draw:text-style-name="P8" draw:layer="layout" svg:width="0.071cm" svg:height="0.071cm" svg:x="4.303cm" svg:y="24.87cm" svg:viewBox="0 0 72 72" draw:points="0,0 72,0 72,72 0,72">
          <text:p/>
        </draw:polygon>
        <draw:polygon draw:style-name="gr11" draw:text-style-name="P8" draw:layer="layout" svg:width="0.071cm" svg:height="0.07cm" svg:x="4.303cm" svg:y="24.906cm" svg:viewBox="0 0 72 71" draw:points="0,0 72,0 72,71 0,71">
          <text:p/>
        </draw:polygon>
        <draw:line draw:style-name="gr10" draw:text-style-name="P3" draw:layer="layout" svg:x1="4.162cm" svg:y1="35.665cm" svg:x2="4.162cm" svg:y2="36.195cm">
          <text:p/>
        </draw:line>
        <draw:line draw:style-name="gr10" draw:text-style-name="P3" draw:layer="layout" svg:x1="4.162cm" svg:y1="36.195cm" svg:x2="4.339cm" svg:y2="36.195cm">
          <text:p/>
        </draw:line>
        <draw:line draw:style-name="gr10" draw:text-style-name="P3" draw:layer="layout" svg:x1="4.339cm" svg:y1="36.195cm" svg:x2="4.339cm" svg:y2="36.583cm">
          <text:p/>
        </draw:line>
        <draw:polygon draw:style-name="gr11" draw:text-style-name="P8" draw:layer="layout" svg:width="0.071cm" svg:height="0.071cm" svg:x="4.127cm" svg:y="35.63cm" svg:viewBox="0 0 72 72" draw:points="0,0 72,0 72,72 0,72">
          <text:p/>
        </draw:polygon>
        <draw:polygon draw:style-name="gr11" draw:text-style-name="P8" draw:layer="layout" svg:width="0.071cm" svg:height="0.071cm" svg:x="4.127cm" svg:y="36.159cm" svg:viewBox="0 0 72 72" draw:points="0,0 72,0 72,72 0,72">
          <text:p/>
        </draw:polygon>
        <draw:polygon draw:style-name="gr11" draw:text-style-name="P8" draw:layer="layout" svg:width="0.071cm" svg:height="0.071cm" svg:x="4.303cm" svg:y="36.159cm" svg:viewBox="0 0 72 72" draw:points="0,0 72,0 72,72 0,72">
          <text:p/>
        </draw:polygon>
        <draw:polygon draw:style-name="gr11" draw:text-style-name="P8" draw:layer="layout" svg:width="0.071cm" svg:height="0.071cm" svg:x="4.303cm" svg:y="36.547cm" svg:viewBox="0 0 72 72" draw:points="0,0 72,0 72,72 0,72">
          <text:p/>
        </draw:polygon>
        <draw:line draw:style-name="gr10" draw:text-style-name="P3" draw:layer="layout" svg:x1="4.162cm" svg:y1="34.82cm" svg:x2="4.34cm" svg:y2="34.501cm">
          <text:p/>
        </draw:line>
        <draw:line draw:style-name="gr10" draw:text-style-name="P3" draw:layer="layout" svg:x1="4.162cm" svg:y1="28.963cm" svg:x2="4.162cm" svg:y2="29.492cm">
          <text:p/>
        </draw:line>
        <draw:line draw:style-name="gr10" draw:text-style-name="P3" draw:layer="layout" svg:x1="4.162cm" svg:y1="29.492cm" svg:x2="4.339cm" svg:y2="29.492cm">
          <text:p/>
        </draw:line>
        <draw:line draw:style-name="gr10" draw:text-style-name="P3" draw:layer="layout" svg:x1="4.339cm" svg:y1="29.492cm" svg:x2="4.339cm" svg:y2="29.88cm">
          <text:p/>
        </draw:line>
        <draw:polygon draw:style-name="gr11" draw:text-style-name="P8" draw:layer="layout" svg:width="0.071cm" svg:height="0.071cm" svg:x="4.127cm" svg:y="28.927cm" svg:viewBox="0 0 72 72" draw:points="0,0 72,0 72,72 0,72">
          <text:p/>
        </draw:polygon>
        <draw:polygon draw:style-name="gr11" draw:text-style-name="P8" draw:layer="layout" svg:width="0.071cm" svg:height="0.071cm" svg:x="4.127cm" svg:y="29.456cm" svg:viewBox="0 0 72 72" draw:points="0,0 72,0 72,72 0,72">
          <text:p/>
        </draw:polygon>
        <draw:polygon draw:style-name="gr11" draw:text-style-name="P8" draw:layer="layout" svg:width="0.071cm" svg:height="0.071cm" svg:x="4.303cm" svg:y="29.456cm" svg:viewBox="0 0 72 72" draw:points="0,0 72,0 72,72 0,72">
          <text:p/>
        </draw:polygon>
        <draw:polygon draw:style-name="gr11" draw:text-style-name="P8" draw:layer="layout" svg:width="0.071cm" svg:height="0.07cm" svg:x="4.303cm" svg:y="29.845cm" svg:viewBox="0 0 72 71" draw:points="0,0 72,0 72,71 0,71">
          <text:p/>
        </draw:polygon>
        <draw:line draw:style-name="gr10" draw:text-style-name="P3" draw:layer="layout" svg:x1="4.162cm" svg:y1="28.116cm" svg:x2="4.162cm" svg:y2="27.587cm">
          <text:p/>
        </draw:line>
        <draw:line draw:style-name="gr10" draw:text-style-name="P3" draw:layer="layout" svg:x1="4.162cm" svg:y1="27.587cm" svg:x2="4.339cm" svg:y2="27.587cm">
          <text:p/>
        </draw:line>
        <draw:line draw:style-name="gr10" draw:text-style-name="P3" draw:layer="layout" svg:x1="4.339cm" svg:y1="27.587cm" svg:x2="4.339cm" svg:y2="26.423cm">
          <text:p/>
        </draw:line>
        <draw:polygon draw:style-name="gr11" draw:text-style-name="P8" draw:layer="layout" svg:width="0.071cm" svg:height="0.07cm" svg:x="4.127cm" svg:y="28.081cm" svg:viewBox="0 0 72 71" draw:points="0,0 72,0 72,71 0,71">
          <text:p/>
        </draw:polygon>
        <draw:polygon draw:style-name="gr11" draw:text-style-name="P8" draw:layer="layout" svg:width="0.071cm" svg:height="0.071cm" svg:x="4.127cm" svg:y="27.551cm" svg:viewBox="0 0 72 72" draw:points="0,0 72,0 72,72 0,72">
          <text:p/>
        </draw:polygon>
        <draw:polygon draw:style-name="gr11" draw:text-style-name="P8" draw:layer="layout" svg:width="0.071cm" svg:height="0.071cm" svg:x="4.303cm" svg:y="27.551cm" svg:viewBox="0 0 72 72" draw:points="0,0 72,0 72,72 0,72">
          <text:p/>
        </draw:polygon>
        <draw:polygon draw:style-name="gr11" draw:text-style-name="P8" draw:layer="layout" svg:width="0.071cm" svg:height="0.071cm" svg:x="4.303cm" svg:y="26.387cm" svg:viewBox="0 0 72 72" draw:points="0,0 72,0 72,72 0,72">
          <text:p/>
        </draw:polygon>
        <draw:line draw:style-name="gr10" draw:text-style-name="P3" draw:layer="layout" svg:x1="3.104cm" svg:y1="37.994cm" svg:x2="3.104cm" svg:y2="37.465cm">
          <text:p/>
        </draw:line>
        <draw:line draw:style-name="gr10" draw:text-style-name="P3" draw:layer="layout" svg:x1="3.104cm" svg:y1="37.465cm" svg:x2="3.28cm" svg:y2="37.465cm">
          <text:p/>
        </draw:line>
        <draw:line draw:style-name="gr10" draw:text-style-name="P3" draw:layer="layout" svg:x1="3.28cm" svg:y1="37.465cm" svg:x2="3.28cm" svg:y2="37.5cm">
          <text:p/>
        </draw:line>
        <draw:polygon draw:style-name="gr11" draw:text-style-name="P8" draw:layer="layout" svg:width="0.07cm" svg:height="0.071cm" svg:x="3.069cm" svg:y="37.958cm" svg:viewBox="0 0 71 72" draw:points="0,0 71,0 71,72 0,72">
          <text:p/>
        </draw:polygon>
        <draw:polygon draw:style-name="gr11" draw:text-style-name="P8" draw:layer="layout" svg:width="0.07cm" svg:height="0.071cm" svg:x="3.069cm" svg:y="37.429cm" svg:viewBox="0 0 71 72" draw:points="0,0 71,0 71,72 0,72">
          <text:p/>
        </draw:polygon>
        <draw:polygon draw:style-name="gr11" draw:text-style-name="P8" draw:layer="layout" svg:width="0.071cm" svg:height="0.071cm" svg:x="3.245cm" svg:y="37.429cm" svg:viewBox="0 0 72 72" draw:points="0,0 72,0 72,72 0,72">
          <text:p/>
        </draw:polygon>
        <draw:polygon draw:style-name="gr11" draw:text-style-name="P8" draw:layer="layout" svg:width="0.071cm" svg:height="0.07cm" svg:x="3.245cm" svg:y="37.465cm" svg:viewBox="0 0 72 71" draw:points="0,0 72,0 72,71 0,71">
          <text:p/>
        </draw:polygon>
        <draw:line draw:style-name="gr10" draw:text-style-name="P3" draw:layer="layout" svg:x1="3.104cm" svg:y1="23.53cm" svg:x2="3.104cm" svg:y2="23.001cm">
          <text:p/>
        </draw:line>
        <draw:line draw:style-name="gr10" draw:text-style-name="P3" draw:layer="layout" svg:x1="3.104cm" svg:y1="23.001cm" svg:x2="3.351cm" svg:y2="23.001cm">
          <text:p/>
        </draw:line>
        <draw:line draw:style-name="gr10" draw:text-style-name="P3" draw:layer="layout" svg:x1="3.351cm" svg:y1="23.001cm" svg:x2="3.351cm" svg:y2="22.895cm">
          <text:p/>
        </draw:line>
        <draw:polygon draw:style-name="gr11" draw:text-style-name="P8" draw:layer="layout" svg:width="0.07cm" svg:height="0.07cm" svg:x="3.069cm" svg:y="23.495cm" svg:viewBox="0 0 71 71" draw:points="0,0 71,0 71,71 0,71">
          <text:p/>
        </draw:polygon>
        <draw:polygon draw:style-name="gr11" draw:text-style-name="P8" draw:layer="layout" svg:width="0.07cm" svg:height="0.071cm" svg:x="3.069cm" svg:y="22.965cm" svg:viewBox="0 0 71 72" draw:points="0,0 71,0 71,72 0,72">
          <text:p/>
        </draw:polygon>
        <draw:polygon draw:style-name="gr11" draw:text-style-name="P8" draw:layer="layout" svg:width="0.07cm" svg:height="0.071cm" svg:x="3.316cm" svg:y="22.965cm" svg:viewBox="0 0 71 72" draw:points="0,0 71,0 71,72 0,72">
          <text:p/>
        </draw:polygon>
        <draw:polygon draw:style-name="gr11" draw:text-style-name="P8" draw:layer="layout" svg:width="0.07cm" svg:height="0.07cm" svg:x="3.316cm" svg:y="22.86cm" svg:viewBox="0 0 71 71" draw:points="0,0 71,0 71,71 0,71">
          <text:p/>
        </draw:polygon>
        <draw:line draw:style-name="gr10" draw:text-style-name="P3" draw:layer="layout" svg:x1="3.104cm" svg:y1="24.376cm" svg:x2="3.104cm" svg:y2="24.906cm">
          <text:p/>
        </draw:line>
        <draw:line draw:style-name="gr10" draw:text-style-name="P3" draw:layer="layout" svg:x1="3.104cm" svg:y1="24.906cm" svg:x2="3.28cm" svg:y2="24.906cm">
          <text:p/>
        </draw:line>
        <draw:line draw:style-name="gr10" draw:text-style-name="P3" draw:layer="layout" svg:x1="3.28cm" svg:y1="24.906cm" svg:x2="3.28cm" svg:y2="24.941cm">
          <text:p/>
        </draw:line>
        <draw:polygon draw:style-name="gr11" draw:text-style-name="P8" draw:layer="layout" svg:width="0.07cm" svg:height="0.071cm" svg:x="3.069cm" svg:y="24.341cm" svg:viewBox="0 0 71 72" draw:points="0,0 71,0 71,72 0,72">
          <text:p/>
        </draw:polygon>
        <draw:polygon draw:style-name="gr11" draw:text-style-name="P8" draw:layer="layout" svg:width="0.07cm" svg:height="0.071cm" svg:x="3.069cm" svg:y="24.87cm" svg:viewBox="0 0 71 72" draw:points="0,0 71,0 71,72 0,72">
          <text:p/>
        </draw:polygon>
        <draw:polygon draw:style-name="gr11" draw:text-style-name="P8" draw:layer="layout" svg:width="0.071cm" svg:height="0.071cm" svg:x="3.245cm" svg:y="24.87cm" svg:viewBox="0 0 72 72" draw:points="0,0 72,0 72,72 0,72">
          <text:p/>
        </draw:polygon>
        <draw:polygon draw:style-name="gr11" draw:text-style-name="P8" draw:layer="layout" svg:width="0.071cm" svg:height="0.07cm" svg:x="3.245cm" svg:y="24.906cm" svg:viewBox="0 0 72 71" draw:points="0,0 72,0 72,71 0,71">
          <text:p/>
        </draw:polygon>
        <draw:line draw:style-name="gr10" draw:text-style-name="P3" draw:layer="layout" svg:x1="3.104cm" svg:y1="35.665cm" svg:x2="3.104cm" svg:y2="36.195cm">
          <text:p/>
        </draw:line>
        <draw:line draw:style-name="gr10" draw:text-style-name="P3" draw:layer="layout" svg:x1="3.104cm" svg:y1="36.195cm" svg:x2="3.28cm" svg:y2="36.195cm">
          <text:p/>
        </draw:line>
        <draw:line draw:style-name="gr10" draw:text-style-name="P3" draw:layer="layout" svg:x1="3.28cm" svg:y1="36.195cm" svg:x2="3.28cm" svg:y2="36.583cm">
          <text:p/>
        </draw:line>
        <draw:polygon draw:style-name="gr11" draw:text-style-name="P8" draw:layer="layout" svg:width="0.07cm" svg:height="0.071cm" svg:x="3.069cm" svg:y="35.63cm" svg:viewBox="0 0 71 72" draw:points="0,0 71,0 71,72 0,72">
          <text:p/>
        </draw:polygon>
        <draw:polygon draw:style-name="gr11" draw:text-style-name="P8" draw:layer="layout" svg:width="0.07cm" svg:height="0.071cm" svg:x="3.069cm" svg:y="36.159cm" svg:viewBox="0 0 71 72" draw:points="0,0 71,0 71,72 0,72">
          <text:p/>
        </draw:polygon>
        <draw:polygon draw:style-name="gr11" draw:text-style-name="P8" draw:layer="layout" svg:width="0.071cm" svg:height="0.071cm" svg:x="3.245cm" svg:y="36.159cm" svg:viewBox="0 0 72 72" draw:points="0,0 72,0 72,72 0,72">
          <text:p/>
        </draw:polygon>
        <draw:polygon draw:style-name="gr11" draw:text-style-name="P8" draw:layer="layout" svg:width="0.071cm" svg:height="0.071cm" svg:x="3.245cm" svg:y="36.547cm" svg:viewBox="0 0 72 72" draw:points="0,0 72,0 72,72 0,72">
          <text:p/>
        </draw:polygon>
        <draw:line draw:style-name="gr10" draw:text-style-name="P3" draw:layer="layout" svg:x1="3.104cm" svg:y1="34.82cm" svg:x2="3.281cm" svg:y2="34.501cm">
          <text:p/>
        </draw:line>
        <draw:line draw:style-name="gr10" draw:text-style-name="P3" draw:layer="layout" svg:x1="3.104cm" svg:y1="28.963cm" svg:x2="3.104cm" svg:y2="29.492cm">
          <text:p/>
        </draw:line>
        <draw:line draw:style-name="gr10" draw:text-style-name="P3" draw:layer="layout" svg:x1="3.104cm" svg:y1="29.492cm" svg:x2="3.28cm" svg:y2="29.492cm">
          <text:p/>
        </draw:line>
        <draw:line draw:style-name="gr10" draw:text-style-name="P3" draw:layer="layout" svg:x1="3.28cm" svg:y1="29.492cm" svg:x2="3.28cm" svg:y2="29.88cm">
          <text:p/>
        </draw:line>
        <draw:polygon draw:style-name="gr11" draw:text-style-name="P8" draw:layer="layout" svg:width="0.07cm" svg:height="0.071cm" svg:x="3.069cm" svg:y="28.927cm" svg:viewBox="0 0 71 72" draw:points="0,0 71,0 71,72 0,72">
          <text:p/>
        </draw:polygon>
        <draw:polygon draw:style-name="gr11" draw:text-style-name="P8" draw:layer="layout" svg:width="0.07cm" svg:height="0.071cm" svg:x="3.069cm" svg:y="29.456cm" svg:viewBox="0 0 71 72" draw:points="0,0 71,0 71,72 0,72">
          <text:p/>
        </draw:polygon>
        <draw:polygon draw:style-name="gr11" draw:text-style-name="P8" draw:layer="layout" svg:width="0.071cm" svg:height="0.071cm" svg:x="3.245cm" svg:y="29.456cm" svg:viewBox="0 0 72 72" draw:points="0,0 72,0 72,72 0,72">
          <text:p/>
        </draw:polygon>
        <draw:polygon draw:style-name="gr11" draw:text-style-name="P8" draw:layer="layout" svg:width="0.071cm" svg:height="0.07cm" svg:x="3.245cm" svg:y="29.845cm" svg:viewBox="0 0 72 71" draw:points="0,0 72,0 72,71 0,71">
          <text:p/>
        </draw:polygon>
        <draw:line draw:style-name="gr10" draw:text-style-name="P3" draw:layer="layout" svg:x1="3.104cm" svg:y1="28.116cm" svg:x2="3.104cm" svg:y2="27.587cm">
          <text:p/>
        </draw:line>
        <draw:line draw:style-name="gr10" draw:text-style-name="P3" draw:layer="layout" svg:x1="3.104cm" svg:y1="27.587cm" svg:x2="3.28cm" svg:y2="27.587cm">
          <text:p/>
        </draw:line>
        <draw:line draw:style-name="gr10" draw:text-style-name="P3" draw:layer="layout" svg:x1="3.28cm" svg:y1="27.587cm" svg:x2="3.28cm" svg:y2="26.423cm">
          <text:p/>
        </draw:line>
        <draw:polygon draw:style-name="gr11" draw:text-style-name="P8" draw:layer="layout" svg:width="0.07cm" svg:height="0.07cm" svg:x="3.069cm" svg:y="28.081cm" svg:viewBox="0 0 71 71" draw:points="0,0 71,0 71,71 0,71">
          <text:p/>
        </draw:polygon>
        <draw:polygon draw:style-name="gr11" draw:text-style-name="P8" draw:layer="layout" svg:width="0.07cm" svg:height="0.071cm" svg:x="3.069cm" svg:y="27.551cm" svg:viewBox="0 0 71 72" draw:points="0,0 71,0 71,72 0,72">
          <text:p/>
        </draw:polygon>
        <draw:polygon draw:style-name="gr11" draw:text-style-name="P8" draw:layer="layout" svg:width="0.071cm" svg:height="0.071cm" svg:x="3.245cm" svg:y="27.551cm" svg:viewBox="0 0 72 72" draw:points="0,0 72,0 72,72 0,72">
          <text:p/>
        </draw:polygon>
        <draw:polygon draw:style-name="gr11" draw:text-style-name="P8" draw:layer="layout" svg:width="0.071cm" svg:height="0.071cm" svg:x="3.245cm" svg:y="26.387cm" svg:viewBox="0 0 72 72" draw:points="0,0 72,0 72,72 0,72">
          <text:p/>
        </draw:polygon>
        <draw:line draw:style-name="gr10" draw:text-style-name="P3" draw:layer="layout" svg:x1="3.104cm" svg:y1="38.84cm" svg:x2="3.104cm" svg:y2="39.37cm">
          <text:p/>
        </draw:line>
        <draw:line draw:style-name="gr10" draw:text-style-name="P3" draw:layer="layout" svg:x1="3.104cm" svg:y1="39.37cm" svg:x2="3.351cm" svg:y2="39.37cm">
          <text:p/>
        </draw:line>
        <draw:line draw:style-name="gr10" draw:text-style-name="P3" draw:layer="layout" svg:x1="3.351cm" svg:y1="39.37cm" svg:x2="3.351cm" svg:y2="40.11cm">
          <text:p/>
        </draw:line>
        <draw:polygon draw:style-name="gr11" draw:text-style-name="P8" draw:layer="layout" svg:width="0.07cm" svg:height="0.071cm" svg:x="3.069cm" svg:y="38.805cm" svg:viewBox="0 0 71 72" draw:points="0,0 71,0 71,72 0,72">
          <text:p/>
        </draw:polygon>
        <draw:polygon draw:style-name="gr11" draw:text-style-name="P8" draw:layer="layout" svg:width="0.07cm" svg:height="0.071cm" svg:x="3.069cm" svg:y="39.334cm" svg:viewBox="0 0 71 72" draw:points="0,0 71,0 71,72 0,72">
          <text:p/>
        </draw:polygon>
        <draw:polygon draw:style-name="gr11" draw:text-style-name="P8" draw:layer="layout" svg:width="0.07cm" svg:height="0.071cm" svg:x="3.316cm" svg:y="39.334cm" svg:viewBox="0 0 71 72" draw:points="0,0 71,0 71,72 0,72">
          <text:p/>
        </draw:polygon>
        <draw:polygon draw:style-name="gr11" draw:text-style-name="P8" draw:layer="layout" svg:width="0.07cm" svg:height="0.071cm" svg:x="3.316cm" svg:y="40.075cm" svg:viewBox="0 0 71 72" draw:points="0,0 71,0 71,72 0,72">
          <text:p/>
        </draw:polygon>
        <draw:line draw:style-name="gr10" draw:text-style-name="P3" draw:layer="layout" svg:x1="2.398cm" svg:y1="38.84cm" svg:x2="2.398cm" svg:y2="39.37cm">
          <text:p/>
        </draw:line>
        <draw:line draw:style-name="gr10" draw:text-style-name="P3" draw:layer="layout" svg:x1="2.398cm" svg:y1="39.37cm" svg:x2="2.293cm" svg:y2="39.37cm">
          <text:p/>
        </draw:line>
        <draw:line draw:style-name="gr10" draw:text-style-name="P3" draw:layer="layout" svg:x1="2.293cm" svg:y1="39.37cm" svg:x2="2.293cm" svg:y2="40.11cm">
          <text:p/>
        </draw:line>
        <draw:polygon draw:style-name="gr11" draw:text-style-name="P8" draw:layer="layout" svg:width="0.071cm" svg:height="0.071cm" svg:x="2.363cm" svg:y="38.805cm" svg:viewBox="0 0 72 72" draw:points="0,0 72,0 72,72 0,72">
          <text:p/>
        </draw:polygon>
        <draw:polygon draw:style-name="gr11" draw:text-style-name="P8" draw:layer="layout" svg:width="0.071cm" svg:height="0.071cm" svg:x="2.363cm" svg:y="39.334cm" svg:viewBox="0 0 72 72" draw:points="0,0 72,0 72,72 0,72">
          <text:p/>
        </draw:polygon>
        <draw:polygon draw:style-name="gr11" draw:text-style-name="P8" draw:layer="layout" svg:width="0.071cm" svg:height="0.071cm" svg:x="2.257cm" svg:y="39.334cm" svg:viewBox="0 0 72 72" draw:points="0,0 72,0 72,72 0,72">
          <text:p/>
        </draw:polygon>
        <draw:polygon draw:style-name="gr11" draw:text-style-name="P8" draw:layer="layout" svg:width="0.071cm" svg:height="0.071cm" svg:x="2.257cm" svg:y="40.075cm" svg:viewBox="0 0 72 72" draw:points="0,0 72,0 72,72 0,72">
          <text:p/>
        </draw:polygon>
        <draw:line draw:style-name="gr10" draw:text-style-name="P3" draw:layer="layout" svg:x1="2.398cm" svg:y1="37.994cm" svg:x2="2.398cm" svg:y2="37.465cm">
          <text:p/>
        </draw:line>
        <draw:line draw:style-name="gr10" draw:text-style-name="P3" draw:layer="layout" svg:x1="2.398cm" svg:y1="37.465cm" svg:x2="2.222cm" svg:y2="37.465cm">
          <text:p/>
        </draw:line>
        <draw:line draw:style-name="gr10" draw:text-style-name="P3" draw:layer="layout" svg:x1="2.222cm" svg:y1="37.465cm" svg:x2="2.222cm" svg:y2="37.5cm">
          <text:p/>
        </draw:line>
        <draw:polygon draw:style-name="gr11" draw:text-style-name="P8" draw:layer="layout" svg:width="0.071cm" svg:height="0.071cm" svg:x="2.363cm" svg:y="37.958cm" svg:viewBox="0 0 72 72" draw:points="0,0 72,0 72,72 0,72">
          <text:p/>
        </draw:polygon>
        <draw:polygon draw:style-name="gr11" draw:text-style-name="P8" draw:layer="layout" svg:width="0.071cm" svg:height="0.071cm" svg:x="2.363cm" svg:y="37.429cm" svg:viewBox="0 0 72 72" draw:points="0,0 72,0 72,72 0,72">
          <text:p/>
        </draw:polygon>
        <draw:polygon draw:style-name="gr11" draw:text-style-name="P8" draw:layer="layout" svg:width="0.07cm" svg:height="0.071cm" svg:x="2.187cm" svg:y="37.429cm" svg:viewBox="0 0 71 72" draw:points="0,0 71,0 71,72 0,72">
          <text:p/>
        </draw:polygon>
        <draw:polygon draw:style-name="gr11" draw:text-style-name="P8" draw:layer="layout" svg:width="0.07cm" svg:height="0.07cm" svg:x="2.187cm" svg:y="37.465cm" svg:viewBox="0 0 71 71" draw:points="0,0 71,0 71,71 0,71">
          <text:p/>
        </draw:polygon>
        <draw:line draw:style-name="gr10" draw:text-style-name="P3" draw:layer="layout" svg:x1="2.046cm" svg:y1="23.53cm" svg:x2="2.046cm" svg:y2="23.001cm">
          <text:p/>
        </draw:line>
        <draw:line draw:style-name="gr10" draw:text-style-name="P3" draw:layer="layout" svg:x1="2.046cm" svg:y1="23.001cm" svg:x2="2.293cm" svg:y2="23.001cm">
          <text:p/>
        </draw:line>
        <draw:line draw:style-name="gr10" draw:text-style-name="P3" draw:layer="layout" svg:x1="2.293cm" svg:y1="23.001cm" svg:x2="2.293cm" svg:y2="22.895cm">
          <text:p/>
        </draw:line>
        <draw:polygon draw:style-name="gr11" draw:text-style-name="P8" draw:layer="layout" svg:width="0.071cm" svg:height="0.07cm" svg:x="2.01cm" svg:y="23.495cm" svg:viewBox="0 0 72 71" draw:points="0,0 72,0 72,71 0,71">
          <text:p/>
        </draw:polygon>
        <draw:polygon draw:style-name="gr11" draw:text-style-name="P8" draw:layer="layout" svg:width="0.071cm" svg:height="0.071cm" svg:x="2.01cm" svg:y="22.965cm" svg:viewBox="0 0 72 72" draw:points="0,0 72,0 72,72 0,72">
          <text:p/>
        </draw:polygon>
        <draw:polygon draw:style-name="gr11" draw:text-style-name="P8" draw:layer="layout" svg:width="0.071cm" svg:height="0.071cm" svg:x="2.257cm" svg:y="22.965cm" svg:viewBox="0 0 72 72" draw:points="0,0 72,0 72,72 0,72">
          <text:p/>
        </draw:polygon>
        <draw:polygon draw:style-name="gr11" draw:text-style-name="P8" draw:layer="layout" svg:width="0.071cm" svg:height="0.07cm" svg:x="2.257cm" svg:y="22.86cm" svg:viewBox="0 0 72 71" draw:points="0,0 72,0 72,71 0,71">
          <text:p/>
        </draw:polygon>
        <draw:line draw:style-name="gr10" draw:text-style-name="P3" draw:layer="layout" svg:x1="2.046cm" svg:y1="24.376cm" svg:x2="2.046cm" svg:y2="24.906cm">
          <text:p/>
        </draw:line>
        <draw:line draw:style-name="gr10" draw:text-style-name="P3" draw:layer="layout" svg:x1="2.046cm" svg:y1="24.906cm" svg:x2="2.222cm" svg:y2="24.906cm">
          <text:p/>
        </draw:line>
        <draw:line draw:style-name="gr10" draw:text-style-name="P3" draw:layer="layout" svg:x1="2.222cm" svg:y1="24.906cm" svg:x2="2.222cm" svg:y2="24.941cm">
          <text:p/>
        </draw:line>
        <draw:polygon draw:style-name="gr11" draw:text-style-name="P8" draw:layer="layout" svg:width="0.071cm" svg:height="0.071cm" svg:x="2.01cm" svg:y="24.341cm" svg:viewBox="0 0 72 72" draw:points="0,0 72,0 72,72 0,72">
          <text:p/>
        </draw:polygon>
        <draw:polygon draw:style-name="gr11" draw:text-style-name="P8" draw:layer="layout" svg:width="0.071cm" svg:height="0.071cm" svg:x="2.01cm" svg:y="24.87cm" svg:viewBox="0 0 72 72" draw:points="0,0 72,0 72,72 0,72">
          <text:p/>
        </draw:polygon>
        <draw:polygon draw:style-name="gr11" draw:text-style-name="P8" draw:layer="layout" svg:width="0.07cm" svg:height="0.071cm" svg:x="2.187cm" svg:y="24.87cm" svg:viewBox="0 0 71 72" draw:points="0,0 71,0 71,72 0,72">
          <text:p/>
        </draw:polygon>
        <draw:polygon draw:style-name="gr11" draw:text-style-name="P8" draw:layer="layout" svg:width="0.07cm" svg:height="0.07cm" svg:x="2.187cm" svg:y="24.906cm" svg:viewBox="0 0 71 71" draw:points="0,0 71,0 71,71 0,71">
          <text:p/>
        </draw:polygon>
        <draw:line draw:style-name="gr10" draw:text-style-name="P3" draw:layer="layout" svg:x1="2.046cm" svg:y1="35.665cm" svg:x2="2.046cm" svg:y2="36.195cm">
          <text:p/>
        </draw:line>
        <draw:line draw:style-name="gr10" draw:text-style-name="P3" draw:layer="layout" svg:x1="2.046cm" svg:y1="36.195cm" svg:x2="2.222cm" svg:y2="36.195cm">
          <text:p/>
        </draw:line>
        <draw:line draw:style-name="gr10" draw:text-style-name="P3" draw:layer="layout" svg:x1="2.222cm" svg:y1="36.195cm" svg:x2="2.222cm" svg:y2="36.583cm">
          <text:p/>
        </draw:line>
        <draw:polygon draw:style-name="gr11" draw:text-style-name="P8" draw:layer="layout" svg:width="0.071cm" svg:height="0.071cm" svg:x="2.01cm" svg:y="35.63cm" svg:viewBox="0 0 72 72" draw:points="0,0 72,0 72,72 0,72">
          <text:p/>
        </draw:polygon>
        <draw:polygon draw:style-name="gr11" draw:text-style-name="P8" draw:layer="layout" svg:width="0.071cm" svg:height="0.071cm" svg:x="2.01cm" svg:y="36.159cm" svg:viewBox="0 0 72 72" draw:points="0,0 72,0 72,72 0,72">
          <text:p/>
        </draw:polygon>
        <draw:polygon draw:style-name="gr11" draw:text-style-name="P8" draw:layer="layout" svg:width="0.07cm" svg:height="0.071cm" svg:x="2.187cm" svg:y="36.159cm" svg:viewBox="0 0 71 72" draw:points="0,0 71,0 71,72 0,72">
          <text:p/>
        </draw:polygon>
        <draw:polygon draw:style-name="gr11" draw:text-style-name="P8" draw:layer="layout" svg:width="0.07cm" svg:height="0.071cm" svg:x="2.187cm" svg:y="36.547cm" svg:viewBox="0 0 71 72" draw:points="0,0 71,0 71,72 0,72">
          <text:p/>
        </draw:polygon>
        <draw:line draw:style-name="gr10" draw:text-style-name="P3" draw:layer="layout" svg:x1="2.046cm" svg:y1="34.82cm" svg:x2="2.223cm" svg:y2="34.501cm">
          <text:p/>
        </draw:line>
        <draw:line draw:style-name="gr10" draw:text-style-name="P3" draw:layer="layout" svg:x1="2.046cm" svg:y1="28.963cm" svg:x2="2.046cm" svg:y2="29.492cm">
          <text:p/>
        </draw:line>
        <draw:line draw:style-name="gr10" draw:text-style-name="P3" draw:layer="layout" svg:x1="2.046cm" svg:y1="29.492cm" svg:x2="2.222cm" svg:y2="29.492cm">
          <text:p/>
        </draw:line>
        <draw:line draw:style-name="gr10" draw:text-style-name="P3" draw:layer="layout" svg:x1="2.222cm" svg:y1="29.492cm" svg:x2="2.222cm" svg:y2="29.88cm">
          <text:p/>
        </draw:line>
        <draw:polygon draw:style-name="gr11" draw:text-style-name="P8" draw:layer="layout" svg:width="0.071cm" svg:height="0.071cm" svg:x="2.01cm" svg:y="28.927cm" svg:viewBox="0 0 72 72" draw:points="0,0 72,0 72,72 0,72">
          <text:p/>
        </draw:polygon>
        <draw:polygon draw:style-name="gr11" draw:text-style-name="P8" draw:layer="layout" svg:width="0.071cm" svg:height="0.071cm" svg:x="2.01cm" svg:y="29.456cm" svg:viewBox="0 0 72 72" draw:points="0,0 72,0 72,72 0,72">
          <text:p/>
        </draw:polygon>
        <draw:polygon draw:style-name="gr11" draw:text-style-name="P8" draw:layer="layout" svg:width="0.07cm" svg:height="0.071cm" svg:x="2.187cm" svg:y="29.456cm" svg:viewBox="0 0 71 72" draw:points="0,0 71,0 71,72 0,72">
          <text:p/>
        </draw:polygon>
        <draw:polygon draw:style-name="gr11" draw:text-style-name="P8" draw:layer="layout" svg:width="0.07cm" svg:height="0.07cm" svg:x="2.187cm" svg:y="29.845cm" svg:viewBox="0 0 71 71" draw:points="0,0 71,0 71,71 0,71">
          <text:p/>
        </draw:polygon>
        <draw:line draw:style-name="gr10" draw:text-style-name="P3" draw:layer="layout" svg:x1="9.278cm" svg:y1="44.344cm" svg:x2="9.278cm" svg:y2="43.815cm">
          <text:p/>
        </draw:line>
        <draw:line draw:style-name="gr10" draw:text-style-name="P3" draw:layer="layout" svg:x1="9.278cm" svg:y1="43.815cm" svg:x2="4.092cm" svg:y2="43.815cm">
          <text:p/>
        </draw:line>
        <draw:line draw:style-name="gr10" draw:text-style-name="P3" draw:layer="layout" svg:x1="4.092cm" svg:y1="43.815cm" svg:x2="4.092cm" svg:y2="43.709cm">
          <text:p/>
        </draw:line>
        <draw:polygon draw:style-name="gr11" draw:text-style-name="P8" draw:layer="layout" svg:width="0.071cm" svg:height="0.071cm" svg:x="9.242cm" svg:y="44.308cm" svg:viewBox="0 0 72 72" draw:points="0,0 72,0 72,72 0,72">
          <text:p/>
        </draw:polygon>
        <draw:polygon draw:style-name="gr11" draw:text-style-name="P8" draw:layer="layout" svg:width="0.071cm" svg:height="0.071cm" svg:x="9.242cm" svg:y="43.779cm" svg:viewBox="0 0 72 72" draw:points="0,0 72,0 72,72 0,72">
          <text:p/>
        </draw:polygon>
        <draw:polygon draw:style-name="gr11" draw:text-style-name="P8" draw:layer="layout" svg:width="0.071cm" svg:height="0.071cm" svg:x="4.056cm" svg:y="43.779cm" svg:viewBox="0 0 72 72" draw:points="0,0 72,0 72,72 0,72">
          <text:p/>
        </draw:polygon>
        <draw:polygon draw:style-name="gr11" draw:text-style-name="P8" draw:layer="layout" svg:width="0.071cm" svg:height="0.071cm" svg:x="4.056cm" svg:y="43.673cm" svg:viewBox="0 0 72 72" draw:points="0,0 72,0 72,72 0,72">
          <text:p/>
        </draw:polygon>
        <draw:line draw:style-name="gr10" draw:text-style-name="P3" draw:layer="layout" svg:x1="2.046cm" svg:y1="28.116cm" svg:x2="2.046cm" svg:y2="27.587cm">
          <text:p/>
        </draw:line>
        <draw:line draw:style-name="gr10" draw:text-style-name="P3" draw:layer="layout" svg:x1="2.046cm" svg:y1="27.587cm" svg:x2="2.222cm" svg:y2="27.587cm">
          <text:p/>
        </draw:line>
        <draw:line draw:style-name="gr10" draw:text-style-name="P3" draw:layer="layout" svg:x1="2.222cm" svg:y1="27.587cm" svg:x2="2.222cm" svg:y2="26.423cm">
          <text:p/>
        </draw:line>
        <draw:polygon draw:style-name="gr11" draw:text-style-name="P8" draw:layer="layout" svg:width="0.071cm" svg:height="0.07cm" svg:x="2.01cm" svg:y="28.081cm" svg:viewBox="0 0 72 71" draw:points="0,0 72,0 72,71 0,71">
          <text:p/>
        </draw:polygon>
        <draw:polygon draw:style-name="gr11" draw:text-style-name="P8" draw:layer="layout" svg:width="0.071cm" svg:height="0.071cm" svg:x="2.01cm" svg:y="27.551cm" svg:viewBox="0 0 72 72" draw:points="0,0 72,0 72,72 0,72">
          <text:p/>
        </draw:polygon>
        <draw:polygon draw:style-name="gr11" draw:text-style-name="P8" draw:layer="layout" svg:width="0.07cm" svg:height="0.071cm" svg:x="2.187cm" svg:y="27.551cm" svg:viewBox="0 0 71 72" draw:points="0,0 71,0 71,72 0,72">
          <text:p/>
        </draw:polygon>
        <draw:polygon draw:style-name="gr11" draw:text-style-name="P8" draw:layer="layout" svg:width="0.07cm" svg:height="0.071cm" svg:x="2.187cm" svg:y="26.387cm" svg:viewBox="0 0 71 72" draw:points="0,0 71,0 71,72 0,72">
          <text:p/>
        </draw:polygon>
        <draw:line draw:style-name="gr10" draw:text-style-name="P3" draw:layer="layout" svg:x1="22.824cm" svg:y1="50.694cm" svg:x2="22.295cm" svg:y2="50.694cm">
          <text:p/>
        </draw:line>
        <draw:line draw:style-name="gr10" draw:text-style-name="P3" draw:layer="layout" svg:x1="22.295cm" svg:y1="50.694cm" svg:x2="22.295cm" svg:y2="49.494cm">
          <text:p/>
        </draw:line>
        <draw:line draw:style-name="gr10" draw:text-style-name="P3" draw:layer="layout" svg:x1="22.295cm" svg:y1="49.494cm" svg:x2="20.919cm" svg:y2="49.494cm">
          <text:p/>
        </draw:line>
        <draw:polygon draw:style-name="gr11" draw:text-style-name="P8" draw:layer="layout" svg:width="0.071cm" svg:height="0.071cm" svg:x="22.789cm" svg:y="50.658cm" svg:viewBox="0 0 72 72" draw:points="0,0 72,0 72,72 0,72">
          <text:p/>
        </draw:polygon>
        <draw:polygon draw:style-name="gr11" draw:text-style-name="P8" draw:layer="layout" svg:width="0.07cm" svg:height="0.071cm" svg:x="22.26cm" svg:y="50.658cm" svg:viewBox="0 0 71 72" draw:points="0,0 71,0 71,72 0,72">
          <text:p/>
        </draw:polygon>
        <draw:polygon draw:style-name="gr11" draw:text-style-name="P8" draw:layer="layout" svg:width="0.07cm" svg:height="0.071cm" svg:x="22.26cm" svg:y="49.459cm" svg:viewBox="0 0 71 72" draw:points="0,0 71,0 71,72 0,72">
          <text:p/>
        </draw:polygon>
        <draw:polygon draw:style-name="gr11" draw:text-style-name="P8" draw:layer="layout" svg:width="0.071cm" svg:height="0.071cm" svg:x="20.884cm" svg:y="49.459cm" svg:viewBox="0 0 72 72" draw:points="0,0 72,0 72,72 0,72">
          <text:p/>
        </draw:polygon>
        <draw:line draw:style-name="gr10" draw:text-style-name="P3" draw:layer="layout" svg:x1="24.412cm" svg:y1="11.535cm" svg:x2="23.883cm" svg:y2="11.535cm">
          <text:p/>
        </draw:line>
        <draw:line draw:style-name="gr10" draw:text-style-name="P3" draw:layer="layout" svg:x1="23.883cm" svg:y1="11.535cm" svg:x2="23.883cm" svg:y2="12.805cm">
          <text:p/>
        </draw:line>
        <draw:line draw:style-name="gr10" draw:text-style-name="P3" draw:layer="layout" svg:x1="23.883cm" svg:y1="12.805cm" svg:x2="20.743cm" svg:y2="12.805cm">
          <text:p/>
        </draw:line>
        <draw:polygon draw:style-name="gr11" draw:text-style-name="P8" draw:layer="layout" svg:width="0.071cm" svg:height="0.071cm" svg:x="24.376cm" svg:y="11.5cm" svg:viewBox="0 0 72 72" draw:points="0,0 72,0 72,72 0,72">
          <text:p/>
        </draw:polygon>
        <draw:polygon draw:style-name="gr11" draw:text-style-name="P8" draw:layer="layout" svg:width="0.071cm" svg:height="0.071cm" svg:x="23.847cm" svg:y="11.5cm" svg:viewBox="0 0 72 72" draw:points="0,0 72,0 72,72 0,72">
          <text:p/>
        </draw:polygon>
        <draw:polygon draw:style-name="gr11" draw:text-style-name="P8" draw:layer="layout" svg:width="0.071cm" svg:height="0.071cm" svg:x="23.847cm" svg:y="12.77cm" svg:viewBox="0 0 72 72" draw:points="0,0 72,0 72,72 0,72">
          <text:p/>
        </draw:polygon>
        <draw:polygon draw:style-name="gr11" draw:text-style-name="P8" draw:layer="layout" svg:width="0.07cm" svg:height="0.071cm" svg:x="20.708cm" svg:y="12.77cm" svg:viewBox="0 0 71 72" draw:points="0,0 71,0 71,72 0,72">
          <text:p/>
        </draw:polygon>
        <draw:line draw:style-name="gr10" draw:text-style-name="P3" draw:layer="layout" svg:x1="15.028cm" svg:y1="11.535cm" svg:x2="15.557cm" svg:y2="11.535cm">
          <text:p/>
        </draw:line>
        <draw:line draw:style-name="gr10" draw:text-style-name="P3" draw:layer="layout" svg:x1="15.557cm" svg:y1="11.535cm" svg:x2="15.557cm" svg:y2="12.805cm">
          <text:p/>
        </draw:line>
        <draw:line draw:style-name="gr10" draw:text-style-name="P3" draw:layer="layout" svg:x1="15.557cm" svg:y1="12.805cm" svg:x2="15.945cm" svg:y2="12.805cm">
          <text:p/>
        </draw:line>
        <draw:polygon draw:style-name="gr11" draw:text-style-name="P8" draw:layer="layout" svg:width="0.07cm" svg:height="0.071cm" svg:x="14.993cm" svg:y="11.5cm" svg:viewBox="0 0 71 72" draw:points="0,0 71,0 71,72 0,72">
          <text:p/>
        </draw:polygon>
        <draw:polygon draw:style-name="gr11" draw:text-style-name="P8" draw:layer="layout" svg:width="0.07cm" svg:height="0.071cm" svg:x="15.522cm" svg:y="11.5cm" svg:viewBox="0 0 71 72" draw:points="0,0 71,0 71,72 0,72">
          <text:p/>
        </draw:polygon>
        <draw:polygon draw:style-name="gr11" draw:text-style-name="P8" draw:layer="layout" svg:width="0.07cm" svg:height="0.071cm" svg:x="15.522cm" svg:y="12.77cm" svg:viewBox="0 0 71 72" draw:points="0,0 71,0 71,72 0,72">
          <text:p/>
        </draw:polygon>
        <draw:polygon draw:style-name="gr11" draw:text-style-name="P8" draw:layer="layout" svg:width="0.07cm" svg:height="0.071cm" svg:x="15.91cm" svg:y="12.77cm" svg:viewBox="0 0 71 72" draw:points="0,0 71,0 71,72 0,72">
          <text:p/>
        </draw:polygon>
        <draw:line draw:style-name="gr10" draw:text-style-name="P3" draw:layer="layout" svg:x1="13.299cm" svg:y1="11.535cm" svg:x2="12.77cm" svg:y2="11.535cm">
          <text:p/>
        </draw:line>
        <draw:line draw:style-name="gr10" draw:text-style-name="P3" draw:layer="layout" svg:x1="12.77cm" svg:y1="11.535cm" svg:x2="12.77cm" svg:y2="11.5cm">
          <text:p/>
        </draw:line>
        <draw:line draw:style-name="gr10" draw:text-style-name="P3" draw:layer="layout" svg:x1="12.77cm" svg:y1="11.5cm" svg:x2="12.311cm" svg:y2="11.5cm">
          <text:p/>
        </draw:line>
        <draw:polygon draw:style-name="gr11" draw:text-style-name="P8" draw:layer="layout" svg:width="0.072cm" svg:height="0.071cm" svg:x="13.264cm" svg:y="11.5cm" svg:viewBox="0 0 73 72" draw:points="0,0 73,0 73,72 0,72">
          <text:p/>
        </draw:polygon>
        <draw:polygon draw:style-name="gr11" draw:text-style-name="P8" draw:layer="layout" svg:width="0.07cm" svg:height="0.071cm" svg:x="12.735cm" svg:y="11.5cm" svg:viewBox="0 0 71 72" draw:points="0,0 71,0 71,72 0,72">
          <text:p/>
        </draw:polygon>
        <draw:polygon draw:style-name="gr11" draw:text-style-name="P8" draw:layer="layout" svg:width="0.07cm" svg:height="0.07cm" svg:x="12.735cm" svg:y="11.465cm" svg:viewBox="0 0 71 71" draw:points="0,0 71,0 71,71 0,71">
          <text:p/>
        </draw:polygon>
        <draw:polygon draw:style-name="gr11" draw:text-style-name="P8" draw:layer="layout" svg:width="0.071cm" svg:height="0.07cm" svg:x="12.276cm" svg:y="11.465cm" svg:viewBox="0 0 72 71" draw:points="0,0 72,0 72,71 0,71">
          <text:p/>
        </draw:polygon>
        <draw:line draw:style-name="gr10" draw:text-style-name="P3" draw:layer="layout" svg:x1="9.313cm" svg:y1="8.36cm" svg:x2="9.313cm" svg:y2="7.831cm">
          <text:p/>
        </draw:line>
        <draw:polyline draw:style-name="gr10" draw:text-style-name="P3" draw:layer="layout" svg:width="0cm" svg:height="0cm" svg:x="9.313cm" svg:y="7.831cm" svg:viewBox="0 0 0 0" draw:points="0,0">
          <text:p/>
        </draw:polyline>
        <draw:line draw:style-name="gr10" draw:text-style-name="P3" draw:layer="layout" svg:x1="9.313cm" svg:y1="7.831cm" svg:x2="9.313cm" svg:y2="7.655cm">
          <text:p/>
        </draw:line>
        <draw:polygon draw:style-name="gr11" draw:text-style-name="P8" draw:layer="layout" svg:width="0.07cm" svg:height="0.071cm" svg:x="9.278cm" svg:y="8.325cm" svg:viewBox="0 0 71 72" draw:points="0,0 71,0 71,72 0,72">
          <text:p/>
        </draw:polygon>
        <draw:polygon draw:style-name="gr11" draw:text-style-name="P8" draw:layer="layout" svg:width="0.07cm" svg:height="0.07cm" svg:x="9.278cm" svg:y="7.796cm" svg:viewBox="0 0 71 71" draw:points="0,0 71,0 71,71 0,71">
          <text:p/>
        </draw:polygon>
        <draw:polygon draw:style-name="gr11" draw:text-style-name="P8" draw:layer="layout" svg:width="0.07cm" svg:height="0.07cm" svg:x="9.278cm" svg:y="7.796cm" svg:viewBox="0 0 71 71" draw:points="0,0 71,0 71,71 0,71">
          <text:p/>
        </draw:polygon>
        <draw:polygon draw:style-name="gr11" draw:text-style-name="P8" draw:layer="layout" svg:width="0.07cm" svg:height="0.07cm" svg:x="9.278cm" svg:y="7.62cm" svg:viewBox="0 0 71 71" draw:points="0,0 71,0 71,71 0,71">
          <text:p/>
        </draw:polygon>
        <draw:line draw:style-name="gr10" draw:text-style-name="P3" draw:layer="layout" svg:x1="9.313cm" svg:y1="9.207cm" svg:x2="9.313cm" svg:y2="9.736cm">
          <text:p/>
        </draw:line>
        <draw:polyline draw:style-name="gr10" draw:text-style-name="P3" draw:layer="layout" svg:width="0cm" svg:height="0cm" svg:x="9.313cm" svg:y="9.736cm" svg:viewBox="0 0 0 0" draw:points="0,0">
          <text:p/>
        </draw:polyline>
        <draw:line draw:style-name="gr10" draw:text-style-name="P3" draw:layer="layout" svg:x1="9.313cm" svg:y1="9.736cm" svg:x2="9.313cm" svg:y2="11.183cm">
          <text:p/>
        </draw:line>
        <draw:polygon draw:style-name="gr11" draw:text-style-name="P8" draw:layer="layout" svg:width="0.07cm" svg:height="0.07cm" svg:x="9.278cm" svg:y="9.172cm" svg:viewBox="0 0 71 71" draw:points="0,0 71,0 71,71 0,71">
          <text:p/>
        </draw:polygon>
        <draw:polygon draw:style-name="gr11" draw:text-style-name="P8" draw:layer="layout" svg:width="0.07cm" svg:height="0.07cm" svg:x="9.278cm" svg:y="9.701cm" svg:viewBox="0 0 71 71" draw:points="0,0 71,0 71,71 0,71">
          <text:p/>
        </draw:polygon>
        <draw:polygon draw:style-name="gr11" draw:text-style-name="P8" draw:layer="layout" svg:width="0.07cm" svg:height="0.07cm" svg:x="9.278cm" svg:y="9.701cm" svg:viewBox="0 0 71 71" draw:points="0,0 71,0 71,71 0,71">
          <text:p/>
        </draw:polygon>
        <draw:polygon draw:style-name="gr11" draw:text-style-name="P8" draw:layer="layout" svg:width="0.07cm" svg:height="0.071cm" svg:x="9.278cm" svg:y="11.147cm" svg:viewBox="0 0 71 72" draw:points="0,0 71,0 71,72 0,72">
          <text:p/>
        </draw:polygon>
        <draw:line draw:style-name="gr10" draw:text-style-name="P3" draw:layer="layout" svg:x1="10.16cm" svg:y1="46.601cm" svg:x2="10.16cm" svg:y2="47.131cm">
          <text:p/>
        </draw:line>
        <draw:line draw:style-name="gr10" draw:text-style-name="P3" draw:layer="layout" svg:x1="10.16cm" svg:y1="47.131cm" svg:x2="10.301cm" svg:y2="47.131cm">
          <text:p/>
        </draw:line>
        <draw:line draw:style-name="gr10" draw:text-style-name="P3" draw:layer="layout" svg:x1="10.301cm" svg:y1="47.131cm" svg:x2="10.301cm" svg:y2="47.871cm">
          <text:p/>
        </draw:line>
        <draw:polygon draw:style-name="gr11" draw:text-style-name="P8" draw:layer="layout" svg:width="0.071cm" svg:height="0.071cm" svg:x="10.124cm" svg:y="46.566cm" svg:viewBox="0 0 72 72" draw:points="0,0 72,0 72,72 0,72">
          <text:p/>
        </draw:polygon>
        <draw:polygon draw:style-name="gr11" draw:text-style-name="P8" draw:layer="layout" svg:width="0.071cm" svg:height="0.071cm" svg:x="10.124cm" svg:y="47.095cm" svg:viewBox="0 0 72 72" draw:points="0,0 72,0 72,72 0,72">
          <text:p/>
        </draw:polygon>
        <draw:polygon draw:style-name="gr11" draw:text-style-name="P8" draw:layer="layout" svg:width="0.071cm" svg:height="0.071cm" svg:x="10.265cm" svg:y="47.095cm" svg:viewBox="0 0 72 72" draw:points="0,0 72,0 72,72 0,72">
          <text:p/>
        </draw:polygon>
        <draw:polygon draw:style-name="gr11" draw:text-style-name="P8" draw:layer="layout" svg:width="0.071cm" svg:height="0.071cm" svg:x="10.265cm" svg:y="47.836cm" svg:viewBox="0 0 72 72" draw:points="0,0 72,0 72,72 0,72">
          <text:p/>
        </draw:polygon>
        <draw:line draw:style-name="gr10" draw:text-style-name="P3" draw:layer="layout" svg:x1="8.396cm" svg:y1="38.84cm" svg:x2="8.396cm" svg:y2="39.37cm">
          <text:p/>
        </draw:line>
        <draw:line draw:style-name="gr10" draw:text-style-name="P3" draw:layer="layout" svg:x1="8.396cm" svg:y1="39.37cm" svg:x2="8.643cm" svg:y2="39.37cm">
          <text:p/>
        </draw:line>
        <draw:line draw:style-name="gr10" draw:text-style-name="P3" draw:layer="layout" svg:x1="8.643cm" svg:y1="39.37cm" svg:x2="8.643cm" svg:y2="40.11cm">
          <text:p/>
        </draw:line>
        <draw:polygon draw:style-name="gr11" draw:text-style-name="P8" draw:layer="layout" svg:width="0.071cm" svg:height="0.071cm" svg:x="8.36cm" svg:y="38.805cm" svg:viewBox="0 0 72 72" draw:points="0,0 72,0 72,72 0,72">
          <text:p/>
        </draw:polygon>
        <draw:polygon draw:style-name="gr11" draw:text-style-name="P8" draw:layer="layout" svg:width="0.071cm" svg:height="0.071cm" svg:x="8.36cm" svg:y="39.334cm" svg:viewBox="0 0 72 72" draw:points="0,0 72,0 72,72 0,72">
          <text:p/>
        </draw:polygon>
        <draw:polygon draw:style-name="gr11" draw:text-style-name="P8" draw:layer="layout" svg:width="0.071cm" svg:height="0.071cm" svg:x="8.607cm" svg:y="39.334cm" svg:viewBox="0 0 72 72" draw:points="0,0 72,0 72,72 0,72">
          <text:p/>
        </draw:polygon>
        <draw:polygon draw:style-name="gr11" draw:text-style-name="P8" draw:layer="layout" svg:width="0.071cm" svg:height="0.071cm" svg:x="8.607cm" svg:y="40.075cm" svg:viewBox="0 0 72 72" draw:points="0,0 72,0 72,72 0,72">
          <text:p/>
        </draw:polygon>
        <draw:line draw:style-name="gr10" draw:text-style-name="P3" draw:layer="layout" svg:x1="0.987cm" svg:y1="23.53cm" svg:x2="0.987cm" svg:y2="23.001cm">
          <text:p/>
        </draw:line>
        <draw:line draw:style-name="gr10" draw:text-style-name="P3" draw:layer="layout" svg:x1="0.987cm" svg:y1="23.001cm" svg:x2="1.234cm" svg:y2="23.001cm">
          <text:p/>
        </draw:line>
        <draw:line draw:style-name="gr10" draw:text-style-name="P3" draw:layer="layout" svg:x1="1.234cm" svg:y1="23.001cm" svg:x2="1.234cm" svg:y2="22.895cm">
          <text:p/>
        </draw:line>
        <draw:polygon draw:style-name="gr11" draw:text-style-name="P8" draw:layer="layout" svg:width="0.071cm" svg:height="0.07cm" svg:x="0.952cm" svg:y="23.495cm" svg:viewBox="0 0 72 71" draw:points="0,0 72,0 72,71 0,71">
          <text:p/>
        </draw:polygon>
        <draw:polygon draw:style-name="gr11" draw:text-style-name="P8" draw:layer="layout" svg:width="0.071cm" svg:height="0.071cm" svg:x="0.952cm" svg:y="22.965cm" svg:viewBox="0 0 72 72" draw:points="0,0 72,0 72,72 0,72">
          <text:p/>
        </draw:polygon>
        <draw:polygon draw:style-name="gr11" draw:text-style-name="P8" draw:layer="layout" svg:width="0.071cm" svg:height="0.071cm" svg:x="1.199cm" svg:y="22.965cm" svg:viewBox="0 0 72 72" draw:points="0,0 72,0 72,72 0,72">
          <text:p/>
        </draw:polygon>
        <draw:polygon draw:style-name="gr11" draw:text-style-name="P8" draw:layer="layout" svg:width="0.071cm" svg:height="0.07cm" svg:x="1.199cm" svg:y="22.86cm" svg:viewBox="0 0 72 71" draw:points="0,0 72,0 72,71 0,71">
          <text:p/>
        </draw:polygon>
        <draw:line draw:style-name="gr10" draw:text-style-name="P3" draw:layer="layout" svg:x1="0.987cm" svg:y1="24.376cm" svg:x2="0.987cm" svg:y2="24.906cm">
          <text:p/>
        </draw:line>
        <draw:line draw:style-name="gr10" draw:text-style-name="P3" draw:layer="layout" svg:x1="0.987cm" svg:y1="24.906cm" svg:x2="1.164cm" svg:y2="24.906cm">
          <text:p/>
        </draw:line>
        <draw:line draw:style-name="gr10" draw:text-style-name="P3" draw:layer="layout" svg:x1="1.164cm" svg:y1="24.906cm" svg:x2="1.164cm" svg:y2="24.941cm">
          <text:p/>
        </draw:line>
        <draw:polygon draw:style-name="gr11" draw:text-style-name="P8" draw:layer="layout" svg:width="0.071cm" svg:height="0.071cm" svg:x="0.952cm" svg:y="24.341cm" svg:viewBox="0 0 72 72" draw:points="0,0 72,0 72,72 0,72">
          <text:p/>
        </draw:polygon>
        <draw:polygon draw:style-name="gr11" draw:text-style-name="P8" draw:layer="layout" svg:width="0.071cm" svg:height="0.071cm" svg:x="0.952cm" svg:y="24.87cm" svg:viewBox="0 0 72 72" draw:points="0,0 72,0 72,72 0,72">
          <text:p/>
        </draw:polygon>
        <draw:polygon draw:style-name="gr11" draw:text-style-name="P8" draw:layer="layout" svg:width="0.071cm" svg:height="0.071cm" svg:x="1.128cm" svg:y="24.87cm" svg:viewBox="0 0 72 72" draw:points="0,0 72,0 72,72 0,72">
          <text:p/>
        </draw:polygon>
        <draw:polygon draw:style-name="gr11" draw:text-style-name="P8" draw:layer="layout" svg:width="0.071cm" svg:height="0.07cm" svg:x="1.128cm" svg:y="24.906cm" svg:viewBox="0 0 72 71" draw:points="0,0 72,0 72,71 0,71">
          <text:p/>
        </draw:polygon>
        <draw:line draw:style-name="gr10" draw:text-style-name="P3" draw:layer="layout" svg:x1="1.34cm" svg:y1="37.994cm" svg:x2="1.34cm" svg:y2="37.465cm">
          <text:p/>
        </draw:line>
        <draw:line draw:style-name="gr10" draw:text-style-name="P3" draw:layer="layout" svg:x1="1.34cm" svg:y1="37.465cm" svg:x2="1.164cm" svg:y2="37.465cm">
          <text:p/>
        </draw:line>
        <draw:line draw:style-name="gr10" draw:text-style-name="P3" draw:layer="layout" svg:x1="1.164cm" svg:y1="37.465cm" svg:x2="1.164cm" svg:y2="37.5cm">
          <text:p/>
        </draw:line>
        <draw:polygon draw:style-name="gr11" draw:text-style-name="P8" draw:layer="layout" svg:width="0.07cm" svg:height="0.071cm" svg:x="1.305cm" svg:y="37.958cm" svg:viewBox="0 0 71 72" draw:points="0,0 71,0 71,72 0,72">
          <text:p/>
        </draw:polygon>
        <draw:polygon draw:style-name="gr11" draw:text-style-name="P8" draw:layer="layout" svg:width="0.07cm" svg:height="0.071cm" svg:x="1.305cm" svg:y="37.429cm" svg:viewBox="0 0 71 72" draw:points="0,0 71,0 71,72 0,72">
          <text:p/>
        </draw:polygon>
        <draw:polygon draw:style-name="gr11" draw:text-style-name="P8" draw:layer="layout" svg:width="0.071cm" svg:height="0.071cm" svg:x="1.128cm" svg:y="37.429cm" svg:viewBox="0 0 72 72" draw:points="0,0 72,0 72,72 0,72">
          <text:p/>
        </draw:polygon>
        <draw:polygon draw:style-name="gr11" draw:text-style-name="P8" draw:layer="layout" svg:width="0.071cm" svg:height="0.07cm" svg:x="1.128cm" svg:y="37.465cm" svg:viewBox="0 0 72 71" draw:points="0,0 72,0 72,71 0,71">
          <text:p/>
        </draw:polygon>
        <draw:line draw:style-name="gr10" draw:text-style-name="P3" draw:layer="layout" svg:x1="18.379cm" svg:y1="28.116cm" svg:x2="18.379cm" svg:y2="27.587cm">
          <text:p/>
        </draw:line>
        <draw:line draw:style-name="gr10" draw:text-style-name="P3" draw:layer="layout" svg:x1="18.379cm" svg:y1="27.587cm" svg:x2="18.45cm" svg:y2="27.587cm">
          <text:p/>
        </draw:line>
        <draw:line draw:style-name="gr10" draw:text-style-name="P3" draw:layer="layout" svg:x1="18.45cm" svg:y1="27.587cm" svg:x2="18.45cm" svg:y2="26.423cm">
          <text:p/>
        </draw:line>
        <draw:polygon draw:style-name="gr11" draw:text-style-name="P8" draw:layer="layout" svg:width="0.071cm" svg:height="0.07cm" svg:x="18.344cm" svg:y="28.081cm" svg:viewBox="0 0 72 71" draw:points="0,0 72,0 72,71 0,71">
          <text:p/>
        </draw:polygon>
        <draw:polygon draw:style-name="gr11" draw:text-style-name="P8" draw:layer="layout" svg:width="0.071cm" svg:height="0.071cm" svg:x="18.344cm" svg:y="27.551cm" svg:viewBox="0 0 72 72" draw:points="0,0 72,0 72,72 0,72">
          <text:p/>
        </draw:polygon>
        <draw:polygon draw:style-name="gr11" draw:text-style-name="P8" draw:layer="layout" svg:width="0.07cm" svg:height="0.071cm" svg:x="18.415cm" svg:y="27.551cm" svg:viewBox="0 0 71 72" draw:points="0,0 71,0 71,72 0,72">
          <text:p/>
        </draw:polygon>
        <draw:polygon draw:style-name="gr11" draw:text-style-name="P8" draw:layer="layout" svg:width="0.07cm" svg:height="0.071cm" svg:x="18.415cm" svg:y="26.387cm" svg:viewBox="0 0 71 72" draw:points="0,0 71,0 71,72 0,72">
          <text:p/>
        </draw:polygon>
        <draw:line draw:style-name="gr10" draw:text-style-name="P3" draw:layer="layout" svg:x1="1.34cm" svg:y1="38.84cm" svg:x2="1.34cm" svg:y2="39.37cm">
          <text:p/>
        </draw:line>
        <draw:line draw:style-name="gr10" draw:text-style-name="P3" draw:layer="layout" svg:x1="1.34cm" svg:y1="39.37cm" svg:x2="1.234cm" svg:y2="39.37cm">
          <text:p/>
        </draw:line>
        <draw:line draw:style-name="gr10" draw:text-style-name="P3" draw:layer="layout" svg:x1="1.234cm" svg:y1="39.37cm" svg:x2="1.234cm" svg:y2="40.11cm">
          <text:p/>
        </draw:line>
        <draw:polygon draw:style-name="gr11" draw:text-style-name="P8" draw:layer="layout" svg:width="0.07cm" svg:height="0.071cm" svg:x="1.305cm" svg:y="38.805cm" svg:viewBox="0 0 71 72" draw:points="0,0 71,0 71,72 0,72">
          <text:p/>
        </draw:polygon>
        <draw:polygon draw:style-name="gr11" draw:text-style-name="P8" draw:layer="layout" svg:width="0.07cm" svg:height="0.071cm" svg:x="1.305cm" svg:y="39.334cm" svg:viewBox="0 0 71 72" draw:points="0,0 71,0 71,72 0,72">
          <text:p/>
        </draw:polygon>
        <draw:polygon draw:style-name="gr11" draw:text-style-name="P8" draw:layer="layout" svg:width="0.071cm" svg:height="0.071cm" svg:x="1.199cm" svg:y="39.334cm" svg:viewBox="0 0 72 72" draw:points="0,0 72,0 72,72 0,72">
          <text:p/>
        </draw:polygon>
        <draw:polygon draw:style-name="gr11" draw:text-style-name="P8" draw:layer="layout" svg:width="0.071cm" svg:height="0.071cm" svg:x="1.199cm" svg:y="40.075cm" svg:viewBox="0 0 72 72" draw:points="0,0 72,0 72,72 0,72">
          <text:p/>
        </draw:polygon>
        <draw:line draw:style-name="gr10" draw:text-style-name="P3" draw:layer="layout" svg:x1="10.9cm" svg:y1="44.344cm" svg:x2="10.9cm" svg:y2="43.815cm">
          <text:p/>
        </draw:line>
        <draw:line draw:style-name="gr10" draw:text-style-name="P3" draw:layer="layout" svg:x1="10.9cm" svg:y1="43.815cm" svg:x2="13.97cm" svg:y2="43.815cm">
          <text:p/>
        </draw:line>
        <draw:line draw:style-name="gr10" draw:text-style-name="P3" draw:layer="layout" svg:x1="13.97cm" svg:y1="43.815cm" svg:x2="13.97cm" svg:y2="43.709cm">
          <text:p/>
        </draw:line>
        <draw:polygon draw:style-name="gr11" draw:text-style-name="P8" draw:layer="layout" svg:width="0.071cm" svg:height="0.071cm" svg:x="10.865cm" svg:y="44.308cm" svg:viewBox="0 0 72 72" draw:points="0,0 72,0 72,72 0,72">
          <text:p/>
        </draw:polygon>
        <draw:polygon draw:style-name="gr11" draw:text-style-name="P8" draw:layer="layout" svg:width="0.071cm" svg:height="0.071cm" svg:x="10.865cm" svg:y="43.779cm" svg:viewBox="0 0 72 72" draw:points="0,0 72,0 72,72 0,72">
          <text:p/>
        </draw:polygon>
        <draw:polygon draw:style-name="gr11" draw:text-style-name="P8" draw:layer="layout" svg:width="0.071cm" svg:height="0.071cm" svg:x="13.934cm" svg:y="43.779cm" svg:viewBox="0 0 72 72" draw:points="0,0 72,0 72,72 0,72">
          <text:p/>
        </draw:polygon>
        <draw:polygon draw:style-name="gr11" draw:text-style-name="P8" draw:layer="layout" svg:width="0.071cm" svg:height="0.071cm" svg:x="13.934cm" svg:y="43.673cm" svg:viewBox="0 0 72 72" draw:points="0,0 72,0 72,72 0,72">
          <text:p/>
        </draw:polygon>
        <draw:line draw:style-name="gr10" draw:text-style-name="P3" draw:layer="layout" svg:x1="2.751cm" svg:y1="20.073cm" svg:x2="2.751cm" svg:y2="20.602cm">
          <text:p/>
        </draw:line>
        <draw:line draw:style-name="gr10" draw:text-style-name="P3" draw:layer="layout" svg:x1="2.751cm" svg:y1="20.602cm" svg:x2="1.234cm" svg:y2="20.602cm">
          <text:p/>
        </draw:line>
        <draw:line draw:style-name="gr10" draw:text-style-name="P3" draw:layer="layout" svg:x1="1.234cm" svg:y1="20.602cm" svg:x2="1.234cm" svg:y2="22.119cm">
          <text:p/>
        </draw:line>
        <draw:polygon draw:style-name="gr11" draw:text-style-name="P8" draw:layer="layout" svg:width="0.07cm" svg:height="0.071cm" svg:x="2.716cm" svg:y="20.037cm" svg:viewBox="0 0 71 72" draw:points="0,0 71,0 71,72 0,72">
          <text:p/>
        </draw:polygon>
        <draw:polygon draw:style-name="gr11" draw:text-style-name="P8" draw:layer="layout" svg:width="0.07cm" svg:height="0.071cm" svg:x="2.716cm" svg:y="20.566cm" svg:viewBox="0 0 71 72" draw:points="0,0 71,0 71,72 0,72">
          <text:p/>
        </draw:polygon>
        <draw:polygon draw:style-name="gr11" draw:text-style-name="P8" draw:layer="layout" svg:width="0.071cm" svg:height="0.071cm" svg:x="1.199cm" svg:y="20.566cm" svg:viewBox="0 0 72 72" draw:points="0,0 72,0 72,72 0,72">
          <text:p/>
        </draw:polygon>
        <draw:polygon draw:style-name="gr11" draw:text-style-name="P8" draw:layer="layout" svg:width="0.071cm" svg:height="0.071cm" svg:x="1.199cm" svg:y="22.083cm" svg:viewBox="0 0 72 72" draw:points="0,0 72,0 72,72 0,72">
          <text:p/>
        </draw:polygon>
        <draw:line draw:style-name="gr10" draw:text-style-name="P3" draw:layer="layout" svg:x1="15.204cm" svg:y1="37.994cm" svg:x2="15.204cm" svg:y2="37.465cm">
          <text:p/>
        </draw:line>
        <draw:line draw:style-name="gr10" draw:text-style-name="P3" draw:layer="layout" svg:x1="15.204cm" svg:y1="37.465cm" svg:x2="15.275cm" svg:y2="37.465cm">
          <text:p/>
        </draw:line>
        <draw:line draw:style-name="gr10" draw:text-style-name="P3" draw:layer="layout" svg:x1="15.275cm" svg:y1="37.465cm" svg:x2="15.275cm" svg:y2="37.5cm">
          <text:p/>
        </draw:line>
        <draw:polygon draw:style-name="gr11" draw:text-style-name="P8" draw:layer="layout" svg:width="0.071cm" svg:height="0.071cm" svg:x="15.169cm" svg:y="37.958cm" svg:viewBox="0 0 72 72" draw:points="0,0 72,0 72,72 0,72">
          <text:p/>
        </draw:polygon>
        <draw:polygon draw:style-name="gr11" draw:text-style-name="P8" draw:layer="layout" svg:width="0.071cm" svg:height="0.071cm" svg:x="15.169cm" svg:y="37.429cm" svg:viewBox="0 0 72 72" draw:points="0,0 72,0 72,72 0,72">
          <text:p/>
        </draw:polygon>
        <draw:polygon draw:style-name="gr11" draw:text-style-name="P8" draw:layer="layout" svg:width="0.07cm" svg:height="0.071cm" svg:x="15.24cm" svg:y="37.429cm" svg:viewBox="0 0 71 72" draw:points="0,0 71,0 71,72 0,72">
          <text:p/>
        </draw:polygon>
        <draw:polygon draw:style-name="gr11" draw:text-style-name="P8" draw:layer="layout" svg:width="0.07cm" svg:height="0.07cm" svg:x="15.24cm" svg:y="37.465cm" svg:viewBox="0 0 71 71" draw:points="0,0 71,0 71,71 0,71">
          <text:p/>
        </draw:polygon>
        <draw:line draw:style-name="gr10" draw:text-style-name="P3" draw:layer="layout" svg:x1="15.204cm" svg:y1="35.665cm" svg:x2="15.204cm" svg:y2="36.195cm">
          <text:p/>
        </draw:line>
        <draw:line draw:style-name="gr10" draw:text-style-name="P3" draw:layer="layout" svg:x1="15.204cm" svg:y1="36.195cm" svg:x2="15.275cm" svg:y2="36.195cm">
          <text:p/>
        </draw:line>
        <draw:line draw:style-name="gr10" draw:text-style-name="P3" draw:layer="layout" svg:x1="15.275cm" svg:y1="36.195cm" svg:x2="15.275cm" svg:y2="36.583cm">
          <text:p/>
        </draw:line>
        <draw:polygon draw:style-name="gr11" draw:text-style-name="P8" draw:layer="layout" svg:width="0.071cm" svg:height="0.071cm" svg:x="15.169cm" svg:y="35.63cm" svg:viewBox="0 0 72 72" draw:points="0,0 72,0 72,72 0,72">
          <text:p/>
        </draw:polygon>
        <draw:polygon draw:style-name="gr11" draw:text-style-name="P8" draw:layer="layout" svg:width="0.071cm" svg:height="0.071cm" svg:x="15.169cm" svg:y="36.159cm" svg:viewBox="0 0 72 72" draw:points="0,0 72,0 72,72 0,72">
          <text:p/>
        </draw:polygon>
        <draw:polygon draw:style-name="gr11" draw:text-style-name="P8" draw:layer="layout" svg:width="0.07cm" svg:height="0.071cm" svg:x="15.24cm" svg:y="36.159cm" svg:viewBox="0 0 71 72" draw:points="0,0 71,0 71,72 0,72">
          <text:p/>
        </draw:polygon>
        <draw:polygon draw:style-name="gr11" draw:text-style-name="P8" draw:layer="layout" svg:width="0.07cm" svg:height="0.071cm" svg:x="15.24cm" svg:y="36.547cm" svg:viewBox="0 0 71 72" draw:points="0,0 71,0 71,72 0,72">
          <text:p/>
        </draw:polygon>
        <draw:line draw:style-name="gr10" draw:text-style-name="P3" draw:layer="layout" svg:x1="15.204cm" svg:y1="34.82cm" svg:x2="15.276cm" svg:y2="34.501cm">
          <text:p/>
        </draw:line>
        <draw:line draw:style-name="gr10" draw:text-style-name="P3" draw:layer="layout" svg:x1="15.204cm" svg:y1="28.963cm" svg:x2="15.204cm" svg:y2="29.492cm">
          <text:p/>
        </draw:line>
        <draw:line draw:style-name="gr10" draw:text-style-name="P3" draw:layer="layout" svg:x1="15.204cm" svg:y1="29.492cm" svg:x2="15.275cm" svg:y2="29.492cm">
          <text:p/>
        </draw:line>
        <draw:line draw:style-name="gr10" draw:text-style-name="P3" draw:layer="layout" svg:x1="15.275cm" svg:y1="29.492cm" svg:x2="15.275cm" svg:y2="29.88cm">
          <text:p/>
        </draw:line>
        <draw:polygon draw:style-name="gr11" draw:text-style-name="P8" draw:layer="layout" svg:width="0.071cm" svg:height="0.071cm" svg:x="15.169cm" svg:y="28.927cm" svg:viewBox="0 0 72 72" draw:points="0,0 72,0 72,72 0,72">
          <text:p/>
        </draw:polygon>
        <draw:polygon draw:style-name="gr11" draw:text-style-name="P8" draw:layer="layout" svg:width="0.071cm" svg:height="0.071cm" svg:x="15.169cm" svg:y="29.456cm" svg:viewBox="0 0 72 72" draw:points="0,0 72,0 72,72 0,72">
          <text:p/>
        </draw:polygon>
        <draw:polygon draw:style-name="gr11" draw:text-style-name="P8" draw:layer="layout" svg:width="0.07cm" svg:height="0.071cm" svg:x="15.24cm" svg:y="29.456cm" svg:viewBox="0 0 71 72" draw:points="0,0 71,0 71,72 0,72">
          <text:p/>
        </draw:polygon>
        <draw:polygon draw:style-name="gr11" draw:text-style-name="P8" draw:layer="layout" svg:width="0.07cm" svg:height="0.07cm" svg:x="15.24cm" svg:y="29.845cm" svg:viewBox="0 0 71 71" draw:points="0,0 71,0 71,71 0,71">
          <text:p/>
        </draw:polygon>
        <draw:line draw:style-name="gr10" draw:text-style-name="P3" draw:layer="layout" svg:x1="15.204cm" svg:y1="28.116cm" svg:x2="15.204cm" svg:y2="27.587cm">
          <text:p/>
        </draw:line>
        <draw:line draw:style-name="gr10" draw:text-style-name="P3" draw:layer="layout" svg:x1="15.204cm" svg:y1="27.587cm" svg:x2="15.275cm" svg:y2="27.587cm">
          <text:p/>
        </draw:line>
        <draw:line draw:style-name="gr10" draw:text-style-name="P3" draw:layer="layout" svg:x1="15.275cm" svg:y1="27.587cm" svg:x2="15.275cm" svg:y2="26.423cm">
          <text:p/>
        </draw:line>
        <draw:polygon draw:style-name="gr11" draw:text-style-name="P8" draw:layer="layout" svg:width="0.071cm" svg:height="0.07cm" svg:x="15.169cm" svg:y="28.081cm" svg:viewBox="0 0 72 71" draw:points="0,0 72,0 72,71 0,71">
          <text:p/>
        </draw:polygon>
        <draw:polygon draw:style-name="gr11" draw:text-style-name="P8" draw:layer="layout" svg:width="0.071cm" svg:height="0.071cm" svg:x="15.169cm" svg:y="27.551cm" svg:viewBox="0 0 72 72" draw:points="0,0 72,0 72,72 0,72">
          <text:p/>
        </draw:polygon>
        <draw:polygon draw:style-name="gr11" draw:text-style-name="P8" draw:layer="layout" svg:width="0.07cm" svg:height="0.071cm" svg:x="15.24cm" svg:y="27.551cm" svg:viewBox="0 0 71 72" draw:points="0,0 71,0 71,72 0,72">
          <text:p/>
        </draw:polygon>
        <draw:polygon draw:style-name="gr11" draw:text-style-name="P8" draw:layer="layout" svg:width="0.07cm" svg:height="0.071cm" svg:x="15.24cm" svg:y="26.387cm" svg:viewBox="0 0 71 72" draw:points="0,0 71,0 71,72 0,72">
          <text:p/>
        </draw:polygon>
        <draw:line draw:style-name="gr10" draw:text-style-name="P3" draw:layer="layout" svg:x1="15.204cm" svg:y1="24.376cm" svg:x2="15.204cm" svg:y2="24.906cm">
          <text:p/>
        </draw:line>
        <draw:line draw:style-name="gr10" draw:text-style-name="P3" draw:layer="layout" svg:x1="15.204cm" svg:y1="24.906cm" svg:x2="15.275cm" svg:y2="24.906cm">
          <text:p/>
        </draw:line>
        <draw:line draw:style-name="gr10" draw:text-style-name="P3" draw:layer="layout" svg:x1="15.275cm" svg:y1="24.906cm" svg:x2="15.275cm" svg:y2="24.941cm">
          <text:p/>
        </draw:line>
        <draw:polygon draw:style-name="gr11" draw:text-style-name="P8" draw:layer="layout" svg:width="0.071cm" svg:height="0.071cm" svg:x="15.169cm" svg:y="24.341cm" svg:viewBox="0 0 72 72" draw:points="0,0 72,0 72,72 0,72">
          <text:p/>
        </draw:polygon>
        <draw:polygon draw:style-name="gr11" draw:text-style-name="P8" draw:layer="layout" svg:width="0.071cm" svg:height="0.071cm" svg:x="15.169cm" svg:y="24.87cm" svg:viewBox="0 0 72 72" draw:points="0,0 72,0 72,72 0,72">
          <text:p/>
        </draw:polygon>
        <draw:polygon draw:style-name="gr11" draw:text-style-name="P8" draw:layer="layout" svg:width="0.07cm" svg:height="0.071cm" svg:x="15.24cm" svg:y="24.87cm" svg:viewBox="0 0 71 72" draw:points="0,0 71,0 71,72 0,72">
          <text:p/>
        </draw:polygon>
        <draw:polygon draw:style-name="gr11" draw:text-style-name="P8" draw:layer="layout" svg:width="0.07cm" svg:height="0.07cm" svg:x="15.24cm" svg:y="24.906cm" svg:viewBox="0 0 71 71" draw:points="0,0 71,0 71,71 0,71">
          <text:p/>
        </draw:polygon>
        <draw:line draw:style-name="gr10" draw:text-style-name="P3" draw:layer="layout" svg:x1="15.204cm" svg:y1="38.84cm" svg:x2="15.204cm" svg:y2="39.37cm">
          <text:p/>
        </draw:line>
        <draw:line draw:style-name="gr10" draw:text-style-name="P3" draw:layer="layout" svg:x1="15.204cm" svg:y1="39.37cm" svg:x2="14.993cm" svg:y2="39.37cm">
          <text:p/>
        </draw:line>
        <draw:line draw:style-name="gr10" draw:text-style-name="P3" draw:layer="layout" svg:x1="14.993cm" svg:y1="39.37cm" svg:x2="14.993cm" svg:y2="40.11cm">
          <text:p/>
        </draw:line>
        <draw:polygon draw:style-name="gr11" draw:text-style-name="P8" draw:layer="layout" svg:width="0.071cm" svg:height="0.071cm" svg:x="15.169cm" svg:y="38.805cm" svg:viewBox="0 0 72 72" draw:points="0,0 72,0 72,72 0,72">
          <text:p/>
        </draw:polygon>
        <draw:polygon draw:style-name="gr11" draw:text-style-name="P8" draw:layer="layout" svg:width="0.071cm" svg:height="0.071cm" svg:x="15.169cm" svg:y="39.334cm" svg:viewBox="0 0 72 72" draw:points="0,0 72,0 72,72 0,72">
          <text:p/>
        </draw:polygon>
        <draw:polygon draw:style-name="gr11" draw:text-style-name="P8" draw:layer="layout" svg:width="0.071cm" svg:height="0.071cm" svg:x="14.957cm" svg:y="39.334cm" svg:viewBox="0 0 72 72" draw:points="0,0 72,0 72,72 0,72">
          <text:p/>
        </draw:polygon>
        <draw:polygon draw:style-name="gr11" draw:text-style-name="P8" draw:layer="layout" svg:width="0.071cm" svg:height="0.071cm" svg:x="14.957cm" svg:y="40.075cm" svg:viewBox="0 0 72 72" draw:points="0,0 72,0 72,72 0,72">
          <text:p/>
        </draw:polygon>
        <draw:line draw:style-name="gr10" draw:text-style-name="P3" draw:layer="layout" svg:x1="14.146cm" svg:y1="23.53cm" svg:x2="14.146cm" svg:y2="23.001cm">
          <text:p/>
        </draw:line>
        <draw:line draw:style-name="gr10" draw:text-style-name="P3" draw:layer="layout" svg:x1="14.146cm" svg:y1="23.001cm" svg:x2="14.287cm" svg:y2="23.001cm">
          <text:p/>
        </draw:line>
        <draw:line draw:style-name="gr10" draw:text-style-name="P3" draw:layer="layout" svg:x1="14.287cm" svg:y1="23.001cm" svg:x2="14.287cm" svg:y2="22.895cm">
          <text:p/>
        </draw:line>
        <draw:polygon draw:style-name="gr11" draw:text-style-name="P8" draw:layer="layout" svg:width="0.07cm" svg:height="0.07cm" svg:x="14.111cm" svg:y="23.495cm" svg:viewBox="0 0 71 71" draw:points="0,0 71,0 71,71 0,71">
          <text:p/>
        </draw:polygon>
        <draw:polygon draw:style-name="gr11" draw:text-style-name="P8" draw:layer="layout" svg:width="0.07cm" svg:height="0.071cm" svg:x="14.111cm" svg:y="22.965cm" svg:viewBox="0 0 71 72" draw:points="0,0 71,0 71,72 0,72">
          <text:p/>
        </draw:polygon>
        <draw:polygon draw:style-name="gr11" draw:text-style-name="P8" draw:layer="layout" svg:width="0.07cm" svg:height="0.071cm" svg:x="14.252cm" svg:y="22.965cm" svg:viewBox="0 0 71 72" draw:points="0,0 71,0 71,72 0,72">
          <text:p/>
        </draw:polygon>
        <draw:polygon draw:style-name="gr11" draw:text-style-name="P8" draw:layer="layout" svg:width="0.07cm" svg:height="0.07cm" svg:x="14.252cm" svg:y="22.86cm" svg:viewBox="0 0 71 71" draw:points="0,0 71,0 71,71 0,71">
          <text:p/>
        </draw:polygon>
        <draw:line draw:style-name="gr10" draw:text-style-name="P3" draw:layer="layout" svg:x1="16.157cm" svg:y1="28.963cm" svg:x2="16.157cm" svg:y2="29.492cm">
          <text:p/>
        </draw:line>
        <draw:line draw:style-name="gr10" draw:text-style-name="P3" draw:layer="layout" svg:x1="16.157cm" svg:y1="29.492cm" svg:x2="16.333cm" svg:y2="29.492cm">
          <text:p/>
        </draw:line>
        <draw:line draw:style-name="gr10" draw:text-style-name="P3" draw:layer="layout" svg:x1="16.333cm" svg:y1="29.492cm" svg:x2="16.333cm" svg:y2="29.88cm">
          <text:p/>
        </draw:line>
        <draw:polygon draw:style-name="gr11" draw:text-style-name="P8" draw:layer="layout" svg:width="0.071cm" svg:height="0.071cm" svg:x="16.121cm" svg:y="28.927cm" svg:viewBox="0 0 72 72" draw:points="0,0 72,0 72,72 0,72">
          <text:p/>
        </draw:polygon>
        <draw:polygon draw:style-name="gr11" draw:text-style-name="P8" draw:layer="layout" svg:width="0.071cm" svg:height="0.071cm" svg:x="16.121cm" svg:y="29.456cm" svg:viewBox="0 0 72 72" draw:points="0,0 72,0 72,72 0,72">
          <text:p/>
        </draw:polygon>
        <draw:polygon draw:style-name="gr11" draw:text-style-name="P8" draw:layer="layout" svg:width="0.07cm" svg:height="0.071cm" svg:x="16.298cm" svg:y="29.456cm" svg:viewBox="0 0 71 72" draw:points="0,0 71,0 71,72 0,72">
          <text:p/>
        </draw:polygon>
        <draw:polygon draw:style-name="gr11" draw:text-style-name="P8" draw:layer="layout" svg:width="0.07cm" svg:height="0.07cm" svg:x="16.298cm" svg:y="29.845cm" svg:viewBox="0 0 71 71" draw:points="0,0 71,0 71,71 0,71">
          <text:p/>
        </draw:polygon>
        <draw:line draw:style-name="gr10" draw:text-style-name="P3" draw:layer="layout" svg:x1="16.157cm" svg:y1="34.82cm" svg:x2="16.334cm" svg:y2="34.501cm">
          <text:p/>
        </draw:line>
        <draw:line draw:style-name="gr10" draw:text-style-name="P3" draw:layer="layout" svg:x1="16.157cm" svg:y1="35.665cm" svg:x2="16.157cm" svg:y2="36.195cm">
          <text:p/>
        </draw:line>
        <draw:line draw:style-name="gr10" draw:text-style-name="P3" draw:layer="layout" svg:x1="16.157cm" svg:y1="36.195cm" svg:x2="16.333cm" svg:y2="36.195cm">
          <text:p/>
        </draw:line>
        <draw:line draw:style-name="gr10" draw:text-style-name="P3" draw:layer="layout" svg:x1="16.333cm" svg:y1="36.195cm" svg:x2="16.333cm" svg:y2="36.583cm">
          <text:p/>
        </draw:line>
        <draw:polygon draw:style-name="gr11" draw:text-style-name="P8" draw:layer="layout" svg:width="0.071cm" svg:height="0.071cm" svg:x="16.121cm" svg:y="35.63cm" svg:viewBox="0 0 72 72" draw:points="0,0 72,0 72,72 0,72">
          <text:p/>
        </draw:polygon>
        <draw:polygon draw:style-name="gr11" draw:text-style-name="P8" draw:layer="layout" svg:width="0.071cm" svg:height="0.071cm" svg:x="16.121cm" svg:y="36.159cm" svg:viewBox="0 0 72 72" draw:points="0,0 72,0 72,72 0,72">
          <text:p/>
        </draw:polygon>
        <draw:polygon draw:style-name="gr11" draw:text-style-name="P8" draw:layer="layout" svg:width="0.07cm" svg:height="0.071cm" svg:x="16.298cm" svg:y="36.159cm" svg:viewBox="0 0 71 72" draw:points="0,0 71,0 71,72 0,72">
          <text:p/>
        </draw:polygon>
        <draw:polygon draw:style-name="gr11" draw:text-style-name="P8" draw:layer="layout" svg:width="0.07cm" svg:height="0.071cm" svg:x="16.298cm" svg:y="36.547cm" svg:viewBox="0 0 71 72" draw:points="0,0 71,0 71,72 0,72">
          <text:p/>
        </draw:polygon>
        <draw:line draw:style-name="gr10" draw:text-style-name="P3" draw:layer="layout" svg:x1="16.157cm" svg:y1="24.376cm" svg:x2="16.157cm" svg:y2="24.906cm">
          <text:p/>
        </draw:line>
        <draw:line draw:style-name="gr10" draw:text-style-name="P3" draw:layer="layout" svg:x1="16.157cm" svg:y1="24.906cm" svg:x2="16.333cm" svg:y2="24.906cm">
          <text:p/>
        </draw:line>
        <draw:line draw:style-name="gr10" draw:text-style-name="P3" draw:layer="layout" svg:x1="16.333cm" svg:y1="24.906cm" svg:x2="16.333cm" svg:y2="24.941cm">
          <text:p/>
        </draw:line>
        <draw:polygon draw:style-name="gr11" draw:text-style-name="P8" draw:layer="layout" svg:width="0.071cm" svg:height="0.071cm" svg:x="16.121cm" svg:y="24.341cm" svg:viewBox="0 0 72 72" draw:points="0,0 72,0 72,72 0,72">
          <text:p/>
        </draw:polygon>
        <draw:polygon draw:style-name="gr11" draw:text-style-name="P8" draw:layer="layout" svg:width="0.071cm" svg:height="0.071cm" svg:x="16.121cm" svg:y="24.87cm" svg:viewBox="0 0 72 72" draw:points="0,0 72,0 72,72 0,72">
          <text:p/>
        </draw:polygon>
        <draw:polygon draw:style-name="gr11" draw:text-style-name="P8" draw:layer="layout" svg:width="0.07cm" svg:height="0.071cm" svg:x="16.298cm" svg:y="24.87cm" svg:viewBox="0 0 71 72" draw:points="0,0 71,0 71,72 0,72">
          <text:p/>
        </draw:polygon>
        <draw:polygon draw:style-name="gr11" draw:text-style-name="P8" draw:layer="layout" svg:width="0.07cm" svg:height="0.07cm" svg:x="16.298cm" svg:y="24.906cm" svg:viewBox="0 0 71 71" draw:points="0,0 71,0 71,71 0,71">
          <text:p/>
        </draw:polygon>
        <draw:line draw:style-name="gr10" draw:text-style-name="P3" draw:layer="layout" svg:x1="16.157cm" svg:y1="23.53cm" svg:x2="16.157cm" svg:y2="23.001cm">
          <text:p/>
        </draw:line>
        <draw:line draw:style-name="gr10" draw:text-style-name="P3" draw:layer="layout" svg:x1="16.157cm" svg:y1="23.001cm" svg:x2="16.404cm" svg:y2="23.001cm">
          <text:p/>
        </draw:line>
        <draw:line draw:style-name="gr10" draw:text-style-name="P3" draw:layer="layout" svg:x1="16.404cm" svg:y1="23.001cm" svg:x2="16.404cm" svg:y2="22.895cm">
          <text:p/>
        </draw:line>
        <draw:polygon draw:style-name="gr11" draw:text-style-name="P8" draw:layer="layout" svg:width="0.071cm" svg:height="0.07cm" svg:x="16.121cm" svg:y="23.495cm" svg:viewBox="0 0 72 71" draw:points="0,0 72,0 72,71 0,71">
          <text:p/>
        </draw:polygon>
        <draw:polygon draw:style-name="gr11" draw:text-style-name="P8" draw:layer="layout" svg:width="0.071cm" svg:height="0.071cm" svg:x="16.121cm" svg:y="22.965cm" svg:viewBox="0 0 72 72" draw:points="0,0 72,0 72,72 0,72">
          <text:p/>
        </draw:polygon>
        <draw:polygon draw:style-name="gr11" draw:text-style-name="P8" draw:layer="layout" svg:width="0.071cm" svg:height="0.071cm" svg:x="16.368cm" svg:y="22.965cm" svg:viewBox="0 0 72 72" draw:points="0,0 72,0 72,72 0,72">
          <text:p/>
        </draw:polygon>
        <draw:polygon draw:style-name="gr11" draw:text-style-name="P8" draw:layer="layout" svg:width="0.071cm" svg:height="0.07cm" svg:x="16.368cm" svg:y="22.86cm" svg:viewBox="0 0 72 71" draw:points="0,0 72,0 72,71 0,71">
          <text:p/>
        </draw:polygon>
        <draw:line draw:style-name="gr10" draw:text-style-name="P3" draw:layer="layout" svg:x1="16.51cm" svg:y1="37.994cm" svg:x2="16.51cm" svg:y2="37.465cm">
          <text:p/>
        </draw:line>
        <draw:line draw:style-name="gr10" draw:text-style-name="P3" draw:layer="layout" svg:x1="16.51cm" svg:y1="37.465cm" svg:x2="16.333cm" svg:y2="37.465cm">
          <text:p/>
        </draw:line>
        <draw:line draw:style-name="gr10" draw:text-style-name="P3" draw:layer="layout" svg:x1="16.333cm" svg:y1="37.465cm" svg:x2="16.333cm" svg:y2="37.5cm">
          <text:p/>
        </draw:line>
        <draw:polygon draw:style-name="gr11" draw:text-style-name="P8" draw:layer="layout" svg:width="0.071cm" svg:height="0.071cm" svg:x="16.474cm" svg:y="37.958cm" svg:viewBox="0 0 72 72" draw:points="0,0 72,0 72,72 0,72">
          <text:p/>
        </draw:polygon>
        <draw:polygon draw:style-name="gr11" draw:text-style-name="P8" draw:layer="layout" svg:width="0.071cm" svg:height="0.071cm" svg:x="16.474cm" svg:y="37.429cm" svg:viewBox="0 0 72 72" draw:points="0,0 72,0 72,72 0,72">
          <text:p/>
        </draw:polygon>
        <draw:polygon draw:style-name="gr11" draw:text-style-name="P8" draw:layer="layout" svg:width="0.07cm" svg:height="0.071cm" svg:x="16.298cm" svg:y="37.429cm" svg:viewBox="0 0 71 72" draw:points="0,0 71,0 71,72 0,72">
          <text:p/>
        </draw:polygon>
        <draw:polygon draw:style-name="gr11" draw:text-style-name="P8" draw:layer="layout" svg:width="0.07cm" svg:height="0.07cm" svg:x="16.298cm" svg:y="37.465cm" svg:viewBox="0 0 71 71" draw:points="0,0 71,0 71,71 0,71">
          <text:p/>
        </draw:polygon>
        <draw:line draw:style-name="gr10" draw:text-style-name="P3" draw:layer="layout" svg:x1="16.51cm" svg:y1="38.84cm" svg:x2="16.51cm" svg:y2="39.37cm">
          <text:p/>
        </draw:line>
        <draw:line draw:style-name="gr10" draw:text-style-name="P3" draw:layer="layout" svg:x1="16.51cm" svg:y1="39.37cm" svg:x2="16.404cm" svg:y2="39.37cm">
          <text:p/>
        </draw:line>
        <draw:line draw:style-name="gr10" draw:text-style-name="P3" draw:layer="layout" svg:x1="16.404cm" svg:y1="39.37cm" svg:x2="16.404cm" svg:y2="40.11cm">
          <text:p/>
        </draw:line>
        <draw:polygon draw:style-name="gr11" draw:text-style-name="P8" draw:layer="layout" svg:width="0.071cm" svg:height="0.071cm" svg:x="16.474cm" svg:y="38.805cm" svg:viewBox="0 0 72 72" draw:points="0,0 72,0 72,72 0,72">
          <text:p/>
        </draw:polygon>
        <draw:polygon draw:style-name="gr11" draw:text-style-name="P8" draw:layer="layout" svg:width="0.071cm" svg:height="0.071cm" svg:x="16.474cm" svg:y="39.334cm" svg:viewBox="0 0 72 72" draw:points="0,0 72,0 72,72 0,72">
          <text:p/>
        </draw:polygon>
        <draw:polygon draw:style-name="gr11" draw:text-style-name="P8" draw:layer="layout" svg:width="0.071cm" svg:height="0.071cm" svg:x="16.368cm" svg:y="39.334cm" svg:viewBox="0 0 72 72" draw:points="0,0 72,0 72,72 0,72">
          <text:p/>
        </draw:polygon>
        <draw:polygon draw:style-name="gr11" draw:text-style-name="P8" draw:layer="layout" svg:width="0.071cm" svg:height="0.071cm" svg:x="16.368cm" svg:y="40.075cm" svg:viewBox="0 0 72 72" draw:points="0,0 72,0 72,72 0,72">
          <text:p/>
        </draw:polygon>
        <draw:line draw:style-name="gr10" draw:text-style-name="P3" draw:layer="layout" svg:x1="15.204cm" svg:y1="23.53cm" svg:x2="15.204cm" svg:y2="23.001cm">
          <text:p/>
        </draw:line>
        <draw:line draw:style-name="gr10" draw:text-style-name="P3" draw:layer="layout" svg:x1="15.204cm" svg:y1="23.001cm" svg:x2="14.993cm" svg:y2="23.001cm">
          <text:p/>
        </draw:line>
        <draw:line draw:style-name="gr10" draw:text-style-name="P3" draw:layer="layout" svg:x1="14.993cm" svg:y1="23.001cm" svg:x2="14.993cm" svg:y2="22.895cm">
          <text:p/>
        </draw:line>
        <draw:polygon draw:style-name="gr11" draw:text-style-name="P8" draw:layer="layout" svg:width="0.071cm" svg:height="0.07cm" svg:x="15.169cm" svg:y="23.495cm" svg:viewBox="0 0 72 71" draw:points="0,0 72,0 72,71 0,71">
          <text:p/>
        </draw:polygon>
        <draw:polygon draw:style-name="gr11" draw:text-style-name="P8" draw:layer="layout" svg:width="0.071cm" svg:height="0.071cm" svg:x="15.169cm" svg:y="22.965cm" svg:viewBox="0 0 72 72" draw:points="0,0 72,0 72,72 0,72">
          <text:p/>
        </draw:polygon>
        <draw:polygon draw:style-name="gr11" draw:text-style-name="P8" draw:layer="layout" svg:width="0.071cm" svg:height="0.071cm" svg:x="14.957cm" svg:y="22.965cm" svg:viewBox="0 0 72 72" draw:points="0,0 72,0 72,72 0,72">
          <text:p/>
        </draw:polygon>
        <draw:polygon draw:style-name="gr11" draw:text-style-name="P8" draw:layer="layout" svg:width="0.071cm" svg:height="0.07cm" svg:x="14.957cm" svg:y="22.86cm" svg:viewBox="0 0 72 71" draw:points="0,0 72,0 72,71 0,71">
          <text:p/>
        </draw:polygon>
        <draw:line draw:style-name="gr10" draw:text-style-name="P3" draw:layer="layout" svg:x1="17.321cm" svg:y1="28.963cm" svg:x2="17.321cm" svg:y2="29.492cm">
          <text:p/>
        </draw:line>
        <draw:line draw:style-name="gr10" draw:text-style-name="P3" draw:layer="layout" svg:x1="17.321cm" svg:y1="29.492cm" svg:x2="17.391cm" svg:y2="29.492cm">
          <text:p/>
        </draw:line>
        <draw:line draw:style-name="gr10" draw:text-style-name="P3" draw:layer="layout" svg:x1="17.391cm" svg:y1="29.492cm" svg:x2="17.391cm" svg:y2="29.88cm">
          <text:p/>
        </draw:line>
        <draw:polygon draw:style-name="gr11" draw:text-style-name="P8" draw:layer="layout" svg:width="0.07cm" svg:height="0.071cm" svg:x="17.286cm" svg:y="28.927cm" svg:viewBox="0 0 71 72" draw:points="0,0 71,0 71,72 0,72">
          <text:p/>
        </draw:polygon>
        <draw:polygon draw:style-name="gr11" draw:text-style-name="P8" draw:layer="layout" svg:width="0.07cm" svg:height="0.071cm" svg:x="17.286cm" svg:y="29.456cm" svg:viewBox="0 0 71 72" draw:points="0,0 71,0 71,72 0,72">
          <text:p/>
        </draw:polygon>
        <draw:polygon draw:style-name="gr11" draw:text-style-name="P8" draw:layer="layout" svg:width="0.071cm" svg:height="0.071cm" svg:x="17.356cm" svg:y="29.456cm" svg:viewBox="0 0 72 72" draw:points="0,0 72,0 72,72 0,72">
          <text:p/>
        </draw:polygon>
        <draw:polygon draw:style-name="gr11" draw:text-style-name="P8" draw:layer="layout" svg:width="0.071cm" svg:height="0.07cm" svg:x="17.356cm" svg:y="29.845cm" svg:viewBox="0 0 72 71" draw:points="0,0 72,0 72,71 0,71">
          <text:p/>
        </draw:polygon>
        <draw:line draw:style-name="gr10" draw:text-style-name="P3" draw:layer="layout" svg:x1="17.321cm" svg:y1="34.82cm" svg:x2="17.392cm" svg:y2="34.501cm">
          <text:p/>
        </draw:line>
        <draw:line draw:style-name="gr10" draw:text-style-name="P3" draw:layer="layout" svg:x1="17.321cm" svg:y1="35.665cm" svg:x2="17.321cm" svg:y2="36.195cm">
          <text:p/>
        </draw:line>
        <draw:line draw:style-name="gr10" draw:text-style-name="P3" draw:layer="layout" svg:x1="17.321cm" svg:y1="36.195cm" svg:x2="17.391cm" svg:y2="36.195cm">
          <text:p/>
        </draw:line>
        <draw:line draw:style-name="gr10" draw:text-style-name="P3" draw:layer="layout" svg:x1="17.391cm" svg:y1="36.195cm" svg:x2="17.391cm" svg:y2="36.583cm">
          <text:p/>
        </draw:line>
        <draw:polygon draw:style-name="gr11" draw:text-style-name="P8" draw:layer="layout" svg:width="0.07cm" svg:height="0.071cm" svg:x="17.286cm" svg:y="35.63cm" svg:viewBox="0 0 71 72" draw:points="0,0 71,0 71,72 0,72">
          <text:p/>
        </draw:polygon>
        <draw:polygon draw:style-name="gr11" draw:text-style-name="P8" draw:layer="layout" svg:width="0.07cm" svg:height="0.071cm" svg:x="17.286cm" svg:y="36.159cm" svg:viewBox="0 0 71 72" draw:points="0,0 71,0 71,72 0,72">
          <text:p/>
        </draw:polygon>
        <draw:polygon draw:style-name="gr11" draw:text-style-name="P8" draw:layer="layout" svg:width="0.071cm" svg:height="0.071cm" svg:x="17.356cm" svg:y="36.159cm" svg:viewBox="0 0 72 72" draw:points="0,0 72,0 72,72 0,72">
          <text:p/>
        </draw:polygon>
        <draw:polygon draw:style-name="gr11" draw:text-style-name="P8" draw:layer="layout" svg:width="0.071cm" svg:height="0.071cm" svg:x="17.356cm" svg:y="36.547cm" svg:viewBox="0 0 72 72" draw:points="0,0 72,0 72,72 0,72">
          <text:p/>
        </draw:polygon>
        <draw:line draw:style-name="gr10" draw:text-style-name="P3" draw:layer="layout" svg:x1="17.321cm" svg:y1="24.376cm" svg:x2="17.321cm" svg:y2="24.906cm">
          <text:p/>
        </draw:line>
        <draw:line draw:style-name="gr10" draw:text-style-name="P3" draw:layer="layout" svg:x1="17.321cm" svg:y1="24.906cm" svg:x2="17.391cm" svg:y2="24.906cm">
          <text:p/>
        </draw:line>
        <draw:line draw:style-name="gr10" draw:text-style-name="P3" draw:layer="layout" svg:x1="17.391cm" svg:y1="24.906cm" svg:x2="17.391cm" svg:y2="24.941cm">
          <text:p/>
        </draw:line>
        <draw:polygon draw:style-name="gr11" draw:text-style-name="P8" draw:layer="layout" svg:width="0.07cm" svg:height="0.071cm" svg:x="17.286cm" svg:y="24.341cm" svg:viewBox="0 0 71 72" draw:points="0,0 71,0 71,72 0,72">
          <text:p/>
        </draw:polygon>
        <draw:polygon draw:style-name="gr11" draw:text-style-name="P8" draw:layer="layout" svg:width="0.07cm" svg:height="0.071cm" svg:x="17.286cm" svg:y="24.87cm" svg:viewBox="0 0 71 72" draw:points="0,0 71,0 71,72 0,72">
          <text:p/>
        </draw:polygon>
        <draw:polygon draw:style-name="gr11" draw:text-style-name="P8" draw:layer="layout" svg:width="0.071cm" svg:height="0.071cm" svg:x="17.356cm" svg:y="24.87cm" svg:viewBox="0 0 72 72" draw:points="0,0 72,0 72,72 0,72">
          <text:p/>
        </draw:polygon>
        <draw:polygon draw:style-name="gr11" draw:text-style-name="P8" draw:layer="layout" svg:width="0.071cm" svg:height="0.07cm" svg:x="17.356cm" svg:y="24.906cm" svg:viewBox="0 0 72 71" draw:points="0,0 72,0 72,71 0,71">
          <text:p/>
        </draw:polygon>
        <draw:line draw:style-name="gr10" draw:text-style-name="P3" draw:layer="layout" svg:x1="17.321cm" svg:y1="23.53cm" svg:x2="17.321cm" svg:y2="23.001cm">
          <text:p/>
        </draw:line>
        <draw:line draw:style-name="gr10" draw:text-style-name="P3" draw:layer="layout" svg:x1="17.321cm" svg:y1="23.001cm" svg:x2="17.462cm" svg:y2="23.001cm">
          <text:p/>
        </draw:line>
        <draw:line draw:style-name="gr10" draw:text-style-name="P3" draw:layer="layout" svg:x1="17.462cm" svg:y1="23.001cm" svg:x2="17.462cm" svg:y2="22.895cm">
          <text:p/>
        </draw:line>
        <draw:polygon draw:style-name="gr11" draw:text-style-name="P8" draw:layer="layout" svg:width="0.07cm" svg:height="0.07cm" svg:x="17.286cm" svg:y="23.495cm" svg:viewBox="0 0 71 71" draw:points="0,0 71,0 71,71 0,71">
          <text:p/>
        </draw:polygon>
        <draw:polygon draw:style-name="gr11" draw:text-style-name="P8" draw:layer="layout" svg:width="0.07cm" svg:height="0.071cm" svg:x="17.286cm" svg:y="22.965cm" svg:viewBox="0 0 71 72" draw:points="0,0 71,0 71,72 0,72">
          <text:p/>
        </draw:polygon>
        <draw:polygon draw:style-name="gr11" draw:text-style-name="P8" draw:layer="layout" svg:width="0.07cm" svg:height="0.071cm" svg:x="17.427cm" svg:y="22.965cm" svg:viewBox="0 0 71 72" draw:points="0,0 71,0 71,72 0,72">
          <text:p/>
        </draw:polygon>
        <draw:polygon draw:style-name="gr11" draw:text-style-name="P8" draw:layer="layout" svg:width="0.07cm" svg:height="0.07cm" svg:x="17.427cm" svg:y="22.86cm" svg:viewBox="0 0 71 71" draw:points="0,0 71,0 71,71 0,71">
          <text:p/>
        </draw:polygon>
        <draw:line draw:style-name="gr10" draw:text-style-name="P3" draw:layer="layout" svg:x1="17.321cm" svg:y1="37.994cm" svg:x2="17.321cm" svg:y2="37.465cm">
          <text:p/>
        </draw:line>
        <draw:line draw:style-name="gr10" draw:text-style-name="P3" draw:layer="layout" svg:x1="17.321cm" svg:y1="37.465cm" svg:x2="17.391cm" svg:y2="37.465cm">
          <text:p/>
        </draw:line>
        <draw:line draw:style-name="gr10" draw:text-style-name="P3" draw:layer="layout" svg:x1="17.391cm" svg:y1="37.465cm" svg:x2="17.391cm" svg:y2="37.5cm">
          <text:p/>
        </draw:line>
        <draw:polygon draw:style-name="gr11" draw:text-style-name="P8" draw:layer="layout" svg:width="0.07cm" svg:height="0.071cm" svg:x="17.286cm" svg:y="37.958cm" svg:viewBox="0 0 71 72" draw:points="0,0 71,0 71,72 0,72">
          <text:p/>
        </draw:polygon>
        <draw:polygon draw:style-name="gr11" draw:text-style-name="P8" draw:layer="layout" svg:width="0.07cm" svg:height="0.071cm" svg:x="17.286cm" svg:y="37.429cm" svg:viewBox="0 0 71 72" draw:points="0,0 71,0 71,72 0,72">
          <text:p/>
        </draw:polygon>
        <draw:polygon draw:style-name="gr11" draw:text-style-name="P8" draw:layer="layout" svg:width="0.071cm" svg:height="0.071cm" svg:x="17.356cm" svg:y="37.429cm" svg:viewBox="0 0 72 72" draw:points="0,0 72,0 72,72 0,72">
          <text:p/>
        </draw:polygon>
        <draw:polygon draw:style-name="gr11" draw:text-style-name="P8" draw:layer="layout" svg:width="0.071cm" svg:height="0.07cm" svg:x="17.356cm" svg:y="37.465cm" svg:viewBox="0 0 72 71" draw:points="0,0 72,0 72,71 0,71">
          <text:p/>
        </draw:polygon>
        <draw:line draw:style-name="gr10" draw:text-style-name="P3" draw:layer="layout" svg:x1="17.321cm" svg:y1="38.84cm" svg:x2="17.321cm" svg:y2="39.37cm">
          <text:p/>
        </draw:line>
        <draw:line draw:style-name="gr10" draw:text-style-name="P3" draw:layer="layout" svg:x1="17.321cm" svg:y1="39.37cm" svg:x2="17.462cm" svg:y2="39.37cm">
          <text:p/>
        </draw:line>
        <draw:line draw:style-name="gr10" draw:text-style-name="P3" draw:layer="layout" svg:x1="17.462cm" svg:y1="39.37cm" svg:x2="17.462cm" svg:y2="40.11cm">
          <text:p/>
        </draw:line>
        <draw:polygon draw:style-name="gr11" draw:text-style-name="P8" draw:layer="layout" svg:width="0.07cm" svg:height="0.071cm" svg:x="17.286cm" svg:y="38.805cm" svg:viewBox="0 0 71 72" draw:points="0,0 71,0 71,72 0,72">
          <text:p/>
        </draw:polygon>
        <draw:polygon draw:style-name="gr11" draw:text-style-name="P8" draw:layer="layout" svg:width="0.07cm" svg:height="0.071cm" svg:x="17.286cm" svg:y="39.334cm" svg:viewBox="0 0 71 72" draw:points="0,0 71,0 71,72 0,72">
          <text:p/>
        </draw:polygon>
        <draw:polygon draw:style-name="gr11" draw:text-style-name="P8" draw:layer="layout" svg:width="0.07cm" svg:height="0.071cm" svg:x="17.427cm" svg:y="39.334cm" svg:viewBox="0 0 71 72" draw:points="0,0 71,0 71,72 0,72">
          <text:p/>
        </draw:polygon>
        <draw:polygon draw:style-name="gr11" draw:text-style-name="P8" draw:layer="layout" svg:width="0.07cm" svg:height="0.071cm" svg:x="17.427cm" svg:y="40.075cm" svg:viewBox="0 0 71 72" draw:points="0,0 71,0 71,72 0,72">
          <text:p/>
        </draw:polygon>
        <draw:line draw:style-name="gr10" draw:text-style-name="P3" draw:layer="layout" svg:x1="16.157cm" svg:y1="28.116cm" svg:x2="16.157cm" svg:y2="27.587cm">
          <text:p/>
        </draw:line>
        <draw:line draw:style-name="gr10" draw:text-style-name="P3" draw:layer="layout" svg:x1="16.157cm" svg:y1="27.587cm" svg:x2="16.333cm" svg:y2="27.587cm">
          <text:p/>
        </draw:line>
        <draw:line draw:style-name="gr10" draw:text-style-name="P3" draw:layer="layout" svg:x1="16.333cm" svg:y1="27.587cm" svg:x2="16.333cm" svg:y2="26.423cm">
          <text:p/>
        </draw:line>
        <draw:polygon draw:style-name="gr11" draw:text-style-name="P8" draw:layer="layout" svg:width="0.071cm" svg:height="0.07cm" svg:x="16.121cm" svg:y="28.081cm" svg:viewBox="0 0 72 71" draw:points="0,0 72,0 72,71 0,71">
          <text:p/>
        </draw:polygon>
        <draw:polygon draw:style-name="gr11" draw:text-style-name="P8" draw:layer="layout" svg:width="0.071cm" svg:height="0.071cm" svg:x="16.121cm" svg:y="27.551cm" svg:viewBox="0 0 72 72" draw:points="0,0 72,0 72,72 0,72">
          <text:p/>
        </draw:polygon>
        <draw:polygon draw:style-name="gr11" draw:text-style-name="P8" draw:layer="layout" svg:width="0.07cm" svg:height="0.071cm" svg:x="16.298cm" svg:y="27.551cm" svg:viewBox="0 0 71 72" draw:points="0,0 71,0 71,72 0,72">
          <text:p/>
        </draw:polygon>
        <draw:polygon draw:style-name="gr11" draw:text-style-name="P8" draw:layer="layout" svg:width="0.07cm" svg:height="0.071cm" svg:x="16.298cm" svg:y="26.387cm" svg:viewBox="0 0 71 72" draw:points="0,0 71,0 71,72 0,72">
          <text:p/>
        </draw:polygon>
        <draw:line draw:style-name="gr10" draw:text-style-name="P3" draw:layer="layout" svg:x1="18.379cm" svg:y1="28.963cm" svg:x2="18.379cm" svg:y2="29.492cm">
          <text:p/>
        </draw:line>
        <draw:line draw:style-name="gr10" draw:text-style-name="P3" draw:layer="layout" svg:x1="18.379cm" svg:y1="29.492cm" svg:x2="18.45cm" svg:y2="29.492cm">
          <text:p/>
        </draw:line>
        <draw:line draw:style-name="gr10" draw:text-style-name="P3" draw:layer="layout" svg:x1="18.45cm" svg:y1="29.492cm" svg:x2="18.45cm" svg:y2="29.88cm">
          <text:p/>
        </draw:line>
        <draw:polygon draw:style-name="gr11" draw:text-style-name="P8" draw:layer="layout" svg:width="0.071cm" svg:height="0.071cm" svg:x="18.344cm" svg:y="28.927cm" svg:viewBox="0 0 72 72" draw:points="0,0 72,0 72,72 0,72">
          <text:p/>
        </draw:polygon>
        <draw:polygon draw:style-name="gr11" draw:text-style-name="P8" draw:layer="layout" svg:width="0.071cm" svg:height="0.071cm" svg:x="18.344cm" svg:y="29.456cm" svg:viewBox="0 0 72 72" draw:points="0,0 72,0 72,72 0,72">
          <text:p/>
        </draw:polygon>
        <draw:polygon draw:style-name="gr11" draw:text-style-name="P8" draw:layer="layout" svg:width="0.07cm" svg:height="0.071cm" svg:x="18.415cm" svg:y="29.456cm" svg:viewBox="0 0 71 72" draw:points="0,0 71,0 71,72 0,72">
          <text:p/>
        </draw:polygon>
        <draw:polygon draw:style-name="gr11" draw:text-style-name="P8" draw:layer="layout" svg:width="0.07cm" svg:height="0.07cm" svg:x="18.415cm" svg:y="29.845cm" svg:viewBox="0 0 71 71" draw:points="0,0 71,0 71,71 0,71">
          <text:p/>
        </draw:polygon>
        <draw:line draw:style-name="gr10" draw:text-style-name="P3" draw:layer="layout" svg:x1="18.379cm" svg:y1="34.82cm" svg:x2="18.451cm" svg:y2="34.501cm">
          <text:p/>
        </draw:line>
        <draw:line draw:style-name="gr10" draw:text-style-name="P3" draw:layer="layout" svg:x1="18.379cm" svg:y1="35.665cm" svg:x2="18.379cm" svg:y2="36.195cm">
          <text:p/>
        </draw:line>
        <draw:line draw:style-name="gr10" draw:text-style-name="P3" draw:layer="layout" svg:x1="18.379cm" svg:y1="36.195cm" svg:x2="18.45cm" svg:y2="36.195cm">
          <text:p/>
        </draw:line>
        <draw:line draw:style-name="gr10" draw:text-style-name="P3" draw:layer="layout" svg:x1="18.45cm" svg:y1="36.195cm" svg:x2="18.45cm" svg:y2="36.583cm">
          <text:p/>
        </draw:line>
        <draw:polygon draw:style-name="gr11" draw:text-style-name="P8" draw:layer="layout" svg:width="0.071cm" svg:height="0.071cm" svg:x="18.344cm" svg:y="35.63cm" svg:viewBox="0 0 72 72" draw:points="0,0 72,0 72,72 0,72">
          <text:p/>
        </draw:polygon>
        <draw:polygon draw:style-name="gr11" draw:text-style-name="P8" draw:layer="layout" svg:width="0.071cm" svg:height="0.071cm" svg:x="18.344cm" svg:y="36.159cm" svg:viewBox="0 0 72 72" draw:points="0,0 72,0 72,72 0,72">
          <text:p/>
        </draw:polygon>
        <draw:polygon draw:style-name="gr11" draw:text-style-name="P8" draw:layer="layout" svg:width="0.07cm" svg:height="0.071cm" svg:x="18.415cm" svg:y="36.159cm" svg:viewBox="0 0 71 72" draw:points="0,0 71,0 71,72 0,72">
          <text:p/>
        </draw:polygon>
        <draw:polygon draw:style-name="gr11" draw:text-style-name="P8" draw:layer="layout" svg:width="0.07cm" svg:height="0.071cm" svg:x="18.415cm" svg:y="36.547cm" svg:viewBox="0 0 71 72" draw:points="0,0 71,0 71,72 0,72">
          <text:p/>
        </draw:polygon>
        <draw:line draw:style-name="gr10" draw:text-style-name="P3" draw:layer="layout" svg:x1="18.379cm" svg:y1="24.376cm" svg:x2="18.379cm" svg:y2="24.906cm">
          <text:p/>
        </draw:line>
        <draw:line draw:style-name="gr10" draw:text-style-name="P3" draw:layer="layout" svg:x1="18.379cm" svg:y1="24.906cm" svg:x2="18.45cm" svg:y2="24.906cm">
          <text:p/>
        </draw:line>
        <draw:line draw:style-name="gr10" draw:text-style-name="P3" draw:layer="layout" svg:x1="18.45cm" svg:y1="24.906cm" svg:x2="18.45cm" svg:y2="24.941cm">
          <text:p/>
        </draw:line>
        <draw:polygon draw:style-name="gr11" draw:text-style-name="P8" draw:layer="layout" svg:width="0.071cm" svg:height="0.071cm" svg:x="18.344cm" svg:y="24.341cm" svg:viewBox="0 0 72 72" draw:points="0,0 72,0 72,72 0,72">
          <text:p/>
        </draw:polygon>
        <draw:polygon draw:style-name="gr11" draw:text-style-name="P8" draw:layer="layout" svg:width="0.071cm" svg:height="0.071cm" svg:x="18.344cm" svg:y="24.87cm" svg:viewBox="0 0 72 72" draw:points="0,0 72,0 72,72 0,72">
          <text:p/>
        </draw:polygon>
        <draw:polygon draw:style-name="gr11" draw:text-style-name="P8" draw:layer="layout" svg:width="0.07cm" svg:height="0.071cm" svg:x="18.415cm" svg:y="24.87cm" svg:viewBox="0 0 71 72" draw:points="0,0 71,0 71,72 0,72">
          <text:p/>
        </draw:polygon>
        <draw:polygon draw:style-name="gr11" draw:text-style-name="P8" draw:layer="layout" svg:width="0.07cm" svg:height="0.07cm" svg:x="18.415cm" svg:y="24.906cm" svg:viewBox="0 0 71 71" draw:points="0,0 71,0 71,71 0,71">
          <text:p/>
        </draw:polygon>
        <draw:line draw:style-name="gr10" draw:text-style-name="P3" draw:layer="layout" svg:x1="18.379cm" svg:y1="23.53cm" svg:x2="18.379cm" svg:y2="23.001cm">
          <text:p/>
        </draw:line>
        <draw:line draw:style-name="gr10" draw:text-style-name="P3" draw:layer="layout" svg:x1="18.379cm" svg:y1="23.001cm" svg:x2="18.52cm" svg:y2="23.001cm">
          <text:p/>
        </draw:line>
        <draw:line draw:style-name="gr10" draw:text-style-name="P3" draw:layer="layout" svg:x1="18.52cm" svg:y1="23.001cm" svg:x2="18.52cm" svg:y2="22.895cm">
          <text:p/>
        </draw:line>
        <draw:polygon draw:style-name="gr11" draw:text-style-name="P8" draw:layer="layout" svg:width="0.071cm" svg:height="0.07cm" svg:x="18.344cm" svg:y="23.495cm" svg:viewBox="0 0 72 71" draw:points="0,0 72,0 72,71 0,71">
          <text:p/>
        </draw:polygon>
        <draw:polygon draw:style-name="gr11" draw:text-style-name="P8" draw:layer="layout" svg:width="0.071cm" svg:height="0.071cm" svg:x="18.344cm" svg:y="22.965cm" svg:viewBox="0 0 72 72" draw:points="0,0 72,0 72,72 0,72">
          <text:p/>
        </draw:polygon>
        <draw:polygon draw:style-name="gr11" draw:text-style-name="P8" draw:layer="layout" svg:width="0.071cm" svg:height="0.071cm" svg:x="18.485cm" svg:y="22.965cm" svg:viewBox="0 0 72 72" draw:points="0,0 72,0 72,72 0,72">
          <text:p/>
        </draw:polygon>
        <draw:polygon draw:style-name="gr11" draw:text-style-name="P8" draw:layer="layout" svg:width="0.071cm" svg:height="0.07cm" svg:x="18.485cm" svg:y="22.86cm" svg:viewBox="0 0 72 71" draw:points="0,0 72,0 72,71 0,71">
          <text:p/>
        </draw:polygon>
        <draw:line draw:style-name="gr10" draw:text-style-name="P3" draw:layer="layout" svg:x1="18.379cm" svg:y1="37.994cm" svg:x2="18.379cm" svg:y2="37.465cm">
          <text:p/>
        </draw:line>
        <draw:line draw:style-name="gr10" draw:text-style-name="P3" draw:layer="layout" svg:x1="18.379cm" svg:y1="37.465cm" svg:x2="18.45cm" svg:y2="37.465cm">
          <text:p/>
        </draw:line>
        <draw:line draw:style-name="gr10" draw:text-style-name="P3" draw:layer="layout" svg:x1="18.45cm" svg:y1="37.465cm" svg:x2="18.45cm" svg:y2="37.5cm">
          <text:p/>
        </draw:line>
        <draw:polygon draw:style-name="gr11" draw:text-style-name="P8" draw:layer="layout" svg:width="0.071cm" svg:height="0.071cm" svg:x="18.344cm" svg:y="37.958cm" svg:viewBox="0 0 72 72" draw:points="0,0 72,0 72,72 0,72">
          <text:p/>
        </draw:polygon>
        <draw:polygon draw:style-name="gr11" draw:text-style-name="P8" draw:layer="layout" svg:width="0.071cm" svg:height="0.071cm" svg:x="18.344cm" svg:y="37.429cm" svg:viewBox="0 0 72 72" draw:points="0,0 72,0 72,72 0,72">
          <text:p/>
        </draw:polygon>
        <draw:polygon draw:style-name="gr11" draw:text-style-name="P8" draw:layer="layout" svg:width="0.07cm" svg:height="0.071cm" svg:x="18.415cm" svg:y="37.429cm" svg:viewBox="0 0 71 72" draw:points="0,0 71,0 71,72 0,72">
          <text:p/>
        </draw:polygon>
        <draw:polygon draw:style-name="gr11" draw:text-style-name="P8" draw:layer="layout" svg:width="0.07cm" svg:height="0.07cm" svg:x="18.415cm" svg:y="37.465cm" svg:viewBox="0 0 71 71" draw:points="0,0 71,0 71,71 0,71">
          <text:p/>
        </draw:polygon>
        <draw:line draw:style-name="gr10" draw:text-style-name="P3" draw:layer="layout" svg:x1="18.379cm" svg:y1="38.84cm" svg:x2="18.379cm" svg:y2="39.37cm">
          <text:p/>
        </draw:line>
        <draw:line draw:style-name="gr10" draw:text-style-name="P3" draw:layer="layout" svg:x1="18.379cm" svg:y1="39.37cm" svg:x2="18.52cm" svg:y2="39.37cm">
          <text:p/>
        </draw:line>
        <draw:line draw:style-name="gr10" draw:text-style-name="P3" draw:layer="layout" svg:x1="18.52cm" svg:y1="39.37cm" svg:x2="18.52cm" svg:y2="40.11cm">
          <text:p/>
        </draw:line>
        <draw:polygon draw:style-name="gr11" draw:text-style-name="P8" draw:layer="layout" svg:width="0.071cm" svg:height="0.071cm" svg:x="18.344cm" svg:y="38.805cm" svg:viewBox="0 0 72 72" draw:points="0,0 72,0 72,72 0,72">
          <text:p/>
        </draw:polygon>
        <draw:polygon draw:style-name="gr11" draw:text-style-name="P8" draw:layer="layout" svg:width="0.071cm" svg:height="0.071cm" svg:x="18.344cm" svg:y="39.334cm" svg:viewBox="0 0 72 72" draw:points="0,0 72,0 72,72 0,72">
          <text:p/>
        </draw:polygon>
        <draw:polygon draw:style-name="gr11" draw:text-style-name="P8" draw:layer="layout" svg:width="0.071cm" svg:height="0.071cm" svg:x="18.485cm" svg:y="39.334cm" svg:viewBox="0 0 72 72" draw:points="0,0 72,0 72,72 0,72">
          <text:p/>
        </draw:polygon>
        <draw:polygon draw:style-name="gr11" draw:text-style-name="P8" draw:layer="layout" svg:width="0.071cm" svg:height="0.071cm" svg:x="18.485cm" svg:y="40.075cm" svg:viewBox="0 0 72 72" draw:points="0,0 72,0 72,72 0,72">
          <text:p/>
        </draw:polygon>
        <draw:line draw:style-name="gr10" draw:text-style-name="P3" draw:layer="layout" svg:x1="17.321cm" svg:y1="28.116cm" svg:x2="17.321cm" svg:y2="27.587cm">
          <text:p/>
        </draw:line>
        <draw:line draw:style-name="gr10" draw:text-style-name="P3" draw:layer="layout" svg:x1="17.321cm" svg:y1="27.587cm" svg:x2="17.391cm" svg:y2="27.587cm">
          <text:p/>
        </draw:line>
        <draw:line draw:style-name="gr10" draw:text-style-name="P3" draw:layer="layout" svg:x1="17.391cm" svg:y1="27.587cm" svg:x2="17.391cm" svg:y2="26.423cm">
          <text:p/>
        </draw:line>
        <draw:polygon draw:style-name="gr11" draw:text-style-name="P8" draw:layer="layout" svg:width="0.07cm" svg:height="0.07cm" svg:x="17.286cm" svg:y="28.081cm" svg:viewBox="0 0 71 71" draw:points="0,0 71,0 71,71 0,71">
          <text:p/>
        </draw:polygon>
        <draw:polygon draw:style-name="gr11" draw:text-style-name="P8" draw:layer="layout" svg:width="0.07cm" svg:height="0.071cm" svg:x="17.286cm" svg:y="27.551cm" svg:viewBox="0 0 71 72" draw:points="0,0 71,0 71,72 0,72">
          <text:p/>
        </draw:polygon>
        <draw:polygon draw:style-name="gr11" draw:text-style-name="P8" draw:layer="layout" svg:width="0.071cm" svg:height="0.071cm" svg:x="17.356cm" svg:y="27.551cm" svg:viewBox="0 0 72 72" draw:points="0,0 72,0 72,72 0,72">
          <text:p/>
        </draw:polygon>
        <draw:polygon draw:style-name="gr11" draw:text-style-name="P8" draw:layer="layout" svg:width="0.071cm" svg:height="0.071cm" svg:x="17.356cm" svg:y="26.387cm" svg:viewBox="0 0 72 72" draw:points="0,0 72,0 72,72 0,72">
          <text:p/>
        </draw:polygon>
        <draw:line draw:style-name="gr10" draw:text-style-name="P3" draw:layer="layout" svg:x1="14.146cm" svg:y1="37.994cm" svg:x2="14.146cm" svg:y2="37.465cm">
          <text:p/>
        </draw:line>
        <draw:line draw:style-name="gr10" draw:text-style-name="P3" draw:layer="layout" svg:x1="14.146cm" svg:y1="37.465cm" svg:x2="14.216cm" svg:y2="37.465cm">
          <text:p/>
        </draw:line>
        <draw:line draw:style-name="gr10" draw:text-style-name="P3" draw:layer="layout" svg:x1="14.216cm" svg:y1="37.465cm" svg:x2="14.216cm" svg:y2="37.5cm">
          <text:p/>
        </draw:line>
        <draw:polygon draw:style-name="gr11" draw:text-style-name="P8" draw:layer="layout" svg:width="0.07cm" svg:height="0.071cm" svg:x="14.111cm" svg:y="37.958cm" svg:viewBox="0 0 71 72" draw:points="0,0 71,0 71,72 0,72">
          <text:p/>
        </draw:polygon>
        <draw:polygon draw:style-name="gr11" draw:text-style-name="P8" draw:layer="layout" svg:width="0.07cm" svg:height="0.071cm" svg:x="14.111cm" svg:y="37.429cm" svg:viewBox="0 0 71 72" draw:points="0,0 71,0 71,72 0,72">
          <text:p/>
        </draw:polygon>
        <draw:polygon draw:style-name="gr11" draw:text-style-name="P8" draw:layer="layout" svg:width="0.071cm" svg:height="0.071cm" svg:x="14.181cm" svg:y="37.429cm" svg:viewBox="0 0 72 72" draw:points="0,0 72,0 72,72 0,72">
          <text:p/>
        </draw:polygon>
        <draw:polygon draw:style-name="gr11" draw:text-style-name="P8" draw:layer="layout" svg:width="0.071cm" svg:height="0.07cm" svg:x="14.181cm" svg:y="37.465cm" svg:viewBox="0 0 72 71" draw:points="0,0 72,0 72,71 0,71">
          <text:p/>
        </draw:polygon>
        <draw:line draw:style-name="gr10" draw:text-style-name="P3" draw:layer="layout" svg:x1="14.146cm" svg:y1="35.665cm" svg:x2="14.146cm" svg:y2="36.195cm">
          <text:p/>
        </draw:line>
        <draw:line draw:style-name="gr10" draw:text-style-name="P3" draw:layer="layout" svg:x1="14.146cm" svg:y1="36.195cm" svg:x2="14.216cm" svg:y2="36.195cm">
          <text:p/>
        </draw:line>
        <draw:line draw:style-name="gr10" draw:text-style-name="P3" draw:layer="layout" svg:x1="14.216cm" svg:y1="36.195cm" svg:x2="14.216cm" svg:y2="36.583cm">
          <text:p/>
        </draw:line>
        <draw:polygon draw:style-name="gr11" draw:text-style-name="P8" draw:layer="layout" svg:width="0.07cm" svg:height="0.071cm" svg:x="14.111cm" svg:y="35.63cm" svg:viewBox="0 0 71 72" draw:points="0,0 71,0 71,72 0,72">
          <text:p/>
        </draw:polygon>
        <draw:polygon draw:style-name="gr11" draw:text-style-name="P8" draw:layer="layout" svg:width="0.07cm" svg:height="0.071cm" svg:x="14.111cm" svg:y="36.159cm" svg:viewBox="0 0 71 72" draw:points="0,0 71,0 71,72 0,72">
          <text:p/>
        </draw:polygon>
        <draw:polygon draw:style-name="gr11" draw:text-style-name="P8" draw:layer="layout" svg:width="0.071cm" svg:height="0.071cm" svg:x="14.181cm" svg:y="36.159cm" svg:viewBox="0 0 72 72" draw:points="0,0 72,0 72,72 0,72">
          <text:p/>
        </draw:polygon>
        <draw:polygon draw:style-name="gr11" draw:text-style-name="P8" draw:layer="layout" svg:width="0.071cm" svg:height="0.071cm" svg:x="14.181cm" svg:y="36.547cm" svg:viewBox="0 0 72 72" draw:points="0,0 72,0 72,72 0,72">
          <text:p/>
        </draw:polygon>
        <draw:line draw:style-name="gr10" draw:text-style-name="P3" draw:layer="layout" svg:x1="14.146cm" svg:y1="34.82cm" svg:x2="14.217cm" svg:y2="34.501cm">
          <text:p/>
        </draw:line>
        <draw:line draw:style-name="gr10" draw:text-style-name="P3" draw:layer="layout" svg:x1="14.146cm" svg:y1="28.963cm" svg:x2="14.146cm" svg:y2="29.492cm">
          <text:p/>
        </draw:line>
        <draw:line draw:style-name="gr10" draw:text-style-name="P3" draw:layer="layout" svg:x1="14.146cm" svg:y1="29.492cm" svg:x2="14.216cm" svg:y2="29.492cm">
          <text:p/>
        </draw:line>
        <draw:line draw:style-name="gr10" draw:text-style-name="P3" draw:layer="layout" svg:x1="14.216cm" svg:y1="29.492cm" svg:x2="14.216cm" svg:y2="29.88cm">
          <text:p/>
        </draw:line>
        <draw:polygon draw:style-name="gr11" draw:text-style-name="P8" draw:layer="layout" svg:width="0.07cm" svg:height="0.071cm" svg:x="14.111cm" svg:y="28.927cm" svg:viewBox="0 0 71 72" draw:points="0,0 71,0 71,72 0,72">
          <text:p/>
        </draw:polygon>
        <draw:polygon draw:style-name="gr11" draw:text-style-name="P8" draw:layer="layout" svg:width="0.07cm" svg:height="0.071cm" svg:x="14.111cm" svg:y="29.456cm" svg:viewBox="0 0 71 72" draw:points="0,0 71,0 71,72 0,72">
          <text:p/>
        </draw:polygon>
        <draw:polygon draw:style-name="gr11" draw:text-style-name="P8" draw:layer="layout" svg:width="0.071cm" svg:height="0.071cm" svg:x="14.181cm" svg:y="29.456cm" svg:viewBox="0 0 72 72" draw:points="0,0 72,0 72,72 0,72">
          <text:p/>
        </draw:polygon>
        <draw:polygon draw:style-name="gr11" draw:text-style-name="P8" draw:layer="layout" svg:width="0.071cm" svg:height="0.07cm" svg:x="14.181cm" svg:y="29.845cm" svg:viewBox="0 0 72 71" draw:points="0,0 72,0 72,71 0,71">
          <text:p/>
        </draw:polygon>
        <draw:line draw:style-name="gr10" draw:text-style-name="P3" draw:layer="layout" svg:x1="14.146cm" svg:y1="28.116cm" svg:x2="14.146cm" svg:y2="27.587cm">
          <text:p/>
        </draw:line>
        <draw:line draw:style-name="gr10" draw:text-style-name="P3" draw:layer="layout" svg:x1="14.146cm" svg:y1="27.587cm" svg:x2="14.216cm" svg:y2="27.587cm">
          <text:p/>
        </draw:line>
        <draw:line draw:style-name="gr10" draw:text-style-name="P3" draw:layer="layout" svg:x1="14.216cm" svg:y1="27.587cm" svg:x2="14.216cm" svg:y2="26.423cm">
          <text:p/>
        </draw:line>
        <draw:polygon draw:style-name="gr11" draw:text-style-name="P8" draw:layer="layout" svg:width="0.07cm" svg:height="0.07cm" svg:x="14.111cm" svg:y="28.081cm" svg:viewBox="0 0 71 71" draw:points="0,0 71,0 71,71 0,71">
          <text:p/>
        </draw:polygon>
        <draw:polygon draw:style-name="gr11" draw:text-style-name="P8" draw:layer="layout" svg:width="0.07cm" svg:height="0.071cm" svg:x="14.111cm" svg:y="27.551cm" svg:viewBox="0 0 71 72" draw:points="0,0 71,0 71,72 0,72">
          <text:p/>
        </draw:polygon>
        <draw:polygon draw:style-name="gr11" draw:text-style-name="P8" draw:layer="layout" svg:width="0.071cm" svg:height="0.071cm" svg:x="14.181cm" svg:y="27.551cm" svg:viewBox="0 0 72 72" draw:points="0,0 72,0 72,72 0,72">
          <text:p/>
        </draw:polygon>
        <draw:polygon draw:style-name="gr11" draw:text-style-name="P8" draw:layer="layout" svg:width="0.071cm" svg:height="0.071cm" svg:x="14.181cm" svg:y="26.387cm" svg:viewBox="0 0 72 72" draw:points="0,0 72,0 72,72 0,72">
          <text:p/>
        </draw:polygon>
        <draw:line draw:style-name="gr10" draw:text-style-name="P3" draw:layer="layout" svg:x1="14.146cm" svg:y1="24.376cm" svg:x2="14.146cm" svg:y2="24.906cm">
          <text:p/>
        </draw:line>
        <draw:line draw:style-name="gr10" draw:text-style-name="P3" draw:layer="layout" svg:x1="14.146cm" svg:y1="24.906cm" svg:x2="14.216cm" svg:y2="24.906cm">
          <text:p/>
        </draw:line>
        <draw:line draw:style-name="gr10" draw:text-style-name="P3" draw:layer="layout" svg:x1="14.216cm" svg:y1="24.906cm" svg:x2="14.216cm" svg:y2="24.941cm">
          <text:p/>
        </draw:line>
        <draw:polygon draw:style-name="gr11" draw:text-style-name="P8" draw:layer="layout" svg:width="0.07cm" svg:height="0.071cm" svg:x="14.111cm" svg:y="24.341cm" svg:viewBox="0 0 71 72" draw:points="0,0 71,0 71,72 0,72">
          <text:p/>
        </draw:polygon>
        <draw:polygon draw:style-name="gr11" draw:text-style-name="P8" draw:layer="layout" svg:width="0.07cm" svg:height="0.071cm" svg:x="14.111cm" svg:y="24.87cm" svg:viewBox="0 0 71 72" draw:points="0,0 71,0 71,72 0,72">
          <text:p/>
        </draw:polygon>
        <draw:polygon draw:style-name="gr11" draw:text-style-name="P8" draw:layer="layout" svg:width="0.071cm" svg:height="0.071cm" svg:x="14.181cm" svg:y="24.87cm" svg:viewBox="0 0 72 72" draw:points="0,0 72,0 72,72 0,72">
          <text:p/>
        </draw:polygon>
        <draw:polygon draw:style-name="gr11" draw:text-style-name="P8" draw:layer="layout" svg:width="0.071cm" svg:height="0.07cm" svg:x="14.181cm" svg:y="24.906cm" svg:viewBox="0 0 72 71" draw:points="0,0 72,0 72,71 0,71">
          <text:p/>
        </draw:polygon>
        <draw:line draw:style-name="gr10" draw:text-style-name="P3" draw:layer="layout" svg:x1="14.146cm" svg:y1="38.84cm" svg:x2="14.146cm" svg:y2="39.37cm">
          <text:p/>
        </draw:line>
        <draw:line draw:style-name="gr10" draw:text-style-name="P3" draw:layer="layout" svg:x1="14.146cm" svg:y1="39.37cm" svg:x2="14.287cm" svg:y2="39.37cm">
          <text:p/>
        </draw:line>
        <draw:line draw:style-name="gr10" draw:text-style-name="P3" draw:layer="layout" svg:x1="14.287cm" svg:y1="39.37cm" svg:x2="14.287cm" svg:y2="40.11cm">
          <text:p/>
        </draw:line>
        <draw:polygon draw:style-name="gr11" draw:text-style-name="P8" draw:layer="layout" svg:width="0.07cm" svg:height="0.071cm" svg:x="14.111cm" svg:y="38.805cm" svg:viewBox="0 0 71 72" draw:points="0,0 71,0 71,72 0,72">
          <text:p/>
        </draw:polygon>
        <draw:polygon draw:style-name="gr11" draw:text-style-name="P8" draw:layer="layout" svg:width="0.07cm" svg:height="0.071cm" svg:x="14.111cm" svg:y="39.334cm" svg:viewBox="0 0 71 72" draw:points="0,0 71,0 71,72 0,72">
          <text:p/>
        </draw:polygon>
        <draw:polygon draw:style-name="gr11" draw:text-style-name="P8" draw:layer="layout" svg:width="0.07cm" svg:height="0.071cm" svg:x="14.252cm" svg:y="39.334cm" svg:viewBox="0 0 71 72" draw:points="0,0 71,0 71,72 0,72">
          <text:p/>
        </draw:polygon>
        <draw:polygon draw:style-name="gr11" draw:text-style-name="P8" draw:layer="layout" svg:width="0.07cm" svg:height="0.071cm" svg:x="14.252cm" svg:y="40.075cm" svg:viewBox="0 0 71 72" draw:points="0,0 71,0 71,72 0,72">
          <text:p/>
        </draw:polygon>
        <draw:line draw:style-name="gr10" draw:text-style-name="P3" draw:layer="layout" svg:x1="13.088cm" svg:y1="23.53cm" svg:x2="13.088cm" svg:y2="23.001cm">
          <text:p/>
        </draw:line>
        <draw:line draw:style-name="gr10" draw:text-style-name="P3" draw:layer="layout" svg:x1="13.088cm" svg:y1="23.001cm" svg:x2="13.229cm" svg:y2="23.001cm">
          <text:p/>
        </draw:line>
        <draw:line draw:style-name="gr10" draw:text-style-name="P3" draw:layer="layout" svg:x1="13.229cm" svg:y1="23.001cm" svg:x2="13.229cm" svg:y2="22.895cm">
          <text:p/>
        </draw:line>
        <draw:polygon draw:style-name="gr11" draw:text-style-name="P8" draw:layer="layout" svg:width="0.071cm" svg:height="0.07cm" svg:x="13.052cm" svg:y="23.495cm" svg:viewBox="0 0 72 71" draw:points="0,0 72,0 72,71 0,71">
          <text:p/>
        </draw:polygon>
        <draw:polygon draw:style-name="gr11" draw:text-style-name="P8" draw:layer="layout" svg:width="0.071cm" svg:height="0.071cm" svg:x="13.052cm" svg:y="22.965cm" svg:viewBox="0 0 72 72" draw:points="0,0 72,0 72,72 0,72">
          <text:p/>
        </draw:polygon>
        <draw:polygon draw:style-name="gr11" draw:text-style-name="P8" draw:layer="layout" svg:width="0.071cm" svg:height="0.071cm" svg:x="13.193cm" svg:y="22.965cm" svg:viewBox="0 0 72 72" draw:points="0,0 72,0 72,72 0,72">
          <text:p/>
        </draw:polygon>
        <draw:polygon draw:style-name="gr11" draw:text-style-name="P8" draw:layer="layout" svg:width="0.071cm" svg:height="0.07cm" svg:x="13.193cm" svg:y="22.86cm" svg:viewBox="0 0 72 71" draw:points="0,0 72,0 72,71 0,71">
          <text:p/>
        </draw:polygon>
        <draw:line draw:style-name="gr10" draw:text-style-name="P3" draw:layer="layout" svg:x1="13.088cm" svg:y1="37.994cm" svg:x2="13.088cm" svg:y2="37.465cm">
          <text:p/>
        </draw:line>
        <draw:line draw:style-name="gr10" draw:text-style-name="P3" draw:layer="layout" svg:x1="13.088cm" svg:y1="37.465cm" svg:x2="13.158cm" svg:y2="37.465cm">
          <text:p/>
        </draw:line>
        <draw:line draw:style-name="gr10" draw:text-style-name="P3" draw:layer="layout" svg:x1="13.158cm" svg:y1="37.465cm" svg:x2="13.158cm" svg:y2="37.5cm">
          <text:p/>
        </draw:line>
        <draw:polygon draw:style-name="gr11" draw:text-style-name="P8" draw:layer="layout" svg:width="0.071cm" svg:height="0.071cm" svg:x="13.052cm" svg:y="37.958cm" svg:viewBox="0 0 72 72" draw:points="0,0 72,0 72,72 0,72">
          <text:p/>
        </draw:polygon>
        <draw:polygon draw:style-name="gr11" draw:text-style-name="P8" draw:layer="layout" svg:width="0.071cm" svg:height="0.071cm" svg:x="13.052cm" svg:y="37.429cm" svg:viewBox="0 0 72 72" draw:points="0,0 72,0 72,72 0,72">
          <text:p/>
        </draw:polygon>
        <draw:polygon draw:style-name="gr11" draw:text-style-name="P8" draw:layer="layout" svg:width="0.07cm" svg:height="0.071cm" svg:x="13.123cm" svg:y="37.429cm" svg:viewBox="0 0 71 72" draw:points="0,0 71,0 71,72 0,72">
          <text:p/>
        </draw:polygon>
        <draw:polygon draw:style-name="gr11" draw:text-style-name="P8" draw:layer="layout" svg:width="0.07cm" svg:height="0.07cm" svg:x="13.123cm" svg:y="37.465cm" svg:viewBox="0 0 71 71" draw:points="0,0 71,0 71,71 0,71">
          <text:p/>
        </draw:polygon>
        <draw:line draw:style-name="gr10" draw:text-style-name="P3" draw:layer="layout" svg:x1="13.088cm" svg:y1="35.665cm" svg:x2="13.088cm" svg:y2="36.195cm">
          <text:p/>
        </draw:line>
        <draw:line draw:style-name="gr10" draw:text-style-name="P3" draw:layer="layout" svg:x1="13.088cm" svg:y1="36.195cm" svg:x2="13.158cm" svg:y2="36.195cm">
          <text:p/>
        </draw:line>
        <draw:line draw:style-name="gr10" draw:text-style-name="P3" draw:layer="layout" svg:x1="13.158cm" svg:y1="36.195cm" svg:x2="13.158cm" svg:y2="36.583cm">
          <text:p/>
        </draw:line>
        <draw:polygon draw:style-name="gr11" draw:text-style-name="P8" draw:layer="layout" svg:width="0.071cm" svg:height="0.071cm" svg:x="13.052cm" svg:y="35.63cm" svg:viewBox="0 0 72 72" draw:points="0,0 72,0 72,72 0,72">
          <text:p/>
        </draw:polygon>
        <draw:polygon draw:style-name="gr11" draw:text-style-name="P8" draw:layer="layout" svg:width="0.071cm" svg:height="0.071cm" svg:x="13.052cm" svg:y="36.159cm" svg:viewBox="0 0 72 72" draw:points="0,0 72,0 72,72 0,72">
          <text:p/>
        </draw:polygon>
        <draw:polygon draw:style-name="gr11" draw:text-style-name="P8" draw:layer="layout" svg:width="0.07cm" svg:height="0.071cm" svg:x="13.123cm" svg:y="36.159cm" svg:viewBox="0 0 71 72" draw:points="0,0 71,0 71,72 0,72">
          <text:p/>
        </draw:polygon>
        <draw:polygon draw:style-name="gr11" draw:text-style-name="P8" draw:layer="layout" svg:width="0.07cm" svg:height="0.071cm" svg:x="13.123cm" svg:y="36.547cm" svg:viewBox="0 0 71 72" draw:points="0,0 71,0 71,72 0,72">
          <text:p/>
        </draw:polygon>
        <draw:line draw:style-name="gr10" draw:text-style-name="P3" draw:layer="layout" svg:x1="13.088cm" svg:y1="34.82cm" svg:x2="13.159cm" svg:y2="34.501cm">
          <text:p/>
        </draw:line>
        <draw:line draw:style-name="gr10" draw:text-style-name="P3" draw:layer="layout" svg:x1="13.088cm" svg:y1="28.963cm" svg:x2="13.088cm" svg:y2="29.492cm">
          <text:p/>
        </draw:line>
        <draw:line draw:style-name="gr10" draw:text-style-name="P3" draw:layer="layout" svg:x1="13.088cm" svg:y1="29.492cm" svg:x2="13.158cm" svg:y2="29.492cm">
          <text:p/>
        </draw:line>
        <draw:line draw:style-name="gr10" draw:text-style-name="P3" draw:layer="layout" svg:x1="13.158cm" svg:y1="29.492cm" svg:x2="13.158cm" svg:y2="29.88cm">
          <text:p/>
        </draw:line>
        <draw:polygon draw:style-name="gr11" draw:text-style-name="P8" draw:layer="layout" svg:width="0.071cm" svg:height="0.071cm" svg:x="13.052cm" svg:y="28.927cm" svg:viewBox="0 0 72 72" draw:points="0,0 72,0 72,72 0,72">
          <text:p/>
        </draw:polygon>
        <draw:polygon draw:style-name="gr11" draw:text-style-name="P8" draw:layer="layout" svg:width="0.071cm" svg:height="0.071cm" svg:x="13.052cm" svg:y="29.456cm" svg:viewBox="0 0 72 72" draw:points="0,0 72,0 72,72 0,72">
          <text:p/>
        </draw:polygon>
        <draw:polygon draw:style-name="gr11" draw:text-style-name="P8" draw:layer="layout" svg:width="0.07cm" svg:height="0.071cm" svg:x="13.123cm" svg:y="29.456cm" svg:viewBox="0 0 71 72" draw:points="0,0 71,0 71,72 0,72">
          <text:p/>
        </draw:polygon>
        <draw:polygon draw:style-name="gr11" draw:text-style-name="P8" draw:layer="layout" svg:width="0.07cm" svg:height="0.07cm" svg:x="13.123cm" svg:y="29.845cm" svg:viewBox="0 0 71 71" draw:points="0,0 71,0 71,71 0,71">
          <text:p/>
        </draw:polygon>
        <draw:line draw:style-name="gr10" draw:text-style-name="P3" draw:layer="layout" svg:x1="13.088cm" svg:y1="28.116cm" svg:x2="13.088cm" svg:y2="27.587cm">
          <text:p/>
        </draw:line>
        <draw:line draw:style-name="gr10" draw:text-style-name="P3" draw:layer="layout" svg:x1="13.088cm" svg:y1="27.587cm" svg:x2="13.158cm" svg:y2="27.587cm">
          <text:p/>
        </draw:line>
        <draw:line draw:style-name="gr10" draw:text-style-name="P3" draw:layer="layout" svg:x1="13.158cm" svg:y1="27.587cm" svg:x2="13.158cm" svg:y2="26.423cm">
          <text:p/>
        </draw:line>
        <draw:polygon draw:style-name="gr11" draw:text-style-name="P8" draw:layer="layout" svg:width="0.071cm" svg:height="0.07cm" svg:x="13.052cm" svg:y="28.081cm" svg:viewBox="0 0 72 71" draw:points="0,0 72,0 72,71 0,71">
          <text:p/>
        </draw:polygon>
        <draw:polygon draw:style-name="gr11" draw:text-style-name="P8" draw:layer="layout" svg:width="0.071cm" svg:height="0.071cm" svg:x="13.052cm" svg:y="27.551cm" svg:viewBox="0 0 72 72" draw:points="0,0 72,0 72,72 0,72">
          <text:p/>
        </draw:polygon>
        <draw:polygon draw:style-name="gr11" draw:text-style-name="P8" draw:layer="layout" svg:width="0.07cm" svg:height="0.071cm" svg:x="13.123cm" svg:y="27.551cm" svg:viewBox="0 0 71 72" draw:points="0,0 71,0 71,72 0,72">
          <text:p/>
        </draw:polygon>
        <draw:polygon draw:style-name="gr11" draw:text-style-name="P8" draw:layer="layout" svg:width="0.07cm" svg:height="0.071cm" svg:x="13.123cm" svg:y="26.387cm" svg:viewBox="0 0 71 72" draw:points="0,0 71,0 71,72 0,72">
          <text:p/>
        </draw:polygon>
        <draw:line draw:style-name="gr10" draw:text-style-name="P3" draw:layer="layout" svg:x1="13.088cm" svg:y1="24.376cm" svg:x2="13.088cm" svg:y2="24.906cm">
          <text:p/>
        </draw:line>
        <draw:line draw:style-name="gr10" draw:text-style-name="P3" draw:layer="layout" svg:x1="13.088cm" svg:y1="24.906cm" svg:x2="13.158cm" svg:y2="24.906cm">
          <text:p/>
        </draw:line>
        <draw:line draw:style-name="gr10" draw:text-style-name="P3" draw:layer="layout" svg:x1="13.158cm" svg:y1="24.906cm" svg:x2="13.158cm" svg:y2="24.941cm">
          <text:p/>
        </draw:line>
        <draw:polygon draw:style-name="gr11" draw:text-style-name="P8" draw:layer="layout" svg:width="0.071cm" svg:height="0.071cm" svg:x="13.052cm" svg:y="24.341cm" svg:viewBox="0 0 72 72" draw:points="0,0 72,0 72,72 0,72">
          <text:p/>
        </draw:polygon>
        <draw:polygon draw:style-name="gr11" draw:text-style-name="P8" draw:layer="layout" svg:width="0.071cm" svg:height="0.071cm" svg:x="13.052cm" svg:y="24.87cm" svg:viewBox="0 0 72 72" draw:points="0,0 72,0 72,72 0,72">
          <text:p/>
        </draw:polygon>
        <draw:polygon draw:style-name="gr11" draw:text-style-name="P8" draw:layer="layout" svg:width="0.07cm" svg:height="0.071cm" svg:x="13.123cm" svg:y="24.87cm" svg:viewBox="0 0 71 72" draw:points="0,0 71,0 71,72 0,72">
          <text:p/>
        </draw:polygon>
        <draw:polygon draw:style-name="gr11" draw:text-style-name="P8" draw:layer="layout" svg:width="0.07cm" svg:height="0.07cm" svg:x="13.123cm" svg:y="24.906cm" svg:viewBox="0 0 71 71" draw:points="0,0 71,0 71,71 0,71">
          <text:p/>
        </draw:polygon>
        <draw:line draw:style-name="gr10" draw:text-style-name="P3" draw:layer="layout" svg:x1="13.088cm" svg:y1="38.84cm" svg:x2="13.088cm" svg:y2="39.37cm">
          <text:p/>
        </draw:line>
        <draw:line draw:style-name="gr10" draw:text-style-name="P3" draw:layer="layout" svg:x1="13.088cm" svg:y1="39.37cm" svg:x2="13.229cm" svg:y2="39.37cm">
          <text:p/>
        </draw:line>
        <draw:line draw:style-name="gr10" draw:text-style-name="P3" draw:layer="layout" svg:x1="13.229cm" svg:y1="39.37cm" svg:x2="13.229cm" svg:y2="40.11cm">
          <text:p/>
        </draw:line>
        <draw:polygon draw:style-name="gr11" draw:text-style-name="P8" draw:layer="layout" svg:width="0.071cm" svg:height="0.071cm" svg:x="13.052cm" svg:y="38.805cm" svg:viewBox="0 0 72 72" draw:points="0,0 72,0 72,72 0,72">
          <text:p/>
        </draw:polygon>
        <draw:polygon draw:style-name="gr11" draw:text-style-name="P8" draw:layer="layout" svg:width="0.071cm" svg:height="0.071cm" svg:x="13.052cm" svg:y="39.334cm" svg:viewBox="0 0 72 72" draw:points="0,0 72,0 72,72 0,72">
          <text:p/>
        </draw:polygon>
        <draw:polygon draw:style-name="gr11" draw:text-style-name="P8" draw:layer="layout" svg:width="0.071cm" svg:height="0.071cm" svg:x="13.193cm" svg:y="39.334cm" svg:viewBox="0 0 72 72" draw:points="0,0 72,0 72,72 0,72">
          <text:p/>
        </draw:polygon>
        <draw:polygon draw:style-name="gr11" draw:text-style-name="P8" draw:layer="layout" svg:width="0.071cm" svg:height="0.071cm" svg:x="13.193cm" svg:y="40.075cm" svg:viewBox="0 0 72 72" draw:points="0,0 72,0 72,72 0,72">
          <text:p/>
        </draw:polygon>
        <draw:line draw:style-name="gr10" draw:text-style-name="P3" draw:layer="layout" svg:x1="12.029cm" svg:y1="23.53cm" svg:x2="12.029cm" svg:y2="23.001cm">
          <text:p/>
        </draw:line>
        <draw:line draw:style-name="gr10" draw:text-style-name="P3" draw:layer="layout" svg:x1="12.029cm" svg:y1="23.001cm" svg:x2="12.17cm" svg:y2="23.001cm">
          <text:p/>
        </draw:line>
        <draw:line draw:style-name="gr10" draw:text-style-name="P3" draw:layer="layout" svg:x1="12.17cm" svg:y1="23.001cm" svg:x2="12.17cm" svg:y2="22.895cm">
          <text:p/>
        </draw:line>
        <draw:polygon draw:style-name="gr11" draw:text-style-name="P8" draw:layer="layout" svg:width="0.071cm" svg:height="0.07cm" svg:x="11.994cm" svg:y="23.495cm" svg:viewBox="0 0 72 71" draw:points="0,0 72,0 72,71 0,71">
          <text:p/>
        </draw:polygon>
        <draw:polygon draw:style-name="gr11" draw:text-style-name="P8" draw:layer="layout" svg:width="0.071cm" svg:height="0.071cm" svg:x="11.994cm" svg:y="22.965cm" svg:viewBox="0 0 72 72" draw:points="0,0 72,0 72,72 0,72">
          <text:p/>
        </draw:polygon>
        <draw:polygon draw:style-name="gr11" draw:text-style-name="P8" draw:layer="layout" svg:width="0.071cm" svg:height="0.071cm" svg:x="12.135cm" svg:y="22.965cm" svg:viewBox="0 0 72 72" draw:points="0,0 72,0 72,72 0,72">
          <text:p/>
        </draw:polygon>
        <draw:polygon draw:style-name="gr11" draw:text-style-name="P8" draw:layer="layout" svg:width="0.071cm" svg:height="0.07cm" svg:x="12.135cm" svg:y="22.86cm" svg:viewBox="0 0 72 71" draw:points="0,0 72,0 72,71 0,71">
          <text:p/>
        </draw:polygon>
        <draw:line draw:style-name="gr10" draw:text-style-name="P3" draw:layer="layout" svg:x1="12.029cm" svg:y1="37.994cm" svg:x2="12.029cm" svg:y2="37.465cm">
          <text:p/>
        </draw:line>
        <draw:line draw:style-name="gr10" draw:text-style-name="P3" draw:layer="layout" svg:x1="12.029cm" svg:y1="37.465cm" svg:x2="12.1cm" svg:y2="37.465cm">
          <text:p/>
        </draw:line>
        <draw:line draw:style-name="gr10" draw:text-style-name="P3" draw:layer="layout" svg:x1="12.1cm" svg:y1="37.465cm" svg:x2="12.1cm" svg:y2="37.5cm">
          <text:p/>
        </draw:line>
        <draw:polygon draw:style-name="gr11" draw:text-style-name="P8" draw:layer="layout" svg:width="0.071cm" svg:height="0.071cm" svg:x="11.994cm" svg:y="37.958cm" svg:viewBox="0 0 72 72" draw:points="0,0 72,0 72,72 0,72">
          <text:p/>
        </draw:polygon>
        <draw:polygon draw:style-name="gr11" draw:text-style-name="P8" draw:layer="layout" svg:width="0.071cm" svg:height="0.071cm" svg:x="11.994cm" svg:y="37.429cm" svg:viewBox="0 0 72 72" draw:points="0,0 72,0 72,72 0,72">
          <text:p/>
        </draw:polygon>
        <draw:polygon draw:style-name="gr11" draw:text-style-name="P8" draw:layer="layout" svg:width="0.07cm" svg:height="0.071cm" svg:x="12.065cm" svg:y="37.429cm" svg:viewBox="0 0 71 72" draw:points="0,0 71,0 71,72 0,72">
          <text:p/>
        </draw:polygon>
        <draw:polygon draw:style-name="gr11" draw:text-style-name="P8" draw:layer="layout" svg:width="0.07cm" svg:height="0.07cm" svg:x="12.065cm" svg:y="37.465cm" svg:viewBox="0 0 71 71" draw:points="0,0 71,0 71,71 0,71">
          <text:p/>
        </draw:polygon>
        <draw:line draw:style-name="gr10" draw:text-style-name="P3" draw:layer="layout" svg:x1="12.029cm" svg:y1="35.665cm" svg:x2="12.029cm" svg:y2="36.195cm">
          <text:p/>
        </draw:line>
        <draw:line draw:style-name="gr10" draw:text-style-name="P3" draw:layer="layout" svg:x1="12.029cm" svg:y1="36.195cm" svg:x2="12.1cm" svg:y2="36.195cm">
          <text:p/>
        </draw:line>
        <draw:line draw:style-name="gr10" draw:text-style-name="P3" draw:layer="layout" svg:x1="12.1cm" svg:y1="36.195cm" svg:x2="12.1cm" svg:y2="36.583cm">
          <text:p/>
        </draw:line>
        <draw:polygon draw:style-name="gr11" draw:text-style-name="P8" draw:layer="layout" svg:width="0.071cm" svg:height="0.071cm" svg:x="11.994cm" svg:y="35.63cm" svg:viewBox="0 0 72 72" draw:points="0,0 72,0 72,72 0,72">
          <text:p/>
        </draw:polygon>
        <draw:polygon draw:style-name="gr11" draw:text-style-name="P8" draw:layer="layout" svg:width="0.071cm" svg:height="0.071cm" svg:x="11.994cm" svg:y="36.159cm" svg:viewBox="0 0 72 72" draw:points="0,0 72,0 72,72 0,72">
          <text:p/>
        </draw:polygon>
        <draw:polygon draw:style-name="gr11" draw:text-style-name="P8" draw:layer="layout" svg:width="0.07cm" svg:height="0.071cm" svg:x="12.065cm" svg:y="36.159cm" svg:viewBox="0 0 71 72" draw:points="0,0 71,0 71,72 0,72">
          <text:p/>
        </draw:polygon>
        <draw:polygon draw:style-name="gr11" draw:text-style-name="P8" draw:layer="layout" svg:width="0.07cm" svg:height="0.071cm" svg:x="12.065cm" svg:y="36.547cm" svg:viewBox="0 0 71 72" draw:points="0,0 71,0 71,72 0,72">
          <text:p/>
        </draw:polygon>
        <draw:line draw:style-name="gr10" draw:text-style-name="P3" draw:layer="layout" svg:x1="12.029cm" svg:y1="34.82cm" svg:x2="12.101cm" svg:y2="34.501cm">
          <text:p/>
        </draw:line>
        <draw:line draw:style-name="gr10" draw:text-style-name="P3" draw:layer="layout" svg:x1="12.029cm" svg:y1="28.963cm" svg:x2="12.029cm" svg:y2="29.492cm">
          <text:p/>
        </draw:line>
        <draw:line draw:style-name="gr10" draw:text-style-name="P3" draw:layer="layout" svg:x1="12.029cm" svg:y1="29.492cm" svg:x2="12.1cm" svg:y2="29.492cm">
          <text:p/>
        </draw:line>
        <draw:line draw:style-name="gr10" draw:text-style-name="P3" draw:layer="layout" svg:x1="12.1cm" svg:y1="29.492cm" svg:x2="12.1cm" svg:y2="29.88cm">
          <text:p/>
        </draw:line>
        <draw:polygon draw:style-name="gr11" draw:text-style-name="P8" draw:layer="layout" svg:width="0.071cm" svg:height="0.071cm" svg:x="11.994cm" svg:y="28.927cm" svg:viewBox="0 0 72 72" draw:points="0,0 72,0 72,72 0,72">
          <text:p/>
        </draw:polygon>
        <draw:polygon draw:style-name="gr11" draw:text-style-name="P8" draw:layer="layout" svg:width="0.071cm" svg:height="0.071cm" svg:x="11.994cm" svg:y="29.456cm" svg:viewBox="0 0 72 72" draw:points="0,0 72,0 72,72 0,72">
          <text:p/>
        </draw:polygon>
        <draw:polygon draw:style-name="gr11" draw:text-style-name="P8" draw:layer="layout" svg:width="0.07cm" svg:height="0.071cm" svg:x="12.065cm" svg:y="29.456cm" svg:viewBox="0 0 71 72" draw:points="0,0 71,0 71,72 0,72">
          <text:p/>
        </draw:polygon>
        <draw:polygon draw:style-name="gr11" draw:text-style-name="P8" draw:layer="layout" svg:width="0.07cm" svg:height="0.07cm" svg:x="12.065cm" svg:y="29.845cm" svg:viewBox="0 0 71 71" draw:points="0,0 71,0 71,71 0,71">
          <text:p/>
        </draw:polygon>
        <draw:line draw:style-name="gr10" draw:text-style-name="P3" draw:layer="layout" svg:x1="12.029cm" svg:y1="28.116cm" svg:x2="12.029cm" svg:y2="27.587cm">
          <text:p/>
        </draw:line>
        <draw:line draw:style-name="gr10" draw:text-style-name="P3" draw:layer="layout" svg:x1="12.029cm" svg:y1="27.587cm" svg:x2="12.1cm" svg:y2="27.587cm">
          <text:p/>
        </draw:line>
        <draw:line draw:style-name="gr10" draw:text-style-name="P3" draw:layer="layout" svg:x1="12.1cm" svg:y1="27.587cm" svg:x2="12.1cm" svg:y2="26.423cm">
          <text:p/>
        </draw:line>
        <draw:polygon draw:style-name="gr11" draw:text-style-name="P8" draw:layer="layout" svg:width="0.071cm" svg:height="0.07cm" svg:x="11.994cm" svg:y="28.081cm" svg:viewBox="0 0 72 71" draw:points="0,0 72,0 72,71 0,71">
          <text:p/>
        </draw:polygon>
        <draw:polygon draw:style-name="gr11" draw:text-style-name="P8" draw:layer="layout" svg:width="0.071cm" svg:height="0.071cm" svg:x="11.994cm" svg:y="27.551cm" svg:viewBox="0 0 72 72" draw:points="0,0 72,0 72,72 0,72">
          <text:p/>
        </draw:polygon>
        <draw:polygon draw:style-name="gr11" draw:text-style-name="P8" draw:layer="layout" svg:width="0.07cm" svg:height="0.071cm" svg:x="12.065cm" svg:y="27.551cm" svg:viewBox="0 0 71 72" draw:points="0,0 71,0 71,72 0,72">
          <text:p/>
        </draw:polygon>
        <draw:polygon draw:style-name="gr11" draw:text-style-name="P8" draw:layer="layout" svg:width="0.07cm" svg:height="0.071cm" svg:x="12.065cm" svg:y="26.387cm" svg:viewBox="0 0 71 72" draw:points="0,0 71,0 71,72 0,72">
          <text:p/>
        </draw:polygon>
        <draw:line draw:style-name="gr10" draw:text-style-name="P3" draw:layer="layout" svg:x1="12.029cm" svg:y1="24.376cm" svg:x2="12.029cm" svg:y2="24.906cm">
          <text:p/>
        </draw:line>
        <draw:line draw:style-name="gr10" draw:text-style-name="P3" draw:layer="layout" svg:x1="12.029cm" svg:y1="24.906cm" svg:x2="12.1cm" svg:y2="24.906cm">
          <text:p/>
        </draw:line>
        <draw:line draw:style-name="gr10" draw:text-style-name="P3" draw:layer="layout" svg:x1="12.1cm" svg:y1="24.906cm" svg:x2="12.1cm" svg:y2="24.941cm">
          <text:p/>
        </draw:line>
        <draw:polygon draw:style-name="gr11" draw:text-style-name="P8" draw:layer="layout" svg:width="0.071cm" svg:height="0.071cm" svg:x="11.994cm" svg:y="24.341cm" svg:viewBox="0 0 72 72" draw:points="0,0 72,0 72,72 0,72">
          <text:p/>
        </draw:polygon>
        <draw:polygon draw:style-name="gr11" draw:text-style-name="P8" draw:layer="layout" svg:width="0.071cm" svg:height="0.071cm" svg:x="11.994cm" svg:y="24.87cm" svg:viewBox="0 0 72 72" draw:points="0,0 72,0 72,72 0,72">
          <text:p/>
        </draw:polygon>
        <draw:polygon draw:style-name="gr11" draw:text-style-name="P8" draw:layer="layout" svg:width="0.07cm" svg:height="0.071cm" svg:x="12.065cm" svg:y="24.87cm" svg:viewBox="0 0 71 72" draw:points="0,0 71,0 71,72 0,72">
          <text:p/>
        </draw:polygon>
        <draw:polygon draw:style-name="gr11" draw:text-style-name="P8" draw:layer="layout" svg:width="0.07cm" svg:height="0.07cm" svg:x="12.065cm" svg:y="24.906cm" svg:viewBox="0 0 71 71" draw:points="0,0 71,0 71,71 0,71">
          <text:p/>
        </draw:polygon>
        <draw:line draw:style-name="gr10" draw:text-style-name="P3" draw:layer="layout" svg:x1="12.029cm" svg:y1="38.84cm" svg:x2="12.029cm" svg:y2="39.37cm">
          <text:p/>
        </draw:line>
        <draw:line draw:style-name="gr10" draw:text-style-name="P3" draw:layer="layout" svg:x1="12.029cm" svg:y1="39.37cm" svg:x2="12.17cm" svg:y2="39.37cm">
          <text:p/>
        </draw:line>
        <draw:line draw:style-name="gr10" draw:text-style-name="P3" draw:layer="layout" svg:x1="12.17cm" svg:y1="39.37cm" svg:x2="12.17cm" svg:y2="40.11cm">
          <text:p/>
        </draw:line>
        <draw:polygon draw:style-name="gr11" draw:text-style-name="P8" draw:layer="layout" svg:width="0.071cm" svg:height="0.071cm" svg:x="11.994cm" svg:y="38.805cm" svg:viewBox="0 0 72 72" draw:points="0,0 72,0 72,72 0,72">
          <text:p/>
        </draw:polygon>
        <draw:polygon draw:style-name="gr11" draw:text-style-name="P8" draw:layer="layout" svg:width="0.071cm" svg:height="0.071cm" svg:x="11.994cm" svg:y="39.334cm" svg:viewBox="0 0 72 72" draw:points="0,0 72,0 72,72 0,72">
          <text:p/>
        </draw:polygon>
        <draw:polygon draw:style-name="gr11" draw:text-style-name="P8" draw:layer="layout" svg:width="0.071cm" svg:height="0.071cm" svg:x="12.135cm" svg:y="39.334cm" svg:viewBox="0 0 72 72" draw:points="0,0 72,0 72,72 0,72">
          <text:p/>
        </draw:polygon>
        <draw:polygon draw:style-name="gr11" draw:text-style-name="P8" draw:layer="layout" svg:width="0.071cm" svg:height="0.071cm" svg:x="12.135cm" svg:y="40.075cm" svg:viewBox="0 0 72 72" draw:points="0,0 72,0 72,72 0,72">
          <text:p/>
        </draw:polygon>
        <draw:line draw:style-name="gr10" draw:text-style-name="P3" draw:layer="layout" svg:x1="10.971cm" svg:y1="28.116cm" svg:x2="10.971cm" svg:y2="27.587cm">
          <text:p/>
        </draw:line>
        <draw:line draw:style-name="gr10" draw:text-style-name="P3" draw:layer="layout" svg:x1="10.971cm" svg:y1="27.587cm" svg:x2="11.041cm" svg:y2="27.587cm">
          <text:p/>
        </draw:line>
        <draw:line draw:style-name="gr10" draw:text-style-name="P3" draw:layer="layout" svg:x1="11.041cm" svg:y1="27.587cm" svg:x2="11.041cm" svg:y2="26.423cm">
          <text:p/>
        </draw:line>
        <draw:polygon draw:style-name="gr11" draw:text-style-name="P8" draw:layer="layout" svg:width="0.07cm" svg:height="0.07cm" svg:x="10.936cm" svg:y="28.081cm" svg:viewBox="0 0 71 71" draw:points="0,0 71,0 71,71 0,71">
          <text:p/>
        </draw:polygon>
        <draw:polygon draw:style-name="gr11" draw:text-style-name="P8" draw:layer="layout" svg:width="0.07cm" svg:height="0.071cm" svg:x="10.936cm" svg:y="27.551cm" svg:viewBox="0 0 71 72" draw:points="0,0 71,0 71,72 0,72">
          <text:p/>
        </draw:polygon>
        <draw:polygon draw:style-name="gr11" draw:text-style-name="P8" draw:layer="layout" svg:width="0.071cm" svg:height="0.071cm" svg:x="11.006cm" svg:y="27.551cm" svg:viewBox="0 0 72 72" draw:points="0,0 72,0 72,72 0,72">
          <text:p/>
        </draw:polygon>
        <draw:polygon draw:style-name="gr11" draw:text-style-name="P8" draw:layer="layout" svg:width="0.071cm" svg:height="0.071cm" svg:x="11.006cm" svg:y="26.387cm" svg:viewBox="0 0 72 72" draw:points="0,0 72,0 72,72 0,72">
          <text:p/>
        </draw:polygon>
        <draw:line draw:style-name="gr10" draw:text-style-name="P3" draw:layer="layout" svg:x1="13.017cm" svg:y1="42.933cm" svg:x2="13.017cm" svg:y2="42.403cm">
          <text:p/>
        </draw:line>
        <draw:line draw:style-name="gr10" draw:text-style-name="P3" draw:layer="layout" svg:x1="13.017cm" svg:y1="42.403cm" svg:x2="12.17cm" svg:y2="42.403cm">
          <text:p/>
        </draw:line>
        <draw:line draw:style-name="gr10" draw:text-style-name="P3" draw:layer="layout" svg:x1="12.17cm" svg:y1="42.403cm" svg:x2="12.17cm" svg:y2="40.886cm">
          <text:p/>
        </draw:line>
        <draw:polygon draw:style-name="gr11" draw:text-style-name="P8" draw:layer="layout" svg:width="0.07cm" svg:height="0.071cm" svg:x="12.982cm" svg:y="42.897cm" svg:viewBox="0 0 71 72" draw:points="0,0 71,0 71,72 0,72">
          <text:p/>
        </draw:polygon>
        <draw:polygon draw:style-name="gr11" draw:text-style-name="P8" draw:layer="layout" svg:width="0.07cm" svg:height="0.071cm" svg:x="12.982cm" svg:y="42.368cm" svg:viewBox="0 0 71 72" draw:points="0,0 71,0 71,72 0,72">
          <text:p/>
        </draw:polygon>
        <draw:polygon draw:style-name="gr11" draw:text-style-name="P8" draw:layer="layout" svg:width="0.071cm" svg:height="0.071cm" svg:x="12.135cm" svg:y="42.368cm" svg:viewBox="0 0 72 72" draw:points="0,0 72,0 72,72 0,72">
          <text:p/>
        </draw:polygon>
        <draw:polygon draw:style-name="gr11" draw:text-style-name="P8" draw:layer="layout" svg:width="0.071cm" svg:height="0.071cm" svg:x="12.135cm" svg:y="40.851cm" svg:viewBox="0 0 72 72" draw:points="0,0 72,0 72,72 0,72">
          <text:p/>
        </draw:polygon>
        <draw:line draw:style-name="gr10" draw:text-style-name="P3" draw:layer="layout" svg:x1="13.405cm" svg:y1="42.933cm" svg:x2="13.405cm" svg:y2="42.403cm">
          <text:p/>
        </draw:line>
        <draw:line draw:style-name="gr10" draw:text-style-name="P3" draw:layer="layout" svg:x1="13.405cm" svg:y1="42.403cm" svg:x2="13.229cm" svg:y2="42.403cm">
          <text:p/>
        </draw:line>
        <draw:line draw:style-name="gr10" draw:text-style-name="P3" draw:layer="layout" svg:x1="13.229cm" svg:y1="42.403cm" svg:x2="13.229cm" svg:y2="40.886cm">
          <text:p/>
        </draw:line>
        <draw:polygon draw:style-name="gr11" draw:text-style-name="P8" draw:layer="layout" svg:width="0.07cm" svg:height="0.071cm" svg:x="13.37cm" svg:y="42.897cm" svg:viewBox="0 0 71 72" draw:points="0,0 71,0 71,72 0,72">
          <text:p/>
        </draw:polygon>
        <draw:polygon draw:style-name="gr11" draw:text-style-name="P8" draw:layer="layout" svg:width="0.07cm" svg:height="0.071cm" svg:x="13.37cm" svg:y="42.368cm" svg:viewBox="0 0 71 72" draw:points="0,0 71,0 71,72 0,72">
          <text:p/>
        </draw:polygon>
        <draw:polygon draw:style-name="gr11" draw:text-style-name="P8" draw:layer="layout" svg:width="0.071cm" svg:height="0.071cm" svg:x="13.193cm" svg:y="42.368cm" svg:viewBox="0 0 72 72" draw:points="0,0 72,0 72,72 0,72">
          <text:p/>
        </draw:polygon>
        <draw:polygon draw:style-name="gr11" draw:text-style-name="P8" draw:layer="layout" svg:width="0.071cm" svg:height="0.071cm" svg:x="13.193cm" svg:y="40.851cm" svg:viewBox="0 0 72 72" draw:points="0,0 72,0 72,72 0,72">
          <text:p/>
        </draw:polygon>
        <draw:line draw:style-name="gr10" draw:text-style-name="P3" draw:layer="layout" svg:x1="13.793cm" svg:y1="42.933cm" svg:x2="13.793cm" svg:y2="42.403cm">
          <text:p/>
        </draw:line>
        <draw:line draw:style-name="gr10" draw:text-style-name="P3" draw:layer="layout" svg:x1="13.793cm" svg:y1="42.403cm" svg:x2="14.287cm" svg:y2="42.403cm">
          <text:p/>
        </draw:line>
        <draw:line draw:style-name="gr10" draw:text-style-name="P3" draw:layer="layout" svg:x1="14.287cm" svg:y1="42.403cm" svg:x2="14.287cm" svg:y2="40.886cm">
          <text:p/>
        </draw:line>
        <draw:polygon draw:style-name="gr11" draw:text-style-name="P8" draw:layer="layout" svg:width="0.07cm" svg:height="0.071cm" svg:x="13.758cm" svg:y="42.897cm" svg:viewBox="0 0 71 72" draw:points="0,0 71,0 71,72 0,72">
          <text:p/>
        </draw:polygon>
        <draw:polygon draw:style-name="gr11" draw:text-style-name="P8" draw:layer="layout" svg:width="0.07cm" svg:height="0.071cm" svg:x="13.758cm" svg:y="42.368cm" svg:viewBox="0 0 71 72" draw:points="0,0 71,0 71,72 0,72">
          <text:p/>
        </draw:polygon>
        <draw:polygon draw:style-name="gr11" draw:text-style-name="P8" draw:layer="layout" svg:width="0.07cm" svg:height="0.071cm" svg:x="14.252cm" svg:y="42.368cm" svg:viewBox="0 0 71 72" draw:points="0,0 71,0 71,72 0,72">
          <text:p/>
        </draw:polygon>
        <draw:polygon draw:style-name="gr11" draw:text-style-name="P8" draw:layer="layout" svg:width="0.07cm" svg:height="0.071cm" svg:x="14.252cm" svg:y="40.851cm" svg:viewBox="0 0 71 72" draw:points="0,0 71,0 71,72 0,72">
          <text:p/>
        </draw:polygon>
        <draw:line draw:style-name="gr10" draw:text-style-name="P3" draw:layer="layout" svg:x1="14.146cm" svg:y1="42.933cm" svg:x2="14.146cm" svg:y2="42.403cm">
          <text:p/>
        </draw:line>
        <draw:line draw:style-name="gr10" draw:text-style-name="P3" draw:layer="layout" svg:x1="14.146cm" svg:y1="42.403cm" svg:x2="14.993cm" svg:y2="42.403cm">
          <text:p/>
        </draw:line>
        <draw:line draw:style-name="gr10" draw:text-style-name="P3" draw:layer="layout" svg:x1="14.993cm" svg:y1="42.403cm" svg:x2="14.993cm" svg:y2="40.886cm">
          <text:p/>
        </draw:line>
        <draw:polygon draw:style-name="gr11" draw:text-style-name="P8" draw:layer="layout" svg:width="0.07cm" svg:height="0.071cm" svg:x="14.111cm" svg:y="42.897cm" svg:viewBox="0 0 71 72" draw:points="0,0 71,0 71,72 0,72">
          <text:p/>
        </draw:polygon>
        <draw:polygon draw:style-name="gr11" draw:text-style-name="P8" draw:layer="layout" svg:width="0.07cm" svg:height="0.071cm" svg:x="14.111cm" svg:y="42.368cm" svg:viewBox="0 0 71 72" draw:points="0,0 71,0 71,72 0,72">
          <text:p/>
        </draw:polygon>
        <draw:polygon draw:style-name="gr11" draw:text-style-name="P8" draw:layer="layout" svg:width="0.071cm" svg:height="0.071cm" svg:x="14.957cm" svg:y="42.368cm" svg:viewBox="0 0 72 72" draw:points="0,0 72,0 72,72 0,72">
          <text:p/>
        </draw:polygon>
        <draw:polygon draw:style-name="gr11" draw:text-style-name="P8" draw:layer="layout" svg:width="0.071cm" svg:height="0.071cm" svg:x="14.957cm" svg:y="40.851cm" svg:viewBox="0 0 72 72" draw:points="0,0 72,0 72,72 0,72">
          <text:p/>
        </draw:polygon>
        <draw:line draw:style-name="gr10" draw:text-style-name="P3" draw:layer="layout" svg:x1="14.534cm" svg:y1="42.933cm" svg:x2="14.534cm" svg:y2="42.403cm">
          <text:p/>
        </draw:line>
        <draw:line draw:style-name="gr10" draw:text-style-name="P3" draw:layer="layout" svg:x1="14.534cm" svg:y1="42.403cm" svg:x2="16.404cm" svg:y2="42.403cm">
          <text:p/>
        </draw:line>
        <draw:line draw:style-name="gr10" draw:text-style-name="P3" draw:layer="layout" svg:x1="16.404cm" svg:y1="42.403cm" svg:x2="16.404cm" svg:y2="40.886cm">
          <text:p/>
        </draw:line>
        <draw:polygon draw:style-name="gr11" draw:text-style-name="P8" draw:layer="layout" svg:width="0.07cm" svg:height="0.071cm" svg:x="14.499cm" svg:y="42.897cm" svg:viewBox="0 0 71 72" draw:points="0,0 71,0 71,72 0,72">
          <text:p/>
        </draw:polygon>
        <draw:polygon draw:style-name="gr11" draw:text-style-name="P8" draw:layer="layout" svg:width="0.07cm" svg:height="0.071cm" svg:x="14.499cm" svg:y="42.368cm" svg:viewBox="0 0 71 72" draw:points="0,0 71,0 71,72 0,72">
          <text:p/>
        </draw:polygon>
        <draw:polygon draw:style-name="gr11" draw:text-style-name="P8" draw:layer="layout" svg:width="0.071cm" svg:height="0.071cm" svg:x="16.368cm" svg:y="42.368cm" svg:viewBox="0 0 72 72" draw:points="0,0 72,0 72,72 0,72">
          <text:p/>
        </draw:polygon>
        <draw:polygon draw:style-name="gr11" draw:text-style-name="P8" draw:layer="layout" svg:width="0.071cm" svg:height="0.071cm" svg:x="16.368cm" svg:y="40.851cm" svg:viewBox="0 0 72 72" draw:points="0,0 72,0 72,72 0,72">
          <text:p/>
        </draw:polygon>
        <draw:line draw:style-name="gr10" draw:text-style-name="P3" draw:layer="layout" svg:x1="14.922cm" svg:y1="42.933cm" svg:x2="14.922cm" svg:y2="42.403cm">
          <text:p/>
        </draw:line>
        <draw:line draw:style-name="gr10" draw:text-style-name="P3" draw:layer="layout" svg:x1="14.922cm" svg:y1="42.403cm" svg:x2="17.462cm" svg:y2="42.403cm">
          <text:p/>
        </draw:line>
        <draw:line draw:style-name="gr10" draw:text-style-name="P3" draw:layer="layout" svg:x1="17.462cm" svg:y1="42.403cm" svg:x2="17.462cm" svg:y2="40.886cm">
          <text:p/>
        </draw:line>
        <draw:polygon draw:style-name="gr11" draw:text-style-name="P8" draw:layer="layout" svg:width="0.07cm" svg:height="0.071cm" svg:x="14.887cm" svg:y="42.897cm" svg:viewBox="0 0 71 72" draw:points="0,0 71,0 71,72 0,72">
          <text:p/>
        </draw:polygon>
        <draw:polygon draw:style-name="gr11" draw:text-style-name="P8" draw:layer="layout" svg:width="0.07cm" svg:height="0.071cm" svg:x="14.887cm" svg:y="42.368cm" svg:viewBox="0 0 71 72" draw:points="0,0 71,0 71,72 0,72">
          <text:p/>
        </draw:polygon>
        <draw:polygon draw:style-name="gr11" draw:text-style-name="P8" draw:layer="layout" svg:width="0.07cm" svg:height="0.071cm" svg:x="17.427cm" svg:y="42.368cm" svg:viewBox="0 0 71 72" draw:points="0,0 71,0 71,72 0,72">
          <text:p/>
        </draw:polygon>
        <draw:polygon draw:style-name="gr11" draw:text-style-name="P8" draw:layer="layout" svg:width="0.07cm" svg:height="0.071cm" svg:x="17.427cm" svg:y="40.851cm" svg:viewBox="0 0 71 72" draw:points="0,0 71,0 71,72 0,72">
          <text:p/>
        </draw:polygon>
        <draw:line draw:style-name="gr10" draw:text-style-name="P3" draw:layer="layout" svg:x1="15.31cm" svg:y1="42.933cm" svg:x2="15.31cm" svg:y2="42.403cm">
          <text:p/>
        </draw:line>
        <draw:line draw:style-name="gr10" draw:text-style-name="P3" draw:layer="layout" svg:x1="15.31cm" svg:y1="42.403cm" svg:x2="18.52cm" svg:y2="42.403cm">
          <text:p/>
        </draw:line>
        <draw:line draw:style-name="gr10" draw:text-style-name="P3" draw:layer="layout" svg:x1="18.52cm" svg:y1="42.403cm" svg:x2="18.52cm" svg:y2="40.886cm">
          <text:p/>
        </draw:line>
        <draw:polygon draw:style-name="gr11" draw:text-style-name="P8" draw:layer="layout" svg:width="0.07cm" svg:height="0.071cm" svg:x="15.275cm" svg:y="42.897cm" svg:viewBox="0 0 71 72" draw:points="0,0 71,0 71,72 0,72">
          <text:p/>
        </draw:polygon>
        <draw:polygon draw:style-name="gr11" draw:text-style-name="P8" draw:layer="layout" svg:width="0.07cm" svg:height="0.071cm" svg:x="15.275cm" svg:y="42.368cm" svg:viewBox="0 0 71 72" draw:points="0,0 71,0 71,72 0,72">
          <text:p/>
        </draw:polygon>
        <draw:polygon draw:style-name="gr11" draw:text-style-name="P8" draw:layer="layout" svg:width="0.071cm" svg:height="0.071cm" svg:x="18.485cm" svg:y="42.368cm" svg:viewBox="0 0 72 72" draw:points="0,0 72,0 72,72 0,72">
          <text:p/>
        </draw:polygon>
        <draw:polygon draw:style-name="gr11" draw:text-style-name="P8" draw:layer="layout" svg:width="0.071cm" svg:height="0.071cm" svg:x="18.485cm" svg:y="40.851cm" svg:viewBox="0 0 72 72" draw:points="0,0 72,0 72,72 0,72">
          <text:p/>
        </draw:polygon>
        <draw:line draw:style-name="gr10" draw:text-style-name="P3" draw:layer="layout" svg:x1="12.629cm" svg:y1="42.933cm" svg:x2="12.629cm" svg:y2="42.403cm">
          <text:p/>
        </draw:line>
        <draw:line draw:style-name="gr10" draw:text-style-name="P3" draw:layer="layout" svg:x1="12.629cm" svg:y1="42.403cm" svg:x2="11.112cm" svg:y2="42.403cm">
          <text:p/>
        </draw:line>
        <draw:line draw:style-name="gr10" draw:text-style-name="P3" draw:layer="layout" svg:x1="11.112cm" svg:y1="42.403cm" svg:x2="11.112cm" svg:y2="40.886cm">
          <text:p/>
        </draw:line>
        <draw:polygon draw:style-name="gr11" draw:text-style-name="P8" draw:layer="layout" svg:width="0.07cm" svg:height="0.071cm" svg:x="12.594cm" svg:y="42.897cm" svg:viewBox="0 0 71 72" draw:points="0,0 71,0 71,72 0,72">
          <text:p/>
        </draw:polygon>
        <draw:polygon draw:style-name="gr11" draw:text-style-name="P8" draw:layer="layout" svg:width="0.07cm" svg:height="0.071cm" svg:x="12.594cm" svg:y="42.368cm" svg:viewBox="0 0 71 72" draw:points="0,0 71,0 71,72 0,72">
          <text:p/>
        </draw:polygon>
        <draw:polygon draw:style-name="gr11" draw:text-style-name="P8" draw:layer="layout" svg:width="0.07cm" svg:height="0.071cm" svg:x="11.077cm" svg:y="42.368cm" svg:viewBox="0 0 71 72" draw:points="0,0 71,0 71,72 0,72">
          <text:p/>
        </draw:polygon>
        <draw:polygon draw:style-name="gr11" draw:text-style-name="P8" draw:layer="layout" svg:width="0.07cm" svg:height="0.071cm" svg:x="11.077cm" svg:y="40.851cm" svg:viewBox="0 0 71 72" draw:points="0,0 71,0 71,72 0,72">
          <text:p/>
        </draw:polygon>
        <draw:line draw:style-name="gr10" draw:text-style-name="P3" draw:layer="layout" svg:x1="10.971cm" svg:y1="28.963cm" svg:x2="10.971cm" svg:y2="29.492cm">
          <text:p/>
        </draw:line>
        <draw:line draw:style-name="gr10" draw:text-style-name="P3" draw:layer="layout" svg:x1="10.971cm" svg:y1="29.492cm" svg:x2="11.041cm" svg:y2="29.492cm">
          <text:p/>
        </draw:line>
        <draw:line draw:style-name="gr10" draw:text-style-name="P3" draw:layer="layout" svg:x1="11.041cm" svg:y1="29.492cm" svg:x2="11.041cm" svg:y2="29.88cm">
          <text:p/>
        </draw:line>
        <draw:polygon draw:style-name="gr11" draw:text-style-name="P8" draw:layer="layout" svg:width="0.07cm" svg:height="0.071cm" svg:x="10.936cm" svg:y="28.927cm" svg:viewBox="0 0 71 72" draw:points="0,0 71,0 71,72 0,72">
          <text:p/>
        </draw:polygon>
        <draw:polygon draw:style-name="gr11" draw:text-style-name="P8" draw:layer="layout" svg:width="0.07cm" svg:height="0.071cm" svg:x="10.936cm" svg:y="29.456cm" svg:viewBox="0 0 71 72" draw:points="0,0 71,0 71,72 0,72">
          <text:p/>
        </draw:polygon>
        <draw:polygon draw:style-name="gr11" draw:text-style-name="P8" draw:layer="layout" svg:width="0.071cm" svg:height="0.071cm" svg:x="11.006cm" svg:y="29.456cm" svg:viewBox="0 0 72 72" draw:points="0,0 72,0 72,72 0,72">
          <text:p/>
        </draw:polygon>
        <draw:polygon draw:style-name="gr11" draw:text-style-name="P8" draw:layer="layout" svg:width="0.071cm" svg:height="0.07cm" svg:x="11.006cm" svg:y="29.845cm" svg:viewBox="0 0 72 71" draw:points="0,0 72,0 72,71 0,71">
          <text:p/>
        </draw:polygon>
        <draw:line draw:style-name="gr10" draw:text-style-name="P3" draw:layer="layout" svg:x1="10.971cm" svg:y1="34.82cm" svg:x2="11.042cm" svg:y2="34.501cm">
          <text:p/>
        </draw:line>
        <draw:line draw:style-name="gr10" draw:text-style-name="P3" draw:layer="layout" svg:x1="10.971cm" svg:y1="35.665cm" svg:x2="10.971cm" svg:y2="36.195cm">
          <text:p/>
        </draw:line>
        <draw:line draw:style-name="gr10" draw:text-style-name="P3" draw:layer="layout" svg:x1="10.971cm" svg:y1="36.195cm" svg:x2="11.041cm" svg:y2="36.195cm">
          <text:p/>
        </draw:line>
        <draw:line draw:style-name="gr10" draw:text-style-name="P3" draw:layer="layout" svg:x1="11.041cm" svg:y1="36.195cm" svg:x2="11.041cm" svg:y2="36.583cm">
          <text:p/>
        </draw:line>
        <draw:polygon draw:style-name="gr11" draw:text-style-name="P8" draw:layer="layout" svg:width="0.07cm" svg:height="0.071cm" svg:x="10.936cm" svg:y="35.63cm" svg:viewBox="0 0 71 72" draw:points="0,0 71,0 71,72 0,72">
          <text:p/>
        </draw:polygon>
        <draw:polygon draw:style-name="gr11" draw:text-style-name="P8" draw:layer="layout" svg:width="0.07cm" svg:height="0.071cm" svg:x="10.936cm" svg:y="36.159cm" svg:viewBox="0 0 71 72" draw:points="0,0 71,0 71,72 0,72">
          <text:p/>
        </draw:polygon>
        <draw:polygon draw:style-name="gr11" draw:text-style-name="P8" draw:layer="layout" svg:width="0.071cm" svg:height="0.071cm" svg:x="11.006cm" svg:y="36.159cm" svg:viewBox="0 0 72 72" draw:points="0,0 72,0 72,72 0,72">
          <text:p/>
        </draw:polygon>
        <draw:polygon draw:style-name="gr11" draw:text-style-name="P8" draw:layer="layout" svg:width="0.071cm" svg:height="0.071cm" svg:x="11.006cm" svg:y="36.547cm" svg:viewBox="0 0 72 72" draw:points="0,0 72,0 72,72 0,72">
          <text:p/>
        </draw:polygon>
        <draw:line draw:style-name="gr10" draw:text-style-name="P3" draw:layer="layout" svg:x1="10.971cm" svg:y1="24.376cm" svg:x2="10.971cm" svg:y2="24.906cm">
          <text:p/>
        </draw:line>
        <draw:line draw:style-name="gr10" draw:text-style-name="P3" draw:layer="layout" svg:x1="10.971cm" svg:y1="24.906cm" svg:x2="11.041cm" svg:y2="24.906cm">
          <text:p/>
        </draw:line>
        <draw:line draw:style-name="gr10" draw:text-style-name="P3" draw:layer="layout" svg:x1="11.041cm" svg:y1="24.906cm" svg:x2="11.041cm" svg:y2="24.941cm">
          <text:p/>
        </draw:line>
        <draw:polygon draw:style-name="gr11" draw:text-style-name="P8" draw:layer="layout" svg:width="0.07cm" svg:height="0.071cm" svg:x="10.936cm" svg:y="24.341cm" svg:viewBox="0 0 71 72" draw:points="0,0 71,0 71,72 0,72">
          <text:p/>
        </draw:polygon>
        <draw:polygon draw:style-name="gr11" draw:text-style-name="P8" draw:layer="layout" svg:width="0.07cm" svg:height="0.071cm" svg:x="10.936cm" svg:y="24.87cm" svg:viewBox="0 0 71 72" draw:points="0,0 71,0 71,72 0,72">
          <text:p/>
        </draw:polygon>
        <draw:polygon draw:style-name="gr11" draw:text-style-name="P8" draw:layer="layout" svg:width="0.071cm" svg:height="0.071cm" svg:x="11.006cm" svg:y="24.87cm" svg:viewBox="0 0 72 72" draw:points="0,0 72,0 72,72 0,72">
          <text:p/>
        </draw:polygon>
        <draw:polygon draw:style-name="gr11" draw:text-style-name="P8" draw:layer="layout" svg:width="0.071cm" svg:height="0.07cm" svg:x="11.006cm" svg:y="24.906cm" svg:viewBox="0 0 72 71" draw:points="0,0 72,0 72,71 0,71">
          <text:p/>
        </draw:polygon>
        <draw:line draw:style-name="gr10" draw:text-style-name="P3" draw:layer="layout" svg:x1="10.971cm" svg:y1="23.53cm" svg:x2="10.971cm" svg:y2="23.001cm">
          <text:p/>
        </draw:line>
        <draw:line draw:style-name="gr10" draw:text-style-name="P3" draw:layer="layout" svg:x1="10.971cm" svg:y1="23.001cm" svg:x2="11.112cm" svg:y2="23.001cm">
          <text:p/>
        </draw:line>
        <draw:line draw:style-name="gr10" draw:text-style-name="P3" draw:layer="layout" svg:x1="11.112cm" svg:y1="23.001cm" svg:x2="11.112cm" svg:y2="22.895cm">
          <text:p/>
        </draw:line>
        <draw:polygon draw:style-name="gr11" draw:text-style-name="P8" draw:layer="layout" svg:width="0.07cm" svg:height="0.07cm" svg:x="10.936cm" svg:y="23.495cm" svg:viewBox="0 0 71 71" draw:points="0,0 71,0 71,71 0,71">
          <text:p/>
        </draw:polygon>
        <draw:polygon draw:style-name="gr11" draw:text-style-name="P8" draw:layer="layout" svg:width="0.07cm" svg:height="0.071cm" svg:x="10.936cm" svg:y="22.965cm" svg:viewBox="0 0 71 72" draw:points="0,0 71,0 71,72 0,72">
          <text:p/>
        </draw:polygon>
        <draw:polygon draw:style-name="gr11" draw:text-style-name="P8" draw:layer="layout" svg:width="0.07cm" svg:height="0.071cm" svg:x="11.077cm" svg:y="22.965cm" svg:viewBox="0 0 71 72" draw:points="0,0 71,0 71,72 0,72">
          <text:p/>
        </draw:polygon>
        <draw:polygon draw:style-name="gr11" draw:text-style-name="P8" draw:layer="layout" svg:width="0.07cm" svg:height="0.07cm" svg:x="11.077cm" svg:y="22.86cm" svg:viewBox="0 0 71 71" draw:points="0,0 71,0 71,71 0,71">
          <text:p/>
        </draw:polygon>
        <draw:line draw:style-name="gr10" draw:text-style-name="P3" draw:layer="layout" svg:x1="10.971cm" svg:y1="37.994cm" svg:x2="10.971cm" svg:y2="37.465cm">
          <text:p/>
        </draw:line>
        <draw:line draw:style-name="gr10" draw:text-style-name="P3" draw:layer="layout" svg:x1="10.971cm" svg:y1="37.465cm" svg:x2="11.041cm" svg:y2="37.465cm">
          <text:p/>
        </draw:line>
        <draw:line draw:style-name="gr10" draw:text-style-name="P3" draw:layer="layout" svg:x1="11.041cm" svg:y1="37.465cm" svg:x2="11.041cm" svg:y2="37.5cm">
          <text:p/>
        </draw:line>
        <draw:polygon draw:style-name="gr11" draw:text-style-name="P8" draw:layer="layout" svg:width="0.07cm" svg:height="0.071cm" svg:x="10.936cm" svg:y="37.958cm" svg:viewBox="0 0 71 72" draw:points="0,0 71,0 71,72 0,72">
          <text:p/>
        </draw:polygon>
        <draw:polygon draw:style-name="gr11" draw:text-style-name="P8" draw:layer="layout" svg:width="0.07cm" svg:height="0.071cm" svg:x="10.936cm" svg:y="37.429cm" svg:viewBox="0 0 71 72" draw:points="0,0 71,0 71,72 0,72">
          <text:p/>
        </draw:polygon>
        <draw:polygon draw:style-name="gr11" draw:text-style-name="P8" draw:layer="layout" svg:width="0.071cm" svg:height="0.071cm" svg:x="11.006cm" svg:y="37.429cm" svg:viewBox="0 0 72 72" draw:points="0,0 72,0 72,72 0,72">
          <text:p/>
        </draw:polygon>
        <draw:polygon draw:style-name="gr11" draw:text-style-name="P8" draw:layer="layout" svg:width="0.071cm" svg:height="0.07cm" svg:x="11.006cm" svg:y="37.465cm" svg:viewBox="0 0 72 71" draw:points="0,0 72,0 72,71 0,71">
          <text:p/>
        </draw:polygon>
        <draw:line draw:style-name="gr10" draw:text-style-name="P3" draw:layer="layout" svg:x1="10.971cm" svg:y1="38.84cm" svg:x2="10.971cm" svg:y2="39.37cm">
          <text:p/>
        </draw:line>
        <draw:line draw:style-name="gr10" draw:text-style-name="P3" draw:layer="layout" svg:x1="10.971cm" svg:y1="39.37cm" svg:x2="11.112cm" svg:y2="39.37cm">
          <text:p/>
        </draw:line>
        <draw:line draw:style-name="gr10" draw:text-style-name="P3" draw:layer="layout" svg:x1="11.112cm" svg:y1="39.37cm" svg:x2="11.112cm" svg:y2="40.11cm">
          <text:p/>
        </draw:line>
        <draw:polygon draw:style-name="gr11" draw:text-style-name="P8" draw:layer="layout" svg:width="0.07cm" svg:height="0.071cm" svg:x="10.936cm" svg:y="38.805cm" svg:viewBox="0 0 71 72" draw:points="0,0 71,0 71,72 0,72">
          <text:p/>
        </draw:polygon>
        <draw:polygon draw:style-name="gr11" draw:text-style-name="P8" draw:layer="layout" svg:width="0.07cm" svg:height="0.071cm" svg:x="10.936cm" svg:y="39.334cm" svg:viewBox="0 0 71 72" draw:points="0,0 71,0 71,72 0,72">
          <text:p/>
        </draw:polygon>
        <draw:polygon draw:style-name="gr11" draw:text-style-name="P8" draw:layer="layout" svg:width="0.07cm" svg:height="0.071cm" svg:x="11.077cm" svg:y="39.334cm" svg:viewBox="0 0 71 72" draw:points="0,0 71,0 71,72 0,72">
          <text:p/>
        </draw:polygon>
        <draw:polygon draw:style-name="gr11" draw:text-style-name="P8" draw:layer="layout" svg:width="0.07cm" svg:height="0.071cm" svg:x="11.077cm" svg:y="40.075cm" svg:viewBox="0 0 71 72" draw:points="0,0 71,0 71,72 0,72">
          <text:p/>
        </draw:polygon>
        <draw:line draw:style-name="gr10" draw:text-style-name="P3" draw:layer="layout" svg:x1="8.572cm" svg:y1="17.956cm" svg:x2="8.572cm" svg:y2="18.485cm">
          <text:p/>
        </draw:line>
        <draw:line draw:style-name="gr10" draw:text-style-name="P3" draw:layer="layout" svg:x1="8.572cm" svg:y1="18.485cm" svg:x2="4.092cm" svg:y2="18.485cm">
          <text:p/>
        </draw:line>
        <draw:line draw:style-name="gr10" draw:text-style-name="P3" draw:layer="layout" svg:x1="4.092cm" svg:y1="18.485cm" svg:x2="4.092cm" svg:y2="19.296cm">
          <text:p/>
        </draw:line>
        <draw:polygon draw:style-name="gr11" draw:text-style-name="P8" draw:layer="layout" svg:width="0.07cm" svg:height="0.07cm" svg:x="8.537cm" svg:y="17.921cm" svg:viewBox="0 0 71 71" draw:points="0,0 71,0 71,71 0,71">
          <text:p/>
        </draw:polygon>
        <draw:polygon draw:style-name="gr11" draw:text-style-name="P8" draw:layer="layout" svg:width="0.07cm" svg:height="0.07cm" svg:x="8.537cm" svg:y="18.45cm" svg:viewBox="0 0 71 71" draw:points="0,0 71,0 71,71 0,71">
          <text:p/>
        </draw:polygon>
        <draw:polygon draw:style-name="gr11" draw:text-style-name="P8" draw:layer="layout" svg:width="0.071cm" svg:height="0.07cm" svg:x="4.056cm" svg:y="18.45cm" svg:viewBox="0 0 72 71" draw:points="0,0 72,0 72,71 0,71">
          <text:p/>
        </draw:polygon>
        <draw:polygon draw:style-name="gr11" draw:text-style-name="P8" draw:layer="layout" svg:width="0.071cm" svg:height="0.071cm" svg:x="4.056cm" svg:y="19.261cm" svg:viewBox="0 0 72 72" draw:points="0,0 72,0 72,72 0,72">
          <text:p/>
        </draw:polygon>
        <draw:line draw:style-name="gr10" draw:text-style-name="P3" draw:layer="layout" svg:x1="9.771cm" svg:y1="43.285cm" svg:x2="9.242cm" svg:y2="43.285cm">
          <text:p/>
        </draw:line>
        <draw:line draw:style-name="gr10" draw:text-style-name="P3" draw:layer="layout" svg:x1="9.242cm" svg:y1="43.285cm" svg:x2="9.242cm" svg:y2="43.321cm">
          <text:p/>
        </draw:line>
        <draw:line draw:style-name="gr10" draw:text-style-name="P3" draw:layer="layout" svg:x1="9.242cm" svg:y1="43.321cm" svg:x2="5.82cm" svg:y2="43.321cm">
          <text:p/>
        </draw:line>
        <draw:polygon draw:style-name="gr11" draw:text-style-name="P8" draw:layer="layout" svg:width="0.071cm" svg:height="0.071cm" svg:x="9.736cm" svg:y="43.25cm" svg:viewBox="0 0 72 72" draw:points="0,0 72,0 72,72 0,72">
          <text:p/>
        </draw:polygon>
        <draw:polygon draw:style-name="gr11" draw:text-style-name="P8" draw:layer="layout" svg:width="0.071cm" svg:height="0.071cm" svg:x="9.207cm" svg:y="43.25cm" svg:viewBox="0 0 72 72" draw:points="0,0 72,0 72,72 0,72">
          <text:p/>
        </draw:polygon>
        <draw:polygon draw:style-name="gr11" draw:text-style-name="P8" draw:layer="layout" svg:width="0.071cm" svg:height="0.071cm" svg:x="9.207cm" svg:y="43.285cm" svg:viewBox="0 0 72 72" draw:points="0,0 72,0 72,72 0,72">
          <text:p/>
        </draw:polygon>
        <draw:polygon draw:style-name="gr11" draw:text-style-name="P8" draw:layer="layout" svg:width="0.071cm" svg:height="0.071cm" svg:x="5.785cm" svg:y="43.285cm" svg:viewBox="0 0 72 72" draw:points="0,0 72,0 72,72 0,72">
          <text:p/>
        </draw:polygon>
        <draw:line draw:style-name="gr10" draw:text-style-name="P3" draw:layer="layout" svg:x1="10.195cm" svg:y1="17.956cm" svg:x2="10.195cm" svg:y2="18.485cm">
          <text:p/>
        </draw:line>
        <draw:line draw:style-name="gr10" draw:text-style-name="P3" draw:layer="layout" svg:x1="10.195cm" svg:y1="18.485cm" svg:x2="13.617cm" svg:y2="18.485cm">
          <text:p/>
        </draw:line>
        <draw:line draw:style-name="gr10" draw:text-style-name="P3" draw:layer="layout" svg:x1="13.617cm" svg:y1="18.485cm" svg:x2="13.617cm" svg:y2="19.296cm">
          <text:p/>
        </draw:line>
        <draw:polygon draw:style-name="gr11" draw:text-style-name="P8" draw:layer="layout" svg:width="0.07cm" svg:height="0.07cm" svg:x="10.16cm" svg:y="17.921cm" svg:viewBox="0 0 71 71" draw:points="0,0 71,0 71,71 0,71">
          <text:p/>
        </draw:polygon>
        <draw:polygon draw:style-name="gr11" draw:text-style-name="P8" draw:layer="layout" svg:width="0.07cm" svg:height="0.07cm" svg:x="10.16cm" svg:y="18.45cm" svg:viewBox="0 0 71 71" draw:points="0,0 71,0 71,71 0,71">
          <text:p/>
        </draw:polygon>
        <draw:polygon draw:style-name="gr11" draw:text-style-name="P8" draw:layer="layout" svg:width="0.071cm" svg:height="0.07cm" svg:x="13.581cm" svg:y="18.45cm" svg:viewBox="0 0 72 71" draw:points="0,0 72,0 72,71 0,71">
          <text:p/>
        </draw:polygon>
        <draw:polygon draw:style-name="gr11" draw:text-style-name="P8" draw:layer="layout" svg:width="0.071cm" svg:height="0.071cm" svg:x="13.581cm" svg:y="19.261cm" svg:viewBox="0 0 72 72" draw:points="0,0 72,0 72,72 0,72">
          <text:p/>
        </draw:polygon>
        <draw:line draw:style-name="gr10" draw:text-style-name="P3" draw:layer="layout" svg:x1="3.139cm" svg:y1="20.073cm" svg:x2="3.139cm" svg:y2="20.602cm">
          <text:p/>
        </draw:line>
        <draw:line draw:style-name="gr10" draw:text-style-name="P3" draw:layer="layout" svg:x1="3.139cm" svg:y1="20.602cm" svg:x2="2.293cm" svg:y2="20.602cm">
          <text:p/>
        </draw:line>
        <draw:line draw:style-name="gr10" draw:text-style-name="P3" draw:layer="layout" svg:x1="2.293cm" svg:y1="20.602cm" svg:x2="2.293cm" svg:y2="22.119cm">
          <text:p/>
        </draw:line>
        <draw:polygon draw:style-name="gr11" draw:text-style-name="P8" draw:layer="layout" svg:width="0.071cm" svg:height="0.071cm" svg:x="3.104cm" svg:y="20.037cm" svg:viewBox="0 0 72 72" draw:points="0,0 72,0 72,72 0,72">
          <text:p/>
        </draw:polygon>
        <draw:polygon draw:style-name="gr11" draw:text-style-name="P8" draw:layer="layout" svg:width="0.071cm" svg:height="0.071cm" svg:x="3.104cm" svg:y="20.566cm" svg:viewBox="0 0 72 72" draw:points="0,0 72,0 72,72 0,72">
          <text:p/>
        </draw:polygon>
        <draw:polygon draw:style-name="gr11" draw:text-style-name="P8" draw:layer="layout" svg:width="0.071cm" svg:height="0.071cm" svg:x="2.257cm" svg:y="20.566cm" svg:viewBox="0 0 72 72" draw:points="0,0 72,0 72,72 0,72">
          <text:p/>
        </draw:polygon>
        <draw:polygon draw:style-name="gr11" draw:text-style-name="P8" draw:layer="layout" svg:width="0.071cm" svg:height="0.071cm" svg:x="2.257cm" svg:y="22.083cm" svg:viewBox="0 0 72 72" draw:points="0,0 72,0 72,72 0,72">
          <text:p/>
        </draw:polygon>
        <draw:line draw:style-name="gr10" draw:text-style-name="P3" draw:layer="layout" svg:x1="10.618cm" svg:y1="43.285cm" svg:x2="11.147cm" svg:y2="43.285cm">
          <text:p/>
        </draw:line>
        <draw:line draw:style-name="gr10" draw:text-style-name="P3" draw:layer="layout" svg:x1="11.147cm" svg:y1="43.285cm" svg:x2="11.147cm" svg:y2="43.321cm">
          <text:p/>
        </draw:line>
        <draw:line draw:style-name="gr10" draw:text-style-name="P3" draw:layer="layout" svg:x1="11.147cm" svg:y1="43.321cm" svg:x2="12.241cm" svg:y2="43.321cm">
          <text:p/>
        </draw:line>
        <draw:polygon draw:style-name="gr11" draw:text-style-name="P8" draw:layer="layout" svg:width="0.07cm" svg:height="0.071cm" svg:x="10.583cm" svg:y="43.25cm" svg:viewBox="0 0 71 72" draw:points="0,0 71,0 71,72 0,72">
          <text:p/>
        </draw:polygon>
        <draw:polygon draw:style-name="gr11" draw:text-style-name="P8" draw:layer="layout" svg:width="0.071cm" svg:height="0.071cm" svg:x="11.112cm" svg:y="43.25cm" svg:viewBox="0 0 72 72" draw:points="0,0 72,0 72,72 0,72">
          <text:p/>
        </draw:polygon>
        <draw:polygon draw:style-name="gr11" draw:text-style-name="P8" draw:layer="layout" svg:width="0.071cm" svg:height="0.071cm" svg:x="11.112cm" svg:y="43.285cm" svg:viewBox="0 0 72 72" draw:points="0,0 72,0 72,72 0,72">
          <text:p/>
        </draw:polygon>
        <draw:polygon draw:style-name="gr11" draw:text-style-name="P8" draw:layer="layout" svg:width="0.07cm" svg:height="0.071cm" svg:x="12.206cm" svg:y="43.285cm" svg:viewBox="0 0 71 72" draw:points="0,0 71,0 71,72 0,72">
          <text:p/>
        </draw:polygon>
        <draw:line draw:style-name="gr10" draw:text-style-name="P3" draw:layer="layout" svg:x1="12.276cm" svg:y1="20.073cm" svg:x2="12.276cm" svg:y2="20.602cm">
          <text:p/>
        </draw:line>
        <draw:line draw:style-name="gr10" draw:text-style-name="P3" draw:layer="layout" svg:x1="12.276cm" svg:y1="20.602cm" svg:x2="11.112cm" svg:y2="20.602cm">
          <text:p/>
        </draw:line>
        <draw:line draw:style-name="gr10" draw:text-style-name="P3" draw:layer="layout" svg:x1="11.112cm" svg:y1="20.602cm" svg:x2="11.112cm" svg:y2="22.119cm">
          <text:p/>
        </draw:line>
        <draw:polygon draw:style-name="gr11" draw:text-style-name="P8" draw:layer="layout" svg:width="0.07cm" svg:height="0.071cm" svg:x="12.241cm" svg:y="20.037cm" svg:viewBox="0 0 71 72" draw:points="0,0 71,0 71,72 0,72">
          <text:p/>
        </draw:polygon>
        <draw:polygon draw:style-name="gr11" draw:text-style-name="P8" draw:layer="layout" svg:width="0.07cm" svg:height="0.071cm" svg:x="12.241cm" svg:y="20.566cm" svg:viewBox="0 0 71 72" draw:points="0,0 71,0 71,72 0,72">
          <text:p/>
        </draw:polygon>
        <draw:polygon draw:style-name="gr11" draw:text-style-name="P8" draw:layer="layout" svg:width="0.07cm" svg:height="0.071cm" svg:x="11.077cm" svg:y="20.566cm" svg:viewBox="0 0 71 72" draw:points="0,0 71,0 71,72 0,72">
          <text:p/>
        </draw:polygon>
        <draw:polygon draw:style-name="gr11" draw:text-style-name="P8" draw:layer="layout" svg:width="0.07cm" svg:height="0.071cm" svg:x="11.077cm" svg:y="22.083cm" svg:viewBox="0 0 71 72" draw:points="0,0 71,0 71,72 0,72">
          <text:p/>
        </draw:polygon>
        <draw:line draw:style-name="gr10" draw:text-style-name="P3" draw:layer="layout" svg:x1="12.664cm" svg:y1="20.073cm" svg:x2="12.664cm" svg:y2="20.602cm">
          <text:p/>
        </draw:line>
        <draw:line draw:style-name="gr10" draw:text-style-name="P3" draw:layer="layout" svg:x1="12.664cm" svg:y1="20.602cm" svg:x2="12.17cm" svg:y2="20.602cm">
          <text:p/>
        </draw:line>
        <draw:line draw:style-name="gr10" draw:text-style-name="P3" draw:layer="layout" svg:x1="12.17cm" svg:y1="20.602cm" svg:x2="12.17cm" svg:y2="22.119cm">
          <text:p/>
        </draw:line>
        <draw:polygon draw:style-name="gr11" draw:text-style-name="P8" draw:layer="layout" svg:width="0.071cm" svg:height="0.071cm" svg:x="12.629cm" svg:y="20.037cm" svg:viewBox="0 0 72 72" draw:points="0,0 72,0 72,72 0,72">
          <text:p/>
        </draw:polygon>
        <draw:polygon draw:style-name="gr11" draw:text-style-name="P8" draw:layer="layout" svg:width="0.071cm" svg:height="0.071cm" svg:x="12.629cm" svg:y="20.566cm" svg:viewBox="0 0 72 72" draw:points="0,0 72,0 72,72 0,72">
          <text:p/>
        </draw:polygon>
        <draw:polygon draw:style-name="gr11" draw:text-style-name="P8" draw:layer="layout" svg:width="0.071cm" svg:height="0.071cm" svg:x="12.135cm" svg:y="20.566cm" svg:viewBox="0 0 72 72" draw:points="0,0 72,0 72,72 0,72">
          <text:p/>
        </draw:polygon>
        <draw:polygon draw:style-name="gr11" draw:text-style-name="P8" draw:layer="layout" svg:width="0.071cm" svg:height="0.071cm" svg:x="12.135cm" svg:y="22.083cm" svg:viewBox="0 0 72 72" draw:points="0,0 72,0 72,72 0,72">
          <text:p/>
        </draw:polygon>
        <draw:line draw:style-name="gr10" draw:text-style-name="P3" draw:layer="layout" svg:x1="13.052cm" svg:y1="20.073cm" svg:x2="13.052cm" svg:y2="20.602cm">
          <text:p/>
        </draw:line>
        <draw:line draw:style-name="gr10" draw:text-style-name="P3" draw:layer="layout" svg:x1="13.052cm" svg:y1="20.602cm" svg:x2="13.229cm" svg:y2="20.602cm">
          <text:p/>
        </draw:line>
        <draw:line draw:style-name="gr10" draw:text-style-name="P3" draw:layer="layout" svg:x1="13.229cm" svg:y1="20.602cm" svg:x2="13.229cm" svg:y2="22.119cm">
          <text:p/>
        </draw:line>
        <draw:polygon draw:style-name="gr11" draw:text-style-name="P8" draw:layer="layout" svg:width="0.071cm" svg:height="0.071cm" svg:x="13.017cm" svg:y="20.037cm" svg:viewBox="0 0 72 72" draw:points="0,0 72,0 72,72 0,72">
          <text:p/>
        </draw:polygon>
        <draw:polygon draw:style-name="gr11" draw:text-style-name="P8" draw:layer="layout" svg:width="0.071cm" svg:height="0.071cm" svg:x="13.017cm" svg:y="20.566cm" svg:viewBox="0 0 72 72" draw:points="0,0 72,0 72,72 0,72">
          <text:p/>
        </draw:polygon>
        <draw:polygon draw:style-name="gr11" draw:text-style-name="P8" draw:layer="layout" svg:width="0.071cm" svg:height="0.071cm" svg:x="13.193cm" svg:y="20.566cm" svg:viewBox="0 0 72 72" draw:points="0,0 72,0 72,72 0,72">
          <text:p/>
        </draw:polygon>
        <draw:polygon draw:style-name="gr11" draw:text-style-name="P8" draw:layer="layout" svg:width="0.071cm" svg:height="0.071cm" svg:x="13.193cm" svg:y="22.083cm" svg:viewBox="0 0 72 72" draw:points="0,0 72,0 72,72 0,72">
          <text:p/>
        </draw:polygon>
        <draw:line draw:style-name="gr10" draw:text-style-name="P3" draw:layer="layout" svg:x1="13.44cm" svg:y1="20.073cm" svg:x2="13.44cm" svg:y2="20.602cm">
          <text:p/>
        </draw:line>
        <draw:line draw:style-name="gr10" draw:text-style-name="P3" draw:layer="layout" svg:x1="13.44cm" svg:y1="20.602cm" svg:x2="14.287cm" svg:y2="20.602cm">
          <text:p/>
        </draw:line>
        <draw:line draw:style-name="gr10" draw:text-style-name="P3" draw:layer="layout" svg:x1="14.287cm" svg:y1="20.602cm" svg:x2="14.287cm" svg:y2="22.119cm">
          <text:p/>
        </draw:line>
        <draw:polygon draw:style-name="gr11" draw:text-style-name="P8" draw:layer="layout" svg:width="0.071cm" svg:height="0.071cm" svg:x="13.405cm" svg:y="20.037cm" svg:viewBox="0 0 72 72" draw:points="0,0 72,0 72,72 0,72">
          <text:p/>
        </draw:polygon>
        <draw:polygon draw:style-name="gr11" draw:text-style-name="P8" draw:layer="layout" svg:width="0.071cm" svg:height="0.071cm" svg:x="13.405cm" svg:y="20.566cm" svg:viewBox="0 0 72 72" draw:points="0,0 72,0 72,72 0,72">
          <text:p/>
        </draw:polygon>
        <draw:polygon draw:style-name="gr11" draw:text-style-name="P8" draw:layer="layout" svg:width="0.07cm" svg:height="0.071cm" svg:x="14.252cm" svg:y="20.566cm" svg:viewBox="0 0 71 72" draw:points="0,0 71,0 71,72 0,72">
          <text:p/>
        </draw:polygon>
        <draw:polygon draw:style-name="gr11" draw:text-style-name="P8" draw:layer="layout" svg:width="0.07cm" svg:height="0.071cm" svg:x="14.252cm" svg:y="22.083cm" svg:viewBox="0 0 71 72" draw:points="0,0 71,0 71,72 0,72">
          <text:p/>
        </draw:polygon>
        <draw:line draw:style-name="gr10" draw:text-style-name="P3" draw:layer="layout" svg:x1="13.793cm" svg:y1="20.073cm" svg:x2="13.793cm" svg:y2="20.602cm">
          <text:p/>
        </draw:line>
        <draw:line draw:style-name="gr10" draw:text-style-name="P3" draw:layer="layout" svg:x1="13.793cm" svg:y1="20.602cm" svg:x2="14.993cm" svg:y2="20.602cm">
          <text:p/>
        </draw:line>
        <draw:line draw:style-name="gr10" draw:text-style-name="P3" draw:layer="layout" svg:x1="14.993cm" svg:y1="20.602cm" svg:x2="14.993cm" svg:y2="22.119cm">
          <text:p/>
        </draw:line>
        <draw:polygon draw:style-name="gr11" draw:text-style-name="P8" draw:layer="layout" svg:width="0.07cm" svg:height="0.071cm" svg:x="13.758cm" svg:y="20.037cm" svg:viewBox="0 0 71 72" draw:points="0,0 71,0 71,72 0,72">
          <text:p/>
        </draw:polygon>
        <draw:polygon draw:style-name="gr11" draw:text-style-name="P8" draw:layer="layout" svg:width="0.07cm" svg:height="0.071cm" svg:x="13.758cm" svg:y="20.566cm" svg:viewBox="0 0 71 72" draw:points="0,0 71,0 71,72 0,72">
          <text:p/>
        </draw:polygon>
        <draw:polygon draw:style-name="gr11" draw:text-style-name="P8" draw:layer="layout" svg:width="0.071cm" svg:height="0.071cm" svg:x="14.957cm" svg:y="20.566cm" svg:viewBox="0 0 72 72" draw:points="0,0 72,0 72,72 0,72">
          <text:p/>
        </draw:polygon>
        <draw:polygon draw:style-name="gr11" draw:text-style-name="P8" draw:layer="layout" svg:width="0.071cm" svg:height="0.071cm" svg:x="14.957cm" svg:y="22.083cm" svg:viewBox="0 0 72 72" draw:points="0,0 72,0 72,72 0,72">
          <text:p/>
        </draw:polygon>
        <draw:line draw:style-name="gr10" draw:text-style-name="P3" draw:layer="layout" svg:x1="14.181cm" svg:y1="20.073cm" svg:x2="14.181cm" svg:y2="20.602cm">
          <text:p/>
        </draw:line>
        <draw:line draw:style-name="gr10" draw:text-style-name="P3" draw:layer="layout" svg:x1="14.181cm" svg:y1="20.602cm" svg:x2="16.404cm" svg:y2="20.602cm">
          <text:p/>
        </draw:line>
        <draw:line draw:style-name="gr10" draw:text-style-name="P3" draw:layer="layout" svg:x1="16.404cm" svg:y1="20.602cm" svg:x2="16.404cm" svg:y2="22.119cm">
          <text:p/>
        </draw:line>
        <draw:polygon draw:style-name="gr11" draw:text-style-name="P8" draw:layer="layout" svg:width="0.07cm" svg:height="0.071cm" svg:x="14.146cm" svg:y="20.037cm" svg:viewBox="0 0 71 72" draw:points="0,0 71,0 71,72 0,72">
          <text:p/>
        </draw:polygon>
        <draw:polygon draw:style-name="gr11" draw:text-style-name="P8" draw:layer="layout" svg:width="0.07cm" svg:height="0.071cm" svg:x="14.146cm" svg:y="20.566cm" svg:viewBox="0 0 71 72" draw:points="0,0 71,0 71,72 0,72">
          <text:p/>
        </draw:polygon>
        <draw:polygon draw:style-name="gr11" draw:text-style-name="P8" draw:layer="layout" svg:width="0.071cm" svg:height="0.071cm" svg:x="16.368cm" svg:y="20.566cm" svg:viewBox="0 0 72 72" draw:points="0,0 72,0 72,72 0,72">
          <text:p/>
        </draw:polygon>
        <draw:polygon draw:style-name="gr11" draw:text-style-name="P8" draw:layer="layout" svg:width="0.071cm" svg:height="0.071cm" svg:x="16.368cm" svg:y="22.083cm" svg:viewBox="0 0 72 72" draw:points="0,0 72,0 72,72 0,72">
          <text:p/>
        </draw:polygon>
        <draw:line draw:style-name="gr10" draw:text-style-name="P3" draw:layer="layout" svg:x1="14.569cm" svg:y1="20.073cm" svg:x2="14.569cm" svg:y2="20.602cm">
          <text:p/>
        </draw:line>
        <draw:line draw:style-name="gr10" draw:text-style-name="P3" draw:layer="layout" svg:x1="14.569cm" svg:y1="20.602cm" svg:x2="17.462cm" svg:y2="20.602cm">
          <text:p/>
        </draw:line>
        <draw:line draw:style-name="gr10" draw:text-style-name="P3" draw:layer="layout" svg:x1="17.462cm" svg:y1="20.602cm" svg:x2="17.462cm" svg:y2="22.119cm">
          <text:p/>
        </draw:line>
        <draw:polygon draw:style-name="gr11" draw:text-style-name="P8" draw:layer="layout" svg:width="0.071cm" svg:height="0.071cm" svg:x="14.534cm" svg:y="20.037cm" svg:viewBox="0 0 72 72" draw:points="0,0 72,0 72,72 0,72">
          <text:p/>
        </draw:polygon>
        <draw:polygon draw:style-name="gr11" draw:text-style-name="P8" draw:layer="layout" svg:width="0.071cm" svg:height="0.071cm" svg:x="14.534cm" svg:y="20.566cm" svg:viewBox="0 0 72 72" draw:points="0,0 72,0 72,72 0,72">
          <text:p/>
        </draw:polygon>
        <draw:polygon draw:style-name="gr11" draw:text-style-name="P8" draw:layer="layout" svg:width="0.07cm" svg:height="0.071cm" svg:x="17.427cm" svg:y="20.566cm" svg:viewBox="0 0 71 72" draw:points="0,0 71,0 71,72 0,72">
          <text:p/>
        </draw:polygon>
        <draw:polygon draw:style-name="gr11" draw:text-style-name="P8" draw:layer="layout" svg:width="0.07cm" svg:height="0.071cm" svg:x="17.427cm" svg:y="22.083cm" svg:viewBox="0 0 71 72" draw:points="0,0 71,0 71,72 0,72">
          <text:p/>
        </draw:polygon>
        <draw:line draw:style-name="gr10" draw:text-style-name="P3" draw:layer="layout" svg:x1="14.957cm" svg:y1="20.073cm" svg:x2="14.957cm" svg:y2="20.602cm">
          <text:p/>
        </draw:line>
        <draw:line draw:style-name="gr10" draw:text-style-name="P3" draw:layer="layout" svg:x1="14.957cm" svg:y1="20.602cm" svg:x2="18.52cm" svg:y2="20.602cm">
          <text:p/>
        </draw:line>
        <draw:line draw:style-name="gr10" draw:text-style-name="P3" draw:layer="layout" svg:x1="18.52cm" svg:y1="20.602cm" svg:x2="18.52cm" svg:y2="22.119cm">
          <text:p/>
        </draw:line>
        <draw:polygon draw:style-name="gr11" draw:text-style-name="P8" draw:layer="layout" svg:width="0.071cm" svg:height="0.071cm" svg:x="14.922cm" svg:y="20.037cm" svg:viewBox="0 0 72 72" draw:points="0,0 72,0 72,72 0,72">
          <text:p/>
        </draw:polygon>
        <draw:polygon draw:style-name="gr11" draw:text-style-name="P8" draw:layer="layout" svg:width="0.071cm" svg:height="0.071cm" svg:x="14.922cm" svg:y="20.566cm" svg:viewBox="0 0 72 72" draw:points="0,0 72,0 72,72 0,72">
          <text:p/>
        </draw:polygon>
        <draw:polygon draw:style-name="gr11" draw:text-style-name="P8" draw:layer="layout" svg:width="0.071cm" svg:height="0.071cm" svg:x="18.485cm" svg:y="20.566cm" svg:viewBox="0 0 72 72" draw:points="0,0 72,0 72,72 0,72">
          <text:p/>
        </draw:polygon>
        <draw:polygon draw:style-name="gr11" draw:text-style-name="P8" draw:layer="layout" svg:width="0.071cm" svg:height="0.071cm" svg:x="18.485cm" svg:y="22.083cm" svg:viewBox="0 0 72 72" draw:points="0,0 72,0 72,72 0,72">
          <text:p/>
        </draw:polygon>
        <draw:line draw:style-name="gr10" draw:text-style-name="P3" draw:layer="layout" svg:x1="2.751cm" svg:y1="20.073cm" svg:x2="2.751cm" svg:y2="20.602cm">
          <text:p/>
        </draw:line>
        <draw:line draw:style-name="gr10" draw:text-style-name="P3" draw:layer="layout" svg:x1="2.751cm" svg:y1="20.602cm" svg:x2="1.234cm" svg:y2="20.602cm">
          <text:p/>
        </draw:line>
        <draw:line draw:style-name="gr10" draw:text-style-name="P3" draw:layer="layout" svg:x1="1.234cm" svg:y1="20.602cm" svg:x2="1.234cm" svg:y2="22.119cm">
          <text:p/>
        </draw:line>
        <draw:polygon draw:style-name="gr11" draw:text-style-name="P8" draw:layer="layout" svg:width="0.07cm" svg:height="0.071cm" svg:x="2.716cm" svg:y="20.037cm" svg:viewBox="0 0 71 72" draw:points="0,0 71,0 71,72 0,72">
          <text:p/>
        </draw:polygon>
        <draw:polygon draw:style-name="gr11" draw:text-style-name="P8" draw:layer="layout" svg:width="0.07cm" svg:height="0.071cm" svg:x="2.716cm" svg:y="20.566cm" svg:viewBox="0 0 71 72" draw:points="0,0 71,0 71,72 0,72">
          <text:p/>
        </draw:polygon>
        <draw:polygon draw:style-name="gr11" draw:text-style-name="P8" draw:layer="layout" svg:width="0.071cm" svg:height="0.071cm" svg:x="1.199cm" svg:y="20.566cm" svg:viewBox="0 0 72 72" draw:points="0,0 72,0 72,72 0,72">
          <text:p/>
        </draw:polygon>
        <draw:polygon draw:style-name="gr11" draw:text-style-name="P8" draw:layer="layout" svg:width="0.071cm" svg:height="0.071cm" svg:x="1.199cm" svg:y="22.083cm" svg:viewBox="0 0 72 72" draw:points="0,0 72,0 72,72 0,72">
          <text:p/>
        </draw:polygon>
        <draw:line draw:style-name="gr10" draw:text-style-name="P3" draw:layer="layout" svg:x1="3.527cm" svg:y1="20.073cm" svg:x2="3.527cm" svg:y2="20.602cm">
          <text:p/>
        </draw:line>
        <draw:line draw:style-name="gr10" draw:text-style-name="P3" draw:layer="layout" svg:x1="3.527cm" svg:y1="20.602cm" svg:x2="3.351cm" svg:y2="20.602cm">
          <text:p/>
        </draw:line>
        <draw:line draw:style-name="gr10" draw:text-style-name="P3" draw:layer="layout" svg:x1="3.351cm" svg:y1="20.602cm" svg:x2="3.351cm" svg:y2="22.119cm">
          <text:p/>
        </draw:line>
        <draw:polygon draw:style-name="gr11" draw:text-style-name="P8" draw:layer="layout" svg:width="0.071cm" svg:height="0.071cm" svg:x="3.492cm" svg:y="20.037cm" svg:viewBox="0 0 72 72" draw:points="0,0 72,0 72,72 0,72">
          <text:p/>
        </draw:polygon>
        <draw:polygon draw:style-name="gr11" draw:text-style-name="P8" draw:layer="layout" svg:width="0.071cm" svg:height="0.071cm" svg:x="3.492cm" svg:y="20.566cm" svg:viewBox="0 0 72 72" draw:points="0,0 72,0 72,72 0,72">
          <text:p/>
        </draw:polygon>
        <draw:polygon draw:style-name="gr11" draw:text-style-name="P8" draw:layer="layout" svg:width="0.07cm" svg:height="0.071cm" svg:x="3.316cm" svg:y="20.566cm" svg:viewBox="0 0 71 72" draw:points="0,0 71,0 71,72 0,72">
          <text:p/>
        </draw:polygon>
        <draw:polygon draw:style-name="gr11" draw:text-style-name="P8" draw:layer="layout" svg:width="0.07cm" svg:height="0.071cm" svg:x="3.316cm" svg:y="22.083cm" svg:viewBox="0 0 71 72" draw:points="0,0 71,0 71,72 0,72">
          <text:p/>
        </draw:polygon>
        <draw:line draw:style-name="gr10" draw:text-style-name="P3" draw:layer="layout" svg:x1="3.915cm" svg:y1="20.073cm" svg:x2="3.915cm" svg:y2="20.602cm">
          <text:p/>
        </draw:line>
        <draw:line draw:style-name="gr10" draw:text-style-name="P3" draw:layer="layout" svg:x1="3.915cm" svg:y1="20.602cm" svg:x2="4.056cm" svg:y2="20.602cm">
          <text:p/>
        </draw:line>
        <draw:line draw:style-name="gr10" draw:text-style-name="P3" draw:layer="layout" svg:x1="4.056cm" svg:y1="20.602cm" svg:x2="4.056cm" svg:y2="22.119cm">
          <text:p/>
        </draw:line>
        <draw:polygon draw:style-name="gr11" draw:text-style-name="P8" draw:layer="layout" svg:width="0.071cm" svg:height="0.071cm" svg:x="3.88cm" svg:y="20.037cm" svg:viewBox="0 0 72 72" draw:points="0,0 72,0 72,72 0,72">
          <text:p/>
        </draw:polygon>
        <draw:polygon draw:style-name="gr11" draw:text-style-name="P8" draw:layer="layout" svg:width="0.071cm" svg:height="0.071cm" svg:x="3.88cm" svg:y="20.566cm" svg:viewBox="0 0 72 72" draw:points="0,0 72,0 72,72 0,72">
          <text:p/>
        </draw:polygon>
        <draw:polygon draw:style-name="gr11" draw:text-style-name="P8" draw:layer="layout" svg:width="0.071cm" svg:height="0.071cm" svg:x="4.021cm" svg:y="20.566cm" svg:viewBox="0 0 72 72" draw:points="0,0 72,0 72,72 0,72">
          <text:p/>
        </draw:polygon>
        <draw:polygon draw:style-name="gr11" draw:text-style-name="P8" draw:layer="layout" svg:width="0.071cm" svg:height="0.071cm" svg:x="4.021cm" svg:y="22.083cm" svg:viewBox="0 0 72 72" draw:points="0,0 72,0 72,72 0,72">
          <text:p/>
        </draw:polygon>
        <draw:line draw:style-name="gr10" draw:text-style-name="P3" draw:layer="layout" svg:x1="4.268cm" svg:y1="20.073cm" svg:x2="4.268cm" svg:y2="20.602cm">
          <text:p/>
        </draw:line>
        <draw:line draw:style-name="gr10" draw:text-style-name="P3" draw:layer="layout" svg:x1="4.268cm" svg:y1="20.602cm" svg:x2="5.115cm" svg:y2="20.602cm">
          <text:p/>
        </draw:line>
        <draw:line draw:style-name="gr10" draw:text-style-name="P3" draw:layer="layout" svg:x1="5.115cm" svg:y1="20.602cm" svg:x2="5.115cm" svg:y2="22.119cm">
          <text:p/>
        </draw:line>
        <draw:polygon draw:style-name="gr11" draw:text-style-name="P8" draw:layer="layout" svg:width="0.07cm" svg:height="0.071cm" svg:x="4.233cm" svg:y="20.037cm" svg:viewBox="0 0 71 72" draw:points="0,0 71,0 71,72 0,72">
          <text:p/>
        </draw:polygon>
        <draw:polygon draw:style-name="gr11" draw:text-style-name="P8" draw:layer="layout" svg:width="0.07cm" svg:height="0.071cm" svg:x="4.233cm" svg:y="20.566cm" svg:viewBox="0 0 71 72" draw:points="0,0 71,0 71,72 0,72">
          <text:p/>
        </draw:polygon>
        <draw:polygon draw:style-name="gr11" draw:text-style-name="P8" draw:layer="layout" svg:width="0.07cm" svg:height="0.071cm" svg:x="5.08cm" svg:y="20.566cm" svg:viewBox="0 0 71 72" draw:points="0,0 71,0 71,72 0,72">
          <text:p/>
        </draw:polygon>
        <draw:polygon draw:style-name="gr11" draw:text-style-name="P8" draw:layer="layout" svg:width="0.07cm" svg:height="0.071cm" svg:x="5.08cm" svg:y="22.083cm" svg:viewBox="0 0 71 72" draw:points="0,0 71,0 71,72 0,72">
          <text:p/>
        </draw:polygon>
        <draw:line draw:style-name="gr10" draw:text-style-name="P3" draw:layer="layout" svg:x1="4.656cm" svg:y1="20.073cm" svg:x2="4.656cm" svg:y2="20.602cm">
          <text:p/>
        </draw:line>
        <draw:line draw:style-name="gr10" draw:text-style-name="P3" draw:layer="layout" svg:x1="4.656cm" svg:y1="20.602cm" svg:x2="6.526cm" svg:y2="20.602cm">
          <text:p/>
        </draw:line>
        <draw:line draw:style-name="gr10" draw:text-style-name="P3" draw:layer="layout" svg:x1="6.526cm" svg:y1="20.602cm" svg:x2="6.526cm" svg:y2="22.119cm">
          <text:p/>
        </draw:line>
        <draw:polygon draw:style-name="gr11" draw:text-style-name="P8" draw:layer="layout" svg:width="0.07cm" svg:height="0.071cm" svg:x="4.621cm" svg:y="20.037cm" svg:viewBox="0 0 71 72" draw:points="0,0 71,0 71,72 0,72">
          <text:p/>
        </draw:polygon>
        <draw:polygon draw:style-name="gr11" draw:text-style-name="P8" draw:layer="layout" svg:width="0.07cm" svg:height="0.071cm" svg:x="4.621cm" svg:y="20.566cm" svg:viewBox="0 0 71 72" draw:points="0,0 71,0 71,72 0,72">
          <text:p/>
        </draw:polygon>
        <draw:polygon draw:style-name="gr11" draw:text-style-name="P8" draw:layer="layout" svg:width="0.07cm" svg:height="0.071cm" svg:x="6.491cm" svg:y="20.566cm" svg:viewBox="0 0 71 72" draw:points="0,0 71,0 71,72 0,72">
          <text:p/>
        </draw:polygon>
        <draw:polygon draw:style-name="gr11" draw:text-style-name="P8" draw:layer="layout" svg:width="0.07cm" svg:height="0.071cm" svg:x="6.491cm" svg:y="22.083cm" svg:viewBox="0 0 71 72" draw:points="0,0 71,0 71,72 0,72">
          <text:p/>
        </draw:polygon>
        <draw:line draw:style-name="gr10" draw:text-style-name="P3" draw:layer="layout" svg:x1="5.044cm" svg:y1="20.073cm" svg:x2="5.044cm" svg:y2="20.602cm">
          <text:p/>
        </draw:line>
        <draw:line draw:style-name="gr10" draw:text-style-name="P3" draw:layer="layout" svg:x1="5.044cm" svg:y1="20.602cm" svg:x2="7.584cm" svg:y2="20.602cm">
          <text:p/>
        </draw:line>
        <draw:line draw:style-name="gr10" draw:text-style-name="P3" draw:layer="layout" svg:x1="7.584cm" svg:y1="20.602cm" svg:x2="7.584cm" svg:y2="22.119cm">
          <text:p/>
        </draw:line>
        <draw:polygon draw:style-name="gr11" draw:text-style-name="P8" draw:layer="layout" svg:width="0.071cm" svg:height="0.071cm" svg:x="5.009cm" svg:y="20.037cm" svg:viewBox="0 0 72 72" draw:points="0,0 72,0 72,72 0,72">
          <text:p/>
        </draw:polygon>
        <draw:polygon draw:style-name="gr11" draw:text-style-name="P8" draw:layer="layout" svg:width="0.071cm" svg:height="0.071cm" svg:x="5.009cm" svg:y="20.566cm" svg:viewBox="0 0 72 72" draw:points="0,0 72,0 72,72 0,72">
          <text:p/>
        </draw:polygon>
        <draw:polygon draw:style-name="gr11" draw:text-style-name="P8" draw:layer="layout" svg:width="0.071cm" svg:height="0.071cm" svg:x="7.549cm" svg:y="20.566cm" svg:viewBox="0 0 72 72" draw:points="0,0 72,0 72,72 0,72">
          <text:p/>
        </draw:polygon>
        <draw:polygon draw:style-name="gr11" draw:text-style-name="P8" draw:layer="layout" svg:width="0.071cm" svg:height="0.071cm" svg:x="7.549cm" svg:y="22.083cm" svg:viewBox="0 0 72 72" draw:points="0,0 72,0 72,72 0,72">
          <text:p/>
        </draw:polygon>
        <draw:line draw:style-name="gr10" draw:text-style-name="P3" draw:layer="layout" svg:x1="5.432cm" svg:y1="20.073cm" svg:x2="5.432cm" svg:y2="20.602cm">
          <text:p/>
        </draw:line>
        <draw:line draw:style-name="gr10" draw:text-style-name="P3" draw:layer="layout" svg:x1="5.432cm" svg:y1="20.602cm" svg:x2="8.643cm" svg:y2="20.602cm">
          <text:p/>
        </draw:line>
        <draw:line draw:style-name="gr10" draw:text-style-name="P3" draw:layer="layout" svg:x1="8.643cm" svg:y1="20.602cm" svg:x2="8.643cm" svg:y2="22.119cm">
          <text:p/>
        </draw:line>
        <draw:polygon draw:style-name="gr11" draw:text-style-name="P8" draw:layer="layout" svg:width="0.071cm" svg:height="0.071cm" svg:x="5.397cm" svg:y="20.037cm" svg:viewBox="0 0 72 72" draw:points="0,0 72,0 72,72 0,72">
          <text:p/>
        </draw:polygon>
        <draw:polygon draw:style-name="gr11" draw:text-style-name="P8" draw:layer="layout" svg:width="0.071cm" svg:height="0.071cm" svg:x="5.397cm" svg:y="20.566cm" svg:viewBox="0 0 72 72" draw:points="0,0 72,0 72,72 0,72">
          <text:p/>
        </draw:polygon>
        <draw:polygon draw:style-name="gr11" draw:text-style-name="P8" draw:layer="layout" svg:width="0.071cm" svg:height="0.071cm" svg:x="8.607cm" svg:y="20.566cm" svg:viewBox="0 0 72 72" draw:points="0,0 72,0 72,72 0,72">
          <text:p/>
        </draw:polygon>
        <draw:polygon draw:style-name="gr11" draw:text-style-name="P8" draw:layer="layout" svg:width="0.071cm" svg:height="0.071cm" svg:x="8.607cm" svg:y="22.083cm" svg:viewBox="0 0 72 72" draw:points="0,0 72,0 72,72 0,72">
          <text:p/>
        </draw:polygon>
        <draw:line draw:style-name="gr10" draw:text-style-name="P3" draw:layer="layout" svg:x1="9.066cm" svg:y1="19.649cm" svg:x2="8.537cm" svg:y2="19.649cm">
          <text:p/>
        </draw:line>
        <draw:line draw:style-name="gr10" draw:text-style-name="P3" draw:layer="layout" svg:x1="8.537cm" svg:y1="19.649cm" svg:x2="8.537cm" svg:y2="19.685cm">
          <text:p/>
        </draw:line>
        <draw:line draw:style-name="gr10" draw:text-style-name="P3" draw:layer="layout" svg:x1="8.537cm" svg:y1="19.685cm" svg:x2="5.82cm" svg:y2="19.685cm">
          <text:p/>
        </draw:line>
        <draw:polygon draw:style-name="gr11" draw:text-style-name="P8" draw:layer="layout" svg:width="0.07cm" svg:height="0.071cm" svg:x="9.031cm" svg:y="19.614cm" svg:viewBox="0 0 71 72" draw:points="0,0 71,0 71,72 0,72">
          <text:p/>
        </draw:polygon>
        <draw:polygon draw:style-name="gr11" draw:text-style-name="P8" draw:layer="layout" svg:width="0.071cm" svg:height="0.071cm" svg:x="8.501cm" svg:y="19.614cm" svg:viewBox="0 0 72 72" draw:points="0,0 72,0 72,72 0,72">
          <text:p/>
        </draw:polygon>
        <draw:polygon draw:style-name="gr11" draw:text-style-name="P8" draw:layer="layout" svg:width="0.071cm" svg:height="0.071cm" svg:x="8.501cm" svg:y="19.649cm" svg:viewBox="0 0 72 72" draw:points="0,0 72,0 72,72 0,72">
          <text:p/>
        </draw:polygon>
        <draw:polygon draw:style-name="gr11" draw:text-style-name="P8" draw:layer="layout" svg:width="0.071cm" svg:height="0.071cm" svg:x="5.785cm" svg:y="19.649cm" svg:viewBox="0 0 72 72" draw:points="0,0 72,0 72,72 0,72">
          <text:p/>
        </draw:polygon>
        <draw:line draw:style-name="gr10" draw:text-style-name="P3" draw:layer="layout" svg:x1="9.913cm" svg:y1="19.649cm" svg:x2="10.442cm" svg:y2="19.649cm">
          <text:p/>
        </draw:line>
        <draw:line draw:style-name="gr10" draw:text-style-name="P3" draw:layer="layout" svg:x1="10.442cm" svg:y1="19.649cm" svg:x2="10.442cm" svg:y2="19.685cm">
          <text:p/>
        </draw:line>
        <draw:line draw:style-name="gr10" draw:text-style-name="P3" draw:layer="layout" svg:x1="10.442cm" svg:y1="19.685cm" svg:x2="11.888cm" svg:y2="19.685cm">
          <text:p/>
        </draw:line>
        <draw:polygon draw:style-name="gr11" draw:text-style-name="P8" draw:layer="layout" svg:width="0.071cm" svg:height="0.071cm" svg:x="9.877cm" svg:y="19.614cm" svg:viewBox="0 0 72 72" draw:points="0,0 72,0 72,72 0,72">
          <text:p/>
        </draw:polygon>
        <draw:polygon draw:style-name="gr11" draw:text-style-name="P8" draw:layer="layout" svg:width="0.071cm" svg:height="0.071cm" svg:x="10.406cm" svg:y="19.614cm" svg:viewBox="0 0 72 72" draw:points="0,0 72,0 72,72 0,72">
          <text:p/>
        </draw:polygon>
        <draw:polygon draw:style-name="gr11" draw:text-style-name="P8" draw:layer="layout" svg:width="0.071cm" svg:height="0.071cm" svg:x="10.406cm" svg:y="19.649cm" svg:viewBox="0 0 72 72" draw:points="0,0 72,0 72,72 0,72">
          <text:p/>
        </draw:polygon>
        <draw:polygon draw:style-name="gr11" draw:text-style-name="P8" draw:layer="layout" svg:width="0.07cm" svg:height="0.071cm" svg:x="11.853cm" svg:y="19.649cm" svg:viewBox="0 0 71 72" draw:points="0,0 71,0 71,72 0,72">
          <text:p/>
        </draw:polygon>
        <draw:line draw:style-name="gr10" draw:text-style-name="P3" draw:layer="layout" svg:x1="5.432cm" svg:y1="42.933cm" svg:x2="5.432cm" svg:y2="42.403cm">
          <text:p/>
        </draw:line>
        <draw:line draw:style-name="gr10" draw:text-style-name="P3" draw:layer="layout" svg:x1="5.432cm" svg:y1="42.403cm" svg:x2="8.643cm" svg:y2="42.403cm">
          <text:p/>
        </draw:line>
        <draw:line draw:style-name="gr10" draw:text-style-name="P3" draw:layer="layout" svg:x1="8.643cm" svg:y1="42.403cm" svg:x2="8.643cm" svg:y2="40.886cm">
          <text:p/>
        </draw:line>
        <draw:polygon draw:style-name="gr11" draw:text-style-name="P8" draw:layer="layout" svg:width="0.071cm" svg:height="0.071cm" svg:x="5.397cm" svg:y="42.897cm" svg:viewBox="0 0 72 72" draw:points="0,0 72,0 72,72 0,72">
          <text:p/>
        </draw:polygon>
        <draw:polygon draw:style-name="gr11" draw:text-style-name="P8" draw:layer="layout" svg:width="0.071cm" svg:height="0.071cm" svg:x="5.397cm" svg:y="42.368cm" svg:viewBox="0 0 72 72" draw:points="0,0 72,0 72,72 0,72">
          <text:p/>
        </draw:polygon>
        <draw:polygon draw:style-name="gr11" draw:text-style-name="P8" draw:layer="layout" svg:width="0.071cm" svg:height="0.071cm" svg:x="8.607cm" svg:y="42.368cm" svg:viewBox="0 0 72 72" draw:points="0,0 72,0 72,72 0,72">
          <text:p/>
        </draw:polygon>
        <draw:polygon draw:style-name="gr11" draw:text-style-name="P8" draw:layer="layout" svg:width="0.071cm" svg:height="0.071cm" svg:x="8.607cm" svg:y="40.851cm" svg:viewBox="0 0 72 72" draw:points="0,0 72,0 72,72 0,72">
          <text:p/>
        </draw:polygon>
        <draw:line draw:style-name="gr10" draw:text-style-name="P3" draw:layer="layout" svg:x1="2.751cm" svg:y1="20.073cm" svg:x2="2.751cm" svg:y2="20.602cm">
          <text:p/>
        </draw:line>
        <draw:line draw:style-name="gr10" draw:text-style-name="P3" draw:layer="layout" svg:x1="2.751cm" svg:y1="20.602cm" svg:x2="1.234cm" svg:y2="20.602cm">
          <text:p/>
        </draw:line>
        <draw:line draw:style-name="gr10" draw:text-style-name="P3" draw:layer="layout" svg:x1="1.234cm" svg:y1="20.602cm" svg:x2="1.234cm" svg:y2="22.119cm">
          <text:p/>
        </draw:line>
        <draw:polygon draw:style-name="gr11" draw:text-style-name="P8" draw:layer="layout" svg:width="0.07cm" svg:height="0.071cm" svg:x="2.716cm" svg:y="20.037cm" svg:viewBox="0 0 71 72" draw:points="0,0 71,0 71,72 0,72">
          <text:p/>
        </draw:polygon>
        <draw:polygon draw:style-name="gr11" draw:text-style-name="P8" draw:layer="layout" svg:width="0.07cm" svg:height="0.071cm" svg:x="2.716cm" svg:y="20.566cm" svg:viewBox="0 0 71 72" draw:points="0,0 71,0 71,72 0,72">
          <text:p/>
        </draw:polygon>
        <draw:polygon draw:style-name="gr11" draw:text-style-name="P8" draw:layer="layout" svg:width="0.071cm" svg:height="0.071cm" svg:x="1.199cm" svg:y="20.566cm" svg:viewBox="0 0 72 72" draw:points="0,0 72,0 72,72 0,72">
          <text:p/>
        </draw:polygon>
        <draw:polygon draw:style-name="gr11" draw:text-style-name="P8" draw:layer="layout" svg:width="0.071cm" svg:height="0.071cm" svg:x="1.199cm" svg:y="22.083cm" svg:viewBox="0 0 72 72" draw:points="0,0 72,0 72,72 0,72">
          <text:p/>
        </draw:polygon>
        <draw:line draw:style-name="gr10" draw:text-style-name="P3" draw:layer="layout" svg:x1="9.278cm" svg:y1="44.344cm" svg:x2="9.278cm" svg:y2="43.815cm">
          <text:p/>
        </draw:line>
        <draw:line draw:style-name="gr10" draw:text-style-name="P3" draw:layer="layout" svg:x1="9.278cm" svg:y1="43.815cm" svg:x2="4.092cm" svg:y2="43.815cm">
          <text:p/>
        </draw:line>
        <draw:line draw:style-name="gr10" draw:text-style-name="P3" draw:layer="layout" svg:x1="4.092cm" svg:y1="43.815cm" svg:x2="4.092cm" svg:y2="43.709cm">
          <text:p/>
        </draw:line>
        <draw:polygon draw:style-name="gr11" draw:text-style-name="P8" draw:layer="layout" svg:width="0.071cm" svg:height="0.071cm" svg:x="9.242cm" svg:y="44.308cm" svg:viewBox="0 0 72 72" draw:points="0,0 72,0 72,72 0,72">
          <text:p/>
        </draw:polygon>
        <draw:polygon draw:style-name="gr11" draw:text-style-name="P8" draw:layer="layout" svg:width="0.071cm" svg:height="0.071cm" svg:x="9.242cm" svg:y="43.779cm" svg:viewBox="0 0 72 72" draw:points="0,0 72,0 72,72 0,72">
          <text:p/>
        </draw:polygon>
        <draw:polygon draw:style-name="gr11" draw:text-style-name="P8" draw:layer="layout" svg:width="0.071cm" svg:height="0.071cm" svg:x="4.056cm" svg:y="43.779cm" svg:viewBox="0 0 72 72" draw:points="0,0 72,0 72,72 0,72">
          <text:p/>
        </draw:polygon>
        <draw:polygon draw:style-name="gr11" draw:text-style-name="P8" draw:layer="layout" svg:width="0.071cm" svg:height="0.071cm" svg:x="4.056cm" svg:y="43.673cm" svg:viewBox="0 0 72 72" draw:points="0,0 72,0 72,72 0,72">
          <text:p/>
        </draw:polygon>
        <draw:line draw:style-name="gr10" draw:text-style-name="P3" draw:layer="layout" svg:x1="5.221cm" svg:y1="28.963cm" svg:x2="5.221cm" svg:y2="29.492cm">
          <text:p/>
        </draw:line>
        <draw:line draw:style-name="gr10" draw:text-style-name="P3" draw:layer="layout" svg:x1="5.221cm" svg:y1="29.492cm" svg:x2="5.397cm" svg:y2="29.492cm">
          <text:p/>
        </draw:line>
        <draw:line draw:style-name="gr10" draw:text-style-name="P3" draw:layer="layout" svg:x1="5.397cm" svg:y1="29.492cm" svg:x2="5.397cm" svg:y2="29.88cm">
          <text:p/>
        </draw:line>
        <draw:polygon draw:style-name="gr11" draw:text-style-name="P8" draw:layer="layout" svg:width="0.071cm" svg:height="0.071cm" svg:x="5.185cm" svg:y="28.927cm" svg:viewBox="0 0 72 72" draw:points="0,0 72,0 72,72 0,72">
          <text:p/>
        </draw:polygon>
        <draw:polygon draw:style-name="gr11" draw:text-style-name="P8" draw:layer="layout" svg:width="0.071cm" svg:height="0.071cm" svg:x="5.185cm" svg:y="29.456cm" svg:viewBox="0 0 72 72" draw:points="0,0 72,0 72,72 0,72">
          <text:p/>
        </draw:polygon>
        <draw:polygon draw:style-name="gr11" draw:text-style-name="P8" draw:layer="layout" svg:width="0.07cm" svg:height="0.071cm" svg:x="5.362cm" svg:y="29.456cm" svg:viewBox="0 0 71 72" draw:points="0,0 71,0 71,72 0,72">
          <text:p/>
        </draw:polygon>
        <draw:polygon draw:style-name="gr11" draw:text-style-name="P8" draw:layer="layout" svg:width="0.07cm" svg:height="0.07cm" svg:x="5.362cm" svg:y="29.845cm" svg:viewBox="0 0 71 71" draw:points="0,0 71,0 71,71 0,71">
          <text:p/>
        </draw:polygon>
        <draw:line draw:style-name="gr12" draw:text-style-name="P3" draw:layer="layout" svg:x1="0cm" svg:y1="270.121cm" svg:x2="190.852cm" svg:y2="270.121cm">
          <text:p/>
        </draw:line>
        <draw:line draw:style-name="gr12" draw:text-style-name="P3" draw:layer="layout" svg:x1="190.852cm" svg:y1="270.121cm" svg:x2="190.852cm" svg:y2="0cm">
          <text:p/>
        </draw:line>
        <draw:frame draw:style-name="gr5" draw:text-style-name="P5" draw:layer="layout" svg:width="0.586cm" svg:height="0.352cm" svg:x="8.89cm" svg:y="19.569cm">
          <draw:text-box>
            <text:p text:style-name="P4"><text:span text:style-name="T1">16</text:span><text:span text:style-name="T1">5</text:span></text:p>
          </draw:text-box>
        </draw:frame>
        <draw:custom-shape draw:style-name="gr13" draw:text-style-name="P10" draw:layer="layout" svg:width="1cm" svg:height="0.8cm" svg:x="8.85cm" svg:y="6.691cm">
          <text:p text:style-name="P9"><text:span text:style-name="T2">5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5cm" svg:height="0.5cm" svg:x="8.9cm" svg:y="17.351cm">
          <text:p text:style-name="P9"><text:span text:style-name="T2">1</text:span><text:span text:style-name="T2">0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5cm" svg:height="1.25cm" svg:x="8.5cm" svg:y="12.251cm">
          <text:p text:style-name="P9"><text:span text:style-name="T2">4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65cm" svg:height="0.4cm" svg:x="8.47cm" svg:y="7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0.75cm" svg:height="0.56cm" svg:x="9.75cm" svg:y="44.501cm">
          <text:p text:style-name="P9"><text:span text:style-name="T2">1</text:span><text:span text:style-name="T2">0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5cm" svg:height="1.25cm" svg:x="9.4cm" svg:y="48.808cm">
          <text:p text:style-name="P9"><text:span text:style-name="T2">4</text:span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5cm" svg:height="1.25cm" svg:x="29.25cm" svg:y="30.5cm">
          <text:p text:style-name="P9"><text:span text:style-name="T2">1</text:span><text:span text:style-name="T2">6</text:span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5cm" svg:height="1.25cm" svg:x="36.75cm" svg:y="30.5cm">
          <text:p text:style-name="P9"><text:span text:style-name="T2">1</text:span><text:span text:style-name="T2">7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5cm" svg:height="1.25cm" svg:x="29.5cm" svg:y="11.75cm">
          <text:p text:style-name="P9"><text:span text:style-name="T2">1</text:span><text:span text:style-name="T2">6</text:span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5cm" svg:height="1.25cm" svg:x="36.75cm" svg:y="11.75cm">
          <text:p text:style-name="P9"><text:span text:style-name="T2">173</text:span></text:p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1.209cm" svg:height="1.589cm" svg:x="33.5cm" svg:y="18.63cm">
          <draw:text-box>
            <text:p><text:span text:style-name="T3">185</text:span></text:p>
          </draw:text-box>
        </draw:frame>
        <draw:custom-shape draw:style-name="gr19" draw:text-style-name="P11" draw:layer="layout" svg:width="0.75cm" svg:height="0.3cm" svg:x="34cm" svg:y="20.25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1.209cm" svg:height="1.589cm" svg:x="33.5cm" svg:y="22.158cm">
          <draw:text-box>
            <text:p><text:span text:style-name="T3">184</text:span></text:p>
          </draw:text-box>
        </draw:frame>
        <draw:custom-shape draw:style-name="gr19" draw:text-style-name="P11" draw:layer="layout" svg:width="0.75cm" svg:height="0.3cm" svg:x="34cm" svg:y="23.778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1.209cm" svg:height="1.589cm" svg:x="33.5cm" svg:y="24.968cm">
          <draw:text-box>
            <text:p><text:span text:style-name="T3">183</text:span></text:p>
          </draw:text-box>
        </draw:frame>
        <draw:custom-shape draw:style-name="gr19" draw:text-style-name="P11" draw:layer="layout" svg:width="0.75cm" svg:height="0.3cm" svg:x="34cm" svg:y="26.588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1.209cm" svg:height="1.589cm" svg:x="33.4cm" svg:y="27.408cm">
          <draw:text-box>
            <text:p><text:span text:style-name="T3">1</text:span><text:span text:style-name="T3">8</text:span><text:span text:style-name="T3">0</text:span></text:p>
          </draw:text-box>
        </draw:frame>
        <draw:custom-shape draw:style-name="gr19" draw:text-style-name="P11" draw:layer="layout" svg:width="0.75cm" svg:height="0.3cm" svg:x="33.9cm" svg:y="29.028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1.209cm" svg:height="1.589cm" svg:x="33.49cm" svg:y="30.278cm">
          <draw:text-box>
            <text:p><text:span text:style-name="T3">1</text:span><text:span text:style-name="T3">8</text:span><text:span text:style-name="T3">2</text:span></text:p>
          </draw:text-box>
        </draw:frame>
        <draw:custom-shape draw:style-name="gr20" draw:text-style-name="P11" draw:layer="layout" svg:width="0.75cm" svg:height="0.3cm" svg:x="33.97cm" svg:y="31.898cm">
          <text:p text:style-name="P13"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1.209cm" svg:height="1.589cm" svg:x="33.5cm" svg:y="32.998cm">
          <draw:text-box>
            <text:p><text:span text:style-name="T3">1</text:span><text:span text:style-name="T3">7</text:span><text:span text:style-name="T3">9</text:span></text:p>
          </draw:text-box>
        </draw:frame>
        <draw:custom-shape draw:style-name="gr21" draw:text-style-name="P11" draw:layer="layout" svg:width="0.75cm" svg:height="0.4cm" svg:x="34.22cm" svg:y="34.51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1.209cm" svg:height="1.589cm" svg:x="33.5cm" svg:y="35.748cm">
          <draw:text-box>
            <text:p><text:span text:style-name="T3">1</text:span><text:span text:style-name="T3">8</text:span><text:span text:style-name="T3">1</text:span></text:p>
          </draw:text-box>
        </draw:frame>
        <draw:custom-shape draw:style-name="gr21" draw:text-style-name="P11" draw:layer="layout" svg:width="0.75cm" svg:height="0.4cm" svg:x="33.9cm" svg:y="37.25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1.209cm" svg:height="1.589cm" svg:x="33.5cm" svg:y="39.748cm">
          <draw:text-box>
            <text:p><text:span text:style-name="T3">1</text:span><text:span text:style-name="T3">7</text:span><text:span text:style-name="T3">8</text:span></text:p>
          </draw:text-box>
        </draw:frame>
        <draw:custom-shape draw:style-name="gr21" draw:text-style-name="P11" draw:layer="layout" svg:width="0.75cm" svg:height="0.4cm" svg:x="33.96cm" svg:y="41.2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0.817cm" fo:page-height="270.0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01T13:16:18.889503688</dc:date>
    <meta:editing-duration>PT10M56S</meta:editing-duration>
    <meta:editing-cycles>2</meta:editing-cycles>
    <meta:generator>LibreOffice/7.3.7.2$Linux_X86_64 LibreOffice_project/30$Build-2</meta:generator>
    <meta:document-statistic meta:object-count="2150"/>
  </office:meta>
</office:document-meta>
</file>